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563in"/>
    </style:style>
    <style:style style:name="co2" style:family="table-column">
      <style:table-column-properties fo:break-before="auto" style:column-width="2.2547in"/>
    </style:style>
    <style:style style:name="co3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1.0374in"/>
    </style:style>
    <style:style style:name="co5" style:family="table-column">
      <style:table-column-properties fo:break-before="auto" style:column-width="1.53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PageStyle_5f_Serial-Parallel">
      <style:table-properties table:display="true" style:writing-mode="lr-tb"/>
    </style:style>
    <style:style style:name="ta2" style:family="table" style:master-page-name="PageStyle_5f_IsDynamicBetter">
      <style:table-properties table:display="true" style:writing-mode="lr-tb"/>
    </style:style>
    <style:style style:name="ta3" style:family="table" style:master-page-name="PageStyle_5f_Switching">
      <style:table-properties table:display="true" style:writing-mode="lr-tb"/>
    </style:style>
    <style:style style:name="ta4" style:family="table" style:master-page-name="PageStyle_5f_Frequency">
      <style:table-properties table:display="true" style:writing-mode="lr-tb"/>
    </style:style>
    <style:style style:name="ta5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rial-Parallel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>
            <draw:frame table:end-cell-address="'Serial-Parallel'.O39" table:end-x="0.3138in" table:end-y="0.1236in" draw:z-index="0" draw:name="Chart 1" draw:style-name="gr1" draw:text-style-name="P1" svg:width="9.4717in" svg:height="6.8791in" svg:x="0.0295in" svg:y="0in">
              <draw:object draw:notify-on-update-of-ranges="Sheet1.A63:Sheet1.A69 Sheet1.B62:Sheet1.B62 Sheet1.B63:Sheet1.B69 Sheet1.C62:Sheet1.C62 Sheet1.C63:Sheet1.C6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  <table:table table:name="IsDynamicBetter" table:style-name="ta2">
        <table:table-column table:style-name="co1" table:number-columns-repeated="1024" table:default-cell-style-name="Default"/>
        <table:table-row table:style-name="ro1">
          <table:table-cell>
            <draw:frame table:end-cell-address="IsDynamicBetter.O39" table:end-x="0.3138in" table:end-y="0.1236in" draw:z-index="0" draw:name="Chart 1" draw:style-name="gr1" draw:text-style-name="P1" svg:width="9.4717in" svg:height="6.8791in" svg:x="0.0295in" svg:y="0in">
              <draw:object draw:notify-on-update-of-ranges="Sheet1.A76:Sheet1.A78 Sheet1.B62:Sheet1.B62 Sheet1.B76:Sheet1.B78 Sheet1.C62:Sheet1.C62 Sheet1.C76:Sheet1.C78 Sheet1.D62:Sheet1.D62 Sheet1.D76:Sheet1.D7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</table:table>
      <table:table table:name="Switching" table:style-name="ta3">
        <table:table-column table:style-name="co1" table:number-columns-repeated="1024" table:default-cell-style-name="Default"/>
        <table:table-row table:style-name="ro1">
          <table:table-cell>
            <draw:frame table:end-cell-address="Switching.O39" table:end-x="0.3138in" table:end-y="0.1236in" draw:z-index="0" draw:name="Chart 1" draw:style-name="gr1" draw:text-style-name="P1" svg:width="9.4717in" svg:height="6.8791in" svg:x="0.0295in" svg:y="0in">
              <draw:object draw:notify-on-update-of-ranges="Sheet1.F80:Sheet1.F80 Sheet1.F81:Sheet1.F90 Sheet1.A81:Sheet1.A9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</table:table>
      <table:table table:name="Frequency" table:style-name="ta4">
        <table:table-column table:style-name="co1" table:number-columns-repeated="1024" table:default-cell-style-name="Default"/>
        <table:table-row table:style-name="ro1">
          <table:table-cell>
            <draw:frame table:end-cell-address="Frequency.O39" table:end-x="0.3138in" table:end-y="0.1236in" draw:z-index="0" draw:name="Chart 1" draw:style-name="gr1" draw:text-style-name="P1" svg:width="9.4717in" svg:height="6.8791in" svg:x="0.0295in" svg:y="0in">
              <draw:object draw:notify-on-update-of-ranges="Sheet1.E92:Sheet1.E92 Sheet1.E93:Sheet1.E98 Sheet1.A93:Sheet1.A9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</table:table>
      <table:table table:name="Sheet1" table:style-name="ta5">
        <office:forms form:automatic-focus="false" form:apply-design-mode="false"/>
        <table:shapes>
          <draw:frame draw:z-index="3" draw:style-name="gr2" draw:text-style-name="P2" svg:width="13.2827in" svg:height="7.9902in" svg:x="10.8689in" svg:y="31.0602in">
            <draw:object draw:notify-on-update-of-ranges="Sheet1.A104:Sheet1.A204 Sheet1.C104:Sheet1.C204 Sheet1.A104:Sheet1.A204 Sheet1.D104:Sheet1.D204 Sheet1.A104:Sheet1.A204 Sheet1.E104:Sheet1.E204 Sheet1.A104:Sheet1.A204 Sheet1.F104:Sheet1.F204 Sheet1.A104:Sheet1.A204 Sheet1.G104:Sheet1.G204 Sheet1.A104:Sheet1.A204 Sheet1.H104:Sheet1.H204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1012" table:default-cell-style-name="Default"/>
        <table:table-row table:style-name="ro2">
          <table:table-cell office:value-type="string" calcext:value-type="string">
            <text:p>sim_seconds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GSM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ADPCM</text:p>
          </table:table-cell>
          <table:table-cell office:value-type="string" calcext:value-type="string">
            <text:p>RADIX</text:p>
          </table:table-cell>
          <table:table-cell office:value-type="string" calcext:value-type="string">
            <text:p>SHUTDOW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1</text:p>
          </table:table-cell>
          <table:table-cell office:value-type="float" office:value="2.642018" calcext:value-type="float">
            <text:p>2.642018</text:p>
          </table:table-cell>
          <table:table-cell office:value-type="float" office:value="0.166533" calcext:value-type="float">
            <text:p>0.166533</text:p>
          </table:table-cell>
          <table:table-cell office:value-type="float" office:value="0.562807" calcext:value-type="float">
            <text:p>0.562807</text:p>
          </table:table-cell>
          <table:table-cell office:value-type="float" office:value="0.19999" calcext:value-type="float">
            <text:p>0.19999</text:p>
          </table:table-cell>
          <table:table-cell office:value-type="float" office:value="0.050469" calcext:value-type="float">
            <text:p>0.050469</text:p>
          </table:table-cell>
          <table:table-cell office:value-type="float" office:value="1.149645" calcext:value-type="float">
            <text:p>1.149645</text:p>
          </table:table-cell>
          <table:table-cell office:value-type="float" office:value="0.302047" calcext:value-type="float">
            <text:p>0.302047</text:p>
          </table:table-cell>
          <table:table-cell office:value-type="float" office:value="0.057086" calcext:value-type="float">
            <text:p>0.057086</text:p>
          </table:table-cell>
          <table:table-cell office:value-type="float" office:value="0.332472" calcext:value-type="float">
            <text:p>0.332472</text:p>
          </table:table-cell>
          <table:table-cell office:value-type="float" office:value="0.003489" calcext:value-type="float">
            <text:p>0.00348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2</text:p>
          </table:table-cell>
          <table:table-cell office:value-type="float" office:value="2.633537" calcext:value-type="float">
            <text:p>2.633537</text:p>
          </table:table-cell>
          <table:table-cell office:value-type="float" office:value="0.166266" calcext:value-type="float">
            <text:p>0.166266</text:p>
          </table:table-cell>
          <table:table-cell office:value-type="float" office:value="0.304376" calcext:value-type="float">
            <text:p>0.304376</text:p>
          </table:table-cell>
          <table:table-cell office:value-type="float" office:value="0.199012" calcext:value-type="float">
            <text:p>0.199012</text:p>
          </table:table-cell>
          <table:table-cell office:value-type="float" office:value="0.041039" calcext:value-type="float">
            <text:p>0.041039</text:p>
          </table:table-cell>
          <table:table-cell office:value-type="float" office:value="1.145191" calcext:value-type="float">
            <text:p>1.145191</text:p>
          </table:table-cell>
          <table:table-cell office:value-type="float" office:value="0.171297" calcext:value-type="float">
            <text:p>0.171297</text:p>
          </table:table-cell>
          <table:table-cell office:value-type="float" office:value="0.054047" calcext:value-type="float">
            <text:p>0.054047</text:p>
          </table:table-cell>
          <table:table-cell office:value-type="float" office:value="0.176237" calcext:value-type="float">
            <text:p>0.176237</text:p>
          </table:table-cell>
          <table:table-cell office:value-type="float" office:value="0.003366" calcext:value-type="float">
            <text:p>0.003366</text:p>
          </table:table-cell>
          <table:table-cell table:number-columns-repeated="4"/>
          <table:table-cell>
            <draw:frame table:end-cell-address="Sheet1.AJ55" table:end-x="0.1661in" table:end-y="0.1161in" draw:z-index="0" draw:name="Chart 1" draw:style-name="gr1" draw:text-style-name="P1" svg:width="17.3146in" svg:height="9.5374in" svg:x="0.685in" svg:y="0.1122in">
              <draw:object draw:notify-on-update-of-ranges="Sheet1.C1:Sheet1.J1 Sheet1.A2:Sheet1.A2 Sheet1.C2:Sheet1.J2 Sheet1.A3:Sheet1.A3 Sheet1.C3:Sheet1.J3 Sheet1.A4:Sheet1.A4 Sheet1.C4:Sheet1.J4 Sheet1.A5:Sheet1.A5 Sheet1.C5:Sheet1.J5 Sheet1.A6:Sheet1.A6 Sheet1.C6:Sheet1.J6 Sheet1.A7:Sheet1.A7 Sheet1.C7:Sheet1.J7 Sheet1.A8:Sheet1.A8 Sheet1.C8:Sheet1.J8 Sheet1.A9:Sheet1.A9 Sheet1.C9:Sheet1.J9 Sheet1.A10:Sheet1.A10 Sheet1.C10:Sheet1.J10 Sheet1.A11:Sheet1.A11 Sheet1.C11:Sheet1.J11 Sheet1.A12:Sheet1.A12 Sheet1.C12:Sheet1.J12 Sheet1.A13:Sheet1.A13 Sheet1.C13:Sheet1.J13 Sheet1.A14:Sheet1.A14 Sheet1.C14:Sheet1.J1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LPHA_TIMING_1GHZ_P4</text:p>
          </table:table-cell>
          <table:table-cell office:value-type="float" office:value="2.621836" calcext:value-type="float">
            <text:p>2.621836</text:p>
          </table:table-cell>
          <table:table-cell office:value-type="float" office:value="0.165115" calcext:value-type="float">
            <text:p>0.165115</text:p>
          </table:table-cell>
          <table:table-cell office:value-type="float" office:value="0.183811" calcext:value-type="float">
            <text:p>0.183811</text:p>
          </table:table-cell>
          <table:table-cell office:value-type="float" office:value="0.196449" calcext:value-type="float">
            <text:p>0.196449</text:p>
          </table:table-cell>
          <table:table-cell office:value-type="float" office:value="0.041886" calcext:value-type="float">
            <text:p>0.041886</text:p>
          </table:table-cell>
          <table:table-cell office:value-type="float" office:value="1.139537" calcext:value-type="float">
            <text:p>1.139537</text:p>
          </table:table-cell>
          <table:table-cell office:value-type="float" office:value="0.171196" calcext:value-type="float">
            <text:p>0.171196</text:p>
          </table:table-cell>
          <table:table-cell office:value-type="float" office:value="0.053836" calcext:value-type="float">
            <text:p>0.053836</text:p>
          </table:table-cell>
          <table:table-cell office:value-type="float" office:value="0.097708" calcext:value-type="float">
            <text:p>0.097708</text:p>
          </table:table-cell>
          <table:table-cell office:value-type="float" office:value="0.003415" calcext:value-type="float">
            <text:p>0.0034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8</text:p>
          </table:table-cell>
          <table:table-cell office:value-type="float" office:value="2.631296" calcext:value-type="float">
            <text:p>2.631296</text:p>
          </table:table-cell>
          <table:table-cell office:value-type="float" office:value="0.165428" calcext:value-type="float">
            <text:p>0.165428</text:p>
          </table:table-cell>
          <table:table-cell office:value-type="float" office:value="0.149851" calcext:value-type="float">
            <text:p>0.149851</text:p>
          </table:table-cell>
          <table:table-cell office:value-type="float" office:value="0.196385" calcext:value-type="float">
            <text:p>0.196385</text:p>
          </table:table-cell>
          <table:table-cell office:value-type="float" office:value="0.039361" calcext:value-type="float">
            <text:p>0.039361</text:p>
          </table:table-cell>
          <table:table-cell office:value-type="float" office:value="1.140717" calcext:value-type="float">
            <text:p>1.140717</text:p>
          </table:table-cell>
          <table:table-cell office:value-type="float" office:value="0.114112" calcext:value-type="float">
            <text:p>0.114112</text:p>
          </table:table-cell>
          <table:table-cell office:value-type="float" office:value="0.053621" calcext:value-type="float">
            <text:p>0.053621</text:p>
          </table:table-cell>
          <table:table-cell office:value-type="float" office:value="0.061571" calcext:value-type="float">
            <text:p>0.061571</text:p>
          </table:table-cell>
          <table:table-cell office:value-type="float" office:value="0.003396" calcext:value-type="float">
            <text:p>0.0033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16</text:p>
          </table:table-cell>
          <table:table-cell office:value-type="float" office:value="2.648865" calcext:value-type="float">
            <text:p>2.648865</text:p>
          </table:table-cell>
          <table:table-cell office:value-type="float" office:value="0.16547" calcext:value-type="float">
            <text:p>0.16547</text:p>
          </table:table-cell>
          <table:table-cell office:value-type="float" office:value="0.285939" calcext:value-type="float">
            <text:p>0.285939</text:p>
          </table:table-cell>
          <table:table-cell office:value-type="float" office:value="0.196483" calcext:value-type="float">
            <text:p>0.196483</text:p>
          </table:table-cell>
          <table:table-cell office:value-type="float" office:value="0.040046" calcext:value-type="float">
            <text:p>0.040046</text:p>
          </table:table-cell>
          <table:table-cell office:value-type="float" office:value="1.139262" calcext:value-type="float">
            <text:p>1.139262</text:p>
          </table:table-cell>
          <table:table-cell office:value-type="float" office:value="0.094397" calcext:value-type="float">
            <text:p>0.094397</text:p>
          </table:table-cell>
          <table:table-cell office:value-type="float" office:value="0.054298" calcext:value-type="float">
            <text:p>0.054298</text:p>
          </table:table-cell>
          <table:table-cell office:value-type="float" office:value="0.045787" calcext:value-type="float">
            <text:p>0.045787</text:p>
          </table:table-cell>
          <table:table-cell office:value-type="float" office:value="0.003392" calcext:value-type="float">
            <text:p>0.0033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32</text:p>
          </table:table-cell>
          <table:table-cell office:value-type="float" office:value="2.694579" calcext:value-type="float">
            <text:p>2.694579</text:p>
          </table:table-cell>
          <table:table-cell office:value-type="float" office:value="0.166497" calcext:value-type="float">
            <text:p>0.166497</text:p>
          </table:table-cell>
          <table:table-cell office:value-type="float" office:value="0.545637" calcext:value-type="float">
            <text:p>0.545637</text:p>
          </table:table-cell>
          <table:table-cell office:value-type="float" office:value="0.197058" calcext:value-type="float">
            <text:p>0.197058</text:p>
          </table:table-cell>
          <table:table-cell office:value-type="float" office:value="0.051812" calcext:value-type="float">
            <text:p>0.051812</text:p>
          </table:table-cell>
          <table:table-cell office:value-type="float" office:value="1.140334" calcext:value-type="float">
            <text:p>1.140334</text:p>
          </table:table-cell>
          <table:table-cell office:value-type="float" office:value="0.101961" calcext:value-type="float">
            <text:p>0.101961</text:p>
          </table:table-cell>
          <table:table-cell office:value-type="float" office:value="0.054357" calcext:value-type="float">
            <text:p>0.054357</text:p>
          </table:table-cell>
          <table:table-cell office:value-type="float" office:value="0.052991" calcext:value-type="float">
            <text:p>0.052991</text:p>
          </table:table-cell>
          <table:table-cell office:value-type="float" office:value="0.003499" calcext:value-type="float">
            <text:p>0.0034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1GHZ_P1</text:p>
          </table:table-cell>
          <table:table-cell office:value-type="float" office:value="2.46838" calcext:value-type="float">
            <text:p>2.46838</text:p>
          </table:table-cell>
          <table:table-cell office:value-type="float" office:value="0.034472" calcext:value-type="float">
            <text:p>0.034472</text:p>
          </table:table-cell>
          <table:table-cell office:value-type="float" office:value="0.205836" calcext:value-type="float">
            <text:p>0.205836</text:p>
          </table:table-cell>
          <table:table-cell office:value-type="float" office:value="0.04115" calcext:value-type="float">
            <text:p>0.04115</text:p>
          </table:table-cell>
          <table:table-cell office:value-type="float" office:value="0.011854" calcext:value-type="float">
            <text:p>0.011854</text:p>
          </table:table-cell>
          <table:table-cell office:value-type="float" office:value="0.14331" calcext:value-type="float">
            <text:p>0.14331</text:p>
          </table:table-cell>
          <table:table-cell office:value-type="float" office:value="0.062448" calcext:value-type="float">
            <text:p>0.062448</text:p>
          </table:table-cell>
          <table:table-cell office:value-type="float" office:value="0.018308" calcext:value-type="float">
            <text:p>0.018308</text:p>
          </table:table-cell>
          <table:table-cell office:value-type="float" office:value="0.302731" calcext:value-type="float">
            <text:p>0.302731</text:p>
          </table:table-cell>
          <table:table-cell office:value-type="float" office:value="0.001376" calcext:value-type="float">
            <text:p>0.0013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1GHZ_P2</text:p>
          </table:table-cell>
          <table:table-cell office:value-type="float" office:value="2.481108" calcext:value-type="float">
            <text:p>2.481108</text:p>
          </table:table-cell>
          <table:table-cell office:value-type="float" office:value="0.036534" calcext:value-type="float">
            <text:p>0.036534</text:p>
          </table:table-cell>
          <table:table-cell office:value-type="float" office:value="0.077144" calcext:value-type="float">
            <text:p>0.077144</text:p>
          </table:table-cell>
          <table:table-cell office:value-type="float" office:value="0.04575" calcext:value-type="float">
            <text:p>0.04575</text:p>
          </table:table-cell>
          <table:table-cell office:value-type="float" office:value="0.013471" calcext:value-type="float">
            <text:p>0.013471</text:p>
          </table:table-cell>
          <table:table-cell office:value-type="float" office:value="0.142983" calcext:value-type="float">
            <text:p>0.142983</text:p>
          </table:table-cell>
          <table:table-cell office:value-type="float" office:value="0.037224" calcext:value-type="float">
            <text:p>0.037224</text:p>
          </table:table-cell>
          <table:table-cell office:value-type="float" office:value="0.022251" calcext:value-type="float">
            <text:p>0.022251</text:p>
          </table:table-cell>
          <table:table-cell office:value-type="float" office:value="0.158377" calcext:value-type="float">
            <text:p>0.158377</text:p>
          </table:table-cell>
          <table:table-cell office:value-type="float" office:value="0.00133" calcext:value-type="float">
            <text:p>0.001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710MHZ_P1</text:p>
          </table:table-cell>
          <table:table-cell office:value-type="float" office:value="2.49118" calcext:value-type="float">
            <text:p>2.49118</text:p>
          </table:table-cell>
          <table:table-cell office:value-type="float" office:value="0.045702" calcext:value-type="float">
            <text:p>0.045702</text:p>
          </table:table-cell>
          <table:table-cell office:value-type="float" office:value="0.263836" calcext:value-type="float">
            <text:p>0.263836</text:p>
          </table:table-cell>
          <table:table-cell office:value-type="float" office:value="0.054326" calcext:value-type="float">
            <text:p>0.054326</text:p>
          </table:table-cell>
          <table:table-cell office:value-type="float" office:value="0.014965" calcext:value-type="float">
            <text:p>0.014965</text:p>
          </table:table-cell>
          <table:table-cell office:value-type="float" office:value="0.196993" calcext:value-type="float">
            <text:p>0.196993</text:p>
          </table:table-cell>
          <table:table-cell office:value-type="float" office:value="0.084814" calcext:value-type="float">
            <text:p>0.084814</text:p>
          </table:table-cell>
          <table:table-cell office:value-type="float" office:value="0.023396" calcext:value-type="float">
            <text:p>0.023396</text:p>
          </table:table-cell>
          <table:table-cell office:value-type="float" office:value="0.412919" calcext:value-type="float">
            <text:p>0.412919</text:p>
          </table:table-cell>
          <table:table-cell office:value-type="float" office:value="0.001621" calcext:value-type="float">
            <text:p>0.0016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500MHZ_P1</text:p>
          </table:table-cell>
          <table:table-cell office:value-type="float" office:value="2.526689" calcext:value-type="float">
            <text:p>2.526689</text:p>
          </table:table-cell>
          <table:table-cell office:value-type="float" office:value="0.062392" calcext:value-type="float">
            <text:p>0.062392</text:p>
          </table:table-cell>
          <table:table-cell office:value-type="float" office:value="0.350258" calcext:value-type="float">
            <text:p>0.350258</text:p>
          </table:table-cell>
          <table:table-cell office:value-type="float" office:value="0.073801" calcext:value-type="float">
            <text:p>0.073801</text:p>
          </table:table-cell>
          <table:table-cell office:value-type="float" office:value="0.019539" calcext:value-type="float">
            <text:p>0.019539</text:p>
          </table:table-cell>
          <table:table-cell office:value-type="float" office:value="0.276853" calcext:value-type="float">
            <text:p>0.276853</text:p>
          </table:table-cell>
          <table:table-cell office:value-type="float" office:value="0.117099" calcext:value-type="float">
            <text:p>0.117099</text:p>
          </table:table-cell>
          <table:table-cell office:value-type="float" office:value="0.030851" calcext:value-type="float">
            <text:p>0.030851</text:p>
          </table:table-cell>
          <table:table-cell office:value-type="float" office:value="0.564644" calcext:value-type="float">
            <text:p>0.564644</text:p>
          </table:table-cell>
          <table:table-cell office:value-type="float" office:value="0.002104" calcext:value-type="float">
            <text:p>0.0021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354MHZ_P1</text:p>
          </table:table-cell>
          <table:table-cell office:value-type="float" office:value="2.577388" calcext:value-type="float">
            <text:p>2.577388</text:p>
          </table:table-cell>
          <table:table-cell office:value-type="float" office:value="0.085169" calcext:value-type="float">
            <text:p>0.085169</text:p>
          </table:table-cell>
          <table:table-cell office:value-type="float" office:value="0.471994" calcext:value-type="float">
            <text:p>0.471994</text:p>
          </table:table-cell>
          <table:table-cell office:value-type="float" office:value="0.100414" calcext:value-type="float">
            <text:p>0.100414</text:p>
          </table:table-cell>
          <table:table-cell office:value-type="float" office:value="0.025954" calcext:value-type="float">
            <text:p>0.025954</text:p>
          </table:table-cell>
          <table:table-cell office:value-type="float" office:value="0.386243" calcext:value-type="float">
            <text:p>0.386243</text:p>
          </table:table-cell>
          <table:table-cell office:value-type="float" office:value="0.16207" calcext:value-type="float">
            <text:p>0.16207</text:p>
          </table:table-cell>
          <table:table-cell office:value-type="float" office:value="0.041256" calcext:value-type="float">
            <text:p>0.041256</text:p>
          </table:table-cell>
          <table:table-cell office:value-type="float" office:value="0.781018" calcext:value-type="float">
            <text:p>0.781018</text:p>
          </table:table-cell>
          <table:table-cell office:value-type="float" office:value="0.00264" calcext:value-type="float">
            <text:p>0.002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250MHZ_P1</text:p>
          </table:table-cell>
          <table:table-cell office:value-type="float" office:value="2.651208" calcext:value-type="float">
            <text:p>2.651208</text:p>
          </table:table-cell>
          <table:table-cell office:value-type="float" office:value="0.118512" calcext:value-type="float">
            <text:p>0.118512</text:p>
          </table:table-cell>
          <table:table-cell office:value-type="float" office:value="0.650373" calcext:value-type="float">
            <text:p>0.650373</text:p>
          </table:table-cell>
          <table:table-cell office:value-type="float" office:value="0.139346" calcext:value-type="float">
            <text:p>0.139346</text:p>
          </table:table-cell>
          <table:table-cell office:value-type="float" office:value="0.035128" calcext:value-type="float">
            <text:p>0.035128</text:p>
          </table:table-cell>
          <table:table-cell office:value-type="float" office:value="0.547806" calcext:value-type="float">
            <text:p>0.547806</text:p>
          </table:table-cell>
          <table:table-cell office:value-type="float" office:value="0.227037" calcext:value-type="float">
            <text:p>0.227037</text:p>
          </table:table-cell>
          <table:table-cell office:value-type="float" office:value="0.056159" calcext:value-type="float">
            <text:p>0.056159</text:p>
          </table:table-cell>
          <table:table-cell office:value-type="float" office:value="1.094857" calcext:value-type="float">
            <text:p>1.094857</text:p>
          </table:table-cell>
          <table:table-cell office:value-type="float" office:value="0.003452" calcext:value-type="float">
            <text:p>0.0034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177MHZ_P1</text:p>
          </table:table-cell>
          <table:table-cell office:value-type="float" office:value="2.761329" calcext:value-type="float">
            <text:p>2.761329</text:p>
          </table:table-cell>
          <table:table-cell office:value-type="float" office:value="0.165748" calcext:value-type="float">
            <text:p>0.165748</text:p>
          </table:table-cell>
          <table:table-cell office:value-type="float" office:value="0.901321" calcext:value-type="float">
            <text:p>0.901321</text:p>
          </table:table-cell>
          <table:table-cell office:value-type="float" office:value="0.19493" calcext:value-type="float">
            <text:p>0.19493</text:p>
          </table:table-cell>
          <table:table-cell office:value-type="float" office:value="0.048486" calcext:value-type="float">
            <text:p>0.048486</text:p>
          </table:table-cell>
          <table:table-cell office:value-type="float" office:value="0.773445" calcext:value-type="float">
            <text:p>0.773445</text:p>
          </table:table-cell>
          <table:table-cell office:value-type="float" office:value="0.31874" calcext:value-type="float">
            <text:p>0.31874</text:p>
          </table:table-cell>
          <table:table-cell office:value-type="float" office:value="0.077512" calcext:value-type="float">
            <text:p>0.077512</text:p>
          </table:table-cell>
          <table:table-cell office:value-type="float" office:value="1.535642" calcext:value-type="float">
            <text:p>1.535642</text:p>
          </table:table-cell>
          <table:table-cell office:value-type="float" office:value="0.004731" calcext:value-type="float">
            <text:p>0.004731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sim_insts_total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GSM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ADPCM</text:p>
          </table:table-cell>
          <table:table-cell office:value-type="string" calcext:value-type="string">
            <text:p>RADIX</text:p>
          </table:table-cell>
          <table:table-cell office:value-type="string" calcext:value-type="string">
            <text:p>SHUTDOW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1</text:p>
          </table:table-cell>
          <table:table-cell office:value-type="float" office:value="90145783" calcext:value-type="float">
            <text:p>90145783</text:p>
          </table:table-cell>
          <table:table-cell office:value-type="float" office:value="150661065" calcext:value-type="float">
            <text:p>150661065</text:p>
          </table:table-cell>
          <table:table-cell office:value-type="float" office:value="306042585" calcext:value-type="float">
            <text:p>306042585</text:p>
          </table:table-cell>
          <table:table-cell office:value-type="float" office:value="382802518" calcext:value-type="float">
            <text:p>382802518</text:p>
          </table:table-cell>
          <table:table-cell office:value-type="float" office:value="399518103" calcext:value-type="float">
            <text:p>399518103</text:p>
          </table:table-cell>
          <table:table-cell office:value-type="float" office:value="863201146" calcext:value-type="float">
            <text:p>863201146</text:p>
          </table:table-cell>
          <table:table-cell office:value-type="float" office:value="973876964" calcext:value-type="float">
            <text:p>973876964</text:p>
          </table:table-cell>
          <table:table-cell office:value-type="float" office:value="993361454" calcext:value-type="float">
            <text:p>993361454</text:p>
          </table:table-cell>
          <table:table-cell office:value-type="float" office:value="1104660265" calcext:value-type="float">
            <text:p>1104660265</text:p>
          </table:table-cell>
          <table:table-cell office:value-type="float" office:value="1105426476" calcext:value-type="float">
            <text:p>11054264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2</text:p>
          </table:table-cell>
          <table:table-cell office:value-type="float" office:value="98251995" calcext:value-type="float">
            <text:p>98251995</text:p>
          </table:table-cell>
          <table:table-cell office:value-type="float" office:value="159078832" calcext:value-type="float">
            <text:p>159078832</text:p>
          </table:table-cell>
          <table:table-cell office:value-type="float" office:value="310486577" calcext:value-type="float">
            <text:p>310486577</text:p>
          </table:table-cell>
          <table:table-cell office:value-type="float" office:value="387583068" calcext:value-type="float">
            <text:p>387583068</text:p>
          </table:table-cell>
          <table:table-cell office:value-type="float" office:value="404499323" calcext:value-type="float">
            <text:p>404499323</text:p>
          </table:table-cell>
          <table:table-cell office:value-type="float" office:value="869884790" calcext:value-type="float">
            <text:p>869884790</text:p>
          </table:table-cell>
          <table:table-cell office:value-type="float" office:value="981014354" calcext:value-type="float">
            <text:p>981014354</text:p>
          </table:table-cell>
          <table:table-cell office:value-type="float" office:value="1000574759" calcext:value-type="float">
            <text:p>1000574759</text:p>
          </table:table-cell>
          <table:table-cell office:value-type="float" office:value="1112239356" calcext:value-type="float">
            <text:p>1112239356</text:p>
          </table:table-cell>
          <table:table-cell office:value-type="float" office:value="1113024306" calcext:value-type="float">
            <text:p>11130243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4</text:p>
          </table:table-cell>
          <table:table-cell office:value-type="float" office:value="111315221" calcext:value-type="float">
            <text:p>111315221</text:p>
          </table:table-cell>
          <table:table-cell office:value-type="float" office:value="172620021" calcext:value-type="float">
            <text:p>172620021</text:p>
          </table:table-cell>
          <table:table-cell office:value-type="float" office:value="342733093" calcext:value-type="float">
            <text:p>342733093</text:p>
          </table:table-cell>
          <table:table-cell office:value-type="float" office:value="420482733" calcext:value-type="float">
            <text:p>420482733</text:p>
          </table:table-cell>
          <table:table-cell office:value-type="float" office:value="437926782" calcext:value-type="float">
            <text:p>437926782</text:p>
          </table:table-cell>
          <table:table-cell office:value-type="float" office:value="907077340" calcext:value-type="float">
            <text:p>907077340</text:p>
          </table:table-cell>
          <table:table-cell office:value-type="float" office:value="1020275916" calcext:value-type="float">
            <text:p>1020275916</text:p>
          </table:table-cell>
          <table:table-cell office:value-type="float" office:value="1040023057" calcext:value-type="float">
            <text:p>1040023057</text:p>
          </table:table-cell>
          <table:table-cell office:value-type="float" office:value="1152639097" calcext:value-type="float">
            <text:p>1152639097</text:p>
          </table:table-cell>
          <table:table-cell office:value-type="float" office:value="1153443697" calcext:value-type="float">
            <text:p>11534436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8</text:p>
          </table:table-cell>
          <table:table-cell office:value-type="float" office:value="134959449" calcext:value-type="float">
            <text:p>134959449</text:p>
          </table:table-cell>
          <table:table-cell office:value-type="float" office:value="197266383" calcext:value-type="float">
            <text:p>197266383</text:p>
          </table:table-cell>
          <table:table-cell office:value-type="float" office:value="409666256" calcext:value-type="float">
            <text:p>409666256</text:p>
          </table:table-cell>
          <table:table-cell office:value-type="float" office:value="488606370" calcext:value-type="float">
            <text:p>488606370</text:p>
          </table:table-cell>
          <table:table-cell office:value-type="float" office:value="507078518" calcext:value-type="float">
            <text:p>507078518</text:p>
          </table:table-cell>
          <table:table-cell office:value-type="float" office:value="984802428" calcext:value-type="float">
            <text:p>984802428</text:p>
          </table:table-cell>
          <table:table-cell office:value-type="float" office:value="1101650283" calcext:value-type="float">
            <text:p>1101650283</text:p>
          </table:table-cell>
          <table:table-cell office:value-type="float" office:value="1121784845" calcext:value-type="float">
            <text:p>1121784845</text:p>
          </table:table-cell>
          <table:table-cell office:value-type="float" office:value="1236536370" calcext:value-type="float">
            <text:p>1236536370</text:p>
          </table:table-cell>
          <table:table-cell office:value-type="float" office:value="1237382961" calcext:value-type="float">
            <text:p>12373829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16</text:p>
          </table:table-cell>
          <table:table-cell office:value-type="float" office:value="188581636" calcext:value-type="float">
            <text:p>188581636</text:p>
          </table:table-cell>
          <table:table-cell office:value-type="float" office:value="253822410" calcext:value-type="float">
            <text:p>253822410</text:p>
          </table:table-cell>
          <table:table-cell office:value-type="float" office:value="634574782" calcext:value-type="float">
            <text:p>634574782</text:p>
          </table:table-cell>
          <table:table-cell office:value-type="float" office:value="716961595" calcext:value-type="float">
            <text:p>716961595</text:p>
          </table:table-cell>
          <table:table-cell office:value-type="float" office:value="738388709" calcext:value-type="float">
            <text:p>738388709</text:p>
          </table:table-cell>
          <table:table-cell office:value-type="float" office:value="1239207466" calcext:value-type="float">
            <text:p>1239207466</text:p>
          </table:table-cell>
          <table:table-cell office:value-type="float" office:value="1365699110" calcext:value-type="float">
            <text:p>1365699110</text:p>
          </table:table-cell>
          <table:table-cell office:value-type="float" office:value="1386926949" calcext:value-type="float">
            <text:p>1386926949</text:p>
          </table:table-cell>
          <table:table-cell office:value-type="float" office:value="1507446673" calcext:value-type="float">
            <text:p>1507446673</text:p>
          </table:table-cell>
          <table:table-cell office:value-type="float" office:value="1508350844" calcext:value-type="float">
            <text:p>150835084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32</text:p>
          </table:table-cell>
          <table:table-cell office:value-type="float" office:value="328375486" calcext:value-type="float">
            <text:p>328375486</text:p>
          </table:table-cell>
          <table:table-cell office:value-type="float" office:value="401707418" calcext:value-type="float">
            <text:p>401707418</text:p>
          </table:table-cell>
          <table:table-cell office:value-type="float" office:value="1271231893" calcext:value-type="float">
            <text:p>1271231893</text:p>
          </table:table-cell>
          <table:table-cell office:value-type="float" office:value="1362730277" calcext:value-type="float">
            <text:p>1362730277</text:p>
          </table:table-cell>
          <table:table-cell office:value-type="float" office:value="1392593269" calcext:value-type="float">
            <text:p>1392593269</text:p>
          </table:table-cell>
          <table:table-cell office:value-type="float" office:value="1958589617" calcext:value-type="float">
            <text:p>1958589617</text:p>
          </table:table-cell>
          <table:table-cell office:value-type="float" office:value="2114197621" calcext:value-type="float">
            <text:p>2114197621</text:p>
          </table:table-cell>
          <table:table-cell office:value-type="float" office:value="2138216526" calcext:value-type="float">
            <text:p>2138216526</text:p>
          </table:table-cell>
          <table:table-cell office:value-type="float" office:value="2277393312" calcext:value-type="float">
            <text:p>2277393312</text:p>
          </table:table-cell>
          <table:table-cell office:value-type="float" office:value="2278445978" calcext:value-type="float">
            <text:p>22784459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1GHZ_P1</text:p>
          </table:table-cell>
          <table:table-cell office:value-type="float" office:value="88439290" calcext:value-type="float">
            <text:p>88439290</text:p>
          </table:table-cell>
          <table:table-cell office:value-type="float" office:value="148615969" calcext:value-type="float">
            <text:p>148615969</text:p>
          </table:table-cell>
          <table:table-cell office:value-type="float" office:value="301325462" calcext:value-type="float">
            <text:p>301325462</text:p>
          </table:table-cell>
          <table:table-cell office:value-type="float" office:value="369458116" calcext:value-type="float">
            <text:p>369458116</text:p>
          </table:table-cell>
          <table:table-cell office:value-type="float" office:value="385543756" calcext:value-type="float">
            <text:p>385543756</text:p>
          </table:table-cell>
          <table:table-cell office:value-type="float" office:value="824985628" calcext:value-type="float">
            <text:p>824985628</text:p>
          </table:table-cell>
          <table:table-cell office:value-type="float" office:value="934112127" calcext:value-type="float">
            <text:p>934112127</text:p>
          </table:table-cell>
          <table:table-cell office:value-type="float" office:value="953420002" calcext:value-type="float">
            <text:p>953420002</text:p>
          </table:table-cell>
          <table:table-cell office:value-type="float" office:value="1062283597" calcext:value-type="float">
            <text:p>1062283597</text:p>
          </table:table-cell>
          <table:table-cell office:value-type="float" office:value="1063028872" calcext:value-type="float">
            <text:p>10630288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1GHZ_P2</text:p>
          </table:table-cell>
          <table:table-cell office:value-type="float" office:value="96800828" calcext:value-type="float">
            <text:p>96800828</text:p>
          </table:table-cell>
          <table:table-cell office:value-type="float" office:value="157236583" calcext:value-type="float">
            <text:p>157236583</text:p>
          </table:table-cell>
          <table:table-cell office:value-type="float" office:value="308759967" calcext:value-type="float">
            <text:p>308759967</text:p>
          </table:table-cell>
          <table:table-cell office:value-type="float" office:value="377025704" calcext:value-type="float">
            <text:p>377025704</text:p>
          </table:table-cell>
          <table:table-cell office:value-type="float" office:value="393308118" calcext:value-type="float">
            <text:p>393308118</text:p>
          </table:table-cell>
          <table:table-cell office:value-type="float" office:value="833074221" calcext:value-type="float">
            <text:p>833074221</text:p>
          </table:table-cell>
          <table:table-cell office:value-type="float" office:value="942750206" calcext:value-type="float">
            <text:p>942750206</text:p>
          </table:table-cell>
          <table:table-cell office:value-type="float" office:value="962159173" calcext:value-type="float">
            <text:p>962159173</text:p>
          </table:table-cell>
          <table:table-cell office:value-type="float" office:value="1071488943" calcext:value-type="float">
            <text:p>1071488943</text:p>
          </table:table-cell>
          <table:table-cell office:value-type="float" office:value="1072248203" calcext:value-type="float">
            <text:p>10722482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710MHZ_P1</text:p>
          </table:table-cell>
          <table:table-cell office:value-type="float" office:value="88478111" calcext:value-type="float">
            <text:p>88478111</text:p>
          </table:table-cell>
          <table:table-cell office:value-type="float" office:value="148678671" calcext:value-type="float">
            <text:p>148678671</text:p>
          </table:table-cell>
          <table:table-cell office:value-type="float" office:value="301497119" calcext:value-type="float">
            <text:p>301497119</text:p>
          </table:table-cell>
          <table:table-cell office:value-type="float" office:value="369655574" calcext:value-type="float">
            <text:p>369655574</text:p>
          </table:table-cell>
          <table:table-cell office:value-type="float" office:value="385745555" calcext:value-type="float">
            <text:p>385745555</text:p>
          </table:table-cell>
          <table:table-cell office:value-type="float" office:value="825294004" calcext:value-type="float">
            <text:p>825294004</text:p>
          </table:table-cell>
          <table:table-cell office:value-type="float" office:value="934477580" calcext:value-type="float">
            <text:p>934477580</text:p>
          </table:table-cell>
          <table:table-cell office:value-type="float" office:value="953789747" calcext:value-type="float">
            <text:p>953789747</text:p>
          </table:table-cell>
          <table:table-cell office:value-type="float" office:value="1062837939" calcext:value-type="float">
            <text:p>1062837939</text:p>
          </table:table-cell>
          <table:table-cell office:value-type="float" office:value="1063583286" calcext:value-type="float">
            <text:p>10635832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500MHZ_P1</text:p>
          </table:table-cell>
          <table:table-cell office:value-type="float" office:value="88511420" calcext:value-type="float">
            <text:p>88511420</text:p>
          </table:table-cell>
          <table:table-cell office:value-type="float" office:value="148743133" calcext:value-type="float">
            <text:p>148743133</text:p>
          </table:table-cell>
          <table:table-cell office:value-type="float" office:value="301724144" calcext:value-type="float">
            <text:p>301724144</text:p>
          </table:table-cell>
          <table:table-cell office:value-type="float" office:value="369915851" calcext:value-type="float">
            <text:p>369915851</text:p>
          </table:table-cell>
          <table:table-cell office:value-type="float" office:value="386020451" calcext:value-type="float">
            <text:p>386020451</text:p>
          </table:table-cell>
          <table:table-cell office:value-type="float" office:value="825738016" calcext:value-type="float">
            <text:p>825738016</text:p>
          </table:table-cell>
          <table:table-cell office:value-type="float" office:value="934963302" calcext:value-type="float">
            <text:p>934963302</text:p>
          </table:table-cell>
          <table:table-cell office:value-type="float" office:value="954295817" calcext:value-type="float">
            <text:p>954295817</text:p>
          </table:table-cell>
          <table:table-cell office:value-type="float" office:value="1063621120" calcext:value-type="float">
            <text:p>1063621120</text:p>
          </table:table-cell>
          <table:table-cell office:value-type="float" office:value="1064369630" calcext:value-type="float">
            <text:p>10643696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354MHZ_P1</text:p>
          </table:table-cell>
          <table:table-cell office:value-type="float" office:value="89491324" calcext:value-type="float">
            <text:p>89491324</text:p>
          </table:table-cell>
          <table:table-cell office:value-type="float" office:value="149766507" calcext:value-type="float">
            <text:p>149766507</text:p>
          </table:table-cell>
          <table:table-cell office:value-type="float" office:value="302996415" calcext:value-type="float">
            <text:p>302996415</text:p>
          </table:table-cell>
          <table:table-cell office:value-type="float" office:value="371235995" calcext:value-type="float">
            <text:p>371235995</text:p>
          </table:table-cell>
          <table:table-cell office:value-type="float" office:value="387354559" calcext:value-type="float">
            <text:p>387354559</text:p>
          </table:table-cell>
          <table:table-cell office:value-type="float" office:value="827254322" calcext:value-type="float">
            <text:p>827254322</text:p>
          </table:table-cell>
          <table:table-cell office:value-type="float" office:value="936549898" calcext:value-type="float">
            <text:p>936549898</text:p>
          </table:table-cell>
          <table:table-cell office:value-type="float" office:value="955907326" calcext:value-type="float">
            <text:p>955907326</text:p>
          </table:table-cell>
          <table:table-cell office:value-type="float" office:value="1065653830" calcext:value-type="float">
            <text:p>1065653830</text:p>
          </table:table-cell>
          <table:table-cell office:value-type="float" office:value="1066408458" calcext:value-type="float">
            <text:p>10664084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250MHZ_P1</text:p>
          </table:table-cell>
          <table:table-cell office:value-type="float" office:value="90191407" calcext:value-type="float">
            <text:p>90191407</text:p>
          </table:table-cell>
          <table:table-cell office:value-type="float" office:value="150536309" calcext:value-type="float">
            <text:p>150536309</text:p>
          </table:table-cell>
          <table:table-cell office:value-type="float" office:value="304110022" calcext:value-type="float">
            <text:p>304110022</text:p>
          </table:table-cell>
          <table:table-cell office:value-type="float" office:value="372419646" calcext:value-type="float">
            <text:p>372419646</text:p>
          </table:table-cell>
          <table:table-cell office:value-type="float" office:value="388554699" calcext:value-type="float">
            <text:p>388554699</text:p>
          </table:table-cell>
          <table:table-cell office:value-type="float" office:value="828759089" calcext:value-type="float">
            <text:p>828759089</text:p>
          </table:table-cell>
          <table:table-cell office:value-type="float" office:value="938198899" calcext:value-type="float">
            <text:p>938198899</text:p>
          </table:table-cell>
          <table:table-cell office:value-type="float" office:value="957579669" calcext:value-type="float">
            <text:p>957579669</text:p>
          </table:table-cell>
          <table:table-cell office:value-type="float" office:value="1068102893" calcext:value-type="float">
            <text:p>1068102893</text:p>
          </table:table-cell>
          <table:table-cell office:value-type="float" office:value="1068856625" calcext:value-type="float">
            <text:p>10688566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177MHZ_P1</text:p>
          </table:table-cell>
          <table:table-cell office:value-type="float" office:value="90814524" calcext:value-type="float">
            <text:p>90814524</text:p>
          </table:table-cell>
          <table:table-cell office:value-type="float" office:value="151240423" calcext:value-type="float">
            <text:p>151240423</text:p>
          </table:table-cell>
          <table:table-cell office:value-type="float" office:value="305286710" calcext:value-type="float">
            <text:p>305286710</text:p>
          </table:table-cell>
          <table:table-cell office:value-type="float" office:value="373750743" calcext:value-type="float">
            <text:p>373750743</text:p>
          </table:table-cell>
          <table:table-cell office:value-type="float" office:value="389919108" calcext:value-type="float">
            <text:p>389919108</text:p>
          </table:table-cell>
          <table:table-cell office:value-type="float" office:value="830556992" calcext:value-type="float">
            <text:p>830556992</text:p>
          </table:table-cell>
          <table:table-cell office:value-type="float" office:value="940218439" calcext:value-type="float">
            <text:p>940218439</text:p>
          </table:table-cell>
          <table:table-cell office:value-type="float" office:value="959647674" calcext:value-type="float">
            <text:p>959647674</text:p>
          </table:table-cell>
          <table:table-cell office:value-type="float" office:value="1070901552" calcext:value-type="float">
            <text:p>1070901552</text:p>
          </table:table-cell>
          <table:table-cell office:value-type="float" office:value="1071657518" calcext:value-type="float">
            <text:p>1071657518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im_insts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GSM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ADPCM</text:p>
          </table:table-cell>
          <table:table-cell office:value-type="string" calcext:value-type="string">
            <text:p>RADIX</text:p>
          </table:table-cell>
          <table:table-cell office:value-type="string" calcext:value-type="string">
            <text:p>SHUTDOW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1</text:p>
          </table:table-cell>
          <table:table-cell office:value-type="float" office:value="90145783" calcext:value-type="float">
            <text:p>90145783</text:p>
          </table:table-cell>
          <table:table-cell table:formula="of:=[.C18]-[.B18]" office:value-type="float" office:value="60515282" calcext:value-type="float">
            <text:p>60515282</text:p>
          </table:table-cell>
          <table:table-cell table:formula="of:=[.D18]-[.C18]" office:value-type="float" office:value="155381520" calcext:value-type="float">
            <text:p>155381520</text:p>
          </table:table-cell>
          <table:table-cell table:formula="of:=[.E18]-[.D18]" office:value-type="float" office:value="76759933" calcext:value-type="float">
            <text:p>76759933</text:p>
          </table:table-cell>
          <table:table-cell table:formula="of:=[.F18]-[.E18]" office:value-type="float" office:value="16715585" calcext:value-type="float">
            <text:p>16715585</text:p>
          </table:table-cell>
          <table:table-cell table:formula="of:=[.G18]-[.F18]" office:value-type="float" office:value="463683043" calcext:value-type="float">
            <text:p>463683043</text:p>
          </table:table-cell>
          <table:table-cell table:formula="of:=[.H18]-[.G18]" office:value-type="float" office:value="110675818" calcext:value-type="float">
            <text:p>110675818</text:p>
          </table:table-cell>
          <table:table-cell table:formula="of:=[.I18]-[.H18]" office:value-type="float" office:value="19484490" calcext:value-type="float">
            <text:p>19484490</text:p>
          </table:table-cell>
          <table:table-cell table:formula="of:=[.J18]-[.I18]" office:value-type="float" office:value="111298811" calcext:value-type="float">
            <text:p>111298811</text:p>
          </table:table-cell>
          <table:table-cell table:formula="of:=[.K18]-[.J18]" office:value-type="float" office:value="766211" calcext:value-type="float">
            <text:p>7662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2</text:p>
          </table:table-cell>
          <table:table-cell office:value-type="float" office:value="98251995" calcext:value-type="float">
            <text:p>98251995</text:p>
          </table:table-cell>
          <table:table-cell table:formula="of:=[.C19]-[.B19]" office:value-type="float" office:value="60826837" calcext:value-type="float">
            <text:p>60826837</text:p>
          </table:table-cell>
          <table:table-cell table:formula="of:=[.D19]-[.C19]" office:value-type="float" office:value="151407745" calcext:value-type="float">
            <text:p>151407745</text:p>
          </table:table-cell>
          <table:table-cell table:formula="of:=[.E19]-[.D19]" office:value-type="float" office:value="77096491" calcext:value-type="float">
            <text:p>77096491</text:p>
          </table:table-cell>
          <table:table-cell table:formula="of:=[.F19]-[.E19]" office:value-type="float" office:value="16916255" calcext:value-type="float">
            <text:p>16916255</text:p>
          </table:table-cell>
          <table:table-cell table:formula="of:=[.G19]-[.F19]" office:value-type="float" office:value="465385467" calcext:value-type="float">
            <text:p>465385467</text:p>
          </table:table-cell>
          <table:table-cell table:formula="of:=[.H19]-[.G19]" office:value-type="float" office:value="111129564" calcext:value-type="float">
            <text:p>111129564</text:p>
          </table:table-cell>
          <table:table-cell table:formula="of:=[.I19]-[.H19]" office:value-type="float" office:value="19560405" calcext:value-type="float">
            <text:p>19560405</text:p>
          </table:table-cell>
          <table:table-cell table:formula="of:=[.J19]-[.I19]" office:value-type="float" office:value="111664597" calcext:value-type="float">
            <text:p>111664597</text:p>
          </table:table-cell>
          <table:table-cell table:formula="of:=[.K19]-[.J19]" office:value-type="float" office:value="784950" calcext:value-type="float">
            <text:p>78495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4</text:p>
          </table:table-cell>
          <table:table-cell office:value-type="float" office:value="134959449" calcext:value-type="float">
            <text:p>134959449</text:p>
          </table:table-cell>
          <table:table-cell table:formula="of:=[.C20]-[.B20]" office:value-type="float" office:value="61304800" calcext:value-type="float">
            <text:p>61304800</text:p>
          </table:table-cell>
          <table:table-cell table:formula="of:=[.D20]-[.C20]" office:value-type="float" office:value="170113072" calcext:value-type="float">
            <text:p>170113072</text:p>
          </table:table-cell>
          <table:table-cell table:formula="of:=[.E20]-[.D20]" office:value-type="float" office:value="77749640" calcext:value-type="float">
            <text:p>77749640</text:p>
          </table:table-cell>
          <table:table-cell table:formula="of:=[.F20]-[.E20]" office:value-type="float" office:value="17444049" calcext:value-type="float">
            <text:p>17444049</text:p>
          </table:table-cell>
          <table:table-cell table:formula="of:=[.G20]-[.F20]" office:value-type="float" office:value="469150558" calcext:value-type="float">
            <text:p>469150558</text:p>
          </table:table-cell>
          <table:table-cell table:formula="of:=[.H20]-[.G20]" office:value-type="float" office:value="113198576" calcext:value-type="float">
            <text:p>113198576</text:p>
          </table:table-cell>
          <table:table-cell table:formula="of:=[.I20]-[.H20]" office:value-type="float" office:value="19747141" calcext:value-type="float">
            <text:p>19747141</text:p>
          </table:table-cell>
          <table:table-cell table:formula="of:=[.J20]-[.I20]" office:value-type="float" office:value="112616040" calcext:value-type="float">
            <text:p>112616040</text:p>
          </table:table-cell>
          <table:table-cell table:formula="of:=[.K20]-[.J20]" office:value-type="float" office:value="804600" calcext:value-type="float">
            <text:p>8046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8</text:p>
          </table:table-cell>
          <table:table-cell office:value-type="float" office:value="188581636" calcext:value-type="float">
            <text:p>188581636</text:p>
          </table:table-cell>
          <table:table-cell table:formula="of:=[.C21]-[.B21]" office:value-type="float" office:value="62306934" calcext:value-type="float">
            <text:p>62306934</text:p>
          </table:table-cell>
          <table:table-cell table:formula="of:=[.D21]-[.C21]" office:value-type="float" office:value="212399873" calcext:value-type="float">
            <text:p>212399873</text:p>
          </table:table-cell>
          <table:table-cell table:formula="of:=[.E21]-[.D21]" office:value-type="float" office:value="78940114" calcext:value-type="float">
            <text:p>78940114</text:p>
          </table:table-cell>
          <table:table-cell table:formula="of:=[.F21]-[.E21]" office:value-type="float" office:value="18472148" calcext:value-type="float">
            <text:p>18472148</text:p>
          </table:table-cell>
          <table:table-cell table:formula="of:=[.G21]-[.F21]" office:value-type="float" office:value="477723910" calcext:value-type="float">
            <text:p>477723910</text:p>
          </table:table-cell>
          <table:table-cell table:formula="of:=[.H21]-[.G21]" office:value-type="float" office:value="116847855" calcext:value-type="float">
            <text:p>116847855</text:p>
          </table:table-cell>
          <table:table-cell table:formula="of:=[.I21]-[.H21]" office:value-type="float" office:value="20134562" calcext:value-type="float">
            <text:p>20134562</text:p>
          </table:table-cell>
          <table:table-cell table:formula="of:=[.J21]-[.I21]" office:value-type="float" office:value="114751525" calcext:value-type="float">
            <text:p>114751525</text:p>
          </table:table-cell>
          <table:table-cell table:formula="of:=[.K21]-[.J21]" office:value-type="float" office:value="846591" calcext:value-type="float">
            <text:p>8465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16</text:p>
          </table:table-cell>
          <table:table-cell office:value-type="float" office:value="328375486" calcext:value-type="float">
            <text:p>328375486</text:p>
          </table:table-cell>
          <table:table-cell table:formula="of:=[.C22]-[.B22]" office:value-type="float" office:value="65240774" calcext:value-type="float">
            <text:p>65240774</text:p>
          </table:table-cell>
          <table:table-cell table:formula="of:=[.D22]-[.C22]" office:value-type="float" office:value="380752372" calcext:value-type="float">
            <text:p>380752372</text:p>
          </table:table-cell>
          <table:table-cell table:formula="of:=[.E22]-[.D22]" office:value-type="float" office:value="82386813" calcext:value-type="float">
            <text:p>82386813</text:p>
          </table:table-cell>
          <table:table-cell table:formula="of:=[.F22]-[.E22]" office:value-type="float" office:value="21427114" calcext:value-type="float">
            <text:p>21427114</text:p>
          </table:table-cell>
          <table:table-cell table:formula="of:=[.G22]-[.F22]" office:value-type="float" office:value="500818757" calcext:value-type="float">
            <text:p>500818757</text:p>
          </table:table-cell>
          <table:table-cell table:formula="of:=[.H22]-[.G22]" office:value-type="float" office:value="126491644" calcext:value-type="float">
            <text:p>126491644</text:p>
          </table:table-cell>
          <table:table-cell table:formula="of:=[.I22]-[.H22]" office:value-type="float" office:value="21227839" calcext:value-type="float">
            <text:p>21227839</text:p>
          </table:table-cell>
          <table:table-cell table:formula="of:=[.J22]-[.I22]" office:value-type="float" office:value="120519724" calcext:value-type="float">
            <text:p>120519724</text:p>
          </table:table-cell>
          <table:table-cell table:formula="of:=[.K22]-[.J22]" office:value-type="float" office:value="904171" calcext:value-type="float">
            <text:p>9041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32</text:p>
          </table:table-cell>
          <table:table-cell office:value-type="float" office:value="88439290" calcext:value-type="float">
            <text:p>88439290</text:p>
          </table:table-cell>
          <table:table-cell table:formula="of:=[.C23]-[.B23]" office:value-type="float" office:value="73331932" calcext:value-type="float">
            <text:p>73331932</text:p>
          </table:table-cell>
          <table:table-cell table:formula="of:=[.D23]-[.C23]" office:value-type="float" office:value="869524475" calcext:value-type="float">
            <text:p>869524475</text:p>
          </table:table-cell>
          <table:table-cell table:formula="of:=[.E23]-[.D23]" office:value-type="float" office:value="91498384" calcext:value-type="float">
            <text:p>91498384</text:p>
          </table:table-cell>
          <table:table-cell table:formula="of:=[.F23]-[.E23]" office:value-type="float" office:value="29862992" calcext:value-type="float">
            <text:p>29862992</text:p>
          </table:table-cell>
          <table:table-cell table:formula="of:=[.G23]-[.F23]" office:value-type="float" office:value="565996348" calcext:value-type="float">
            <text:p>565996348</text:p>
          </table:table-cell>
          <table:table-cell table:formula="of:=[.H23]-[.G23]" office:value-type="float" office:value="155608004" calcext:value-type="float">
            <text:p>155608004</text:p>
          </table:table-cell>
          <table:table-cell table:formula="of:=[.I23]-[.H23]" office:value-type="float" office:value="24018905" calcext:value-type="float">
            <text:p>24018905</text:p>
          </table:table-cell>
          <table:table-cell table:formula="of:=[.J23]-[.I23]" office:value-type="float" office:value="139176786" calcext:value-type="float">
            <text:p>139176786</text:p>
          </table:table-cell>
          <table:table-cell table:formula="of:=[.K23]-[.J23]" office:value-type="float" office:value="1052666" calcext:value-type="float">
            <text:p>10526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1GHZ_P1</text:p>
          </table:table-cell>
          <table:table-cell office:value-type="float" office:value="96800828" calcext:value-type="float">
            <text:p>96800828</text:p>
          </table:table-cell>
          <table:table-cell table:formula="of:=[.C24]-[.B24]" office:value-type="float" office:value="60176679" calcext:value-type="float">
            <text:p>60176679</text:p>
          </table:table-cell>
          <table:table-cell table:formula="of:=[.D24]-[.C24]" office:value-type="float" office:value="152709493" calcext:value-type="float">
            <text:p>152709493</text:p>
          </table:table-cell>
          <table:table-cell table:formula="of:=[.E24]-[.D24]" office:value-type="float" office:value="68132654" calcext:value-type="float">
            <text:p>68132654</text:p>
          </table:table-cell>
          <table:table-cell table:formula="of:=[.F24]-[.E24]" office:value-type="float" office:value="16085640" calcext:value-type="float">
            <text:p>16085640</text:p>
          </table:table-cell>
          <table:table-cell table:formula="of:=[.G24]-[.F24]" office:value-type="float" office:value="439441872" calcext:value-type="float">
            <text:p>439441872</text:p>
          </table:table-cell>
          <table:table-cell table:formula="of:=[.H24]-[.G24]" office:value-type="float" office:value="109126499" calcext:value-type="float">
            <text:p>109126499</text:p>
          </table:table-cell>
          <table:table-cell table:formula="of:=[.I24]-[.H24]" office:value-type="float" office:value="19307875" calcext:value-type="float">
            <text:p>19307875</text:p>
          </table:table-cell>
          <table:table-cell table:formula="of:=[.J24]-[.I24]" office:value-type="float" office:value="108863595" calcext:value-type="float">
            <text:p>108863595</text:p>
          </table:table-cell>
          <table:table-cell table:formula="of:=[.K24]-[.J24]" office:value-type="float" office:value="745275" calcext:value-type="float">
            <text:p>7452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1GHZ_P2</text:p>
          </table:table-cell>
          <table:table-cell office:value-type="float" office:value="96800828" calcext:value-type="float">
            <text:p>96800828</text:p>
          </table:table-cell>
          <table:table-cell table:formula="of:=[.C25]-[.B25]" office:value-type="float" office:value="60435755" calcext:value-type="float">
            <text:p>60435755</text:p>
          </table:table-cell>
          <table:table-cell table:formula="of:=[.D25]-[.C25]" office:value-type="float" office:value="151523384" calcext:value-type="float">
            <text:p>151523384</text:p>
          </table:table-cell>
          <table:table-cell table:formula="of:=[.E25]-[.D25]" office:value-type="float" office:value="68265737" calcext:value-type="float">
            <text:p>68265737</text:p>
          </table:table-cell>
          <table:table-cell table:formula="of:=[.F25]-[.E25]" office:value-type="float" office:value="16282414" calcext:value-type="float">
            <text:p>16282414</text:p>
          </table:table-cell>
          <table:table-cell table:formula="of:=[.G25]-[.F25]" office:value-type="float" office:value="439766103" calcext:value-type="float">
            <text:p>439766103</text:p>
          </table:table-cell>
          <table:table-cell table:formula="of:=[.H25]-[.G25]" office:value-type="float" office:value="109675985" calcext:value-type="float">
            <text:p>109675985</text:p>
          </table:table-cell>
          <table:table-cell table:formula="of:=[.I25]-[.H25]" office:value-type="float" office:value="19408967" calcext:value-type="float">
            <text:p>19408967</text:p>
          </table:table-cell>
          <table:table-cell table:formula="of:=[.J25]-[.I25]" office:value-type="float" office:value="109329770" calcext:value-type="float">
            <text:p>109329770</text:p>
          </table:table-cell>
          <table:table-cell table:formula="of:=[.K25]-[.J25]" office:value-type="float" office:value="759260" calcext:value-type="float">
            <text:p>7592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710MHZ_P1</text:p>
          </table:table-cell>
          <table:table-cell office:value-type="float" office:value="96800828" calcext:value-type="float">
            <text:p>96800828</text:p>
          </table:table-cell>
          <table:table-cell table:formula="of:=[.C26]-[.B26]" office:value-type="float" office:value="60200560" calcext:value-type="float">
            <text:p>60200560</text:p>
          </table:table-cell>
          <table:table-cell table:formula="of:=[.D26]-[.C26]" office:value-type="float" office:value="152818448" calcext:value-type="float">
            <text:p>152818448</text:p>
          </table:table-cell>
          <table:table-cell table:formula="of:=[.E26]-[.D26]" office:value-type="float" office:value="68158455" calcext:value-type="float">
            <text:p>68158455</text:p>
          </table:table-cell>
          <table:table-cell table:formula="of:=[.F26]-[.E26]" office:value-type="float" office:value="16089981" calcext:value-type="float">
            <text:p>16089981</text:p>
          </table:table-cell>
          <table:table-cell table:formula="of:=[.G26]-[.F26]" office:value-type="float" office:value="439548449" calcext:value-type="float">
            <text:p>439548449</text:p>
          </table:table-cell>
          <table:table-cell table:formula="of:=[.H26]-[.G26]" office:value-type="float" office:value="109183576" calcext:value-type="float">
            <text:p>109183576</text:p>
          </table:table-cell>
          <table:table-cell table:formula="of:=[.I26]-[.H26]" office:value-type="float" office:value="19312167" calcext:value-type="float">
            <text:p>19312167</text:p>
          </table:table-cell>
          <table:table-cell table:formula="of:=[.J26]-[.I26]" office:value-type="float" office:value="109048192" calcext:value-type="float">
            <text:p>109048192</text:p>
          </table:table-cell>
          <table:table-cell table:formula="of:=[.K26]-[.J26]" office:value-type="float" office:value="745347" calcext:value-type="float">
            <text:p>7453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500MHZ_P1</text:p>
          </table:table-cell>
          <table:table-cell office:value-type="float" office:value="96800828" calcext:value-type="float">
            <text:p>96800828</text:p>
          </table:table-cell>
          <table:table-cell table:formula="of:=[.C27]-[.B27]" office:value-type="float" office:value="60231713" calcext:value-type="float">
            <text:p>60231713</text:p>
          </table:table-cell>
          <table:table-cell table:formula="of:=[.D27]-[.C27]" office:value-type="float" office:value="152981011" calcext:value-type="float">
            <text:p>152981011</text:p>
          </table:table-cell>
          <table:table-cell table:formula="of:=[.E27]-[.D27]" office:value-type="float" office:value="68191707" calcext:value-type="float">
            <text:p>68191707</text:p>
          </table:table-cell>
          <table:table-cell table:formula="of:=[.F27]-[.E27]" office:value-type="float" office:value="16104600" calcext:value-type="float">
            <text:p>16104600</text:p>
          </table:table-cell>
          <table:table-cell table:formula="of:=[.G27]-[.F27]" office:value-type="float" office:value="439717565" calcext:value-type="float">
            <text:p>439717565</text:p>
          </table:table-cell>
          <table:table-cell table:formula="of:=[.H27]-[.G27]" office:value-type="float" office:value="109225286" calcext:value-type="float">
            <text:p>109225286</text:p>
          </table:table-cell>
          <table:table-cell table:formula="of:=[.I27]-[.H27]" office:value-type="float" office:value="19332515" calcext:value-type="float">
            <text:p>19332515</text:p>
          </table:table-cell>
          <table:table-cell table:formula="of:=[.J27]-[.I27]" office:value-type="float" office:value="109325303" calcext:value-type="float">
            <text:p>109325303</text:p>
          </table:table-cell>
          <table:table-cell table:formula="of:=[.K27]-[.J27]" office:value-type="float" office:value="748510" calcext:value-type="float">
            <text:p>7485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354MHZ_P1</text:p>
          </table:table-cell>
          <table:table-cell office:value-type="float" office:value="96800829" calcext:value-type="float">
            <text:p>96800829</text:p>
          </table:table-cell>
          <table:table-cell table:formula="of:=[.C28]-[.B28]" office:value-type="float" office:value="60275183" calcext:value-type="float">
            <text:p>60275183</text:p>
          </table:table-cell>
          <table:table-cell table:formula="of:=[.D28]-[.C28]" office:value-type="float" office:value="153229908" calcext:value-type="float">
            <text:p>153229908</text:p>
          </table:table-cell>
          <table:table-cell table:formula="of:=[.E28]-[.D28]" office:value-type="float" office:value="68239580" calcext:value-type="float">
            <text:p>68239580</text:p>
          </table:table-cell>
          <table:table-cell table:formula="of:=[.F28]-[.E28]" office:value-type="float" office:value="16118564" calcext:value-type="float">
            <text:p>16118564</text:p>
          </table:table-cell>
          <table:table-cell table:formula="of:=[.G28]-[.F28]" office:value-type="float" office:value="439899763" calcext:value-type="float">
            <text:p>439899763</text:p>
          </table:table-cell>
          <table:table-cell table:formula="of:=[.H28]-[.G28]" office:value-type="float" office:value="109295576" calcext:value-type="float">
            <text:p>109295576</text:p>
          </table:table-cell>
          <table:table-cell table:formula="of:=[.I28]-[.H28]" office:value-type="float" office:value="19357428" calcext:value-type="float">
            <text:p>19357428</text:p>
          </table:table-cell>
          <table:table-cell table:formula="of:=[.J28]-[.I28]" office:value-type="float" office:value="109746504" calcext:value-type="float">
            <text:p>109746504</text:p>
          </table:table-cell>
          <table:table-cell table:formula="of:=[.K28]-[.J28]" office:value-type="float" office:value="754628" calcext:value-type="float">
            <text:p>7546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250MHZ_P1</text:p>
          </table:table-cell>
          <table:table-cell office:value-type="float" office:value="96800830" calcext:value-type="float">
            <text:p>96800830</text:p>
          </table:table-cell>
          <table:table-cell table:formula="of:=[.C29]-[.B29]" office:value-type="float" office:value="60344902" calcext:value-type="float">
            <text:p>60344902</text:p>
          </table:table-cell>
          <table:table-cell table:formula="of:=[.D29]-[.C29]" office:value-type="float" office:value="153573713" calcext:value-type="float">
            <text:p>153573713</text:p>
          </table:table-cell>
          <table:table-cell table:formula="of:=[.E29]-[.D29]" office:value-type="float" office:value="68309624" calcext:value-type="float">
            <text:p>68309624</text:p>
          </table:table-cell>
          <table:table-cell table:formula="of:=[.F29]-[.E29]" office:value-type="float" office:value="16135053" calcext:value-type="float">
            <text:p>16135053</text:p>
          </table:table-cell>
          <table:table-cell table:formula="of:=[.G29]-[.F29]" office:value-type="float" office:value="440204390" calcext:value-type="float">
            <text:p>440204390</text:p>
          </table:table-cell>
          <table:table-cell table:formula="of:=[.H29]-[.G29]" office:value-type="float" office:value="109439810" calcext:value-type="float">
            <text:p>109439810</text:p>
          </table:table-cell>
          <table:table-cell table:formula="of:=[.I29]-[.H29]" office:value-type="float" office:value="19380770" calcext:value-type="float">
            <text:p>19380770</text:p>
          </table:table-cell>
          <table:table-cell table:formula="of:=[.J29]-[.I29]" office:value-type="float" office:value="110523224" calcext:value-type="float">
            <text:p>110523224</text:p>
          </table:table-cell>
          <table:table-cell table:formula="of:=[.K29]-[.J29]" office:value-type="float" office:value="753732" calcext:value-type="float">
            <text:p>7537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177MHZ_P1</text:p>
          </table:table-cell>
          <table:table-cell office:value-type="float" office:value="96800831" calcext:value-type="float">
            <text:p>96800831</text:p>
          </table:table-cell>
          <table:table-cell table:formula="of:=[.C30]-[.B30]" office:value-type="float" office:value="60425899" calcext:value-type="float">
            <text:p>60425899</text:p>
          </table:table-cell>
          <table:table-cell table:formula="of:=[.D30]-[.C30]" office:value-type="float" office:value="154046287" calcext:value-type="float">
            <text:p>154046287</text:p>
          </table:table-cell>
          <table:table-cell table:formula="of:=[.E30]-[.D30]" office:value-type="float" office:value="68464033" calcext:value-type="float">
            <text:p>68464033</text:p>
          </table:table-cell>
          <table:table-cell table:formula="of:=[.F30]-[.E30]" office:value-type="float" office:value="16168365" calcext:value-type="float">
            <text:p>16168365</text:p>
          </table:table-cell>
          <table:table-cell table:formula="of:=[.G30]-[.F30]" office:value-type="float" office:value="440637884" calcext:value-type="float">
            <text:p>440637884</text:p>
          </table:table-cell>
          <table:table-cell table:formula="of:=[.H30]-[.G30]" office:value-type="float" office:value="109661447" calcext:value-type="float">
            <text:p>109661447</text:p>
          </table:table-cell>
          <table:table-cell table:formula="of:=[.I30]-[.H30]" office:value-type="float" office:value="19429235" calcext:value-type="float">
            <text:p>19429235</text:p>
          </table:table-cell>
          <table:table-cell table:formula="of:=[.J30]-[.I30]" office:value-type="float" office:value="111253878" calcext:value-type="float">
            <text:p>111253878</text:p>
          </table:table-cell>
          <table:table-cell table:formula="of:=[.K30]-[.J30]" office:value-type="float" office:value="755966" calcext:value-type="float">
            <text:p>75596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roughput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GSM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ADPCM</text:p>
          </table:table-cell>
          <table:table-cell office:value-type="string" calcext:value-type="string">
            <text:p>RADIX</text:p>
          </table:table-cell>
          <table:table-cell office:value-type="string" calcext:value-type="string">
            <text:p>SHUTDOW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1</text:p>
          </table:table-cell>
          <table:table-cell table:formula="of:=[.B33]/[.B2]" office:value-type="float" office:value="34120048.7657541" calcext:value-type="float">
            <text:p>34120048.7657541</text:p>
          </table:table-cell>
          <table:table-cell table:formula="of:=[.C33]/[.C2]" office:value-type="float" office:value="363383125.266464" calcext:value-type="float">
            <text:p>363383125.266464</text:p>
          </table:table-cell>
          <table:table-cell table:formula="of:=[.D33]/[.D2]" office:value-type="float" office:value="276083133.294362" calcext:value-type="float">
            <text:p>276083133.294362</text:p>
          </table:table-cell>
          <table:table-cell table:formula="of:=[.E33]/[.E2]" office:value-type="float" office:value="383818855.942797" calcext:value-type="float">
            <text:p>383818855.942797</text:p>
          </table:table-cell>
          <table:table-cell table:formula="of:=[.F33]/[.F2]" office:value-type="float" office:value="331204997.126949" calcext:value-type="float">
            <text:p>331204997.126949</text:p>
          </table:table-cell>
          <table:table-cell table:formula="of:=[.G33]/[.G2]" office:value-type="float" office:value="403327151.425005" calcext:value-type="float">
            <text:p>403327151.425005</text:p>
          </table:table-cell>
          <table:table-cell table:formula="of:=[.H33]/[.H2]" office:value-type="float" office:value="366419193.039494" calcext:value-type="float">
            <text:p>366419193.039494</text:p>
          </table:table-cell>
          <table:table-cell table:formula="of:=[.I33]/[.I2]" office:value-type="float" office:value="341318186.595663" calcext:value-type="float">
            <text:p>341318186.595663</text:p>
          </table:table-cell>
          <table:table-cell table:formula="of:=[.J33]/[.J2]" office:value-type="float" office:value="334761456.603864" calcext:value-type="float">
            <text:p>334761456.603864</text:p>
          </table:table-cell>
          <table:table-cell table:formula="of:=[.K33]/[.K2]" office:value-type="float" office:value="219607623.96102" calcext:value-type="float">
            <text:p>219607623.961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2</text:p>
          </table:table-cell>
          <table:table-cell table:formula="of:=[.B34]/[.B3]" office:value-type="float" office:value="37307998.7104795" calcext:value-type="float">
            <text:p>37307998.7104795</text:p>
          </table:table-cell>
          <table:table-cell table:formula="of:=[.C34]/[.C3]" office:value-type="float" office:value="365840502.568174" calcext:value-type="float">
            <text:p>365840502.568174</text:p>
          </table:table-cell>
          <table:table-cell table:formula="of:=[.D34]/[.D3]" office:value-type="float" office:value="497436542.302941" calcext:value-type="float">
            <text:p>497436542.302941</text:p>
          </table:table-cell>
          <table:table-cell table:formula="of:=[.E34]/[.E3]" office:value-type="float" office:value="387396192.189416" calcext:value-type="float">
            <text:p>387396192.189416</text:p>
          </table:table-cell>
          <table:table-cell table:formula="of:=[.F34]/[.F3]" office:value-type="float" office:value="412199493.165038" calcext:value-type="float">
            <text:p>412199493.165038</text:p>
          </table:table-cell>
          <table:table-cell table:formula="of:=[.G34]/[.G3]" office:value-type="float" office:value="406382399.966468" calcext:value-type="float">
            <text:p>406382399.966468</text:p>
          </table:table-cell>
          <table:table-cell table:formula="of:=[.H34]/[.H3]" office:value-type="float" office:value="648753708.471252" calcext:value-type="float">
            <text:p>648753708.471252</text:p>
          </table:table-cell>
          <table:table-cell table:formula="of:=[.I34]/[.I3]" office:value-type="float" office:value="361914722.371269" calcext:value-type="float">
            <text:p>361914722.371269</text:p>
          </table:table-cell>
          <table:table-cell table:formula="of:=[.J34]/[.J3]" office:value-type="float" office:value="633604731.129105" calcext:value-type="float">
            <text:p>633604731.129105</text:p>
          </table:table-cell>
          <table:table-cell table:formula="of:=[.K34]/[.K3]" office:value-type="float" office:value="233199643.493761" calcext:value-type="float">
            <text:p>233199643.4937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4</text:p>
          </table:table-cell>
          <table:table-cell table:formula="of:=[.B35]/[.B4]" office:value-type="float" office:value="51475168.1645992" calcext:value-type="float">
            <text:p>51475168.1645992</text:p>
          </table:table-cell>
          <table:table-cell table:formula="of:=[.C35]/[.C4]" office:value-type="float" office:value="371285467.704327" calcext:value-type="float">
            <text:p>371285467.704327</text:p>
          </table:table-cell>
          <table:table-cell table:formula="of:=[.D35]/[.D4]" office:value-type="float" office:value="925478192.273585" calcext:value-type="float">
            <text:p>925478192.273585</text:p>
          </table:table-cell>
          <table:table-cell table:formula="of:=[.E35]/[.E4]" office:value-type="float" office:value="395775188.471308" calcext:value-type="float">
            <text:p>395775188.471308</text:p>
          </table:table-cell>
          <table:table-cell table:formula="of:=[.F35]/[.F4]" office:value-type="float" office:value="416464904.741441" calcext:value-type="float">
            <text:p>416464904.741441</text:p>
          </table:table-cell>
          <table:table-cell table:formula="of:=[.G35]/[.G4]" office:value-type="float" office:value="411702786.30707" calcext:value-type="float">
            <text:p>411702786.30707</text:p>
          </table:table-cell>
          <table:table-cell table:formula="of:=[.H35]/[.H4]" office:value-type="float" office:value="661222084.628146" calcext:value-type="float">
            <text:p>661222084.628146</text:p>
          </table:table-cell>
          <table:table-cell table:formula="of:=[.I35]/[.I4]" office:value-type="float" office:value="366801786.908389" calcext:value-type="float">
            <text:p>366801786.908389</text:p>
          </table:table-cell>
          <table:table-cell table:formula="of:=[.J35]/[.J4]" office:value-type="float" office:value="1152577475.74405" calcext:value-type="float">
            <text:p>1152577475.74405</text:p>
          </table:table-cell>
          <table:table-cell table:formula="of:=[.K35]/[.K4]" office:value-type="float" office:value="235607613.469985" calcext:value-type="float">
            <text:p>235607613.4699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8</text:p>
          </table:table-cell>
          <table:table-cell table:formula="of:=[.B36]/[.B5]" office:value-type="float" office:value="71668727.501581" calcext:value-type="float">
            <text:p>71668727.501581</text:p>
          </table:table-cell>
          <table:table-cell table:formula="of:=[.C36]/[.C5]" office:value-type="float" office:value="376640798.413811" calcext:value-type="float">
            <text:p>376640798.413811</text:p>
          </table:table-cell>
          <table:table-cell table:formula="of:=[.D36]/[.D5]" office:value-type="float" office:value="1417407111.06366" calcext:value-type="float">
            <text:p>1417407111.06366</text:p>
          </table:table-cell>
          <table:table-cell table:formula="of:=[.E36]/[.E5]" office:value-type="float" office:value="401966107.391094" calcext:value-type="float">
            <text:p>401966107.391094</text:p>
          </table:table-cell>
          <table:table-cell table:formula="of:=[.F36]/[.F5]" office:value-type="float" office:value="469300779.959859" calcext:value-type="float">
            <text:p>469300779.959859</text:p>
          </table:table-cell>
          <table:table-cell table:formula="of:=[.G36]/[.G5]" office:value-type="float" office:value="418792662.860289" calcext:value-type="float">
            <text:p>418792662.860289</text:p>
          </table:table-cell>
          <table:table-cell table:formula="of:=[.H36]/[.H5]" office:value-type="float" office:value="1023975173.51374" calcext:value-type="float">
            <text:p>1023975173.51374</text:p>
          </table:table-cell>
          <table:table-cell table:formula="of:=[.I36]/[.I5]" office:value-type="float" office:value="375497696.797896" calcext:value-type="float">
            <text:p>375497696.797896</text:p>
          </table:table-cell>
          <table:table-cell table:formula="of:=[.J36]/[.J5]" office:value-type="float" office:value="1863726835.68563" calcext:value-type="float">
            <text:p>1863726835.68563</text:p>
          </table:table-cell>
          <table:table-cell table:formula="of:=[.K36]/[.K5]" office:value-type="float" office:value="249290636.042403" calcext:value-type="float">
            <text:p>249290636.0424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16</text:p>
          </table:table-cell>
          <table:table-cell table:formula="of:=[.B37]/[.B6]" office:value-type="float" office:value="123968373.624175" calcext:value-type="float">
            <text:p>123968373.624175</text:p>
          </table:table-cell>
          <table:table-cell table:formula="of:=[.C37]/[.C6]" office:value-type="float" office:value="394275542.394392" calcext:value-type="float">
            <text:p>394275542.394392</text:p>
          </table:table-cell>
          <table:table-cell table:formula="of:=[.D37]/[.D6]" office:value-type="float" office:value="1331586009.60345" calcext:value-type="float">
            <text:p>1331586009.60345</text:p>
          </table:table-cell>
          <table:table-cell table:formula="of:=[.E37]/[.E6]" office:value-type="float" office:value="419307588.951716" calcext:value-type="float">
            <text:p>419307588.951716</text:p>
          </table:table-cell>
          <table:table-cell table:formula="of:=[.F37]/[.F6]" office:value-type="float" office:value="535062528.092693" calcext:value-type="float">
            <text:p>535062528.092693</text:p>
          </table:table-cell>
          <table:table-cell table:formula="of:=[.G37]/[.G6]" office:value-type="float" office:value="439599281.815772" calcext:value-type="float">
            <text:p>439599281.815772</text:p>
          </table:table-cell>
          <table:table-cell table:formula="of:=[.H37]/[.H6]" office:value-type="float" office:value="1339996440.56485" calcext:value-type="float">
            <text:p>1339996440.56485</text:p>
          </table:table-cell>
          <table:table-cell table:formula="of:=[.I37]/[.I6]" office:value-type="float" office:value="390950661.166157" calcext:value-type="float">
            <text:p>390950661.166157</text:p>
          </table:table-cell>
          <table:table-cell table:formula="of:=[.J37]/[.J6]" office:value-type="float" office:value="2632182147.7712" calcext:value-type="float">
            <text:p>2632182147.7712</text:p>
          </table:table-cell>
          <table:table-cell table:formula="of:=[.K37]/[.K6]" office:value-type="float" office:value="266559846.698113" calcext:value-type="float">
            <text:p>266559846.6981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TIMING_1GHZ_P32</text:p>
          </table:table-cell>
          <table:table-cell table:formula="of:=[.B38]/[.B7]" office:value-type="float" office:value="32821190.2490148" calcext:value-type="float">
            <text:p>32821190.2490148</text:p>
          </table:table-cell>
          <table:table-cell table:formula="of:=[.C38]/[.C7]" office:value-type="float" office:value="440439959.879157" calcext:value-type="float">
            <text:p>440439959.879157</text:p>
          </table:table-cell>
          <table:table-cell table:formula="of:=[.D38]/[.D7]" office:value-type="float" office:value="1593595146.59013" calcext:value-type="float">
            <text:p>1593595146.59013</text:p>
          </table:table-cell>
          <table:table-cell table:formula="of:=[.E38]/[.E7]" office:value-type="float" office:value="464322098.062499" calcext:value-type="float">
            <text:p>464322098.062499</text:p>
          </table:table-cell>
          <table:table-cell table:formula="of:=[.F38]/[.F7]" office:value-type="float" office:value="576372114.568054" calcext:value-type="float">
            <text:p>576372114.568054</text:p>
          </table:table-cell>
          <table:table-cell table:formula="of:=[.G38]/[.G7]" office:value-type="float" office:value="496342604.885937" calcext:value-type="float">
            <text:p>496342604.885937</text:p>
          </table:table-cell>
          <table:table-cell table:formula="of:=[.H38]/[.H7]" office:value-type="float" office:value="1526152195.44728" calcext:value-type="float">
            <text:p>1526152195.44728</text:p>
          </table:table-cell>
          <table:table-cell table:formula="of:=[.I38]/[.I7]" office:value-type="float" office:value="441873263.793072" calcext:value-type="float">
            <text:p>441873263.793072</text:p>
          </table:table-cell>
          <table:table-cell table:formula="of:=[.J38]/[.J7]" office:value-type="float" office:value="2626423090.71352" calcext:value-type="float">
            <text:p>2626423090.71352</text:p>
          </table:table-cell>
          <table:table-cell table:formula="of:=[.K38]/[.K7]" office:value-type="float" office:value="300847670.763075" calcext:value-type="float">
            <text:p>300847670.7630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1GHZ_P1</text:p>
          </table:table-cell>
          <table:table-cell table:formula="of:=[.B39]/[.B8]" office:value-type="float" office:value="39216339.4615092" calcext:value-type="float">
            <text:p>39216339.4615092</text:p>
          </table:table-cell>
          <table:table-cell table:formula="of:=[.C39]/[.C8]" office:value-type="float" office:value="1745668339.52193" calcext:value-type="float">
            <text:p>1745668339.52193</text:p>
          </table:table-cell>
          <table:table-cell table:formula="of:=[.D39]/[.D8]" office:value-type="float" office:value="741898856.371092" calcext:value-type="float">
            <text:p>741898856.371092</text:p>
          </table:table-cell>
          <table:table-cell table:formula="of:=[.E39]/[.E8]" office:value-type="float" office:value="1655714556.50061" calcext:value-type="float">
            <text:p>1655714556.50061</text:p>
          </table:table-cell>
          <table:table-cell table:formula="of:=[.F39]/[.F8]" office:value-type="float" office:value="1356979922.38907" calcext:value-type="float">
            <text:p>1356979922.38907</text:p>
          </table:table-cell>
          <table:table-cell table:formula="of:=[.G39]/[.G8]" office:value-type="float" office:value="3066372702.53297" calcext:value-type="float">
            <text:p>3066372702.53297</text:p>
          </table:table-cell>
          <table:table-cell table:formula="of:=[.H39]/[.H8]" office:value-type="float" office:value="1747477885.60082" calcext:value-type="float">
            <text:p>1747477885.60082</text:p>
          </table:table-cell>
          <table:table-cell table:formula="of:=[.I39]/[.I8]" office:value-type="float" office:value="1054614103.12432" calcext:value-type="float">
            <text:p>1054614103.12432</text:p>
          </table:table-cell>
          <table:table-cell table:formula="of:=[.J39]/[.J8]" office:value-type="float" office:value="359605045.403345" calcext:value-type="float">
            <text:p>359605045.403345</text:p>
          </table:table-cell>
          <table:table-cell table:formula="of:=[.K39]/[.K8]" office:value-type="float" office:value="541624273.255814" calcext:value-type="float">
            <text:p>541624273.2558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1GHZ_P2</text:p>
          </table:table-cell>
          <table:table-cell table:formula="of:=[.B40]/[.B9]" office:value-type="float" office:value="39015160.9684061" calcext:value-type="float">
            <text:p>39015160.9684061</text:p>
          </table:table-cell>
          <table:table-cell table:formula="of:=[.C40]/[.C9]" office:value-type="float" office:value="1654233180.05146" calcext:value-type="float">
            <text:p>1654233180.05146</text:p>
          </table:table-cell>
          <table:table-cell table:formula="of:=[.D40]/[.D9]" office:value-type="float" office:value="1964162916.10495" calcext:value-type="float">
            <text:p>1964162916.10495</text:p>
          </table:table-cell>
          <table:table-cell table:formula="of:=[.E40]/[.E9]" office:value-type="float" office:value="1492147256.8306" calcext:value-type="float">
            <text:p>1492147256.8306</text:p>
          </table:table-cell>
          <table:table-cell table:formula="of:=[.F40]/[.F9]" office:value-type="float" office:value="1208701210.00668" calcext:value-type="float">
            <text:p>1208701210.00668</text:p>
          </table:table-cell>
          <table:table-cell table:formula="of:=[.G40]/[.G9]" office:value-type="float" office:value="3075653070.64476" calcext:value-type="float">
            <text:p>3075653070.64476</text:p>
          </table:table-cell>
          <table:table-cell table:formula="of:=[.H40]/[.H9]" office:value-type="float" office:value="2946378277.4554" calcext:value-type="float">
            <text:p>2946378277.4554</text:p>
          </table:table-cell>
          <table:table-cell table:formula="of:=[.I40]/[.I9]" office:value-type="float" office:value="872273920.273246" calcext:value-type="float">
            <text:p>872273920.273246</text:p>
          </table:table-cell>
          <table:table-cell table:formula="of:=[.J40]/[.J9]" office:value-type="float" office:value="690313429.348959" calcext:value-type="float">
            <text:p>690313429.348959</text:p>
          </table:table-cell>
          <table:table-cell table:formula="of:=[.K40]/[.K9]" office:value-type="float" office:value="570872180.451128" calcext:value-type="float">
            <text:p>570872180.451128</text:p>
          </table:table-cell>
          <table:table-cell/>
          <table:table-cell>
            <draw:frame table:end-cell-address="Sheet1.AF104" table:end-x="0.4315in" table:end-y="0.1173in" draw:z-index="1" draw:name="Chart 2" draw:style-name="gr1" draw:text-style-name="P1" svg:width="17.2433in" svg:height="8.9409in" svg:x="0.1299in" svg:y="0.1429in">
              <draw:object draw:notify-on-update-of-ranges="Sheet1.B32:Sheet1.K32 Sheet1.A33:Sheet1.A33 Sheet1.B33:Sheet1.K33 Sheet1.A34:Sheet1.A34 Sheet1.B34:Sheet1.K34 Sheet1.A35:Sheet1.A35 Sheet1.B35:Sheet1.K35 Sheet1.A36:Sheet1.A36 Sheet1.B36:Sheet1.K36 Sheet1.A37:Sheet1.A37 Sheet1.B37:Sheet1.K37 Sheet1.A38:Sheet1.A38 Sheet1.B38:Sheet1.K38 Sheet1.A39:Sheet1.A39 Sheet1.B39:Sheet1.K39 Sheet1.A40:Sheet1.A40 Sheet1.B40:Sheet1.K40 Sheet1.A41:Sheet1.A41 Sheet1.B41:Sheet1.K41 Sheet1.A42:Sheet1.A42 Sheet1.B42:Sheet1.K42 Sheet1.A43:Sheet1.A43 Sheet1.B43:Sheet1.K43 Sheet1.A44:Sheet1.A44 Sheet1.B44:Sheet1.K44 Sheet1.A45:Sheet1.A45 Sheet1.B45:Sheet1.K4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PHA_DETAILED_710MHZ_P1</text:p>
          </table:table-cell>
          <table:table-cell table:formula="of:=[.B41]/[.B10]" office:value-type="float" office:value="38857420.1783894" calcext:value-type="float">
            <text:p>38857420.1783894</text:p>
          </table:table-cell>
          <table:table-cell table:formula="of:=[.C41]/[.C10]" office:value-type="float" office:value="1317241258.58825" calcext:value-type="float">
            <text:p>1317241258.58825</text:p>
          </table:table-cell>
          <table:table-cell table:formula="of:=[.D41]/[.D10]" office:value-type="float" office:value="579217574.55389" calcext:value-type="float">
            <text:p>579217574.55389</text:p>
          </table:table-cell>
          <table:table-cell table:formula="of:=[.E41]/[.E10]" office:value-type="float" office:value="1254619427.16195" calcext:value-type="float">
            <text:p>1254619427.16195</text:p>
          </table:table-cell>
          <table:table-cell table:formula="of:=[.F41]/[.F10]" office:value-type="float" office:value="1075174139.65921" calcext:value-type="float">
            <text:p>1075174139.65921</text:p>
          </table:table-cell>
          <table:table-cell table:formula="of:=[.G41]/[.G10]" office:value-type="float" office:value="2231289685.42029" calcext:value-type="float">
            <text:p>2231289685.42029</text:p>
          </table:table-cell>
          <table:table-cell table:formula="of:=[.H41]/[.H10]" office:value-type="float" office:value="1287329638.9747" calcext:value-type="float">
            <text:p>1287329638.9747</text:p>
          </table:table-cell>
          <table:table-cell table:formula="of:=[.I41]/[.I10]" office:value-type="float" office:value="825447384.168234" calcext:value-type="float">
            <text:p>825447384.168234</text:p>
          </table:table-cell>
          <table:table-cell table:formula="of:=[.J41]/[.J10]" office:value-type="float" office:value="264091000.898481" calcext:value-type="float">
            <text:p>264091000.898481</text:p>
          </table:table-cell>
          <table:table-cell table:formula="of:=[.K41]/[.K10]" office:value-type="float" office:value="459806909.315238" calcext:value-type="float">
            <text:p>459806909.3152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500MHZ_P1</text:p>
          </table:table-cell>
          <table:table-cell table:formula="of:=[.B42]/[.B11]" office:value-type="float" office:value="38311334.7151153" calcext:value-type="float">
            <text:p>38311334.7151153</text:p>
          </table:table-cell>
          <table:table-cell table:formula="of:=[.C42]/[.C11]" office:value-type="float" office:value="965375576.997051" calcext:value-type="float">
            <text:p>965375576.997051</text:p>
          </table:table-cell>
          <table:table-cell table:formula="of:=[.D42]/[.D11]" office:value-type="float" office:value="436766643.445689" calcext:value-type="float">
            <text:p>436766643.445689</text:p>
          </table:table-cell>
          <table:table-cell table:formula="of:=[.E42]/[.E11]" office:value-type="float" office:value="923994349.670059" calcext:value-type="float">
            <text:p>923994349.670059</text:p>
          </table:table-cell>
          <table:table-cell table:formula="of:=[.F42]/[.F11]" office:value-type="float" office:value="824228466.144634" calcext:value-type="float">
            <text:p>824228466.144634</text:p>
          </table:table-cell>
          <table:table-cell table:formula="of:=[.G42]/[.G11]" office:value-type="float" office:value="1588270905.49859" calcext:value-type="float">
            <text:p>1588270905.49859</text:p>
          </table:table-cell>
          <table:table-cell table:formula="of:=[.H42]/[.H11]" office:value-type="float" office:value="932760194.365451" calcext:value-type="float">
            <text:p>932760194.365451</text:p>
          </table:table-cell>
          <table:table-cell table:formula="of:=[.I42]/[.I11]" office:value-type="float" office:value="626641437.878837" calcext:value-type="float">
            <text:p>626641437.878837</text:p>
          </table:table-cell>
          <table:table-cell table:formula="of:=[.J42]/[.J11]" office:value-type="float" office:value="193618108.04684" calcext:value-type="float">
            <text:p>193618108.04684</text:p>
          </table:table-cell>
          <table:table-cell table:formula="of:=[.K42]/[.K11]" office:value-type="float" office:value="355755703.422053" calcext:value-type="float">
            <text:p>355755703.4220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354MHZ_P1</text:p>
          </table:table-cell>
          <table:table-cell table:formula="of:=[.B43]/[.B12]" office:value-type="float" office:value="37557724.719755" calcext:value-type="float">
            <text:p>37557724.719755</text:p>
          </table:table-cell>
          <table:table-cell table:formula="of:=[.C43]/[.C12]" office:value-type="float" office:value="707712700.630511" calcext:value-type="float">
            <text:p>707712700.630511</text:p>
          </table:table-cell>
          <table:table-cell table:formula="of:=[.D43]/[.D12]" office:value-type="float" office:value="324643762.420709" calcext:value-type="float">
            <text:p>324643762.420709</text:p>
          </table:table-cell>
          <table:table-cell table:formula="of:=[.E43]/[.E12]" office:value-type="float" office:value="679582329.157289" calcext:value-type="float">
            <text:p>679582329.157289</text:p>
          </table:table-cell>
          <table:table-cell table:formula="of:=[.F43]/[.F12]" office:value-type="float" office:value="621043538.568236" calcext:value-type="float">
            <text:p>621043538.568236</text:p>
          </table:table-cell>
          <table:table-cell table:formula="of:=[.G43]/[.G12]" office:value-type="float" office:value="1138919703.39916" calcext:value-type="float">
            <text:p>1138919703.39916</text:p>
          </table:table-cell>
          <table:table-cell table:formula="of:=[.H43]/[.H12]" office:value-type="float" office:value="674372653.791572" calcext:value-type="float">
            <text:p>674372653.791572</text:p>
          </table:table-cell>
          <table:table-cell table:formula="of:=[.I43]/[.I12]" office:value-type="float" office:value="469202734.14776" calcext:value-type="float">
            <text:p>469202734.14776</text:p>
          </table:table-cell>
          <table:table-cell table:formula="of:=[.J43]/[.J12]" office:value-type="float" office:value="140517253.123488" calcext:value-type="float">
            <text:p>140517253.123488</text:p>
          </table:table-cell>
          <table:table-cell table:formula="of:=[.K43]/[.K12]" office:value-type="float" office:value="285843939.393939" calcext:value-type="float">
            <text:p>285843939.3939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250MHZ_P1</text:p>
          </table:table-cell>
          <table:table-cell table:formula="of:=[.B44]/[.B13]" office:value-type="float" office:value="36511971.1467376" calcext:value-type="float">
            <text:p>36511971.1467376</text:p>
          </table:table-cell>
          <table:table-cell table:formula="of:=[.C44]/[.C13]" office:value-type="float" office:value="509188115.971378" calcext:value-type="float">
            <text:p>509188115.971378</text:p>
          </table:table-cell>
          <table:table-cell table:formula="of:=[.D44]/[.D13]" office:value-type="float" office:value="236131747.474142" calcext:value-type="float">
            <text:p>236131747.474142</text:p>
          </table:table-cell>
          <table:table-cell table:formula="of:=[.E44]/[.E13]" office:value-type="float" office:value="490215894.248848" calcext:value-type="float">
            <text:p>490215894.248848</text:p>
          </table:table-cell>
          <table:table-cell table:formula="of:=[.F44]/[.F13]" office:value-type="float" office:value="459321709.177864" calcext:value-type="float">
            <text:p>459321709.177864</text:p>
          </table:table-cell>
          <table:table-cell table:formula="of:=[.G44]/[.G13]" office:value-type="float" office:value="803577160.527632" calcext:value-type="float">
            <text:p>803577160.527632</text:p>
          </table:table-cell>
          <table:table-cell table:formula="of:=[.H44]/[.H13]" office:value-type="float" office:value="482035130.837705" calcext:value-type="float">
            <text:p>482035130.837705</text:p>
          </table:table-cell>
          <table:table-cell table:formula="of:=[.I44]/[.I13]" office:value-type="float" office:value="345105325.949536" calcext:value-type="float">
            <text:p>345105325.949536</text:p>
          </table:table-cell>
          <table:table-cell table:formula="of:=[.J44]/[.J13]" office:value-type="float" office:value="100947634.257259" calcext:value-type="float">
            <text:p>100947634.257259</text:p>
          </table:table-cell>
          <table:table-cell table:formula="of:=[.K44]/[.K13]" office:value-type="float" office:value="218346465.816918" calcext:value-type="float">
            <text:p>218346465.8169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PHA_DETAILED_177MHZ_P1</text:p>
          </table:table-cell>
          <table:table-cell table:formula="of:=[.B45]/[.B14]" office:value-type="float" office:value="35055884.6845124" calcext:value-type="float">
            <text:p>35055884.6845124</text:p>
          </table:table-cell>
          <table:table-cell table:formula="of:=[.C45]/[.C14]" office:value-type="float" office:value="364564875.594276" calcext:value-type="float">
            <text:p>364564875.594276</text:p>
          </table:table-cell>
          <table:table-cell table:formula="of:=[.D45]/[.D14]" office:value-type="float" office:value="170911680.744152" calcext:value-type="float">
            <text:p>170911680.744152</text:p>
          </table:table-cell>
          <table:table-cell table:formula="of:=[.E45]/[.E14]" office:value-type="float" office:value="351223685.425537" calcext:value-type="float">
            <text:p>351223685.425537</text:p>
          </table:table-cell>
          <table:table-cell table:formula="of:=[.F45]/[.F14]" office:value-type="float" office:value="333464608.340552" calcext:value-type="float">
            <text:p>333464608.340552</text:p>
          </table:table-cell>
          <table:table-cell table:formula="of:=[.G45]/[.G14]" office:value-type="float" office:value="569708103.355765" calcext:value-type="float">
            <text:p>569708103.355765</text:p>
          </table:table-cell>
          <table:table-cell table:formula="of:=[.H45]/[.H14]" office:value-type="float" office:value="344046705.779005" calcext:value-type="float">
            <text:p>344046705.779005</text:p>
          </table:table-cell>
          <table:table-cell table:formula="of:=[.I45]/[.I14]" office:value-type="float" office:value="250660994.426669" calcext:value-type="float">
            <text:p>250660994.426669</text:p>
          </table:table-cell>
          <table:table-cell table:formula="of:=[.J45]/[.J14]" office:value-type="float" office:value="72447795.7753174" calcext:value-type="float">
            <text:p>72447795.7753174</text:p>
          </table:table-cell>
          <table:table-cell table:formula="of:=[.K45]/[.K14]" office:value-type="float" office:value="159789896.427817" calcext:value-type="float">
            <text:p>159789896.427817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verage Latency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DYNAM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SYMM_1GHZ_P1</text:p>
          </table:table-cell>
          <table:table-cell table:formula="of:=([.C2]+[.E2]+[.G2]+[.I2])/4" office:value-type="float" office:value="0.3933135" calcext:value-type="float">
            <text:p>0.3933135</text:p>
          </table:table-cell>
          <table:table-cell table:formula="of:=([.D2]+[.F2]+[.H2]+[.J2])/4" office:value-type="float" office:value="0.31194875" calcext:value-type="float">
            <text:p>0.31194875</text:p>
          </table:table-cell>
          <table:table-cell table:formula="of:=([.B63]+[.C63])/2 + 0.000000991 * 7" office:value-type="float" office:value="0.352638062" calcext:value-type="float">
            <text:p>0.35263806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SYMM_1GHZ_P2</text:p>
          </table:table-cell>
          <table:table-cell table:formula="of:=([.C3]+[.E3]+[.G3]+[.I3])/4" office:value-type="float" office:value="0.391129" calcext:value-type="float">
            <text:p>0.391129</text:p>
          </table:table-cell>
          <table:table-cell table:formula="of:=([.D3]+[.F3]+[.H3]+[.J3])/4" office:value-type="float" office:value="0.17323725" calcext:value-type="float">
            <text:p>0.17323725</text:p>
          </table:table-cell>
          <table:table-cell table:formula="of:=([.B64]+[.C64])/2 + 0.000000991 * 7" office:value-type="float" office:value="0.282190062" calcext:value-type="float">
            <text:p>0.28219006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SYMM_1GHZ_P4</text:p>
          </table:table-cell>
          <table:table-cell table:formula="of:=([.C4]+[.E4]+[.G4]+[.I4])/4" office:value-type="float" office:value="0.38873425" calcext:value-type="float">
            <text:p>0.38873425</text:p>
          </table:table-cell>
          <table:table-cell table:formula="of:=([.D4]+[.F4]+[.H4]+[.J4])/4" office:value-type="float" office:value="0.12365025" calcext:value-type="float">
            <text:p>0.12365025</text:p>
          </table:table-cell>
          <table:table-cell table:formula="of:=([.B65]+[.C65])/2 + 0.000000991 * 7" office:value-type="float" office:value="0.256199187" calcext:value-type="float">
            <text:p>0.25619918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SYMM_1GHZ_P8</text:p>
          </table:table-cell>
          <table:table-cell table:formula="of:=([.C5]+[.E5]+[.G5]+[.I5])/4" office:value-type="float" office:value="0.38903775" calcext:value-type="float">
            <text:p>0.38903775</text:p>
          </table:table-cell>
          <table:table-cell table:formula="of:=([.D5]+[.F5]+[.H5]+[.J5])/4" office:value-type="float" office:value="0.09122375" calcext:value-type="float">
            <text:p>0.09122375</text:p>
          </table:table-cell>
          <table:table-cell table:formula="of:=([.B66]+[.C66])/2 + 0.000000991 * 7" office:value-type="float" office:value="0.240137687" calcext:value-type="float">
            <text:p>0.24013768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SYMM_1GHZ_P16</text:p>
          </table:table-cell>
          <table:table-cell table:formula="of:=([.C6]+[.E6]+[.G6]+[.I6])/4" office:value-type="float" office:value="0.38887825" calcext:value-type="float">
            <text:p>0.38887825</text:p>
          </table:table-cell>
          <table:table-cell table:formula="of:=([.D6]+[.F6]+[.H6]+[.J6])/4" office:value-type="float" office:value="0.11654225" calcext:value-type="float">
            <text:p>0.11654225</text:p>
          </table:table-cell>
          <table:table-cell table:formula="of:=([.B67]+[.C67])/2 + 0.000000991 * 7" office:value-type="float" office:value="0.252717187" calcext:value-type="float">
            <text:p>0.25271718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SYMM_1GHZ_P32</text:p>
          </table:table-cell>
          <table:table-cell table:formula="of:=([.C7]+[.E7]+[.G7]+[.I7])/4" office:value-type="float" office:value="0.3895615" calcext:value-type="float">
            <text:p>0.3895615</text:p>
          </table:table-cell>
          <table:table-cell table:formula="of:=([.D7]+[.F7]+[.H7]+[.J7])/4" office:value-type="float" office:value="0.18810025" calcext:value-type="float">
            <text:p>0.18810025</text:p>
          </table:table-cell>
          <table:table-cell table:formula="of:=([.B68]+[.C68])/2 + 0.000000991 * 7" office:value-type="float" office:value="0.288837812" calcext:value-type="float">
            <text:p>0.2888378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OoO_1GHZ_P1</text:p>
          </table:table-cell>
          <table:table-cell table:formula="of:=([.C8]+[.E8]+[.G8]+[.I8])/4" office:value-type="float" office:value="0.05931" calcext:value-type="float">
            <text:p>0.05931</text:p>
          </table:table-cell>
          <table:table-cell table:formula="of:=([.D8]+[.F8]+[.H8]+[.J8])/4" office:value-type="float" office:value="0.14571725" calcext:value-type="float">
            <text:p>0.14571725</text:p>
          </table:table-cell>
          <table:table-cell table:formula="of:=([.B69]+[.C69])/2 + 0.000000991 * 7" office:value-type="float" office:value="0.102520562" calcext:value-type="float">
            <text:p>0.10252056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OoO_1GHZ_P2</text:p>
          </table:table-cell>
          <table:table-cell table:formula="of:=([.C9]+[.E9]+[.G9]+[.I9])/4" office:value-type="float" office:value="0.0618795" calcext:value-type="float">
            <text:p>0.0618795</text:p>
          </table:table-cell>
          <table:table-cell table:formula="of:=([.D9]+[.F9]+[.H9]+[.J9])/4" office:value-type="float" office:value="0.071554" calcext:value-type="float">
            <text:p>0.071554</text:p>
          </table:table-cell>
          <table:table-cell table:formula="of:=([.B70]+[.C70])/2 + 0.000000991 * 7" office:value-type="float" office:value="0.066723687" calcext:value-type="float">
            <text:p>0.06672368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OoO_710MHZ_P1</text:p>
          </table:table-cell>
          <table:table-cell table:formula="of:=([.C10]+[.E10]+[.G10]+[.I10])/4" office:value-type="float" office:value="0.08010425" calcext:value-type="float">
            <text:p>0.08010425</text:p>
          </table:table-cell>
          <table:table-cell table:formula="of:=([.D10]+[.F10]+[.H10]+[.J10])/4" office:value-type="float" office:value="0.1941335" calcext:value-type="float">
            <text:p>0.1941335</text:p>
          </table:table-cell>
          <table:table-cell table:formula="of:=([.B71]+[.C71])/2 + 0.000000991 * 7" office:value-type="float" office:value="0.137125812" calcext:value-type="float">
            <text:p>0.1371258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OoO_500MHZ_P1</text:p>
          </table:table-cell>
          <table:table-cell table:formula="of:=([.C11]+[.E11]+[.G11]+[.I11])/4" office:value-type="float" office:value="0.11097425" calcext:value-type="float">
            <text:p>0.11097425</text:p>
          </table:table-cell>
          <table:table-cell table:formula="of:=([.D11]+[.F11]+[.H11]+[.J11])/4" office:value-type="float" office:value="0.262885" calcext:value-type="float">
            <text:p>0.262885</text:p>
          </table:table-cell>
          <table:table-cell table:formula="of:=([.B72]+[.C72])/2 + 0.000000991 * 7" office:value-type="float" office:value="0.186936562" calcext:value-type="float">
            <text:p>0.18693656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OoO_354MHZ_P1</text:p>
          </table:table-cell>
          <table:table-cell table:formula="of:=([.C12]+[.E12]+[.G12]+[.I12])/4" office:value-type="float" office:value="0.1532705" calcext:value-type="float">
            <text:p>0.1532705</text:p>
          </table:table-cell>
          <table:table-cell table:formula="of:=([.D12]+[.F12]+[.H12]+[.J12])/4" office:value-type="float" office:value="0.360259" calcext:value-type="float">
            <text:p>0.360259</text:p>
          </table:table-cell>
          <table:table-cell table:formula="of:=([.B73]+[.C73])/2 + 0.000000991 * 7" office:value-type="float" office:value="0.256771687" calcext:value-type="float">
            <text:p>0.25677168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OoO_250MHZ_P1</text:p>
          </table:table-cell>
          <table:table-cell table:formula="of:=([.C13]+[.E13]+[.G13]+[.I13])/4" office:value-type="float" office:value="0.21545575" calcext:value-type="float">
            <text:p>0.21545575</text:p>
          </table:table-cell>
          <table:table-cell table:formula="of:=([.D13]+[.F13]+[.H13]+[.J13])/4" office:value-type="float" office:value="0.50184875" calcext:value-type="float">
            <text:p>0.50184875</text:p>
          </table:table-cell>
          <table:table-cell table:formula="of:=([.B74]+[.C74])/2 + 0.000000991 * 7" office:value-type="float" office:value="0.358659187" calcext:value-type="float">
            <text:p>0.35865918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OoO_177MHZ_P1</text:p>
          </table:table-cell>
          <table:table-cell table:formula="of:=([.C14]+[.E14]+[.G14]+[.I14])/4" office:value-type="float" office:value="0.30290875" calcext:value-type="float">
            <text:p>0.30290875</text:p>
          </table:table-cell>
          <table:table-cell table:formula="of:=([.D14]+[.F14]+[.H14]+[.J14])/4" office:value-type="float" office:value="0.70104725" calcext:value-type="float">
            <text:p>0.70104725</text:p>
          </table:table-cell>
          <table:table-cell table:formula="of:=([.B75]+[.C75])/2 + 0.000000991 * 7" office:value-type="float" office:value="0.501984937" calcext:value-type="float">
            <text:p>0.5019849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MMETRIC CORE (P = 16)</text:p>
          </table:table-cell>
          <table:table-cell table:formula="of:=[.B67]" office:value-type="float" office:value="0.38887825" calcext:value-type="float">
            <text:p>0.38887825</text:p>
          </table:table-cell>
          <table:table-cell table:formula="of:=[.C67]" office:value-type="float" office:value="0.11654225" calcext:value-type="float">
            <text:p>0.11654225</text:p>
          </table:table-cell>
          <table:table-cell table:formula="of:=([.B76]+[.C76])/2 + 0.000000991 * 7" office:value-type="float" office:value="0.252717187" calcext:value-type="float">
            <text:p>0.25271718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ERN OoO CORE (P = 1)</text:p>
          </table:table-cell>
          <table:table-cell table:formula="of:=[.B69]" office:value-type="float" office:value="0.05931" calcext:value-type="float">
            <text:p>0.05931</text:p>
          </table:table-cell>
          <table:table-cell table:formula="of:=[.C69]" office:value-type="float" office:value="0.14571725" calcext:value-type="float">
            <text:p>0.14571725</text:p>
          </table:table-cell>
          <table:table-cell table:formula="of:=([.B77]+[.C77])/2 + 0.000000991 * 7" office:value-type="float" office:value="0.102520562" calcext:value-type="float">
            <text:p>0.102520562</text:p>
          </table:table-cell>
          <table:table-cell table:number-columns-repeated="2"/>
          <table:table-cell office:value-type="string" calcext:value-type="string">
            <text:p>To Baseline</text:p>
          </table:table-cell>
          <table:table-cell office:value-type="string" calcext:value-type="string">
            <text:p>To OoO</text:p>
          </table:table-cell>
          <table:table-cell office:value-type="string" calcext:value-type="string">
            <text:p>To Sym</text:p>
          </table:table-cell>
          <table:table-cell office:value-type="string" calcext:value-type="string">
            <text:p>To Dua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YNAMIC CORE (P = 16 / 1)</text:p>
          </table:table-cell>
          <table:table-cell table:formula="of:=[.B77]" office:value-type="float" office:value="0.05931" calcext:value-type="float">
            <text:p>0.05931</text:p>
          </table:table-cell>
          <table:table-cell table:formula="of:=[.C76]" office:value-type="float" office:value="0.11654225" calcext:value-type="float">
            <text:p>0.11654225</text:p>
          </table:table-cell>
          <table:table-cell table:formula="of:=([.B78]+[.C78])/2 + 0.000000991 * 7" office:value-type="float" office:value="0.087933062" calcext:value-type="float">
            <text:p>0.087933062</text:p>
          </table:table-cell>
          <table:table-cell/>
          <table:table-cell office:value-type="string" calcext:value-type="string">
            <text:p>SPEEDUP</text:p>
          </table:table-cell>
          <table:table-cell table:formula="of:=[.D63]/[.D78]" office:value-type="float" office:value="4.01030117659271" calcext:value-type="float">
            <text:p>4.0103011766</text:p>
          </table:table-cell>
          <table:table-cell table:formula="of:=[.D77]/[.D78]" office:value-type="float" office:value="1.16589323365084" calcext:value-type="float">
            <text:p>1.1658932337</text:p>
          </table:table-cell>
          <table:table-cell table:formula="of:=[.D76]/[.D78]" office:value-type="float" office:value="2.87397232908823" calcext:value-type="float">
            <text:p>2.8739723291</text:p>
          </table:table-cell>
          <table:table-cell table:formula="of:=[.D70]/[.D78]" office:value-type="float" office:value="0.758800904715453" calcext:value-type="float">
            <text:p>0.7588009047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umber of Switches</text:p>
          </table:table-cell>
          <table:table-cell office:value-type="string" calcext:value-type="string">
            <text:p>Dynamic Core Latency</text:p>
          </table:table-cell>
          <table:table-cell/>
          <table:table-cell table:style-name="ce1" office:value-type="string" calcext:value-type="string" table:number-columns-spanned="2" table:number-rows-spanned="1">
            <text:p>Modern Core Latency</text:p>
          </table:table-cell>
          <table:covered-table-cell table:style-name="ce2"/>
          <table:table-cell office:value-type="string" calcext:value-type="string">
            <text:p>Difference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table:formula="of:=64*[.$I$8]+64*[.$F$6]+0.000000991*[.A81]" office:value-type="float" office:value="3.734656991" calcext:value-type="float" table:number-columns-spanned="2" table:number-rows-spanned="1">
            <text:p>3.734656991</text:p>
          </table:table-cell>
          <table:covered-table-cell table:style-name="ce2"/>
          <table:table-cell table:style-name="ce1" table:formula="of:=64*[.$F$6]+64*[.$I$8]" office:value-type="float" office:value="3.734656" calcext:value-type="float" table:number-columns-spanned="2" table:number-rows-spanned="1">
            <text:p>3.734656</text:p>
          </table:table-cell>
          <table:covered-table-cell table:style-name="ce2"/>
          <table:table-cell table:formula="of:=[.D81]/[.B81]" office:value-type="float" office:value="0.999999734647652" calcext:value-type="float">
            <text:p>0.9999997346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table:formula="of:=64*[.$I$8]+64*[.$F$6]+0.000000991*[.A82]" office:value-type="float" office:value="3.734657982" calcext:value-type="float" table:number-columns-spanned="2" table:number-rows-spanned="1">
            <text:p>3.734657982</text:p>
          </table:table-cell>
          <table:covered-table-cell table:style-name="ce2"/>
          <table:table-cell table:style-name="ce1" table:formula="of:=64*[.$F$6]+64*[.$I$8]" office:value-type="float" office:value="3.734656" calcext:value-type="float" table:number-columns-spanned="2" table:number-rows-spanned="1">
            <text:p>3.734656</text:p>
          </table:table-cell>
          <table:covered-table-cell table:style-name="ce2"/>
          <table:table-cell table:formula="of:=[.D82]/[.B82]" office:value-type="float" office:value="0.999999469295446" calcext:value-type="float">
            <text:p>0.9999994693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table:formula="of:=64*[.$I$8]+64*[.$F$6]+0.000000991*[.A83]" office:value-type="float" office:value="3.734659964" calcext:value-type="float" table:number-columns-spanned="2" table:number-rows-spanned="1">
            <text:p>3.734659964</text:p>
          </table:table-cell>
          <table:covered-table-cell table:style-name="ce2"/>
          <table:table-cell table:style-name="ce1" table:formula="of:=64*[.$F$6]+64*[.$I$8]" office:value-type="float" office:value="3.734656" calcext:value-type="float" table:number-columns-spanned="2" table:number-rows-spanned="1">
            <text:p>3.734656</text:p>
          </table:table-cell>
          <table:covered-table-cell table:style-name="ce2"/>
          <table:table-cell table:formula="of:=[.D83]/[.B83]" office:value-type="float" office:value="0.999998938591455" calcext:value-type="float">
            <text:p>0.9999989386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table:formula="of:=64*[.$I$8]+64*[.$F$6]+0.000000991*[.A84]" office:value-type="float" office:value="3.734663928" calcext:value-type="float" table:number-columns-spanned="2" table:number-rows-spanned="1">
            <text:p>3.734663928</text:p>
          </table:table-cell>
          <table:covered-table-cell table:style-name="ce2"/>
          <table:table-cell table:style-name="ce1" table:formula="of:=64*[.$F$6]+64*[.$I$8]" office:value-type="float" office:value="3.734656" calcext:value-type="float" table:number-columns-spanned="2" table:number-rows-spanned="1">
            <text:p>3.734656</text:p>
          </table:table-cell>
          <table:covered-table-cell table:style-name="ce2"/>
          <table:table-cell table:formula="of:=[.D84]/[.B84]" office:value-type="float" office:value="0.999997877185162" calcext:value-type="float">
            <text:p>0.9999978772</text:p>
          </table:table-cell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" table:formula="of:=64*[.$I$8]+64*[.$F$6]+0.000000991*[.A85]" office:value-type="float" office:value="3.734671856" calcext:value-type="float" table:number-columns-spanned="2" table:number-rows-spanned="1">
            <text:p>3.734671856</text:p>
          </table:table-cell>
          <table:covered-table-cell table:style-name="ce2"/>
          <table:table-cell table:style-name="ce1" table:formula="of:=64*[.$F$6]+64*[.$I$8]" office:value-type="float" office:value="3.734656" calcext:value-type="float" table:number-columns-spanned="2" table:number-rows-spanned="1">
            <text:p>3.734656</text:p>
          </table:table-cell>
          <table:covered-table-cell table:style-name="ce2"/>
          <table:table-cell table:formula="of:=[.D85]/[.B85]" office:value-type="float" office:value="0.999995754379337" calcext:value-type="float">
            <text:p>0.9999957544</text:p>
          </table:table-cell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" table:formula="of:=64*[.$I$8]+64*[.$F$6]+0.000000991*[.A86]" office:value-type="float" office:value="3.734687712" calcext:value-type="float" table:number-columns-spanned="2" table:number-rows-spanned="1">
            <text:p>3.734687712</text:p>
          </table:table-cell>
          <table:covered-table-cell table:style-name="ce2"/>
          <table:table-cell table:style-name="ce1" table:formula="of:=64*[.$F$6]+64*[.$I$8]" office:value-type="float" office:value="3.734656" calcext:value-type="float" table:number-columns-spanned="2" table:number-rows-spanned="1">
            <text:p>3.734656</text:p>
          </table:table-cell>
          <table:covered-table-cell table:style-name="ce2"/>
          <table:table-cell table:formula="of:=[.D86]/[.B86]" office:value-type="float" office:value="0.999991508794725" calcext:value-type="float">
            <text:p>0.9999915088</text:p>
          </table:table-cell>
          <table:table-cell table:number-columns-repeated="1018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" table:formula="of:=64*[.$I$8]+64*[.$F$6]+0.000000991*[.A87]" office:value-type="float" office:value="3.734719424" calcext:value-type="float" table:number-columns-spanned="2" table:number-rows-spanned="1">
            <text:p>3.734719424</text:p>
          </table:table-cell>
          <table:covered-table-cell table:style-name="ce2"/>
          <table:table-cell table:style-name="ce1" table:formula="of:=64*[.$F$6]+64*[.$I$8]" office:value-type="float" office:value="3.734656" calcext:value-type="float" table:number-columns-spanned="2" table:number-rows-spanned="1">
            <text:p>3.734656</text:p>
          </table:table-cell>
          <table:covered-table-cell table:style-name="ce2"/>
          <table:table-cell table:formula="of:=[.D87]/[.B87]" office:value-type="float" office:value="0.99998301773365" calcext:value-type="float">
            <text:p>0.9999830177</text:p>
          </table:table-cell>
          <table:table-cell table:number-columns-repeated="1018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1" table:formula="of:=64*[.$I$8]+64*[.$F$6]+0.000000991*[.A88]" office:value-type="float" office:value="3.734782848" calcext:value-type="float" table:number-columns-spanned="2" table:number-rows-spanned="1">
            <text:p>3.734782848</text:p>
          </table:table-cell>
          <table:covered-table-cell table:style-name="ce2"/>
          <table:table-cell table:style-name="ce1" table:formula="of:=64*[.$F$6]+64*[.$I$8]" office:value-type="float" office:value="3.734656" calcext:value-type="float" table:number-columns-spanned="2" table:number-rows-spanned="1">
            <text:p>3.734656</text:p>
          </table:table-cell>
          <table:covered-table-cell table:style-name="ce2"/>
          <table:table-cell table:formula="of:=[.D88]/[.B88]" office:value-type="float" office:value="0.999966036044085" calcext:value-type="float">
            <text:p>0.999966036</text:p>
          </table:table-cell>
          <table:table-cell table:number-columns-repeated="1018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1" table:formula="of:=64*[.$I$8]+64*[.$F$6]+0.000000991*[.A89]" office:value-type="float" office:value="3.734909696" calcext:value-type="float" table:number-columns-spanned="2" table:number-rows-spanned="1">
            <text:p>3.734909696</text:p>
          </table:table-cell>
          <table:covered-table-cell table:style-name="ce2"/>
          <table:table-cell table:style-name="ce1" table:formula="of:=64*[.$F$6]+64*[.$I$8]" office:value-type="float" office:value="3.734656" calcext:value-type="float" table:number-columns-spanned="2" table:number-rows-spanned="1">
            <text:p>3.734656</text:p>
          </table:table-cell>
          <table:covered-table-cell table:style-name="ce2"/>
          <table:table-cell table:formula="of:=[.D89]/[.B89]" office:value-type="float" office:value="0.999932074395193" calcext:value-type="float">
            <text:p>0.9999320744</text:p>
          </table:table-cell>
          <table:table-cell table:number-columns-repeated="1018"/>
        </table:table-row>
        <table:table-row table:style-name="ro2">
          <table:table-cell office:value-type="float" office:value="512" calcext:value-type="float">
            <text:p>512</text:p>
          </table:table-cell>
          <table:table-cell table:style-name="ce1" table:formula="of:=64*[.$I$8]+64*[.$F$6]+0.000000991*[.A90]" office:value-type="float" office:value="3.735163392" calcext:value-type="float" table:number-columns-spanned="2" table:number-rows-spanned="1">
            <text:p>3.735163392</text:p>
          </table:table-cell>
          <table:covered-table-cell table:style-name="ce2"/>
          <table:table-cell table:style-name="ce1" table:formula="of:=64*[.$F$6]+64*[.$I$8]" office:value-type="float" office:value="3.734656" calcext:value-type="float" table:number-columns-spanned="2" table:number-rows-spanned="1">
            <text:p>3.734656</text:p>
          </table:table-cell>
          <table:covered-table-cell table:style-name="ce2"/>
          <table:table-cell table:formula="of:=[.D90]/[.B90]" office:value-type="float" office:value="0.999864158017535" calcext:value-type="float">
            <text:p>0.999864158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umber of Cores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Speedup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69]" office:value-type="float" office:value="0.05931" calcext:value-type="float">
            <text:p>0.05931</text:p>
          </table:table-cell>
          <table:table-cell table:formula="of:=[.C63]" office:value-type="float" office:value="0.31194875" calcext:value-type="float">
            <text:p>0.31194875</text:p>
          </table:table-cell>
          <table:table-cell table:formula="of:=([.B93]+[.C93])/2 + 0.000000991 * 7" office:value-type="float" office:value="0.185636312" calcext:value-type="float">
            <text:p>0.185636312</text:p>
          </table:table-cell>
          <table:table-cell table:formula="of:=[.$D$77]/[.D93]" office:value-type="float" office:value="0.552265668798678" calcext:value-type="float">
            <text:p>0.5522656688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71]" office:value-type="float" office:value="0.08010425" calcext:value-type="float">
            <text:p>0.08010425</text:p>
          </table:table-cell>
          <table:table-cell table:formula="of:=[.C64]" office:value-type="float" office:value="0.17323725" calcext:value-type="float">
            <text:p>0.17323725</text:p>
          </table:table-cell>
          <table:table-cell table:formula="of:=([.B94]+[.C94])/2 + 0.000000991 * 7" office:value-type="float" office:value="0.126677687" calcext:value-type="float">
            <text:p>0.126677687</text:p>
          </table:table-cell>
          <table:table-cell table:formula="of:=[.$D$77]/[.D94]" office:value-type="float" office:value="0.809302446452152" calcext:value-type="float">
            <text:p>0.8093024465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72]" office:value-type="float" office:value="0.11097425" calcext:value-type="float">
            <text:p>0.11097425</text:p>
          </table:table-cell>
          <table:table-cell table:formula="of:=[.C65]" office:value-type="float" office:value="0.12365025" calcext:value-type="float">
            <text:p>0.12365025</text:p>
          </table:table-cell>
          <table:table-cell table:formula="of:=([.B95]+[.C95])/2 + 0.000000991 * 7" office:value-type="float" office:value="0.117319187" calcext:value-type="float">
            <text:p>0.117319187</text:p>
          </table:table-cell>
          <table:table-cell table:formula="of:=[.$D$77]/[.D95]" office:value-type="float" office:value="0.87386014701926" calcext:value-type="float">
            <text:p>0.873860147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73]" office:value-type="float" office:value="0.1532705" calcext:value-type="float">
            <text:p>0.1532705</text:p>
          </table:table-cell>
          <table:table-cell table:formula="of:=[.C66]" office:value-type="float" office:value="0.09122375" calcext:value-type="float">
            <text:p>0.09122375</text:p>
          </table:table-cell>
          <table:table-cell table:formula="of:=([.B96]+[.C96])/2 + 0.000000991 * 7" office:value-type="float" office:value="0.122254062" calcext:value-type="float">
            <text:p>0.122254062</text:p>
          </table:table-cell>
          <table:table-cell table:formula="of:=[.$D$77]/[.D96]" office:value-type="float" office:value="0.838586140393437" calcext:value-type="float">
            <text:p>0.8385861404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74]" office:value-type="float" office:value="0.21545575" calcext:value-type="float">
            <text:p>0.21545575</text:p>
          </table:table-cell>
          <table:table-cell table:formula="of:=[.C67]" office:value-type="float" office:value="0.11654225" calcext:value-type="float">
            <text:p>0.11654225</text:p>
          </table:table-cell>
          <table:table-cell table:formula="of:=([.B97]+[.C97])/2 + 0.000000991 * 7" office:value-type="float" office:value="0.166005937" calcext:value-type="float">
            <text:p>0.166005937</text:p>
          </table:table-cell>
          <table:table-cell table:formula="of:=[.$D$77]/[.D97]" office:value-type="float" office:value="0.617571659500347" calcext:value-type="float">
            <text:p>0.6175716595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75]" office:value-type="float" office:value="0.30290875" calcext:value-type="float">
            <text:p>0.30290875</text:p>
          </table:table-cell>
          <table:table-cell table:formula="of:=[.C68]" office:value-type="float" office:value="0.18810025" calcext:value-type="float">
            <text:p>0.18810025</text:p>
          </table:table-cell>
          <table:table-cell table:formula="of:=([.B98]+[.C98])/2 + 0.000000991 * 7" office:value-type="float" office:value="0.245511437" calcext:value-type="float">
            <text:p>0.245511437</text:p>
          </table:table-cell>
          <table:table-cell table:formula="of:=[.$D$77]/[.D98]" office:value-type="float" office:value="0.417579576954698" calcext:value-type="float">
            <text:p>0.41757957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raction Parallel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1 Core</text:p>
          </table:table-cell>
          <table:table-cell office:value-type="string" calcext:value-type="string">
            <text:p>2 Cores</text:p>
          </table:table-cell>
          <table:table-cell office:value-type="string" calcext:value-type="string">
            <text:p>4 Cores</text:p>
          </table:table-cell>
          <table:table-cell office:value-type="string" calcext:value-type="string">
            <text:p>8 Cores</text:p>
          </table:table-cell>
          <table:table-cell office:value-type="string" calcext:value-type="string">
            <text:p>16 Cores</text:p>
          </table:table-cell>
          <table:table-cell office:value-type="string" calcext:value-type="string">
            <text:p>32 Cor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ial</text:p>
          </table:table-cell>
          <table:table-cell table:formula="of:=4/([.$C8]/[.$C39]+[.$E8]/[.$E39]+[.$G8]/[.$G39]+[.$I8]/[.$I39])" office:value-type="float" office:value="1631888608.80646" calcext:value-type="float">
            <text:p>1631888608.80646</text:p>
          </table:table-cell>
          <table:table-cell table:formula="of:=4/([.$C8]/[.$C39]+[.$E8]/[.$E39]+[.$G8]/[.$G39]+[.$I8]/[.$I39])" office:value-type="float" office:value="1631888608.80646" calcext:value-type="float">
            <text:p>1631888608.80646</text:p>
          </table:table-cell>
          <table:table-cell table:formula="of:=4/([.$C10]/[.$C39]+[.$E10]/[.$E39]+[.$G10]/[.$G39]+[.$I10]/[.$I39])" office:value-type="float" office:value="1243458831.05016" calcext:value-type="float">
            <text:p>1243458831.05016</text:p>
          </table:table-cell>
          <table:table-cell table:formula="of:=4/([.$C11]/[.$C39]+[.$E11]/[.$E39]+[.$G11]/[.$G39]+[.$I11]/[.$I39])" office:value-type="float" office:value="919991702.884011" calcext:value-type="float">
            <text:p>919991702.884011</text:p>
          </table:table-cell>
          <table:table-cell table:formula="of:=4/([.$C12]/[.$C39]+[.$E12]/[.$E39]+[.$G12]/[.$G39]+[.$I12]/[.$I39])" office:value-type="float" office:value="677414784.25797" calcext:value-type="float">
            <text:p>677414784.25797</text:p>
          </table:table-cell>
          <table:table-cell table:formula="of:=4/([.$C13]/[.$C39]+[.$E13]/[.$E39]+[.$G13]/[.$G39]+[.$I13]/[.$I39])" office:value-type="float" office:value="489607005.408609" calcext:value-type="float">
            <text:p>489607005.408609</text:p>
          </table:table-cell>
          <table:table-cell table:formula="of:=4/([.$C14]/[.$C39]+[.$E14]/[.$E39]+[.$G14]/[.$G39]+[.$I14]/[.$I39])" office:value-type="float" office:value="351185796.159496" calcext:value-type="float">
            <text:p>351185796.1594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llel</text:p>
          </table:table-cell>
          <table:table-cell table:formula="of:=4/([.$D8]/[.$D39]+[.$F8]/[.$F39]+[.$H8]/[.$H39]+[.$J8]/[.$J39])" office:value-type="float" office:value="735577378.525312" calcext:value-type="float">
            <text:p>735577378.525312</text:p>
          </table:table-cell>
          <table:table-cell table:formula="of:=4/([.$D2]/[.$D33]+[.$F2]/[.$F33]+[.$H2]/[.$H33]+[.$J2]/[.$J33])" office:value-type="float" office:value="323685039.5682" calcext:value-type="float">
            <text:p>323685039.5682</text:p>
          </table:table-cell>
          <table:table-cell table:formula="of:=4/([.$D3]/[.$D33]+[.$F3]/[.$F33]+[.$H3]/[.$H33]+[.$J3]/[.$J33])" office:value-type="float" office:value="530136754.193192" calcext:value-type="float">
            <text:p>530136754.193192</text:p>
          </table:table-cell>
          <table:table-cell table:formula="of:=4/([.$D4]/[.$D33]+[.$F4]/[.$F33]+[.$H4]/[.$H33]+[.$J4]/[.$J33])" office:value-type="float" office:value="654291427.500557" calcext:value-type="float">
            <text:p>654291427.500557</text:p>
          </table:table-cell>
          <table:table-cell table:formula="of:=4/([.$D5]/[.$D33]+[.$F5]/[.$F33]+[.$H5]/[.$H33]+[.$J5]/[.$J33])" office:value-type="float" office:value="815759302.343011" calcext:value-type="float">
            <text:p>815759302.343011</text:p>
          </table:table-cell>
          <table:table-cell table:formula="of:=4/([.$D6]/[.$D33]+[.$F6]/[.$F33]+[.$H6]/[.$H33]+[.$J6]/[.$J33])" office:value-type="float" office:value="727237172.711232" calcext:value-type="float">
            <text:p>727237172.711232</text:p>
          </table:table-cell>
          <table:table-cell table:formula="of:=4/([.$D7]/[.$D33]+[.$F7]/[.$F33]+[.$H7]/[.$H33]+[.$J7]/[.$J33])" office:value-type="float" office:value="499463678.664685" calcext:value-type="float">
            <text:p>499463678.664685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/((1-[.$A104])/[.B$102]+[.$A104]/[.B$103])" office:value-type="float" office:value="1631888608.80646" calcext:value-type="float">
            <text:p>1631888608.80646</text:p>
          </table:table-cell>
          <table:table-cell table:formula="of:=(1/((1-[.$A104])/[.C$102]+[.$A104]/[.C$103]))/[.$B104]" office:value-type="float" office:value="1" calcext:value-type="float">
            <text:p>1</text:p>
          </table:table-cell>
          <table:table-cell table:formula="of:=(1/((1-[.$A104])/[.D$102]+[.$A104]/[.D$103]))/[.$B104]" office:value-type="float" office:value="0.761975311513209" calcext:value-type="float">
            <text:p>0.7619753115</text:p>
          </table:table-cell>
          <table:table-cell table:formula="of:=(1/((1-[.$A104])/[.E$102]+[.$A104]/[.E$103]))/[.$B104]" office:value-type="float" office:value="0.563758885207782" calcext:value-type="float">
            <text:p>0.5637588852</text:p>
          </table:table-cell>
          <table:table-cell table:formula="of:=(1/((1-[.$A104])/[.F$102]+[.$A104]/[.F$103]))/[.$B104]" office:value-type="float" office:value="0.415110921543487" calcext:value-type="float">
            <text:p>0.4151109215</text:p>
          </table:table-cell>
          <table:table-cell table:formula="of:=(1/((1-[.$A104])/[.G$102]+[.$A104]/[.G$103]))/[.$B104]" office:value-type="float" office:value="0.300024770542825" calcext:value-type="float">
            <text:p>0.3000247705</text:p>
          </table:table-cell>
          <table:table-cell table:formula="of:=(1/((1-[.$A104])/[.H$102]+[.$A104]/[.H$103]))/[.$B104]" office:value-type="float" office:value="0.215202063587139" calcext:value-type="float">
            <text:p>0.2152020636</text:p>
          </table:table-cell>
          <table:table-cell table:number-columns-repeated="1016"/>
        </table:table-row>
        <table:table-row table:style-name="ro1">
          <table:table-cell table:formula="of:=[.A104]+0.01" office:value-type="float" office:value="0.01" calcext:value-type="float">
            <text:p>0.01</text:p>
          </table:table-cell>
          <table:table-cell table:formula="of:=1/((1-[.$A105])/[.B$102]+[.$A105]/[.B$103])" office:value-type="float" office:value="1612243201.946" calcext:value-type="float">
            <text:p>1612243201.946</text:p>
          </table:table-cell>
          <table:table-cell table:formula="of:=(1/((1-[.$A105])/[.C$102]+[.$A105]/[.C$103]))/[.$B105]" office:value-type="float" office:value="0.972865849139597" calcext:value-type="float">
            <text:p>0.9728658491</text:p>
          </table:table-cell>
          <table:table-cell table:formula="of:=(1/((1-[.$A105])/[.D$102]+[.$A105]/[.D$103]))/[.$B105]" office:value-type="float" office:value="0.761020227889338" calcext:value-type="float">
            <text:p>0.7610202279</text:p>
          </table:table-cell>
          <table:table-cell table:formula="of:=(1/((1-[.$A105])/[.E$102]+[.$A105]/[.E$103]))/[.$B105]" office:value-type="float" office:value="0.568320480797885" calcext:value-type="float">
            <text:p>0.5683204808</text:p>
          </table:table-cell>
          <table:table-cell table:formula="of:=(1/((1-[.$A105])/[.F$102]+[.$A105]/[.F$103]))/[.$B105]" office:value-type="float" office:value="0.420882880404362" calcext:value-type="float">
            <text:p>0.4208828804</text:p>
          </table:table-cell>
          <table:table-cell table:formula="of:=(1/((1-[.$A105])/[.G$102]+[.$A105]/[.G$103]))/[.$B105]" office:value-type="float" office:value="0.304676166037379" calcext:value-type="float">
            <text:p>0.304676166</text:p>
          </table:table-cell>
          <table:table-cell table:formula="of:=(1/((1-[.$A105])/[.H$102]+[.$A105]/[.H$103]))/[.$B105]" office:value-type="float" office:value="0.218472920302512" calcext:value-type="float">
            <text:p>0.2184729203</text:p>
          </table:table-cell>
          <table:table-cell table:number-columns-repeated="1016"/>
        </table:table-row>
        <table:table-row table:style-name="ro1">
          <table:table-cell table:formula="of:=[.A105]+0.01" office:value-type="float" office:value="0.02" calcext:value-type="float">
            <text:p>0.02</text:p>
          </table:table-cell>
          <table:table-cell table:formula="of:=1/((1-[.$A106])/[.B$102]+[.$A106]/[.B$103])" office:value-type="float" office:value="1593065169.06275" calcext:value-type="float">
            <text:p>1593065169.06275</text:p>
          </table:table-cell>
          <table:table-cell table:formula="of:=(1/((1-[.$A106])/[.C$102]+[.$A106]/[.C$103]))/[.$B106]" office:value-type="float" office:value="0.94776097272309" calcext:value-type="float">
            <text:p>0.9477609727</text:p>
          </table:table-cell>
          <table:table-cell table:formula="of:=(1/((1-[.$A106])/[.D$102]+[.$A106]/[.D$103]))/[.$B106]" office:value-type="float" office:value="0.760090172856022" calcext:value-type="float">
            <text:p>0.7600901729</text:p>
          </table:table-cell>
          <table:table-cell table:formula="of:=(1/((1-[.$A106])/[.E$102]+[.$A106]/[.E$103]))/[.$B106]" office:value-type="float" office:value="0.572845326623846" calcext:value-type="float">
            <text:p>0.5728453266</text:p>
          </table:table-cell>
          <table:table-cell table:formula="of:=(1/((1-[.$A106])/[.F$102]+[.$A106]/[.F$103]))/[.$B106]" office:value-type="float" office:value="0.426674483209147" calcext:value-type="float">
            <text:p>0.4266744832</text:p>
          </table:table-cell>
          <table:table-cell table:formula="of:=(1/((1-[.$A106])/[.G$102]+[.$A106]/[.G$103]))/[.$B106]" office:value-type="float" office:value="0.309358159054327" calcext:value-type="float">
            <text:p>0.3093581591</text:p>
          </table:table-cell>
          <table:table-cell table:formula="of:=(1/((1-[.$A106])/[.H$102]+[.$A106]/[.H$103]))/[.$B106]" office:value-type="float" office:value="0.221763313676221" calcext:value-type="float">
            <text:p>0.2217633137</text:p>
          </table:table-cell>
          <table:table-cell table:number-columns-repeated="1016"/>
        </table:table-row>
        <table:table-row table:style-name="ro1">
          <table:table-cell table:formula="of:=[.A106]+0.01" office:value-type="float" office:value="0.03" calcext:value-type="float">
            <text:p>0.03</text:p>
          </table:table-cell>
          <table:table-cell table:formula="of:=1/((1-[.$A107])/[.B$102]+[.$A107]/[.B$103])" office:value-type="float" office:value="1574338027.63221" calcext:value-type="float">
            <text:p>1574338027.63221</text:p>
          </table:table-cell>
          <table:table-cell table:formula="of:=(1/((1-[.$A107])/[.C$102]+[.$A107]/[.C$103]))/[.$B107]" office:value-type="float" office:value="0.924465932097032" calcext:value-type="float">
            <text:p>0.9244659321</text:p>
          </table:table-cell>
          <table:table-cell table:formula="of:=(1/((1-[.$A107])/[.D$102]+[.$A107]/[.D$103]))/[.$B107]" office:value-type="float" office:value="0.759184175301709" calcext:value-type="float">
            <text:p>0.7591841753</text:p>
          </table:table-cell>
          <table:table-cell table:formula="of:=(1/((1-[.$A107])/[.E$102]+[.$A107]/[.E$103]))/[.$B107]" office:value-type="float" office:value="0.577333865006802" calcext:value-type="float">
            <text:p>0.577333865</text:p>
          </table:table-cell>
          <table:table-cell table:formula="of:=(1/((1-[.$A107])/[.F$102]+[.$A107]/[.F$103]))/[.$B107]" office:value-type="float" office:value="0.432485830411338" calcext:value-type="float">
            <text:p>0.4324858304</text:p>
          </table:table-cell>
          <table:table-cell table:formula="of:=(1/((1-[.$A107])/[.G$102]+[.$A107]/[.G$103]))/[.$B107]" office:value-type="float" office:value="0.314071052502054" calcext:value-type="float">
            <text:p>0.3140710525</text:p>
          </table:table-cell>
          <table:table-cell table:formula="of:=(1/((1-[.$A107])/[.H$102]+[.$A107]/[.H$103]))/[.$B107]" office:value-type="float" office:value="0.225073419269754" calcext:value-type="float">
            <text:p>0.2250734193</text:p>
          </table:table-cell>
          <table:table-cell table:number-columns-repeated="1016"/>
        </table:table-row>
        <table:table-row table:style-name="ro1">
          <table:table-cell table:formula="of:=[.A107]+0.01" office:value-type="float" office:value="0.04" calcext:value-type="float">
            <text:p>0.04</text:p>
          </table:table-cell>
          <table:table-cell table:formula="of:=1/((1-[.$A108])/[.B$102]+[.$A108]/[.B$103])" office:value-type="float" office:value="1556046061.16048" calcext:value-type="float">
            <text:p>1556046061.16048</text:p>
          </table:table-cell>
          <table:table-cell table:formula="of:=(1/((1-[.$A108])/[.C$102]+[.$A108]/[.C$103]))/[.$B108]" office:value-type="float" office:value="0.902791826944729" calcext:value-type="float">
            <text:p>0.9027918269</text:p>
          </table:table-cell>
          <table:table-cell table:formula="of:=(1/((1-[.$A108])/[.D$102]+[.$A108]/[.D$103]))/[.$B108]" office:value-type="float" office:value="0.758301313712337" calcext:value-type="float">
            <text:p>0.7583013137</text:p>
          </table:table-cell>
          <table:table-cell table:formula="of:=(1/((1-[.$A108])/[.E$102]+[.$A108]/[.E$103]))/[.$B108]" office:value-type="float" office:value="0.58178653119787" calcext:value-type="float">
            <text:p>0.5817865312</text:p>
          </table:table-cell>
          <table:table-cell table:formula="of:=(1/((1-[.$A108])/[.F$102]+[.$A108]/[.F$103]))/[.$B108]" office:value-type="float" office:value="0.438317023150523" calcext:value-type="float">
            <text:p>0.4383170232</text:p>
          </table:table-cell>
          <table:table-cell table:formula="of:=(1/((1-[.$A108])/[.G$102]+[.$A108]/[.G$103]))/[.$B108]" office:value-type="float" office:value="0.318815153300477" calcext:value-type="float">
            <text:p>0.3188151533</text:p>
          </table:table-cell>
          <table:table-cell table:formula="of:=(1/((1-[.$A108])/[.H$102]+[.$A108]/[.H$103]))/[.$B108]" office:value-type="float" office:value="0.228403414754439" calcext:value-type="float">
            <text:p>0.2284034148</text:p>
          </table:table-cell>
          <table:table-cell table:number-columns-repeated="1016"/>
        </table:table-row>
        <table:table-row table:style-name="ro1">
          <table:table-cell table:formula="of:=[.A108]+0.01" office:value-type="float" office:value="0.05" calcext:value-type="float">
            <text:p>0.05</text:p>
          </table:table-cell>
          <table:table-cell table:formula="of:=1/((1-[.$A109])/[.B$102]+[.$A109]/[.B$103])" office:value-type="float" office:value="1538174275.19349" calcext:value-type="float">
            <text:p>1538174275.19349</text:p>
          </table:table-cell>
          <table:table-cell table:formula="of:=(1/((1-[.$A109])/[.C$102]+[.$A109]/[.C$103]))/[.$B109]" office:value-type="float" office:value="0.882575161535009" calcext:value-type="float">
            <text:p>0.8825751615</text:p>
          </table:table-cell>
          <table:table-cell table:formula="of:=(1/((1-[.$A109])/[.D$102]+[.$A109]/[.D$103]))/[.$B109]" office:value-type="float" office:value="0.757440713044894" calcext:value-type="float">
            <text:p>0.757440713</text:p>
          </table:table-cell>
          <table:table-cell table:formula="of:=(1/((1-[.$A109])/[.E$102]+[.$A109]/[.E$103]))/[.$B109]" office:value-type="float" office:value="0.586203753518843" calcext:value-type="float">
            <text:p>0.5862037535</text:p>
          </table:table-cell>
          <table:table-cell table:formula="of:=(1/((1-[.$A109])/[.F$102]+[.$A109]/[.F$103]))/[.$B109]" office:value-type="float" office:value="0.444168163258246" calcext:value-type="float">
            <text:p>0.4441681633</text:p>
          </table:table-cell>
          <table:table-cell table:formula="of:=(1/((1-[.$A109])/[.G$102]+[.$A109]/[.G$103]))/[.$B109]" office:value-type="float" office:value="0.323590772447677" calcext:value-type="float">
            <text:p>0.3235907724</text:p>
          </table:table-cell>
          <table:table-cell table:formula="of:=(1/((1-[.$A109])/[.H$102]+[.$A109]/[.H$103]))/[.$B109]" office:value-type="float" office:value="0.231753479943237" calcext:value-type="float">
            <text:p>0.2317534799</text:p>
          </table:table-cell>
          <table:table-cell table:number-columns-repeated="4"/>
          <table:table-cell>
            <draw:frame table:end-cell-address="Sheet1.AF167" table:end-x="0.3689in" table:end-y="0.1024in" draw:z-index="2" draw:name="Chart 3" draw:style-name="gr1" draw:text-style-name="P1" svg:width="17.2673in" svg:height="10.315in" svg:x="0.0433in" svg:y="0.0984in">
              <draw:object draw:notify-on-update-of-ranges="Sheet1.B47:Sheet1.K47 Sheet1.A48:Sheet1.A48 Sheet1.B48:Sheet1.K48 Sheet1.A49:Sheet1.A49 Sheet1.B49:Sheet1.K49 Sheet1.A50:Sheet1.A50 Sheet1.B50:Sheet1.K50 Sheet1.A51:Sheet1.A51 Sheet1.B51:Sheet1.K51 Sheet1.A52:Sheet1.A52 Sheet1.B52:Sheet1.K52 Sheet1.A53:Sheet1.A53 Sheet1.B53:Sheet1.K53 Sheet1.A54:Sheet1.A54 Sheet1.B54:Sheet1.K54 Sheet1.A55:Sheet1.A55 Sheet1.B55:Sheet1.K55 Sheet1.A56:Sheet1.A56 Sheet1.B56:Sheet1.K56 Sheet1.A57:Sheet1.A57 Sheet1.B57:Sheet1.K57 Sheet1.A58:Sheet1.A58 Sheet1.B58:Sheet1.K58 Sheet1.A59:Sheet1.A59 Sheet1.B59:Sheet1.K59 Sheet1.A60:Sheet1.A60 Sheet1.B60:Sheet1.K6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table:formula="of:=[.A109]+0.01" office:value-type="float" office:value="0.06" calcext:value-type="float">
            <text:p>0.06</text:p>
          </table:table-cell>
          <table:table-cell table:formula="of:=1/((1-[.$A110])/[.B$102]+[.$A110]/[.B$103])" office:value-type="float" office:value="1520708356.32336" calcext:value-type="float">
            <text:p>1520708356.32336</text:p>
          </table:table-cell>
          <table:table-cell table:formula="of:=(1/((1-[.$A110])/[.C$102]+[.$A110]/[.C$103]))/[.$B110]" office:value-type="float" office:value="0.86367371291601" calcext:value-type="float">
            <text:p>0.8636737129</text:p>
          </table:table-cell>
          <table:table-cell table:formula="of:=(1/((1-[.$A110])/[.D$102]+[.$A110]/[.D$103]))/[.$B110]" office:value-type="float" office:value="0.756601541834529" calcext:value-type="float">
            <text:p>0.7566015418</text:p>
          </table:table-cell>
          <table:table-cell table:formula="of:=(1/((1-[.$A110])/[.E$102]+[.$A110]/[.E$103]))/[.$B110]" office:value-type="float" office:value="0.590585953499538" calcext:value-type="float">
            <text:p>0.5905859535</text:p>
          </table:table-cell>
          <table:table-cell table:formula="of:=(1/((1-[.$A110])/[.F$102]+[.$A110]/[.F$103]))/[.$B110]" office:value-type="float" office:value="0.450039353263935" calcext:value-type="float">
            <text:p>0.4500393533</text:p>
          </table:table-cell>
          <table:table-cell table:formula="of:=(1/((1-[.$A110])/[.G$102]+[.$A110]/[.G$103]))/[.$B110]" office:value-type="float" office:value="0.32839822508786" calcext:value-type="float">
            <text:p>0.3283982251</text:p>
          </table:table-cell>
          <table:table-cell table:formula="of:=(1/((1-[.$A110])/[.H$102]+[.$A110]/[.H$103]))/[.$B110]" office:value-type="float" office:value="0.235123796823106" calcext:value-type="float">
            <text:p>0.2351237968</text:p>
          </table:table-cell>
          <table:table-cell table:number-columns-repeated="1016"/>
        </table:table-row>
        <table:table-row table:style-name="ro1">
          <table:table-cell table:formula="of:=[.A110]+0.01" office:value-type="float" office:value="0.07" calcext:value-type="float">
            <text:p>0.07</text:p>
          </table:table-cell>
          <table:table-cell table:formula="of:=1/((1-[.$A111])/[.B$102]+[.$A111]/[.B$103])" office:value-type="float" office:value="1503634633.95618" calcext:value-type="float">
            <text:p>1503634633.95618</text:p>
          </table:table-cell>
          <table:table-cell table:formula="of:=(1/((1-[.$A111])/[.C$102]+[.$A111]/[.C$103]))/[.$B111]" office:value-type="float" office:value="0.845963180102024" calcext:value-type="float">
            <text:p>0.8459631801</text:p>
          </table:table-cell>
          <table:table-cell table:formula="of:=(1/((1-[.$A111])/[.D$102]+[.$A111]/[.D$103]))/[.$B111]" office:value-type="float" office:value="0.755783009515106" calcext:value-type="float">
            <text:p>0.7557830095</text:p>
          </table:table-cell>
          <table:table-cell table:formula="of:=(1/((1-[.$A111])/[.E$102]+[.$A111]/[.E$103]))/[.$B111]" office:value-type="float" office:value="0.594933546011893" calcext:value-type="float">
            <text:p>0.594933546</text:p>
          </table:table-cell>
          <table:table-cell table:formula="of:=(1/((1-[.$A111])/[.F$102]+[.$A111]/[.F$103]))/[.$B111]" office:value-type="float" office:value="0.455930696400894" calcext:value-type="float">
            <text:p>0.4559306964</text:p>
          </table:table-cell>
          <table:table-cell table:formula="of:=(1/((1-[.$A111])/[.G$102]+[.$A111]/[.G$103]))/[.$B111]" office:value-type="float" office:value="0.333237830580679" calcext:value-type="float">
            <text:p>0.3332378306</text:p>
          </table:table-cell>
          <table:table-cell table:formula="of:=(1/((1-[.$A111])/[.H$102]+[.$A111]/[.H$103]))/[.$B111]" office:value-type="float" office:value="0.238514549587954" calcext:value-type="float">
            <text:p>0.2385145496</text:p>
          </table:table-cell>
          <table:table-cell table:number-columns-repeated="1016"/>
        </table:table-row>
        <table:table-row table:style-name="ro1">
          <table:table-cell table:formula="of:=[.A111]+0.01" office:value-type="float" office:value="0.08" calcext:value-type="float">
            <text:p>0.08</text:p>
          </table:table-cell>
          <table:table-cell table:formula="of:=1/((1-[.$A112])/[.B$102]+[.$A112]/[.B$103])" office:value-type="float" office:value="1486940044.62678" calcext:value-type="float">
            <text:p>1486940044.62678</text:p>
          </table:table-cell>
          <table:table-cell table:formula="of:=(1/((1-[.$A112])/[.C$102]+[.$A112]/[.C$103]))/[.$B112]" office:value-type="float" office:value="0.829334447286419" calcext:value-type="float">
            <text:p>0.8293344473</text:p>
          </table:table-cell>
          <table:table-cell table:formula="of:=(1/((1-[.$A112])/[.D$102]+[.$A112]/[.D$103]))/[.$B112]" office:value-type="float" office:value="0.754984363935055" calcext:value-type="float">
            <text:p>0.7549843639</text:p>
          </table:table-cell>
          <table:table-cell table:formula="of:=(1/((1-[.$A112])/[.E$102]+[.$A112]/[.E$103]))/[.$B112]" office:value-type="float" office:value="0.599246939400897" calcext:value-type="float">
            <text:p>0.5992469394</text:p>
          </table:table-cell>
          <table:table-cell table:formula="of:=(1/((1-[.$A112])/[.F$102]+[.$A112]/[.F$103]))/[.$B112]" office:value-type="float" office:value="0.461842296612351" calcext:value-type="float">
            <text:p>0.4618422966</text:p>
          </table:table-cell>
          <table:table-cell table:formula="of:=(1/((1-[.$A112])/[.G$102]+[.$A112]/[.G$103]))/[.$B112]" office:value-type="float" office:value="0.338109912571959" calcext:value-type="float">
            <text:p>0.3381099126</text:p>
          </table:table-cell>
          <table:table-cell table:formula="of:=(1/((1-[.$A112])/[.H$102]+[.$A112]/[.H$103]))/[.$B112]" office:value-type="float" office:value="0.241925924672202" calcext:value-type="float">
            <text:p>0.2419259247</text:p>
          </table:table-cell>
          <table:table-cell table:number-columns-repeated="1016"/>
        </table:table-row>
        <table:table-row table:style-name="ro1">
          <table:table-cell table:formula="of:=[.A112]+0.01" office:value-type="float" office:value="0.09" calcext:value-type="float">
            <text:p>0.09</text:p>
          </table:table-cell>
          <table:table-cell table:formula="of:=1/((1-[.$A113])/[.B$102]+[.$A113]/[.B$103])" office:value-type="float" office:value="1470612098.66463" calcext:value-type="float">
            <text:p>1470612098.66463</text:p>
          </table:table-cell>
          <table:table-cell table:formula="of:=(1/((1-[.$A113])/[.C$102]+[.$A113]/[.C$103]))/[.$B113]" office:value-type="float" office:value="0.813691333699569" calcext:value-type="float">
            <text:p>0.8136913337</text:p>
          </table:table-cell>
          <table:table-cell table:formula="of:=(1/((1-[.$A113])/[.D$102]+[.$A113]/[.D$103]))/[.$B113]" office:value-type="float" office:value="0.754204889052118" calcext:value-type="float">
            <text:p>0.7542048891</text:p>
          </table:table-cell>
          <table:table-cell table:formula="of:=(1/((1-[.$A113])/[.E$102]+[.$A113]/[.E$103]))/[.$B113]" office:value-type="float" office:value="0.603526535612445" calcext:value-type="float">
            <text:p>0.6035265356</text:p>
          </table:table-cell>
          <table:table-cell table:formula="of:=(1/((1-[.$A113])/[.F$102]+[.$A113]/[.F$103]))/[.$B113]" office:value-type="float" office:value="0.467774258557571" calcext:value-type="float">
            <text:p>0.4677742586</text:p>
          </table:table-cell>
          <table:table-cell table:formula="of:=(1/((1-[.$A113])/[.G$102]+[.$A113]/[.G$103]))/[.$B113]" office:value-type="float" office:value="0.34301479906584" calcext:value-type="float">
            <text:p>0.3430147991</text:p>
          </table:table-cell>
          <table:table-cell table:formula="of:=(1/((1-[.$A113])/[.H$102]+[.$A113]/[.H$103]))/[.$B113]" office:value-type="float" office:value="0.245358110784946" calcext:value-type="float">
            <text:p>0.2453581108</text:p>
          </table:table-cell>
          <table:table-cell table:number-columns-repeated="1016"/>
        </table:table-row>
        <table:table-row table:style-name="ro1">
          <table:table-cell table:formula="of:=[.A113]+0.01" office:value-type="float" office:value="0.1" calcext:value-type="float">
            <text:p>0.1</text:p>
          </table:table-cell>
          <table:table-cell table:formula="of:=1/((1-[.$A114])/[.B$102]+[.$A114]/[.B$103])" office:value-type="float" office:value="1454638849.03209" calcext:value-type="float">
            <text:p>1454638849.03209</text:p>
          </table:table-cell>
          <table:table-cell table:formula="of:=(1/((1-[.$A114])/[.C$102]+[.$A114]/[.C$103]))/[.$B114]" office:value-type="float" office:value="0.798948732062028" calcext:value-type="float">
            <text:p>0.7989487321</text:p>
          </table:table-cell>
          <table:table-cell table:formula="of:=(1/((1-[.$A114])/[.D$102]+[.$A114]/[.D$103]))/[.$B114]" office:value-type="float" office:value="0.753443902792123" calcext:value-type="float">
            <text:p>0.7534439028</text:p>
          </table:table-cell>
          <table:table-cell table:formula="of:=(1/((1-[.$A114])/[.E$102]+[.$A114]/[.E$103]))/[.$B114]" office:value-type="float" office:value="0.607772730318193" calcext:value-type="float">
            <text:p>0.6077727303</text:p>
          </table:table-cell>
          <table:table-cell table:formula="of:=(1/((1-[.$A114])/[.F$102]+[.$A114]/[.F$103]))/[.$B114]" office:value-type="float" office:value="0.473726687618034" calcext:value-type="float">
            <text:p>0.4737266876</text:p>
          </table:table-cell>
          <table:table-cell table:formula="of:=(1/((1-[.$A114])/[.G$102]+[.$A114]/[.G$103]))/[.$B114]" office:value-type="float" office:value="0.347952822498391" calcext:value-type="float">
            <text:p>0.3479528225</text:p>
          </table:table-cell>
          <table:table-cell table:formula="of:=(1/((1-[.$A114])/[.H$102]+[.$A114]/[.H$103]))/[.$B114]" office:value-type="float" office:value="0.248811298944763" calcext:value-type="float">
            <text:p>0.2488112989</text:p>
          </table:table-cell>
          <table:table-cell table:number-columns-repeated="1016"/>
        </table:table-row>
        <table:table-row table:style-name="ro1">
          <table:table-cell table:formula="of:=[.A114]+0.01" office:value-type="float" office:value="0.11" calcext:value-type="float">
            <text:p>0.11</text:p>
          </table:table-cell>
          <table:table-cell table:formula="of:=1/((1-[.$A115])/[.B$102]+[.$A115]/[.B$103])" office:value-type="float" office:value="1439008862.17168" calcext:value-type="float">
            <text:p>1439008862.17168</text:p>
          </table:table-cell>
          <table:table-cell table:formula="of:=(1/((1-[.$A115])/[.C$102]+[.$A115]/[.C$103]))/[.$B115]" office:value-type="float" office:value="0.785031059528846" calcext:value-type="float">
            <text:p>0.7850310595</text:p>
          </table:table-cell>
          <table:table-cell table:formula="of:=(1/((1-[.$A115])/[.D$102]+[.$A115]/[.D$103]))/[.$B115]" office:value-type="float" office:value="0.752700755058341" calcext:value-type="float">
            <text:p>0.7527007551</text:p>
          </table:table-cell>
          <table:table-cell table:formula="of:=(1/((1-[.$A115])/[.E$102]+[.$A115]/[.E$103]))/[.$B115]" office:value-type="float" office:value="0.611985913037513" calcext:value-type="float">
            <text:p>0.611985913</text:p>
          </table:table-cell>
          <table:table-cell table:formula="of:=(1/((1-[.$A115])/[.F$102]+[.$A115]/[.F$103]))/[.$B115]" office:value-type="float" office:value="0.479699689903675" calcext:value-type="float">
            <text:p>0.4796996899</text:p>
          </table:table-cell>
          <table:table-cell table:formula="of:=(1/((1-[.$A115])/[.G$102]+[.$A115]/[.G$103]))/[.$B115]" office:value-type="float" office:value="0.352924319812718" calcext:value-type="float">
            <text:p>0.3529243198</text:p>
          </table:table-cell>
          <table:table-cell table:formula="of:=(1/((1-[.$A115])/[.H$102]+[.$A115]/[.H$103]))/[.$B115]" office:value-type="float" office:value="0.252285682515141" calcext:value-type="float">
            <text:p>0.2522856825</text:p>
          </table:table-cell>
          <table:table-cell table:number-columns-repeated="1016"/>
        </table:table-row>
        <table:table-row table:style-name="ro1">
          <table:table-cell table:formula="of:=[.A115]+0.01" office:value-type="float" office:value="0.12" calcext:value-type="float">
            <text:p>0.12</text:p>
          </table:table-cell>
          <table:table-cell table:formula="of:=1/((1-[.$A116])/[.B$102]+[.$A116]/[.B$103])" office:value-type="float" office:value="1423711190.71276" calcext:value-type="float">
            <text:p>1423711190.71276</text:p>
          </table:table-cell>
          <table:table-cell table:formula="of:=(1/((1-[.$A116])/[.C$102]+[.$A116]/[.C$103]))/[.$B116]" office:value-type="float" office:value="0.771870961591106" calcext:value-type="float">
            <text:p>0.7718709616</text:p>
          </table:table-cell>
          <table:table-cell table:formula="of:=(1/((1-[.$A116])/[.D$102]+[.$A116]/[.D$103]))/[.$B116]" office:value-type="float" office:value="0.751974825879215" calcext:value-type="float">
            <text:p>0.7519748259</text:p>
          </table:table-cell>
          <table:table-cell table:formula="of:=(1/((1-[.$A116])/[.E$102]+[.$A116]/[.E$103]))/[.$B116]" office:value-type="float" office:value="0.616166467256597" calcext:value-type="float">
            <text:p>0.6161664673</text:p>
          </table:table-cell>
          <table:table-cell table:formula="of:=(1/((1-[.$A116])/[.F$102]+[.$A116]/[.F$103]))/[.$B116]" office:value-type="float" office:value="0.485693372259187" calcext:value-type="float">
            <text:p>0.4856933723</text:p>
          </table:table-cell>
          <table:table-cell table:formula="of:=(1/((1-[.$A116])/[.G$102]+[.$A116]/[.G$103]))/[.$B116]" office:value-type="float" office:value="0.357929632535603" calcext:value-type="float">
            <text:p>0.3579296325</text:p>
          </table:table-cell>
          <table:table-cell table:formula="of:=(1/((1-[.$A116])/[.H$102]+[.$A116]/[.H$103]))/[.$B116]" office:value-type="float" office:value="0.255781457240581" calcext:value-type="float">
            <text:p>0.2557814572</text:p>
          </table:table-cell>
          <table:table-cell table:number-columns-repeated="1016"/>
        </table:table-row>
        <table:table-row table:style-name="ro1">
          <table:table-cell table:formula="of:=[.A116]+0.01" office:value-type="float" office:value="0.13" calcext:value-type="float">
            <text:p>0.13</text:p>
          </table:table-cell>
          <table:table-cell table:formula="of:=1/((1-[.$A117])/[.B$102]+[.$A117]/[.B$103])" office:value-type="float" office:value="1408735347.9009" calcext:value-type="float">
            <text:p>1408735347.9009</text:p>
          </table:table-cell>
          <table:table-cell table:formula="of:=(1/((1-[.$A117])/[.C$102]+[.$A117]/[.C$103]))/[.$B117]" office:value-type="float" office:value="0.759408222019638" calcext:value-type="float">
            <text:p>0.759408222</text:p>
          </table:table-cell>
          <table:table-cell table:formula="of:=(1/((1-[.$A117])/[.D$102]+[.$A117]/[.D$103]))/[.$B117]" office:value-type="float" office:value="0.75126552368336" calcext:value-type="float">
            <text:p>0.7512655237</text:p>
          </table:table-cell>
          <table:table-cell table:formula="of:=(1/((1-[.$A117])/[.E$102]+[.$A117]/[.E$103]))/[.$B117]" office:value-type="float" office:value="0.620314770544826" calcext:value-type="float">
            <text:p>0.6203147705</text:p>
          </table:table-cell>
          <table:table-cell table:formula="of:=(1/((1-[.$A117])/[.F$102]+[.$A117]/[.F$103]))/[.$B117]" office:value-type="float" office:value="0.491707842270395" calcext:value-type="float">
            <text:p>0.4917078423</text:p>
          </table:table-cell>
          <table:table-cell table:formula="of:=(1/((1-[.$A117])/[.G$102]+[.$A117]/[.G$103]))/[.$B117]" office:value-type="float" office:value="0.362969106855717" calcext:value-type="float">
            <text:p>0.3629691069</text:p>
          </table:table-cell>
          <table:table-cell table:formula="of:=(1/((1-[.$A117])/[.H$102]+[.$A117]/[.H$103]))/[.$B117]" office:value-type="float" office:value="0.259298821283352" calcext:value-type="float">
            <text:p>0.2592988213</text:p>
          </table:table-cell>
          <table:table-cell table:number-columns-repeated="1016"/>
        </table:table-row>
        <table:table-row table:style-name="ro1">
          <table:table-cell table:formula="of:=[.A117]+0.01" office:value-type="float" office:value="0.14" calcext:value-type="float">
            <text:p>0.14</text:p>
          </table:table-cell>
          <table:table-cell table:formula="of:=1/((1-[.$A118])/[.B$102]+[.$A118]/[.B$103])" office:value-type="float" office:value="1394071283.62419" calcext:value-type="float">
            <text:p>1394071283.62419</text:p>
          </table:table-cell>
          <table:table-cell table:formula="of:=(1/((1-[.$A118])/[.C$102]+[.$A118]/[.C$103]))/[.$B118]" office:value-type="float" office:value="0.747588841623399" calcext:value-type="float">
            <text:p>0.7475888416</text:p>
          </table:table-cell>
          <table:table-cell table:formula="of:=(1/((1-[.$A118])/[.D$102]+[.$A118]/[.D$103]))/[.$B118]" office:value-type="float" office:value="0.750572283691752" calcext:value-type="float">
            <text:p>0.7505722837</text:p>
          </table:table-cell>
          <table:table-cell table:formula="of:=(1/((1-[.$A118])/[.E$102]+[.$A118]/[.E$103]))/[.$B118]" office:value-type="float" office:value="0.624431194668435" calcext:value-type="float">
            <text:p>0.6244311947</text:p>
          </table:table-cell>
          <table:table-cell table:formula="of:=(1/((1-[.$A118])/[.F$102]+[.$A118]/[.F$103]))/[.$B118]" office:value-type="float" office:value="0.497743208270691" calcext:value-type="float">
            <text:p>0.4977432083</text:p>
          </table:table-cell>
          <table:table-cell table:formula="of:=(1/((1-[.$A118])/[.G$102]+[.$A118]/[.G$103]))/[.$B118]" office:value-type="float" office:value="0.36804309370343" calcext:value-type="float">
            <text:p>0.3680430937</text:p>
          </table:table-cell>
          <table:table-cell table:formula="of:=(1/((1-[.$A118])/[.H$102]+[.$A118]/[.H$103]))/[.$B118]" office:value-type="float" office:value="0.262837975260937" calcext:value-type="float">
            <text:p>0.2628379753</text:p>
          </table:table-cell>
          <table:table-cell table:number-columns-repeated="1016"/>
        </table:table-row>
        <table:table-row table:style-name="ro1">
          <table:table-cell table:formula="of:=[.A118]+0.01" office:value-type="float" office:value="0.15" calcext:value-type="float">
            <text:p>0.15</text:p>
          </table:table-cell>
          <table:table-cell table:formula="of:=1/((1-[.$A119])/[.B$102]+[.$A119]/[.B$103])" office:value-type="float" office:value="1379709361.92148" calcext:value-type="float">
            <text:p>1379709361.92148</text:p>
          </table:table-cell>
          <table:table-cell table:formula="of:=(1/((1-[.$A119])/[.C$102]+[.$A119]/[.C$103]))/[.$B119]" office:value-type="float" office:value="0.736364256088688" calcext:value-type="float">
            <text:p>0.7363642561</text:p>
          </table:table-cell>
          <table:table-cell table:formula="of:=(1/((1-[.$A119])/[.D$102]+[.$A119]/[.D$103]))/[.$B119]" office:value-type="float" office:value="0.749894566417921" calcext:value-type="float">
            <text:p>0.7498945664</text:p>
          </table:table-cell>
          <table:table-cell table:formula="of:=(1/((1-[.$A119])/[.E$102]+[.$A119]/[.E$103]))/[.$B119]" office:value-type="float" office:value="0.628516105701582" calcext:value-type="float">
            <text:p>0.6285161057</text:p>
          </table:table-cell>
          <table:table-cell table:formula="of:=(1/((1-[.$A119])/[.F$102]+[.$A119]/[.F$103]))/[.$B119]" office:value-type="float" office:value="0.50379957934754" calcext:value-type="float">
            <text:p>0.5037995793</text:p>
          </table:table-cell>
          <table:table-cell table:formula="of:=(1/((1-[.$A119])/[.G$102]+[.$A119]/[.G$103]))/[.$B119]" office:value-type="float" office:value="0.373151948832282" calcext:value-type="float">
            <text:p>0.3731519488</text:p>
          </table:table-cell>
          <table:table-cell table:formula="of:=(1/((1-[.$A119])/[.H$102]+[.$A119]/[.H$103]))/[.$B119]" office:value-type="float" office:value="0.266399122284179" calcext:value-type="float">
            <text:p>0.2663991223</text:p>
          </table:table-cell>
          <table:table-cell table:number-columns-repeated="1016"/>
        </table:table-row>
        <table:table-row table:style-name="ro1">
          <table:table-cell table:formula="of:=[.A119]+0.01" office:value-type="float" office:value="0.16" calcext:value-type="float">
            <text:p>0.16</text:p>
          </table:table-cell>
          <table:table-cell table:formula="of:=1/((1-[.$A120])/[.B$102]+[.$A120]/[.B$103])" office:value-type="float" office:value="1365640339.86672" calcext:value-type="float">
            <text:p>1365640339.86672</text:p>
          </table:table-cell>
          <table:table-cell table:formula="of:=(1/((1-[.$A120])/[.C$102]+[.$A120]/[.C$103]))/[.$B120]" office:value-type="float" office:value="0.725690669003742" calcext:value-type="float">
            <text:p>0.725690669</text:p>
          </table:table-cell>
          <table:table-cell table:formula="of:=(1/((1-[.$A120])/[.D$102]+[.$A120]/[.D$103]))/[.$B120]" office:value-type="float" office:value="0.749231856267781" calcext:value-type="float">
            <text:p>0.7492318563</text:p>
          </table:table-cell>
          <table:table-cell table:formula="of:=(1/((1-[.$A120])/[.E$102]+[.$A120]/[.E$103]))/[.$B120]" office:value-type="float" office:value="0.632569864134873" calcext:value-type="float">
            <text:p>0.6325698641</text:p>
          </table:table-cell>
          <table:table-cell table:formula="of:=(1/((1-[.$A120])/[.F$102]+[.$A120]/[.F$103]))/[.$B120]" office:value-type="float" office:value="0.509877065349051" calcext:value-type="float">
            <text:p>0.5098770653</text:p>
          </table:table-cell>
          <table:table-cell table:formula="of:=(1/((1-[.$A120])/[.G$102]+[.$A120]/[.G$103]))/[.$B120]" office:value-type="float" office:value="0.378296032902123" calcext:value-type="float">
            <text:p>0.3782960329</text:p>
          </table:table-cell>
          <table:table-cell table:formula="of:=(1/((1-[.$A120])/[.H$102]+[.$A120]/[.H$103]))/[.$B120]" office:value-type="float" office:value="0.269982467996137" calcext:value-type="float">
            <text:p>0.269982468</text:p>
          </table:table-cell>
          <table:table-cell table:number-columns-repeated="1016"/>
        </table:table-row>
        <table:table-row table:style-name="ro1">
          <table:table-cell table:formula="of:=[.A120]+0.01" office:value-type="float" office:value="0.17" calcext:value-type="float">
            <text:p>0.17</text:p>
          </table:table-cell>
          <table:table-cell table:formula="of:=1/((1-[.$A121])/[.B$102]+[.$A121]/[.B$103])" office:value-type="float" office:value="1351855347.73213" calcext:value-type="float">
            <text:p>1351855347.73213</text:p>
          </table:table-cell>
          <table:table-cell table:formula="of:=(1/((1-[.$A121])/[.C$102]+[.$A121]/[.C$103]))/[.$B121]" office:value-type="float" office:value="0.715528480752821" calcext:value-type="float">
            <text:p>0.7155284808</text:p>
          </table:table-cell>
          <table:table-cell table:formula="of:=(1/((1-[.$A121])/[.D$102]+[.$A121]/[.D$103]))/[.$B121]" office:value-type="float" office:value="0.748583660231453" calcext:value-type="float">
            <text:p>0.7485836602</text:p>
          </table:table-cell>
          <table:table-cell table:formula="of:=(1/((1-[.$A121])/[.E$102]+[.$A121]/[.E$103]))/[.$B121]" office:value-type="float" office:value="0.636592824981406" calcext:value-type="float">
            <text:p>0.636592825</text:p>
          </table:table-cell>
          <table:table-cell table:formula="of:=(1/((1-[.$A121])/[.F$102]+[.$A121]/[.F$103]))/[.$B121]" office:value-type="float" office:value="0.515975776890621" calcext:value-type="float">
            <text:p>0.5159757769</text:p>
          </table:table-cell>
          <table:table-cell table:formula="of:=(1/((1-[.$A121])/[.G$102]+[.$A121]/[.G$103]))/[.$B121]" office:value-type="float" office:value="0.383475711563989" calcext:value-type="float">
            <text:p>0.3834757116</text:p>
          </table:table-cell>
          <table:table-cell table:formula="of:=(1/((1-[.$A121])/[.H$102]+[.$A121]/[.H$103]))/[.$B121]" office:value-type="float" office:value="0.273588220611666" calcext:value-type="float">
            <text:p>0.2735882206</text:p>
          </table:table-cell>
          <table:table-cell table:number-columns-repeated="1016"/>
        </table:table-row>
        <table:table-row table:style-name="ro1">
          <table:table-cell table:formula="of:=[.A121]+0.01" office:value-type="float" office:value="0.18" calcext:value-type="float">
            <text:p>0.18</text:p>
          </table:table-cell>
          <table:table-cell table:formula="of:=1/((1-[.$A122])/[.B$102]+[.$A122]/[.B$103])" office:value-type="float" office:value="1338345870.34089" calcext:value-type="float">
            <text:p>1338345870.34089</text:p>
          </table:table-cell>
          <table:table-cell table:formula="of:=(1/((1-[.$A122])/[.C$102]+[.$A122]/[.C$103]))/[.$B122]" office:value-type="float" office:value="0.705841797579173" calcext:value-type="float">
            <text:p>0.7058417976</text:p>
          </table:table-cell>
          <table:table-cell table:formula="of:=(1/((1-[.$A122])/[.D$102]+[.$A122]/[.D$103]))/[.$B122]" office:value-type="float" office:value="0.747949506660105" calcext:value-type="float">
            <text:p>0.7479495067</text:p>
          </table:table-cell>
          <table:table-cell table:formula="of:=(1/((1-[.$A122])/[.E$102]+[.$A122]/[.E$103]))/[.$B122]" office:value-type="float" office:value="0.640585337880418" calcext:value-type="float">
            <text:p>0.6405853379</text:p>
          </table:table-cell>
          <table:table-cell table:formula="of:=(1/((1-[.$A122])/[.F$102]+[.$A122]/[.F$103]))/[.$B122]" office:value-type="float" office:value="0.522095825361642" calcext:value-type="float">
            <text:p>0.5220958254</text:p>
          </table:table-cell>
          <table:table-cell table:formula="of:=(1/((1-[.$A122])/[.G$102]+[.$A122]/[.G$103]))/[.$B122]" office:value-type="float" office:value="0.388691355546746" calcext:value-type="float">
            <text:p>0.3886913555</text:p>
          </table:table-cell>
          <table:table-cell table:formula="of:=(1/((1-[.$A122])/[.H$102]+[.$A122]/[.H$103]))/[.$B122]" office:value-type="float" office:value="0.277216590957755" calcext:value-type="float">
            <text:p>0.277216591</text:p>
          </table:table-cell>
          <table:table-cell table:number-columns-repeated="1016"/>
        </table:table-row>
        <table:table-row table:style-name="ro1">
          <table:table-cell table:formula="of:=[.A122]+0.01" office:value-type="float" office:value="0.19" calcext:value-type="float">
            <text:p>0.19</text:p>
          </table:table-cell>
          <table:table-cell table:formula="of:=1/((1-[.$A123])/[.B$102]+[.$A123]/[.B$103])" office:value-type="float" office:value="1325103729.52669" calcext:value-type="float">
            <text:p>1325103729.52669</text:p>
          </table:table-cell>
          <table:table-cell table:formula="of:=(1/((1-[.$A123])/[.C$102]+[.$A123]/[.C$103]))/[.$B123]" office:value-type="float" office:value="0.696598007987729" calcext:value-type="float">
            <text:p>0.696598008</text:p>
          </table:table-cell>
          <table:table-cell table:formula="of:=(1/((1-[.$A123])/[.D$102]+[.$A123]/[.D$103]))/[.$B123]" office:value-type="float" office:value="0.747328944121445" calcext:value-type="float">
            <text:p>0.7473289441</text:p>
          </table:table-cell>
          <table:table-cell table:formula="of:=(1/((1-[.$A123])/[.E$102]+[.$A123]/[.E$103]))/[.$B123]" office:value-type="float" office:value="0.64454774719858" calcext:value-type="float">
            <text:p>0.6445477472</text:p>
          </table:table-cell>
          <table:table-cell table:formula="of:=(1/((1-[.$A123])/[.F$102]+[.$A123]/[.F$103]))/[.$B123]" office:value-type="float" office:value="0.528237322932286" calcext:value-type="float">
            <text:p>0.5282373229</text:p>
          </table:table-cell>
          <table:table-cell table:formula="of:=(1/((1-[.$A123])/[.G$102]+[.$A123]/[.G$103]))/[.$B123]" office:value-type="float" office:value="0.393943340745535" calcext:value-type="float">
            <text:p>0.3939433407</text:p>
          </table:table-cell>
          <table:table-cell table:formula="of:=(1/((1-[.$A123])/[.H$102]+[.$A123]/[.H$103]))/[.$B123]" office:value-type="float" office:value="0.280867792514613" calcext:value-type="float">
            <text:p>0.2808677925</text:p>
          </table:table-cell>
          <table:table-cell table:number-columns-repeated="1016"/>
        </table:table-row>
        <table:table-row table:style-name="ro1">
          <table:table-cell table:formula="of:=[.A123]+0.01" office:value-type="float" office:value="0.2" calcext:value-type="float">
            <text:p>0.2</text:p>
          </table:table-cell>
          <table:table-cell table:formula="of:=1/((1-[.$A124])/[.B$102]+[.$A124]/[.B$103])" office:value-type="float" office:value="1312121067.62455" calcext:value-type="float">
            <text:p>1312121067.62455</text:p>
          </table:table-cell>
          <table:table-cell table:formula="of:=(1/((1-[.$A124])/[.C$102]+[.$A124]/[.C$103]))/[.$B124]" office:value-type="float" office:value="0.68776741595222" calcext:value-type="float">
            <text:p>0.687767416</text:p>
          </table:table-cell>
          <table:table-cell table:formula="of:=(1/((1-[.$A124])/[.D$102]+[.$A124]/[.D$103]))/[.$B124]" office:value-type="float" office:value="0.746721540328011" calcext:value-type="float">
            <text:p>0.7467215403</text:p>
          </table:table-cell>
          <table:table-cell table:formula="of:=(1/((1-[.$A124])/[.E$102]+[.$A124]/[.E$103]))/[.$B124]" office:value-type="float" office:value="0.64848039212901" calcext:value-type="float">
            <text:p>0.6484803921</text:p>
          </table:table-cell>
          <table:table-cell table:formula="of:=(1/((1-[.$A124])/[.F$102]+[.$A124]/[.F$103]))/[.$B124]" office:value-type="float" office:value="0.534400382560356" calcext:value-type="float">
            <text:p>0.5344003826</text:p>
          </table:table-cell>
          <table:table-cell table:formula="of:=(1/((1-[.$A124])/[.G$102]+[.$A124]/[.G$103]))/[.$B124]" office:value-type="float" office:value="0.399232048312089" calcext:value-type="float">
            <text:p>0.3992320483</text:p>
          </table:table-cell>
          <table:table-cell table:formula="of:=(1/((1-[.$A124])/[.H$102]+[.$A124]/[.H$103]))/[.$B124]" office:value-type="float" office:value="0.28454204145754" calcext:value-type="float">
            <text:p>0.2845420415</text:p>
          </table:table-cell>
          <table:table-cell table:number-columns-repeated="1016"/>
        </table:table-row>
        <table:table-row table:style-name="ro1">
          <table:table-cell table:formula="of:=[.A124]+0.01" office:value-type="float" office:value="0.21" calcext:value-type="float">
            <text:p>0.21</text:p>
          </table:table-cell>
          <table:table-cell table:formula="of:=1/((1-[.$A125])/[.B$102]+[.$A125]/[.B$103])" office:value-type="float" office:value="1299390331.92261" calcext:value-type="float">
            <text:p>1299390331.92261</text:p>
          </table:table-cell>
          <table:table-cell table:formula="of:=(1/((1-[.$A125])/[.C$102]+[.$A125]/[.C$103]))/[.$B125]" office:value-type="float" office:value="0.679322922233931" calcext:value-type="float">
            <text:p>0.6793229222</text:p>
          </table:table-cell>
          <table:table-cell table:formula="of:=(1/((1-[.$A125])/[.D$102]+[.$A125]/[.D$103]))/[.$B125]" office:value-type="float" office:value="0.746126881132925" calcext:value-type="float">
            <text:p>0.7461268811</text:p>
          </table:table-cell>
          <table:table-cell table:formula="of:=(1/((1-[.$A125])/[.E$102]+[.$A125]/[.E$103]))/[.$B125]" office:value-type="float" office:value="0.652383606788071" calcext:value-type="float">
            <text:p>0.6523836068</text:p>
          </table:table-cell>
          <table:table-cell table:formula="of:=(1/((1-[.$A125])/[.F$102]+[.$A125]/[.F$103]))/[.$B125]" office:value-type="float" office:value="0.540585117998214" calcext:value-type="float">
            <text:p>0.540585118</text:p>
          </table:table-cell>
          <table:table-cell table:formula="of:=(1/((1-[.$A125])/[.G$102]+[.$A125]/[.G$103]))/[.$B125]" office:value-type="float" office:value="0.404557864746935" calcext:value-type="float">
            <text:p>0.4045578647</text:p>
          </table:table-cell>
          <table:table-cell table:formula="of:=(1/((1-[.$A125])/[.H$102]+[.$A125]/[.H$103]))/[.$B125]" office:value-type="float" office:value="0.288239556699593" calcext:value-type="float">
            <text:p>0.2882395567</text:p>
          </table:table-cell>
          <table:table-cell table:number-columns-repeated="1016"/>
        </table:table-row>
        <table:table-row table:style-name="ro1">
          <table:table-cell table:formula="of:=[.A125]+0.01" office:value-type="float" office:value="0.22" calcext:value-type="float">
            <text:p>0.22</text:p>
          </table:table-cell>
          <table:table-cell table:formula="of:=1/((1-[.$A126])/[.B$102]+[.$A126]/[.B$103])" office:value-type="float" office:value="1286904260.0104" calcext:value-type="float">
            <text:p>1286904260.0104</text:p>
          </table:table-cell>
          <table:table-cell table:formula="of:=(1/((1-[.$A126])/[.C$102]+[.$A126]/[.C$103]))/[.$B126]" office:value-type="float" office:value="0.671239746607118" calcext:value-type="float">
            <text:p>0.6712397466</text:p>
          </table:table-cell>
          <table:table-cell table:formula="of:=(1/((1-[.$A126])/[.D$102]+[.$A126]/[.D$103]))/[.$B126]" office:value-type="float" office:value="0.745544569588208" calcext:value-type="float">
            <text:p>0.7455445696</text:p>
          </table:table-cell>
          <table:table-cell table:formula="of:=(1/((1-[.$A126])/[.E$102]+[.$A126]/[.E$103]))/[.$B126]" office:value-type="float" office:value="0.65625772030999" calcext:value-type="float">
            <text:p>0.6562577203</text:p>
          </table:table-cell>
          <table:table-cell table:formula="of:=(1/((1-[.$A126])/[.F$102]+[.$A126]/[.F$103]))/[.$B126]" office:value-type="float" office:value="0.546791643799775" calcext:value-type="float">
            <text:p>0.5467916438</text:p>
          </table:table-cell>
          <table:table-cell table:formula="of:=(1/((1-[.$A126])/[.G$102]+[.$A126]/[.G$103]))/[.$B126]" office:value-type="float" office:value="0.409921181993553" calcext:value-type="float">
            <text:p>0.409921182</text:p>
          </table:table-cell>
          <table:table-cell table:formula="of:=(1/((1-[.$A126])/[.H$102]+[.$A126]/[.H$103]))/[.$B126]" office:value-type="float" office:value="0.291960559935064" calcext:value-type="float">
            <text:p>0.2919605599</text:p>
          </table:table-cell>
          <table:table-cell table:number-columns-repeated="1016"/>
        </table:table-row>
        <table:table-row table:style-name="ro1">
          <table:table-cell table:formula="of:=[.A126]+0.01" office:value-type="float" office:value="0.23" calcext:value-type="float">
            <text:p>0.23</text:p>
          </table:table-cell>
          <table:table-cell table:formula="of:=1/((1-[.$A127])/[.B$102]+[.$A127]/[.B$103])" office:value-type="float" office:value="1274655865.96378" calcext:value-type="float">
            <text:p>1274655865.96378</text:p>
          </table:table-cell>
          <table:table-cell table:formula="of:=(1/((1-[.$A127])/[.C$102]+[.$A127]/[.C$103]))/[.$B127]" office:value-type="float" office:value="0.663495184993348" calcext:value-type="float">
            <text:p>0.663495185</text:p>
          </table:table-cell>
          <table:table-cell table:formula="of:=(1/((1-[.$A127])/[.D$102]+[.$A127]/[.D$103]))/[.$B127]" office:value-type="float" office:value="0.744974225061143" calcext:value-type="float">
            <text:p>0.7449742251</text:p>
          </table:table-cell>
          <table:table-cell table:formula="of:=(1/((1-[.$A127])/[.E$102]+[.$A127]/[.E$103]))/[.$B127]" office:value-type="float" office:value="0.660103056939381" calcext:value-type="float">
            <text:p>0.6601030569</text:p>
          </table:table-cell>
          <table:table-cell table:formula="of:=(1/((1-[.$A127])/[.F$102]+[.$A127]/[.F$103]))/[.$B127]" office:value-type="float" office:value="0.553020075327586" calcext:value-type="float">
            <text:p>0.5530200753</text:p>
          </table:table-cell>
          <table:table-cell table:formula="of:=(1/((1-[.$A127])/[.G$102]+[.$A127]/[.G$103]))/[.$B127]" office:value-type="float" office:value="0.415322397534528" calcext:value-type="float">
            <text:p>0.4153223975</text:p>
          </table:table-cell>
          <table:table-cell table:formula="of:=(1/((1-[.$A127])/[.H$102]+[.$A127]/[.H$103]))/[.$B127]" office:value-type="float" office:value="0.295705275683787" calcext:value-type="float">
            <text:p>0.2957052757</text:p>
          </table:table-cell>
          <table:table-cell table:number-columns-repeated="1016"/>
        </table:table-row>
        <table:table-row table:style-name="ro1">
          <table:table-cell table:formula="of:=[.A127]+0.01" office:value-type="float" office:value="0.24" calcext:value-type="float">
            <text:p>0.24</text:p>
          </table:table-cell>
          <table:table-cell table:formula="of:=1/((1-[.$A128])/[.B$102]+[.$A128]/[.B$103])" office:value-type="float" office:value="1262638427.31144" calcext:value-type="float">
            <text:p>1262638427.31144</text:p>
          </table:table-cell>
          <table:table-cell table:formula="of:=(1/((1-[.$A128])/[.C$102]+[.$A128]/[.C$103]))/[.$B128]" office:value-type="float" office:value="0.656068396491479" calcext:value-type="float">
            <text:p>0.6560683965</text:p>
          </table:table-cell>
          <table:table-cell table:formula="of:=(1/((1-[.$A128])/[.D$102]+[.$A128]/[.D$103]))/[.$B128]" office:value-type="float" office:value="0.744415482404572" calcext:value-type="float">
            <text:p>0.7444154824</text:p>
          </table:table-cell>
          <table:table-cell table:formula="of:=(1/((1-[.$A128])/[.E$102]+[.$A128]/[.E$103]))/[.$B128]" office:value-type="float" office:value="0.663919936121709" calcext:value-type="float">
            <text:p>0.6639199361</text:p>
          </table:table-cell>
          <table:table-cell table:formula="of:=(1/((1-[.$A128])/[.F$102]+[.$A128]/[.F$103]))/[.$B128]" office:value-type="float" office:value="0.559270528759968" calcext:value-type="float">
            <text:p>0.5592705288</text:p>
          </table:table-cell>
          <table:table-cell table:formula="of:=(1/((1-[.$A128])/[.G$102]+[.$A128]/[.G$103]))/[.$B128]" office:value-type="float" office:value="0.420761914489748" calcext:value-type="float">
            <text:p>0.4207619145</text:p>
          </table:table-cell>
          <table:table-cell table:formula="of:=(1/((1-[.$A128])/[.H$102]+[.$A128]/[.H$103]))/[.$B128]" office:value-type="float" office:value="0.2994739313363" calcext:value-type="float">
            <text:p>0.2994739313</text:p>
          </table:table-cell>
          <table:table-cell table:number-columns-repeated="1016"/>
        </table:table-row>
        <table:table-row table:style-name="ro1">
          <table:table-cell table:formula="of:=[.A128]+0.01" office:value-type="float" office:value="0.25" calcext:value-type="float">
            <text:p>0.25</text:p>
          </table:table-cell>
          <table:table-cell table:formula="of:=1/((1-[.$A129])/[.B$102]+[.$A129]/[.B$103])" office:value-type="float" office:value="1250845472.7317" calcext:value-type="float">
            <text:p>1250845472.7317</text:p>
          </table:table-cell>
          <table:table-cell table:formula="of:=(1/((1-[.$A129])/[.C$102]+[.$A129]/[.C$103]))/[.$B129]" office:value-type="float" office:value="0.648940216096222" calcext:value-type="float">
            <text:p>0.6489402161</text:p>
          </table:table-cell>
          <table:table-cell table:formula="of:=(1/((1-[.$A129])/[.D$102]+[.$A129]/[.D$103]))/[.$B129]" office:value-type="float" office:value="0.743867991177309" calcext:value-type="float">
            <text:p>0.7438679912</text:p>
          </table:table-cell>
          <table:table-cell table:formula="of:=(1/((1-[.$A129])/[.E$102]+[.$A129]/[.E$103]))/[.$B129]" office:value-type="float" office:value="0.66770867259175" calcext:value-type="float">
            <text:p>0.6677086726</text:p>
          </table:table-cell>
          <table:table-cell table:formula="of:=(1/((1-[.$A129])/[.F$102]+[.$A129]/[.F$103]))/[.$B129]" office:value-type="float" office:value="0.565543121098242" calcext:value-type="float">
            <text:p>0.5655431211</text:p>
          </table:table-cell>
          <table:table-cell table:formula="of:=(1/((1-[.$A129])/[.G$102]+[.$A129]/[.G$103]))/[.$B129]" office:value-type="float" office:value="0.4262401417167" calcext:value-type="float">
            <text:p>0.4262401417</text:p>
          </table:table-cell>
          <table:table-cell table:formula="of:=(1/((1-[.$A129])/[.H$102]+[.$A129]/[.H$103]))/[.$B129]" office:value-type="float" office:value="0.303266757199872" calcext:value-type="float">
            <text:p>0.3032667572</text:p>
          </table:table-cell>
          <table:table-cell table:number-columns-repeated="1016"/>
        </table:table-row>
        <table:table-row table:style-name="ro1">
          <table:table-cell table:formula="of:=[.A129]+0.01" office:value-type="float" office:value="0.26" calcext:value-type="float">
            <text:p>0.26</text:p>
          </table:table-cell>
          <table:table-cell table:formula="of:=1/((1-[.$A130])/[.B$102]+[.$A130]/[.B$103])" office:value-type="float" office:value="1239270770.43246" calcext:value-type="float">
            <text:p>1239270770.43246</text:p>
          </table:table-cell>
          <table:table-cell table:formula="of:=(1/((1-[.$A130])/[.C$102]+[.$A130]/[.C$103]))/[.$B130]" office:value-type="float" office:value="0.642092989561536" calcext:value-type="float">
            <text:p>0.6420929896</text:p>
          </table:table-cell>
          <table:table-cell table:formula="of:=(1/((1-[.$A130])/[.D$102]+[.$A130]/[.D$103]))/[.$B130]" office:value-type="float" office:value="0.743331414911186" calcext:value-type="float">
            <text:p>0.7433314149</text:p>
          </table:table-cell>
          <table:table-cell table:formula="of:=(1/((1-[.$A130])/[.E$102]+[.$A130]/[.E$103]))/[.$B130]" office:value-type="float" office:value="0.671469576460108" calcext:value-type="float">
            <text:p>0.6714695765</text:p>
          </table:table-cell>
          <table:table-cell table:formula="of:=(1/((1-[.$A130])/[.F$102]+[.$A130]/[.F$103]))/[.$B130]" office:value-type="float" office:value="0.571837970174029" calcext:value-type="float">
            <text:p>0.5718379702</text:p>
          </table:table-cell>
          <table:table-cell table:formula="of:=(1/((1-[.$A130])/[.G$102]+[.$A130]/[.G$103]))/[.$B130]" office:value-type="float" office:value="0.431757493912912" calcext:value-type="float">
            <text:p>0.4317574939</text:p>
          </table:table-cell>
          <table:table-cell table:formula="of:=(1/((1-[.$A130])/[.H$102]+[.$A130]/[.H$103]))/[.$B130]" office:value-type="float" office:value="0.307083986545421" calcext:value-type="float">
            <text:p>0.3070839865</text:p>
          </table:table-cell>
          <table:table-cell table:number-columns-repeated="1016"/>
        </table:table-row>
        <table:table-row table:style-name="ro1">
          <table:table-cell table:formula="of:=[.A130]+0.01" office:value-type="float" office:value="0.27" calcext:value-type="float">
            <text:p>0.27</text:p>
          </table:table-cell>
          <table:table-cell table:formula="of:=1/((1-[.$A131])/[.B$102]+[.$A131]/[.B$103])" office:value-type="float" office:value="1227908317.17037" calcext:value-type="float">
            <text:p>1227908317.17037</text:p>
          </table:table-cell>
          <table:table-cell table:formula="of:=(1/((1-[.$A131])/[.C$102]+[.$A131]/[.C$103]))/[.$B131]" office:value-type="float" office:value="0.635510427412989" calcext:value-type="float">
            <text:p>0.6355104274</text:p>
          </table:table-cell>
          <table:table-cell table:formula="of:=(1/((1-[.$A131])/[.D$102]+[.$A131]/[.D$103]))/[.$B131]" office:value-type="float" office:value="0.742805430421499" calcext:value-type="float">
            <text:p>0.7428054304</text:p>
          </table:table-cell>
          <table:table-cell table:formula="of:=(1/((1-[.$A131])/[.E$102]+[.$A131]/[.E$103]))/[.$B131]" office:value-type="float" office:value="0.675202953297825" calcext:value-type="float">
            <text:p>0.6752029533</text:p>
          </table:table-cell>
          <table:table-cell table:formula="of:=(1/((1-[.$A131])/[.F$102]+[.$A131]/[.F$103]))/[.$B131]" office:value-type="float" office:value="0.578155194656629" calcext:value-type="float">
            <text:p>0.5781551947</text:p>
          </table:table-cell>
          <table:table-cell table:formula="of:=(1/((1-[.$A131])/[.G$102]+[.$A131]/[.G$103]))/[.$B131]" office:value-type="float" office:value="0.437314391720599" calcext:value-type="float">
            <text:p>0.4373143917</text:p>
          </table:table-cell>
          <table:table-cell table:formula="of:=(1/((1-[.$A131])/[.H$102]+[.$A131]/[.H$103]))/[.$B131]" office:value-type="float" office:value="0.310925855655334" calcext:value-type="float">
            <text:p>0.3109258557</text:p>
          </table:table-cell>
          <table:table-cell table:number-columns-repeated="1016"/>
        </table:table-row>
        <table:table-row table:style-name="ro1">
          <table:table-cell table:formula="of:=[.A131]+0.01" office:value-type="float" office:value="0.28" calcext:value-type="float">
            <text:p>0.28</text:p>
          </table:table-cell>
          <table:table-cell table:formula="of:=1/((1-[.$A132])/[.B$102]+[.$A132]/[.B$103])" office:value-type="float" office:value="1216752327.8686" calcext:value-type="float">
            <text:p>1216752327.8686</text:p>
          </table:table-cell>
          <table:table-cell table:formula="of:=(1/((1-[.$A132])/[.C$102]+[.$A132]/[.C$103]))/[.$B132]" office:value-type="float" office:value="0.629177475567646" calcext:value-type="float">
            <text:p>0.6291774756</text:p>
          </table:table-cell>
          <table:table-cell table:formula="of:=(1/((1-[.$A132])/[.D$102]+[.$A132]/[.D$103]))/[.$B132]" office:value-type="float" office:value="0.742289727157888" calcext:value-type="float">
            <text:p>0.7422897272</text:p>
          </table:table-cell>
          <table:table-cell table:formula="of:=(1/((1-[.$A132])/[.E$102]+[.$A132]/[.E$103]))/[.$B132]" office:value-type="float" office:value="0.678909104219148" calcext:value-type="float">
            <text:p>0.6789091042</text:p>
          </table:table-cell>
          <table:table-cell table:formula="of:=(1/((1-[.$A132])/[.F$102]+[.$A132]/[.F$103]))/[.$B132]" office:value-type="float" office:value="0.584494914060479" calcext:value-type="float">
            <text:p>0.5844949141</text:p>
          </table:table-cell>
          <table:table-cell table:formula="of:=(1/((1-[.$A132])/[.G$102]+[.$A132]/[.G$103]))/[.$B132]" office:value-type="float" office:value="0.442911261833569" calcext:value-type="float">
            <text:p>0.4429112618</text:p>
          </table:table-cell>
          <table:table-cell table:formula="of:=(1/((1-[.$A132])/[.H$102]+[.$A132]/[.H$103]))/[.$B132]" office:value-type="float" office:value="0.314792603872226" calcext:value-type="float">
            <text:p>0.3147926039</text:p>
          </table:table-cell>
          <table:table-cell table:number-columns-repeated="1016"/>
        </table:table-row>
        <table:table-row table:style-name="ro1">
          <table:table-cell table:formula="of:=[.A132]+0.01" office:value-type="float" office:value="0.29" calcext:value-type="float">
            <text:p>0.29</text:p>
          </table:table-cell>
          <table:table-cell table:formula="of:=1/((1-[.$A133])/[.B$102]+[.$A133]/[.B$103])" office:value-type="float" office:value="1205797225.79544" calcext:value-type="float">
            <text:p>1205797225.79544</text:p>
          </table:table-cell>
          <table:table-cell table:formula="of:=(1/((1-[.$A133])/[.C$102]+[.$A133]/[.C$103]))/[.$B133]" office:value-type="float" office:value="0.623080200398346" calcext:value-type="float">
            <text:p>0.6230802004</text:p>
          </table:table-cell>
          <table:table-cell table:formula="of:=(1/((1-[.$A133])/[.D$102]+[.$A133]/[.D$103]))/[.$B133]" office:value-type="float" office:value="0.741784006592918" calcext:value-type="float">
            <text:p>0.7417840066</text:p>
          </table:table-cell>
          <table:table-cell table:formula="of:=(1/((1-[.$A133])/[.E$102]+[.$A133]/[.E$103]))/[.$B133]" office:value-type="float" office:value="0.682588325962485" calcext:value-type="float">
            <text:p>0.682588326</text:p>
          </table:table-cell>
          <table:table-cell table:formula="of:=(1/((1-[.$A133])/[.F$102]+[.$A133]/[.F$103]))/[.$B133]" office:value-type="float" office:value="0.590857248752687" calcext:value-type="float">
            <text:p>0.5908572488</text:p>
          </table:table-cell>
          <table:table-cell table:formula="of:=(1/((1-[.$A133])/[.G$102]+[.$A133]/[.G$103]))/[.$B133]" office:value-type="float" office:value="0.448548537106439" calcext:value-type="float">
            <text:p>0.4485485371</text:p>
          </table:table-cell>
          <table:table-cell table:formula="of:=(1/((1-[.$A133])/[.H$102]+[.$A133]/[.H$103]))/[.$B133]" office:value-type="float" office:value="0.318684473648645" calcext:value-type="float">
            <text:p>0.3186844736</text:p>
          </table:table-cell>
          <table:table-cell table:number-columns-repeated="1016"/>
        </table:table-row>
        <table:table-row table:style-name="ro1">
          <table:table-cell table:formula="of:=[.A133]+0.01" office:value-type="float" office:value="0.3" calcext:value-type="float">
            <text:p>0.3</text:p>
          </table:table-cell>
          <table:table-cell table:formula="of:=1/((1-[.$A134])/[.B$102]+[.$A134]/[.B$103])" office:value-type="float" office:value="1195037633.26879" calcext:value-type="float">
            <text:p>1195037633.26879</text:p>
          </table:table-cell>
          <table:table-cell table:formula="of:=(1/((1-[.$A134])/[.C$102]+[.$A134]/[.C$103]))/[.$B134]" office:value-type="float" office:value="0.617205686395349" calcext:value-type="float">
            <text:p>0.6172056864</text:p>
          </table:table-cell>
          <table:table-cell table:formula="of:=(1/((1-[.$A134])/[.D$102]+[.$A134]/[.D$103]))/[.$B134]" office:value-type="float" office:value="0.741287981645824" calcext:value-type="float">
            <text:p>0.7412879816</text:p>
          </table:table-cell>
          <table:table-cell table:formula="of:=(1/((1-[.$A134])/[.E$102]+[.$A134]/[.E$103]))/[.$B134]" office:value-type="float" office:value="0.686240910969604" calcext:value-type="float">
            <text:p>0.686240911</text:p>
          </table:table-cell>
          <table:table-cell table:formula="of:=(1/((1-[.$A134])/[.F$102]+[.$A134]/[.F$103]))/[.$B134]" office:value-type="float" office:value="0.597242319960653" calcext:value-type="float">
            <text:p>0.59724232</text:p>
          </table:table-cell>
          <table:table-cell table:formula="of:=(1/((1-[.$A134])/[.G$102]+[.$A134]/[.G$103]))/[.$B134]" office:value-type="float" office:value="0.454226656666235" calcext:value-type="float">
            <text:p>0.4542266567</text:p>
          </table:table-cell>
          <table:table-cell table:formula="of:=(1/((1-[.$A134])/[.H$102]+[.$A134]/[.H$103]))/[.$B134]" office:value-type="float" office:value="0.322601710597743" calcext:value-type="float">
            <text:p>0.3226017106</text:p>
          </table:table-cell>
          <table:table-cell table:number-columns-repeated="1016"/>
        </table:table-row>
        <table:table-row table:style-name="ro1">
          <table:table-cell table:formula="of:=[.A134]+0.01" office:value-type="float" office:value="0.31" calcext:value-type="float">
            <text:p>0.31</text:p>
          </table:table-cell>
          <table:table-cell table:formula="of:=1/((1-[.$A135])/[.B$102]+[.$A135]/[.B$103])" office:value-type="float" office:value="1184468362.85385" calcext:value-type="float">
            <text:p>1184468362.85385</text:p>
          </table:table-cell>
          <table:table-cell table:formula="of:=(1/((1-[.$A135])/[.C$102]+[.$A135]/[.C$103]))/[.$B135]" office:value-type="float" office:value="0.611541944843417" calcext:value-type="float">
            <text:p>0.6115419448</text:p>
          </table:table-cell>
          <table:table-cell table:formula="of:=(1/((1-[.$A135])/[.D$102]+[.$A135]/[.D$103]))/[.$B135]" office:value-type="float" office:value="0.740801376139082" calcext:value-type="float">
            <text:p>0.7408013761</text:p>
          </table:table-cell>
          <table:table-cell table:formula="of:=(1/((1-[.$A135])/[.E$102]+[.$A135]/[.E$103]))/[.$B135]" office:value-type="float" office:value="0.689867147463124" calcext:value-type="float">
            <text:p>0.6898671475</text:p>
          </table:table-cell>
          <table:table-cell table:formula="of:=(1/((1-[.$A135])/[.F$102]+[.$A135]/[.F$103]))/[.$B135]" office:value-type="float" office:value="0.603650249779767" calcext:value-type="float">
            <text:p>0.6036502498</text:p>
          </table:table-cell>
          <table:table-cell table:formula="of:=(1/((1-[.$A135])/[.G$102]+[.$A135]/[.G$103]))/[.$B135]" office:value-type="float" office:value="0.459946066026414" calcext:value-type="float">
            <text:p>0.459946066</text:p>
          </table:table-cell>
          <table:table-cell table:formula="of:=(1/((1-[.$A135])/[.H$102]+[.$A135]/[.H$103]))/[.$B135]" office:value-type="float" office:value="0.326544563544951" calcext:value-type="float">
            <text:p>0.3265445635</text:p>
          </table:table-cell>
          <table:table-cell table:number-columns-repeated="1016"/>
        </table:table-row>
        <table:table-row table:style-name="ro1">
          <table:table-cell table:formula="of:=[.A135]+0.01" office:value-type="float" office:value="0.32" calcext:value-type="float">
            <text:p>0.32</text:p>
          </table:table-cell>
          <table:table-cell table:formula="of:=1/((1-[.$A136])/[.B$102]+[.$A136]/[.B$103])" office:value-type="float" office:value="1174084409.02388" calcext:value-type="float">
            <text:p>1174084409.02388</text:p>
          </table:table-cell>
          <table:table-cell table:formula="of:=(1/((1-[.$A136])/[.C$102]+[.$A136]/[.C$103]))/[.$B136]" office:value-type="float" office:value="0.606077832155426" calcext:value-type="float">
            <text:p>0.6060778322</text:p>
          </table:table-cell>
          <table:table-cell table:formula="of:=(1/((1-[.$A136])/[.D$102]+[.$A136]/[.D$103]))/[.$B136]" office:value-type="float" office:value="0.740323924285653" calcext:value-type="float">
            <text:p>0.7403239243</text:p>
          </table:table-cell>
          <table:table-cell table:formula="of:=(1/((1-[.$A136])/[.E$102]+[.$A136]/[.E$103]))/[.$B136]" office:value-type="float" office:value="0.693467319522323" calcext:value-type="float">
            <text:p>0.6934673195</text:p>
          </table:table-cell>
          <table:table-cell table:formula="of:=(1/((1-[.$A136])/[.F$102]+[.$A136]/[.F$103]))/[.$B136]" office:value-type="float" office:value="0.610081161181192" calcext:value-type="float">
            <text:p>0.6100811612</text:p>
          </table:table-cell>
          <table:table-cell table:formula="of:=(1/((1-[.$A136])/[.G$102]+[.$A136]/[.G$103]))/[.$B136]" office:value-type="float" office:value="0.465707217203394" calcext:value-type="float">
            <text:p>0.4657072172</text:p>
          </table:table-cell>
          <table:table-cell table:formula="of:=(1/((1-[.$A136])/[.H$102]+[.$A136]/[.H$103]))/[.$B136]" office:value-type="float" office:value="0.330513284580664" calcext:value-type="float">
            <text:p>0.3305132846</text:p>
          </table:table-cell>
          <table:table-cell table:number-columns-repeated="1016"/>
        </table:table-row>
        <table:table-row table:style-name="ro1">
          <table:table-cell table:formula="of:=[.A136]+0.01" office:value-type="float" office:value="0.33" calcext:value-type="float">
            <text:p>0.33</text:p>
          </table:table-cell>
          <table:table-cell table:formula="of:=1/((1-[.$A137])/[.B$102]+[.$A137]/[.B$103])" office:value-type="float" office:value="1163880940.25576" calcext:value-type="float">
            <text:p>1163880940.25576</text:p>
          </table:table-cell>
          <table:table-cell table:formula="of:=(1/((1-[.$A137])/[.C$102]+[.$A137]/[.C$103]))/[.$B137]" office:value-type="float" office:value="0.600802976691863" calcext:value-type="float">
            <text:p>0.6008029767</text:p>
          </table:table-cell>
          <table:table-cell table:formula="of:=(1/((1-[.$A137])/[.D$102]+[.$A137]/[.D$103]))/[.$B137]" office:value-type="float" office:value="0.739855370204889" calcext:value-type="float">
            <text:p>0.7398553702</text:p>
          </table:table-cell>
          <table:table-cell table:formula="of:=(1/((1-[.$A137])/[.E$102]+[.$A137]/[.E$103]))/[.$B137]" office:value-type="float" office:value="0.697041707157332" calcext:value-type="float">
            <text:p>0.6970417072</text:p>
          </table:table-cell>
          <table:table-cell table:formula="of:=(1/((1-[.$A137])/[.F$102]+[.$A137]/[.F$103]))/[.$B137]" office:value-type="float" office:value="0.616535178019729" calcext:value-type="float">
            <text:p>0.616535178</text:p>
          </table:table-cell>
          <table:table-cell table:formula="of:=(1/((1-[.$A137])/[.G$102]+[.$A137]/[.G$103]))/[.$B137]" office:value-type="float" office:value="0.471510568835635" calcext:value-type="float">
            <text:p>0.4715105688</text:p>
          </table:table-cell>
          <table:table-cell table:formula="of:=(1/((1-[.$A137])/[.H$102]+[.$A137]/[.H$103]))/[.$B137]" office:value-type="float" office:value="0.334508129113972" calcext:value-type="float">
            <text:p>0.3345081291</text:p>
          </table:table-cell>
          <table:table-cell table:number-columns-repeated="1016"/>
        </table:table-row>
        <table:table-row table:style-name="ro1">
          <table:table-cell table:formula="of:=[.A137]+0.01" office:value-type="float" office:value="0.34" calcext:value-type="float">
            <text:p>0.34</text:p>
          </table:table-cell>
          <table:table-cell table:formula="of:=1/((1-[.$A138])/[.B$102]+[.$A138]/[.B$103])" office:value-type="float" office:value="1153853291.5342" calcext:value-type="float">
            <text:p>1153853291.5342</text:p>
          </table:table-cell>
          <table:table-cell table:formula="of:=(1/((1-[.$A138])/[.C$102]+[.$A138]/[.C$103]))/[.$B138]" office:value-type="float" office:value="0.595707713055008" calcext:value-type="float">
            <text:p>0.5957077131</text:p>
          </table:table-cell>
          <table:table-cell table:formula="of:=(1/((1-[.$A138])/[.D$102]+[.$A138]/[.D$103]))/[.$B138]" office:value-type="float" office:value="0.739395467465258" calcext:value-type="float">
            <text:p>0.7393954675</text:p>
          </table:table-cell>
          <table:table-cell table:formula="of:=(1/((1-[.$A138])/[.E$102]+[.$A138]/[.E$103]))/[.$B138]" office:value-type="float" office:value="0.700590586381729" calcext:value-type="float">
            <text:p>0.7005905864</text:p>
          </table:table-cell>
          <table:table-cell table:formula="of:=(1/((1-[.$A138])/[.F$102]+[.$A138]/[.F$103]))/[.$B138]" office:value-type="float" office:value="0.623012425041771" calcext:value-type="float">
            <text:p>0.623012425</text:p>
          </table:table-cell>
          <table:table-cell table:formula="of:=(1/((1-[.$A138])/[.G$102]+[.$A138]/[.G$103]))/[.$B138]" office:value-type="float" office:value="0.477356586305355" calcext:value-type="float">
            <text:p>0.4773565863</text:p>
          </table:table-cell>
          <table:table-cell table:formula="of:=(1/((1-[.$A138])/[.H$102]+[.$A138]/[.H$103]))/[.$B138]" office:value-type="float" office:value="0.338529355927446" calcext:value-type="float">
            <text:p>0.3385293559</text:p>
          </table:table-cell>
          <table:table-cell table:number-columns-repeated="1016"/>
        </table:table-row>
        <table:table-row table:style-name="ro1">
          <table:table-cell table:formula="of:=[.A138]+0.01" office:value-type="float" office:value="0.35" calcext:value-type="float">
            <text:p>0.35</text:p>
          </table:table-cell>
          <table:table-cell table:formula="of:=1/((1-[.$A139])/[.B$102]+[.$A139]/[.B$103])" office:value-type="float" office:value="1143996957.24005" calcext:value-type="float">
            <text:p>1143996957.24005</text:p>
          </table:table-cell>
          <table:table-cell table:formula="of:=(1/((1-[.$A139])/[.C$102]+[.$A139]/[.C$103]))/[.$B139]" office:value-type="float" office:value="0.590783022981987" calcext:value-type="float">
            <text:p>0.590783023</text:p>
          </table:table-cell>
          <table:table-cell table:formula="of:=(1/((1-[.$A139])/[.D$102]+[.$A139]/[.D$103]))/[.$B139]" office:value-type="float" office:value="0.738943978652164" calcext:value-type="float">
            <text:p>0.7389439787</text:p>
          </table:table-cell>
          <table:table-cell table:formula="of:=(1/((1-[.$A139])/[.E$102]+[.$A139]/[.E$103]))/[.$B139]" office:value-type="float" office:value="0.704114229283589" calcext:value-type="float">
            <text:p>0.7041142293</text:p>
          </table:table-cell>
          <table:table-cell table:formula="of:=(1/((1-[.$A139])/[.F$102]+[.$A139]/[.F$103]))/[.$B139]" office:value-type="float" office:value="0.629513027893337" calcext:value-type="float">
            <text:p>0.6295130279</text:p>
          </table:table-cell>
          <table:table-cell table:formula="of:=(1/((1-[.$A139])/[.G$102]+[.$A139]/[.G$103]))/[.$B139]" office:value-type="float" office:value="0.483245741862932" calcext:value-type="float">
            <text:p>0.4832457419</text:p>
          </table:table-cell>
          <table:table-cell table:formula="of:=(1/((1-[.$A139])/[.H$102]+[.$A139]/[.H$103]))/[.$B139]" office:value-type="float" office:value="0.342577227233028" calcext:value-type="float">
            <text:p>0.3425772272</text:p>
          </table:table-cell>
          <table:table-cell table:number-columns-repeated="1016"/>
        </table:table-row>
        <table:table-row table:style-name="ro1">
          <table:table-cell table:formula="of:=[.A139]+0.01" office:value-type="float" office:value="0.36" calcext:value-type="float">
            <text:p>0.36</text:p>
          </table:table-cell>
          <table:table-cell table:formula="of:=1/((1-[.$A140])/[.B$102]+[.$A140]/[.B$103])" office:value-type="float" office:value="1134307584.40015" calcext:value-type="float">
            <text:p>1134307584.40015</text:p>
          </table:table-cell>
          <table:table-cell table:formula="of:=(1/((1-[.$A140])/[.C$102]+[.$A140]/[.C$103]))/[.$B140]" office:value-type="float" office:value="0.586020482076263" calcext:value-type="float">
            <text:p>0.5860204821</text:p>
          </table:table-cell>
          <table:table-cell table:formula="of:=(1/((1-[.$A140])/[.D$102]+[.$A140]/[.D$103]))/[.$B140]" office:value-type="float" office:value="0.738500674959274" calcext:value-type="float">
            <text:p>0.738500675</text:p>
          </table:table-cell>
          <table:table-cell table:formula="of:=(1/((1-[.$A140])/[.E$102]+[.$A140]/[.E$103]))/[.$B140]" office:value-type="float" office:value="0.707612904095023" calcext:value-type="float">
            <text:p>0.7076129041</text:p>
          </table:table-cell>
          <table:table-cell table:formula="of:=(1/((1-[.$A140])/[.F$102]+[.$A140]/[.F$103]))/[.$B140]" office:value-type="float" office:value="0.6360371131282" calcext:value-type="float">
            <text:p>0.6360371131</text:p>
          </table:table-cell>
          <table:table-cell table:formula="of:=(1/((1-[.$A140])/[.G$102]+[.$A140]/[.G$103]))/[.$B140]" office:value-type="float" office:value="0.489178514754079" calcext:value-type="float">
            <text:p>0.4891785148</text:p>
          </table:table-cell>
          <table:table-cell table:formula="of:=(1/((1-[.$A140])/[.H$102]+[.$A140]/[.H$103]))/[.$B140]" office:value-type="float" office:value="0.346652008729019" calcext:value-type="float">
            <text:p>0.3466520087</text:p>
          </table:table-cell>
          <table:table-cell table:number-columns-repeated="1016"/>
        </table:table-row>
        <table:table-row table:style-name="ro1">
          <table:table-cell table:formula="of:=[.A140]+0.01" office:value-type="float" office:value="0.37" calcext:value-type="float">
            <text:p>0.37</text:p>
          </table:table-cell>
          <table:table-cell table:formula="of:=1/((1-[.$A141])/[.B$102]+[.$A141]/[.B$103])" office:value-type="float" office:value="1124780966.27716" calcext:value-type="float">
            <text:p>1124780966.27716</text:p>
          </table:table-cell>
          <table:table-cell table:formula="of:=(1/((1-[.$A141])/[.C$102]+[.$A141]/[.C$103]))/[.$B141]" office:value-type="float" office:value="0.581412211715609" calcext:value-type="float">
            <text:p>0.5814122117</text:p>
          </table:table-cell>
          <table:table-cell table:formula="of:=(1/((1-[.$A141])/[.D$102]+[.$A141]/[.D$103]))/[.$B141]" office:value-type="float" office:value="0.738065335801868" calcext:value-type="float">
            <text:p>0.7380653358</text:p>
          </table:table-cell>
          <table:table-cell table:formula="of:=(1/((1-[.$A141])/[.E$102]+[.$A141]/[.E$103]))/[.$B141]" office:value-type="float" office:value="0.711086875260244" calcext:value-type="float">
            <text:p>0.7110868753</text:p>
          </table:table-cell>
          <table:table-cell table:formula="of:=(1/((1-[.$A141])/[.F$102]+[.$A141]/[.F$103]))/[.$B141]" office:value-type="float" office:value="0.642584808216097" calcext:value-type="float">
            <text:p>0.6425848082</text:p>
          </table:table-cell>
          <table:table-cell table:formula="of:=(1/((1-[.$A141])/[.G$102]+[.$A141]/[.G$103]))/[.$B141]" office:value-type="float" office:value="0.495155391349849" calcext:value-type="float">
            <text:p>0.4951553913</text:p>
          </table:table-cell>
          <table:table-cell table:formula="of:=(1/((1-[.$A141])/[.H$102]+[.$A141]/[.H$103]))/[.$B141]" office:value-type="float" office:value="0.350753969658222" calcext:value-type="float">
            <text:p>0.3507539697</text:p>
          </table:table-cell>
          <table:table-cell table:number-columns-repeated="1016"/>
        </table:table-row>
        <table:table-row table:style-name="ro1">
          <table:table-cell table:formula="of:=[.A141]+0.01" office:value-type="float" office:value="0.38" calcext:value-type="float">
            <text:p>0.38</text:p>
          </table:table-cell>
          <table:table-cell table:formula="of:=1/((1-[.$A142])/[.B$102]+[.$A142]/[.B$103])" office:value-type="float" office:value="1115413036.27988" calcext:value-type="float">
            <text:p>1115413036.27988</text:p>
          </table:table-cell>
          <table:table-cell table:formula="of:=(1/((1-[.$A142])/[.C$102]+[.$A142]/[.C$103]))/[.$B142]" office:value-type="float" office:value="0.576950835559067" calcext:value-type="float">
            <text:p>0.5769508356</text:p>
          </table:table-cell>
          <table:table-cell table:formula="of:=(1/((1-[.$A142])/[.D$102]+[.$A142]/[.D$103]))/[.$B142]" office:value-type="float" office:value="0.737637748450851" calcext:value-type="float">
            <text:p>0.7376377485</text:p>
          </table:table-cell>
          <table:table-cell table:formula="of:=(1/((1-[.$A142])/[.E$102]+[.$A142]/[.E$103]))/[.$B142]" office:value-type="float" office:value="0.714536403502198" calcext:value-type="float">
            <text:p>0.7145364035</text:p>
          </table:table-cell>
          <table:table-cell table:formula="of:=(1/((1-[.$A142])/[.F$102]+[.$A142]/[.F$103]))/[.$B142]" office:value-type="float" office:value="0.64915624155103" calcext:value-type="float">
            <text:p>0.6491562416</text:p>
          </table:table-cell>
          <table:table-cell table:formula="of:=(1/((1-[.$A142])/[.G$102]+[.$A142]/[.G$103]))/[.$B142]" office:value-type="float" office:value="0.501176865279551" calcext:value-type="float">
            <text:p>0.5011768653</text:p>
          </table:table-cell>
          <table:table-cell table:formula="of:=(1/((1-[.$A142])/[.H$102]+[.$A142]/[.H$103]))/[.$B142]" office:value-type="float" office:value="0.354883382867238" calcext:value-type="float">
            <text:p>0.3548833829</text:p>
          </table:table-cell>
          <table:table-cell table:number-columns-repeated="1016"/>
        </table:table-row>
        <table:table-row table:style-name="ro1">
          <table:table-cell table:formula="of:=[.A142]+0.01" office:value-type="float" office:value="0.39" calcext:value-type="float">
            <text:p>0.39</text:p>
          </table:table-cell>
          <table:table-cell table:formula="of:=1/((1-[.$A143])/[.B$102]+[.$A143]/[.B$103])" office:value-type="float" office:value="1106199862.17527" calcext:value-type="float">
            <text:p>1106199862.17527</text:p>
          </table:table-cell>
          <table:table-cell table:formula="of:=(1/((1-[.$A143])/[.C$102]+[.$A143]/[.C$103]))/[.$B143]" office:value-type="float" office:value="0.572629440147837" calcext:value-type="float">
            <text:p>0.5726294401</text:p>
          </table:table-cell>
          <table:table-cell table:formula="of:=(1/((1-[.$A143])/[.D$102]+[.$A143]/[.D$103]))/[.$B143]" office:value-type="float" office:value="0.737217707686133" calcext:value-type="float">
            <text:p>0.7372177077</text:p>
          </table:table-cell>
          <table:table-cell table:formula="of:=(1/((1-[.$A143])/[.E$102]+[.$A143]/[.E$103]))/[.$B143]" office:value-type="float" office:value="0.717961745887789" calcext:value-type="float">
            <text:p>0.7179617459</text:p>
          </table:table-cell>
          <table:table-cell table:formula="of:=(1/((1-[.$A143])/[.F$102]+[.$A143]/[.F$103]))/[.$B143]" office:value-type="float" office:value="0.655751542459663" calcext:value-type="float">
            <text:p>0.6557515425</text:p>
          </table:table-cell>
          <table:table-cell table:formula="of:=(1/((1-[.$A143])/[.G$102]+[.$A143]/[.G$103]))/[.$B143]" office:value-type="float" office:value="0.507243437566653" calcext:value-type="float">
            <text:p>0.5072434376</text:p>
          </table:table-cell>
          <table:table-cell table:formula="of:=(1/((1-[.$A143])/[.H$102]+[.$A143]/[.H$103]))/[.$B143]" office:value-type="float" office:value="0.359040524866975" calcext:value-type="float">
            <text:p>0.3590405249</text:p>
          </table:table-cell>
          <table:table-cell table:number-columns-repeated="1016"/>
        </table:table-row>
        <table:table-row table:style-name="ro1">
          <table:table-cell table:formula="of:=[.A143]+0.01" office:value-type="float" office:value="0.4" calcext:value-type="float">
            <text:p>0.4</text:p>
          </table:table-cell>
          <table:table-cell table:formula="of:=1/((1-[.$A144])/[.B$102]+[.$A144]/[.B$103])" office:value-type="float" office:value="1097137640.58501" calcext:value-type="float">
            <text:p>1097137640.58501</text:p>
          </table:table-cell>
          <table:table-cell table:formula="of:=(1/((1-[.$A144])/[.C$102]+[.$A144]/[.C$103]))/[.$B144]" office:value-type="float" office:value="0.568441539157449" calcext:value-type="float">
            <text:p>0.5684415392</text:p>
          </table:table-cell>
          <table:table-cell table:formula="of:=(1/((1-[.$A144])/[.D$102]+[.$A144]/[.D$103]))/[.$B144]" office:value-type="float" office:value="0.736805015468214" calcext:value-type="float">
            <text:p>0.7368050155</text:p>
          </table:table-cell>
          <table:table-cell table:formula="of:=(1/((1-[.$A144])/[.E$102]+[.$A144]/[.E$103]))/[.$B144]" office:value-type="float" office:value="0.721363155891741" calcext:value-type="float">
            <text:p>0.7213631559</text:p>
          </table:table-cell>
          <table:table-cell table:formula="of:=(1/((1-[.$A144])/[.F$102]+[.$A144]/[.F$103]))/[.$B144]" office:value-type="float" office:value="0.662370841209801" calcext:value-type="float">
            <text:p>0.6623708412</text:p>
          </table:table-cell>
          <table:table-cell table:formula="of:=(1/((1-[.$A144])/[.G$102]+[.$A144]/[.G$103]))/[.$B144]" office:value-type="float" office:value="0.513355616767754" calcext:value-type="float">
            <text:p>0.5133556168</text:p>
          </table:table-cell>
          <table:table-cell table:formula="of:=(1/((1-[.$A144])/[.H$102]+[.$A144]/[.H$103]))/[.$B144]" office:value-type="float" office:value="0.363225675894357" calcext:value-type="float">
            <text:p>0.3632256759</text:p>
          </table:table-cell>
          <table:table-cell table:number-columns-repeated="1016"/>
        </table:table-row>
        <table:table-row table:style-name="ro1">
          <table:table-cell table:formula="of:=[.A144]+0.01" office:value-type="float" office:value="0.41" calcext:value-type="float">
            <text:p>0.41</text:p>
          </table:table-cell>
          <table:table-cell table:formula="of:=1/((1-[.$A145])/[.B$102]+[.$A145]/[.B$103])" office:value-type="float" office:value="1088222691.75037" calcext:value-type="float">
            <text:p>1088222691.75037</text:p>
          </table:table-cell>
          <table:table-cell table:formula="of:=(1/((1-[.$A145])/[.C$102]+[.$A145]/[.C$103]))/[.$B145]" office:value-type="float" office:value="0.564381040912475" calcext:value-type="float">
            <text:p>0.5643810409</text:p>
          </table:table-cell>
          <table:table-cell table:formula="of:=(1/((1-[.$A145])/[.D$102]+[.$A145]/[.D$103]))/[.$B145]" office:value-type="float" office:value="0.736399480626842" calcext:value-type="float">
            <text:p>0.7363994806</text:p>
          </table:table-cell>
          <table:table-cell table:formula="of:=(1/((1-[.$A145])/[.E$102]+[.$A145]/[.E$103]))/[.$B145]" office:value-type="float" office:value="0.724740883459125" calcext:value-type="float">
            <text:p>0.7247408835</text:p>
          </table:table-cell>
          <table:table-cell table:formula="of:=(1/((1-[.$A145])/[.F$102]+[.$A145]/[.F$103]))/[.$B145]" office:value-type="float" office:value="0.669014269018969" calcext:value-type="float">
            <text:p>0.669014269</text:p>
          </table:table-cell>
          <table:table-cell table:formula="of:=(1/((1-[.$A145])/[.G$102]+[.$A145]/[.G$103]))/[.$B145]" office:value-type="float" office:value="0.519513919114694" calcext:value-type="float">
            <text:p>0.5195139191</text:p>
          </table:table-cell>
          <table:table-cell table:formula="of:=(1/((1-[.$A145])/[.H$102]+[.$A145]/[.H$103]))/[.$B145]" office:value-type="float" office:value="0.367439119975308" calcext:value-type="float">
            <text:p>0.36743912</text:p>
          </table:table-cell>
          <table:table-cell table:number-columns-repeated="1016"/>
        </table:table-row>
        <table:table-row table:style-name="ro1">
          <table:table-cell table:formula="of:=[.A145]+0.01" office:value-type="float" office:value="0.42" calcext:value-type="float">
            <text:p>0.42</text:p>
          </table:table-cell>
          <table:table-cell table:formula="of:=1/((1-[.$A146])/[.B$102]+[.$A146]/[.B$103])" office:value-type="float" office:value="1079451454.5502" calcext:value-type="float">
            <text:p>1079451454.5502</text:p>
          </table:table-cell>
          <table:table-cell table:formula="of:=(1/((1-[.$A146])/[.C$102]+[.$A146]/[.C$103]))/[.$B146]" office:value-type="float" office:value="0.560442218821565" calcext:value-type="float">
            <text:p>0.5604422188</text:p>
          </table:table-cell>
          <table:table-cell table:formula="of:=(1/((1-[.$A146])/[.D$102]+[.$A146]/[.D$103]))/[.$B146]" office:value-type="float" office:value="0.736000918565742" calcext:value-type="float">
            <text:p>0.7360009186</text:p>
          </table:table-cell>
          <table:table-cell table:formula="of:=(1/((1-[.$A146])/[.E$102]+[.$A146]/[.E$103]))/[.$B146]" office:value-type="float" office:value="0.728095175066585" calcext:value-type="float">
            <text:p>0.7280951751</text:p>
          </table:table-cell>
          <table:table-cell table:formula="of:=(1/((1-[.$A146])/[.F$102]+[.$A146]/[.F$103]))/[.$B146]" office:value-type="float" office:value="0.675681958063084" calcext:value-type="float">
            <text:p>0.6756819581</text:p>
          </table:table-cell>
          <table:table-cell table:formula="of:=(1/((1-[.$A146])/[.G$102]+[.$A146]/[.G$103]))/[.$B146]" office:value-type="float" office:value="0.525718868659899" calcext:value-type="float">
            <text:p>0.5257188687</text:p>
          </table:table-cell>
          <table:table-cell table:formula="of:=(1/((1-[.$A146])/[.H$102]+[.$A146]/[.H$103]))/[.$B146]" office:value-type="float" office:value="0.371681144988999" calcext:value-type="float">
            <text:p>0.371681145</text:p>
          </table:table-cell>
          <table:table-cell table:number-columns-repeated="1016"/>
        </table:table-row>
        <table:table-row table:style-name="ro1">
          <table:table-cell table:formula="of:=[.A146]+0.01" office:value-type="float" office:value="0.43" calcext:value-type="float">
            <text:p>0.43</text:p>
          </table:table-cell>
          <table:table-cell table:formula="of:=1/((1-[.$A147])/[.B$102]+[.$A147]/[.B$103])" office:value-type="float" office:value="1070820481.75806" calcext:value-type="float">
            <text:p>1070820481.75806</text:p>
          </table:table-cell>
          <table:table-cell table:formula="of:=(1/((1-[.$A147])/[.C$102]+[.$A147]/[.C$103]))/[.$B147]" office:value-type="float" office:value="0.556619684431081" calcext:value-type="float">
            <text:p>0.5566196844</text:p>
          </table:table-cell>
          <table:table-cell table:formula="of:=(1/((1-[.$A147])/[.D$102]+[.$A147]/[.D$103]))/[.$B147]" office:value-type="float" office:value="0.735609150982442" calcext:value-type="float">
            <text:p>0.735609151</text:p>
          </table:table-cell>
          <table:table-cell table:formula="of:=(1/((1-[.$A147])/[.E$102]+[.$A147]/[.E$103]))/[.$B147]" office:value-type="float" office:value="0.731426273782289" calcext:value-type="float">
            <text:p>0.7314262738</text:p>
          </table:table-cell>
          <table:table-cell table:formula="of:=(1/((1-[.$A147])/[.F$102]+[.$A147]/[.F$103]))/[.$B147]" office:value-type="float" office:value="0.682374041485217" calcext:value-type="float">
            <text:p>0.6823740415</text:p>
          </table:table-cell>
          <table:table-cell table:formula="of:=(1/((1-[.$A147])/[.G$102]+[.$A147]/[.G$103]))/[.$B147]" office:value-type="float" office:value="0.531970997425044" calcext:value-type="float">
            <text:p>0.5319709974</text:p>
          </table:table-cell>
          <table:table-cell table:formula="of:=(1/((1-[.$A147])/[.H$102]+[.$A147]/[.H$103]))/[.$B147]" office:value-type="float" office:value="0.375952042733418" calcext:value-type="float">
            <text:p>0.3759520427</text:p>
          </table:table-cell>
          <table:table-cell table:number-columns-repeated="1016"/>
        </table:table-row>
        <table:table-row table:style-name="ro1">
          <table:table-cell table:formula="of:=[.A147]+0.01" office:value-type="float" office:value="0.44" calcext:value-type="float">
            <text:p>0.44</text:p>
          </table:table-cell>
          <table:table-cell table:formula="of:=1/((1-[.$A148])/[.B$102]+[.$A148]/[.B$103])" office:value-type="float" office:value="1062326435.52491" calcext:value-type="float">
            <text:p>1062326435.52491</text:p>
          </table:table-cell>
          <table:table-cell table:formula="of:=(1/((1-[.$A148])/[.C$102]+[.$A148]/[.C$103]))/[.$B148]" office:value-type="float" office:value="0.552908362830652" calcext:value-type="float">
            <text:p>0.5529083628</text:p>
          </table:table-cell>
          <table:table-cell table:formula="of:=(1/((1-[.$A148])/[.D$102]+[.$A148]/[.D$103]))/[.$B148]" office:value-type="float" office:value="0.735224005602303" calcext:value-type="float">
            <text:p>0.7352240056</text:p>
          </table:table-cell>
          <table:table-cell table:formula="of:=(1/((1-[.$A148])/[.E$102]+[.$A148]/[.E$103]))/[.$B148]" office:value-type="float" office:value="0.734734419324652" calcext:value-type="float">
            <text:p>0.7347344193</text:p>
          </table:table-cell>
          <table:table-cell table:formula="of:=(1/((1-[.$A148])/[.F$102]+[.$A148]/[.F$103]))/[.$B148]" office:value-type="float" office:value="0.68909065340446" calcext:value-type="float">
            <text:p>0.6890906534</text:p>
          </table:table-cell>
          <table:table-cell table:formula="of:=(1/((1-[.$A148])/[.G$102]+[.$A148]/[.G$103]))/[.$B148]" office:value-type="float" office:value="0.53827084555311" calcext:value-type="float">
            <text:p>0.5382708456</text:p>
          </table:table-cell>
          <table:table-cell table:formula="of:=(1/((1-[.$A148])/[.H$102]+[.$A148]/[.H$103]))/[.$B148]" office:value-type="float" office:value="0.380252108992277" calcext:value-type="float">
            <text:p>0.380252109</text:p>
          </table:table-cell>
          <table:table-cell table:number-columns-repeated="1016"/>
        </table:table-row>
        <table:table-row table:style-name="ro1">
          <table:table-cell table:formula="of:=[.A148]+0.01" office:value-type="float" office:value="0.45" calcext:value-type="float">
            <text:p>0.45</text:p>
          </table:table-cell>
          <table:table-cell table:formula="of:=1/((1-[.$A149])/[.B$102]+[.$A149]/[.B$103])" office:value-type="float" office:value="1053966083.07524" calcext:value-type="float">
            <text:p>1053966083.07524</text:p>
          </table:table-cell>
          <table:table-cell table:formula="of:=(1/((1-[.$A149])/[.C$102]+[.$A149]/[.C$103]))/[.$B149]" office:value-type="float" office:value="0.549303470174608" calcext:value-type="float">
            <text:p>0.5493034702</text:p>
          </table:table-cell>
          <table:table-cell table:formula="of:=(1/((1-[.$A149])/[.D$102]+[.$A149]/[.D$103]))/[.$B149]" office:value-type="float" office:value="0.734845315925931" calcext:value-type="float">
            <text:p>0.7348453159</text:p>
          </table:table-cell>
          <table:table-cell table:formula="of:=(1/((1-[.$A149])/[.E$102]+[.$A149]/[.E$103]))/[.$B149]" office:value-type="float" office:value="0.738019848119835" calcext:value-type="float">
            <text:p>0.7380198481</text:p>
          </table:table-cell>
          <table:table-cell table:formula="of:=(1/((1-[.$A149])/[.F$102]+[.$A149]/[.F$103]))/[.$B149]" office:value-type="float" office:value="0.695831928924882" calcext:value-type="float">
            <text:p>0.6958319289</text:p>
          </table:table-cell>
          <table:table-cell table:formula="of:=(1/((1-[.$A149])/[.G$102]+[.$A149]/[.G$103]))/[.$B149]" office:value-type="float" office:value="0.544618961463949" calcext:value-type="float">
            <text:p>0.5446189615</text:p>
          </table:table-cell>
          <table:table-cell table:formula="of:=(1/((1-[.$A149])/[.H$102]+[.$A149]/[.H$103]))/[.$B149]" office:value-type="float" office:value="0.384581643603303" calcext:value-type="float">
            <text:p>0.3845816436</text:p>
          </table:table-cell>
          <table:table-cell table:number-columns-repeated="1016"/>
        </table:table-row>
        <table:table-row table:style-name="ro1">
          <table:table-cell table:formula="of:=[.A149]+0.01" office:value-type="float" office:value="0.46" calcext:value-type="float">
            <text:p>0.46</text:p>
          </table:table-cell>
          <table:table-cell table:formula="of:=1/((1-[.$A150])/[.B$102]+[.$A150]/[.B$103])" office:value-type="float" office:value="1045736292.6048" calcext:value-type="float">
            <text:p>1045736292.6048</text:p>
          </table:table-cell>
          <table:table-cell table:formula="of:=(1/((1-[.$A150])/[.C$102]+[.$A150]/[.C$103]))/[.$B150]" office:value-type="float" office:value="0.545800493109914" calcext:value-type="float">
            <text:p>0.5458004931</text:p>
          </table:table-cell>
          <table:table-cell table:formula="of:=(1/((1-[.$A150])/[.D$102]+[.$A150]/[.D$103]))/[.$B150]" office:value-type="float" office:value="0.734472920989177" calcext:value-type="float">
            <text:p>0.734472921</text:p>
          </table:table-cell>
          <table:table-cell table:formula="of:=(1/((1-[.$A150])/[.E$102]+[.$A150]/[.E$103]))/[.$B150]" office:value-type="float" office:value="0.741282793358074" calcext:value-type="float">
            <text:p>0.7412827934</text:p>
          </table:table-cell>
          <table:table-cell table:formula="of:=(1/((1-[.$A150])/[.F$102]+[.$A150]/[.F$103]))/[.$B150]" office:value-type="float" office:value="0.702598004144591" calcext:value-type="float">
            <text:p>0.7025980041</text:p>
          </table:table-cell>
          <table:table-cell table:formula="of:=(1/((1-[.$A150])/[.G$102]+[.$A150]/[.G$103]))/[.$B150]" office:value-type="float" office:value="0.551015902013424" calcext:value-type="float">
            <text:p>0.551015902</text:p>
          </table:table-cell>
          <table:table-cell table:formula="of:=(1/((1-[.$A150])/[.H$102]+[.$A150]/[.H$103]))/[.$B150]" office:value-type="float" office:value="0.388940950527924" calcext:value-type="float">
            <text:p>0.3889409505</text:p>
          </table:table-cell>
          <table:table-cell table:number-columns-repeated="1016"/>
        </table:table-row>
        <table:table-row table:style-name="ro1">
          <table:table-cell table:formula="of:=[.A150]+0.01" office:value-type="float" office:value="0.47" calcext:value-type="float">
            <text:p>0.47</text:p>
          </table:table-cell>
          <table:table-cell table:formula="of:=1/((1-[.$A151])/[.B$102]+[.$A151]/[.B$103])" office:value-type="float" office:value="1037634029.36898" calcext:value-type="float">
            <text:p>1037634029.36898</text:p>
          </table:table-cell>
          <table:table-cell table:formula="of:=(1/((1-[.$A151])/[.C$102]+[.$A151]/[.C$103]))/[.$B151]" office:value-type="float" office:value="0.542395169924598" calcext:value-type="float">
            <text:p>0.5423951699</text:p>
          </table:table-cell>
          <table:table-cell table:formula="of:=(1/((1-[.$A151])/[.D$102]+[.$A151]/[.D$103]))/[.$B151]" office:value-type="float" office:value="0.734106665135012" calcext:value-type="float">
            <text:p>0.7341066651</text:p>
          </table:table-cell>
          <table:table-cell table:formula="of:=(1/((1-[.$A151])/[.E$102]+[.$A151]/[.E$103]))/[.$B151]" office:value-type="float" office:value="0.744523485048854" calcext:value-type="float">
            <text:p>0.744523485</text:p>
          </table:table-cell>
          <table:table-cell table:formula="of:=(1/((1-[.$A151])/[.F$102]+[.$A151]/[.F$103]))/[.$B151]" office:value-type="float" office:value="0.70938901616489" calcext:value-type="float">
            <text:p>0.7093890162</text:p>
          </table:table-cell>
          <table:table-cell table:formula="of:=(1/((1-[.$A151])/[.G$102]+[.$A151]/[.G$103]))/[.$B151]" office:value-type="float" office:value="0.557462232656251" calcext:value-type="float">
            <text:p>0.5574622327</text:p>
          </table:table-cell>
          <table:table-cell table:formula="of:=(1/((1-[.$A151])/[.H$102]+[.$A151]/[.H$103]))/[.$B151]" office:value-type="float" office:value="0.393330337922414" calcext:value-type="float">
            <text:p>0.3933303379</text:p>
          </table:table-cell>
          <table:table-cell table:number-columns-repeated="1016"/>
        </table:table-row>
        <table:table-row table:style-name="ro1">
          <table:table-cell table:formula="of:=[.A151]+0.01" office:value-type="float" office:value="0.48" calcext:value-type="float">
            <text:p>0.48</text:p>
          </table:table-cell>
          <table:table-cell table:formula="of:=1/((1-[.$A152])/[.B$102]+[.$A152]/[.B$103])" office:value-type="float" office:value="1029656351.95169" calcext:value-type="float">
            <text:p>1029656351.95169</text:p>
          </table:table-cell>
          <table:table-cell table:formula="of:=(1/((1-[.$A152])/[.C$102]+[.$A152]/[.C$103]))/[.$B152]" office:value-type="float" office:value="0.539083473251097" calcext:value-type="float">
            <text:p>0.5390834733</text:p>
          </table:table-cell>
          <table:table-cell table:formula="of:=(1/((1-[.$A152])/[.D$102]+[.$A152]/[.D$103]))/[.$B152]" office:value-type="float" office:value="0.733746397796588" calcext:value-type="float">
            <text:p>0.7337463978</text:p>
          </table:table-cell>
          <table:table-cell table:formula="of:=(1/((1-[.$A152])/[.E$102]+[.$A152]/[.E$103]))/[.$B152]" office:value-type="float" office:value="0.747742150074957" calcext:value-type="float">
            <text:p>0.7477421501</text:p>
          </table:table-cell>
          <table:table-cell table:formula="of:=(1/((1-[.$A152])/[.F$102]+[.$A152]/[.F$103]))/[.$B152]" office:value-type="float" office:value="0.71620510309954" calcext:value-type="float">
            <text:p>0.7162051031</text:p>
          </table:table-cell>
          <table:table-cell table:formula="of:=(1/((1-[.$A152])/[.G$102]+[.$A152]/[.G$103]))/[.$B152]" office:value-type="float" office:value="0.563958527612612" calcext:value-type="float">
            <text:p>0.5639585276</text:p>
          </table:table-cell>
          <table:table-cell table:formula="of:=(1/((1-[.$A152])/[.H$102]+[.$A152]/[.H$103]))/[.$B152]" office:value-type="float" office:value="0.397750118210503" calcext:value-type="float">
            <text:p>0.3977501182</text:p>
          </table:table-cell>
          <table:table-cell table:number-columns-repeated="1016"/>
        </table:table-row>
        <table:table-row table:style-name="ro1">
          <table:table-cell table:formula="of:=[.A152]+0.01" office:value-type="float" office:value="0.49" calcext:value-type="float">
            <text:p>0.49</text:p>
          </table:table-cell>
          <table:table-cell table:formula="of:=1/((1-[.$A153])/[.B$102]+[.$A153]/[.B$103])" office:value-type="float" office:value="1021800408.70505" calcext:value-type="float">
            <text:p>1021800408.70505</text:p>
          </table:table-cell>
          <table:table-cell table:formula="of:=(1/((1-[.$A153])/[.C$102]+[.$A153]/[.C$103]))/[.$B153]" office:value-type="float" office:value="0.535861594176931" calcext:value-type="float">
            <text:p>0.5358615942</text:p>
          </table:table-cell>
          <table:table-cell table:formula="of:=(1/((1-[.$A153])/[.D$102]+[.$A153]/[.D$103]))/[.$B153]" office:value-type="float" office:value="0.733391973290859" calcext:value-type="float">
            <text:p>0.7333919733</text:p>
          </table:table-cell>
          <table:table-cell table:formula="of:=(1/((1-[.$A153])/[.E$102]+[.$A153]/[.E$103]))/[.$B153]" office:value-type="float" office:value="0.750939012245407" calcext:value-type="float">
            <text:p>0.7509390122</text:p>
          </table:table-cell>
          <table:table-cell table:formula="of:=(1/((1-[.$A153])/[.F$102]+[.$A153]/[.F$103]))/[.$B153]" office:value-type="float" office:value="0.723046404084122" calcext:value-type="float">
            <text:p>0.7230464041</text:p>
          </table:table-cell>
          <table:table-cell table:formula="of:=(1/((1-[.$A153])/[.G$102]+[.$A153]/[.G$103]))/[.$B153]" office:value-type="float" office:value="0.57050537003867" calcext:value-type="float">
            <text:p>0.57050537</text:p>
          </table:table-cell>
          <table:table-cell table:formula="of:=(1/((1-[.$A153])/[.H$102]+[.$A153]/[.H$103]))/[.$B153]" office:value-type="float" office:value="0.402200608157505" calcext:value-type="float">
            <text:p>0.4022006082</text:p>
          </table:table-cell>
          <table:table-cell table:number-columns-repeated="1016"/>
        </table:table-row>
        <table:table-row table:style-name="ro1">
          <table:table-cell table:formula="of:=[.A153]+0.01" office:value-type="float" office:value="0.5" calcext:value-type="float">
            <text:p>0.5</text:p>
          </table:table-cell>
          <table:table-cell table:formula="of:=1/((1-[.$A154])/[.B$102]+[.$A154]/[.B$103])" office:value-type="float" office:value="1014063434.35079" calcext:value-type="float">
            <text:p>1014063434.35079</text:p>
          </table:table-cell>
          <table:table-cell table:formula="of:=(1/((1-[.$A154])/[.C$102]+[.$A154]/[.C$103]))/[.$B154]" office:value-type="float" office:value="0.5327259276309" calcext:value-type="float">
            <text:p>0.5327259276</text:p>
          </table:table-cell>
          <table:table-cell table:formula="of:=(1/((1-[.$A154])/[.D$102]+[.$A154]/[.D$103]))/[.$B154]" office:value-type="float" office:value="0.733043250622158" calcext:value-type="float">
            <text:p>0.7330432506</text:p>
          </table:table-cell>
          <table:table-cell table:formula="of:=(1/((1-[.$A154])/[.E$102]+[.$A154]/[.E$103]))/[.$B154]" office:value-type="float" office:value="0.754114292347354" calcext:value-type="float">
            <text:p>0.7541142923</text:p>
          </table:table-cell>
          <table:table-cell table:formula="of:=(1/((1-[.$A154])/[.F$102]+[.$A154]/[.F$103]))/[.$B154]" office:value-type="float" office:value="0.729913059285503" calcext:value-type="float">
            <text:p>0.7299130593</text:p>
          </table:table-cell>
          <table:table-cell table:formula="of:=(1/((1-[.$A154])/[.G$102]+[.$A154]/[.G$103]))/[.$B154]" office:value-type="float" office:value="0.577103352201071" calcext:value-type="float">
            <text:p>0.5771033522</text:p>
          </table:table-cell>
          <table:table-cell table:formula="of:=(1/((1-[.$A154])/[.H$102]+[.$A154]/[.H$103]))/[.$B154]" office:value-type="float" office:value="0.406682128945998" calcext:value-type="float">
            <text:p>0.4066821289</text:p>
          </table:table-cell>
          <table:table-cell table:number-columns-repeated="1016"/>
        </table:table-row>
        <table:table-row table:style-name="ro1">
          <table:table-cell table:formula="of:=[.A154]+0.01" office:value-type="float" office:value="0.51" calcext:value-type="float">
            <text:p>0.51</text:p>
          </table:table-cell>
          <table:table-cell table:formula="of:=1/((1-[.$A155])/[.B$102]+[.$A155]/[.B$103])" office:value-type="float" office:value="1006442746.73492" calcext:value-type="float">
            <text:p>1006442746.73492</text:p>
          </table:table-cell>
          <table:table-cell table:formula="of:=(1/((1-[.$A155])/[.C$102]+[.$A155]/[.C$103]))/[.$B155]" office:value-type="float" office:value="0.529673058926915" calcext:value-type="float">
            <text:p>0.5296730589</text:p>
          </table:table-cell>
          <table:table-cell table:formula="of:=(1/((1-[.$A155])/[.D$102]+[.$A155]/[.D$103]))/[.$B155]" office:value-type="float" office:value="0.73270009329518" calcext:value-type="float">
            <text:p>0.7327000933</text:p>
          </table:table-cell>
          <table:table-cell table:formula="of:=(1/((1-[.$A155])/[.E$102]+[.$A155]/[.E$103]))/[.$B155]" office:value-type="float" office:value="0.757268208196903" calcext:value-type="float">
            <text:p>0.7572682082</text:p>
          </table:table-cell>
          <table:table-cell table:formula="of:=(1/((1-[.$A155])/[.F$102]+[.$A155]/[.F$103]))/[.$B155]" office:value-type="float" office:value="0.736805209911413" calcext:value-type="float">
            <text:p>0.7368052099</text:p>
          </table:table-cell>
          <table:table-cell table:formula="of:=(1/((1-[.$A155])/[.G$102]+[.$A155]/[.G$103]))/[.$B155]" office:value-type="float" office:value="0.583753075655558" calcext:value-type="float">
            <text:p>0.5837530757</text:p>
          </table:table-cell>
          <table:table-cell table:formula="of:=(1/((1-[.$A155])/[.H$102]+[.$A155]/[.H$103]))/[.$B155]" office:value-type="float" office:value="0.411195006253092" calcext:value-type="float">
            <text:p>0.4111950063</text:p>
          </table:table-cell>
          <table:table-cell table:number-columns-repeated="1016"/>
        </table:table-row>
        <table:table-row table:style-name="ro1">
          <table:table-cell table:formula="of:=[.A155]+0.01" office:value-type="float" office:value="0.52" calcext:value-type="float">
            <text:p>0.52</text:p>
          </table:table-cell>
          <table:table-cell table:formula="of:=1/((1-[.$A156])/[.B$102]+[.$A156]/[.B$103])" office:value-type="float" office:value="998935743.727599" calcext:value-type="float">
            <text:p>998935743.727599</text:p>
          </table:table-cell>
          <table:table-cell table:formula="of:=(1/((1-[.$A156])/[.C$102]+[.$A156]/[.C$103]))/[.$B156]" office:value-type="float" office:value="0.526699751359886" calcext:value-type="float">
            <text:p>0.5266997514</text:p>
          </table:table-cell>
          <table:table-cell table:formula="of:=(1/((1-[.$A156])/[.D$102]+[.$A156]/[.D$103]))/[.$B156]" office:value-type="float" office:value="0.732362369136846" calcext:value-type="float">
            <text:p>0.7323623691</text:p>
          </table:table-cell>
          <table:table-cell table:formula="of:=(1/((1-[.$A156])/[.E$102]+[.$A156]/[.E$103]))/[.$B156]" office:value-type="float" office:value="0.760400974688917" calcext:value-type="float">
            <text:p>0.7604009747</text:p>
          </table:table-cell>
          <table:table-cell table:formula="of:=(1/((1-[.$A156])/[.F$102]+[.$A156]/[.F$103]))/[.$B156]" office:value-type="float" office:value="0.743722998220118" calcext:value-type="float">
            <text:p>0.7437229982</text:p>
          </table:table-cell>
          <table:table-cell table:formula="of:=(1/((1-[.$A156])/[.G$102]+[.$A156]/[.G$103]))/[.$B156]" office:value-type="float" office:value="0.590455151429797" calcext:value-type="float">
            <text:p>0.5904551514</text:p>
          </table:table-cell>
          <table:table-cell table:formula="of:=(1/((1-[.$A156])/[.H$102]+[.$A156]/[.H$103]))/[.$B156]" office:value-type="float" office:value="0.415739570329323" calcext:value-type="float">
            <text:p>0.4157395703</text:p>
          </table:table-cell>
          <table:table-cell table:number-columns-repeated="1016"/>
        </table:table-row>
        <table:table-row table:style-name="ro1">
          <table:table-cell table:formula="of:=[.A156]+0.01" office:value-type="float" office:value="0.53" calcext:value-type="float">
            <text:p>0.53</text:p>
          </table:table-cell>
          <table:table-cell table:formula="of:=1/((1-[.$A157])/[.B$102]+[.$A157]/[.B$103])" office:value-type="float" office:value="991539900.260813" calcext:value-type="float">
            <text:p>991539900.260813</text:p>
          </table:table-cell>
          <table:table-cell table:formula="of:=(1/((1-[.$A157])/[.C$102]+[.$A157]/[.C$103]))/[.$B157]" office:value-type="float" office:value="0.523802934758923" calcext:value-type="float">
            <text:p>0.5238029348</text:p>
          </table:table-cell>
          <table:table-cell table:formula="of:=(1/((1-[.$A157])/[.D$102]+[.$A157]/[.D$103]))/[.$B157]" office:value-type="float" office:value="0.732029950126565" calcext:value-type="float">
            <text:p>0.7320299501</text:p>
          </table:table-cell>
          <table:table-cell table:formula="of:=(1/((1-[.$A157])/[.E$102]+[.$A157]/[.E$103]))/[.$B157]" office:value-type="float" office:value="0.76351280384583" calcext:value-type="float">
            <text:p>0.7635128038</text:p>
          </table:table-cell>
          <table:table-cell table:formula="of:=(1/((1-[.$A157])/[.F$102]+[.$A157]/[.F$103]))/[.$B157]" office:value-type="float" office:value="0.750666567530215" calcext:value-type="float">
            <text:p>0.7506665675</text:p>
          </table:table-cell>
          <table:table-cell table:formula="of:=(1/((1-[.$A157])/[.G$102]+[.$A157]/[.G$103]))/[.$B157]" office:value-type="float" office:value="0.59721020021054" calcext:value-type="float">
            <text:p>0.5972102002</text:p>
          </table:table-cell>
          <table:table-cell table:formula="of:=(1/((1-[.$A157])/[.H$102]+[.$A157]/[.H$103]))/[.$B157]" office:value-type="float" office:value="0.420316156079216" calcext:value-type="float">
            <text:p>0.4203161561</text:p>
          </table:table-cell>
          <table:table-cell table:number-columns-repeated="1016"/>
        </table:table-row>
        <table:table-row table:style-name="ro1">
          <table:table-cell table:formula="of:=[.A157]+0.01" office:value-type="float" office:value="0.54" calcext:value-type="float">
            <text:p>0.54</text:p>
          </table:table-cell>
          <table:table-cell table:formula="of:=1/((1-[.$A158])/[.B$102]+[.$A158]/[.B$103])" office:value-type="float" office:value="984252765.496569" calcext:value-type="float">
            <text:p>984252765.496569</text:p>
          </table:table-cell>
          <table:table-cell table:formula="of:=(1/((1-[.$A158])/[.C$102]+[.$A158]/[.C$103]))/[.$B158]" office:value-type="float" office:value="0.520979694912756" calcext:value-type="float">
            <text:p>0.5209796949</text:p>
          </table:table-cell>
          <table:table-cell table:formula="of:=(1/((1-[.$A158])/[.D$102]+[.$A158]/[.D$103]))/[.$B158]" office:value-type="float" office:value="0.731702712234434" calcext:value-type="float">
            <text:p>0.7317027122</text:p>
          </table:table-cell>
          <table:table-cell table:formula="of:=(1/((1-[.$A158])/[.E$102]+[.$A158]/[.E$103]))/[.$B158]" office:value-type="float" office:value="0.766603904865482" calcext:value-type="float">
            <text:p>0.7666039049</text:p>
          </table:table-cell>
          <table:table-cell table:formula="of:=(1/((1-[.$A158])/[.F$102]+[.$A158]/[.F$103]))/[.$B158]" office:value-type="float" office:value="0.757636062230523" calcext:value-type="float">
            <text:p>0.7576360622</text:p>
          </table:table-cell>
          <table:table-cell table:formula="of:=(1/((1-[.$A158])/[.G$102]+[.$A158]/[.G$103]))/[.$B158]" office:value-type="float" office:value="0.604018852535254" calcext:value-type="float">
            <text:p>0.6040188525</text:p>
          </table:table-cell>
          <table:table-cell table:formula="of:=(1/((1-[.$A158])/[.H$102]+[.$A158]/[.H$103]))/[.$B158]" office:value-type="float" office:value="0.424925103143555" calcext:value-type="float">
            <text:p>0.4249251031</text:p>
          </table:table-cell>
          <table:table-cell table:number-columns-repeated="1016"/>
        </table:table-row>
        <table:table-row table:style-name="ro1">
          <table:table-cell table:formula="of:=[.A158]+0.01" office:value-type="float" office:value="0.55" calcext:value-type="float">
            <text:p>0.55</text:p>
          </table:table-cell>
          <table:table-cell table:formula="of:=1/((1-[.$A159])/[.B$102]+[.$A159]/[.B$103])" office:value-type="float" office:value="977071960.119116" calcext:value-type="float">
            <text:p>977071960.119116</text:p>
          </table:table-cell>
          <table:table-cell table:formula="of:=(1/((1-[.$A159])/[.C$102]+[.$A159]/[.C$103]))/[.$B159]" office:value-type="float" office:value="0.518227263790812" calcext:value-type="float">
            <text:p>0.5182272638</text:p>
          </table:table-cell>
          <table:table-cell table:formula="of:=(1/((1-[.$A159])/[.D$102]+[.$A159]/[.D$103]))/[.$B159]" office:value-type="float" office:value="0.731380535266936" calcext:value-type="float">
            <text:p>0.7313805353</text:p>
          </table:table-cell>
          <table:table-cell table:formula="of:=(1/((1-[.$A159])/[.E$102]+[.$A159]/[.E$103]))/[.$B159]" office:value-type="float" office:value="0.769674484167996" calcext:value-type="float">
            <text:p>0.7696744842</text:p>
          </table:table-cell>
          <table:table-cell table:formula="of:=(1/((1-[.$A159])/[.F$102]+[.$A159]/[.F$103]))/[.$B159]" office:value-type="float" office:value="0.764631627790097" calcext:value-type="float">
            <text:p>0.7646316278</text:p>
          </table:table-cell>
          <table:table-cell table:formula="of:=(1/((1-[.$A159])/[.G$102]+[.$A159]/[.G$103]))/[.$B159]" office:value-type="float" office:value="0.61088174898831" calcext:value-type="float">
            <text:p>0.610881749</text:p>
          </table:table-cell>
          <table:table-cell table:formula="of:=(1/((1-[.$A159])/[.H$102]+[.$A159]/[.H$103]))/[.$B159]" office:value-type="float" office:value="0.429566755983408" calcext:value-type="float">
            <text:p>0.429566756</text:p>
          </table:table-cell>
          <table:table-cell table:number-columns-repeated="1016"/>
        </table:table-row>
        <table:table-row table:style-name="ro1">
          <table:table-cell table:formula="of:=[.A159]+0.01" office:value-type="float" office:value="0.56" calcext:value-type="float">
            <text:p>0.56</text:p>
          </table:table-cell>
          <table:table-cell table:formula="of:=1/((1-[.$A160])/[.B$102]+[.$A160]/[.B$103])" office:value-type="float" office:value="969995173.744819" calcext:value-type="float">
            <text:p>969995173.744819</text:p>
          </table:table-cell>
          <table:table-cell table:formula="of:=(1/((1-[.$A160])/[.C$102]+[.$A160]/[.C$103]))/[.$B160]" office:value-type="float" office:value="0.515543010490961" calcext:value-type="float">
            <text:p>0.5155430105</text:p>
          </table:table-cell>
          <table:table-cell table:formula="of:=(1/((1-[.$A160])/[.D$102]+[.$A160]/[.D$103]))/[.$B160]" office:value-type="float" office:value="0.731063302719753" calcext:value-type="float">
            <text:p>0.7310633027</text:p>
          </table:table-cell>
          <table:table-cell table:formula="of:=(1/((1-[.$A160])/[.E$102]+[.$A160]/[.E$103]))/[.$B160]" office:value-type="float" office:value="0.772724745441731" calcext:value-type="float">
            <text:p>0.7727247454</text:p>
          </table:table-cell>
          <table:table-cell table:formula="of:=(1/((1-[.$A160])/[.F$102]+[.$A160]/[.F$103]))/[.$B160]" office:value-type="float" office:value="0.771653410768344" calcext:value-type="float">
            <text:p>0.7716534108</text:p>
          </table:table-cell>
          <table:table-cell table:formula="of:=(1/((1-[.$A160])/[.G$102]+[.$A160]/[.G$103]))/[.$B160]" office:value-type="float" office:value="0.617799540401898" calcext:value-type="float">
            <text:p>0.6177995404</text:p>
          </table:table-cell>
          <table:table-cell table:formula="of:=(1/((1-[.$A160])/[.H$102]+[.$A160]/[.H$103]))/[.$B160]" office:value-type="float" office:value="0.434241463965946" calcext:value-type="float">
            <text:p>0.434241464</text:p>
          </table:table-cell>
          <table:table-cell table:number-columns-repeated="1016"/>
        </table:table-row>
        <table:table-row table:style-name="ro1">
          <table:table-cell table:formula="of:=[.A160]+0.01" office:value-type="float" office:value="0.57" calcext:value-type="float">
            <text:p>0.57</text:p>
          </table:table-cell>
          <table:table-cell table:formula="of:=1/((1-[.$A161])/[.B$102]+[.$A161]/[.B$103])" office:value-type="float" office:value="963020162.443783" calcext:value-type="float">
            <text:p>963020162.443783</text:p>
          </table:table-cell>
          <table:table-cell table:formula="of:=(1/((1-[.$A161])/[.C$102]+[.$A161]/[.C$103]))/[.$B161]" office:value-type="float" office:value="0.512924432851706" calcext:value-type="float">
            <text:p>0.5129244329</text:p>
          </table:table-cell>
          <table:table-cell table:formula="of:=(1/((1-[.$A161])/[.D$102]+[.$A161]/[.D$103]))/[.$B161]" office:value-type="float" office:value="0.730750901637298" calcext:value-type="float">
            <text:p>0.7307509016</text:p>
          </table:table-cell>
          <table:table-cell table:formula="of:=(1/((1-[.$A161])/[.E$102]+[.$A161]/[.E$103]))/[.$B161]" office:value-type="float" office:value="0.775754889688322" calcext:value-type="float">
            <text:p>0.7757548897</text:p>
          </table:table-cell>
          <table:table-cell table:formula="of:=(1/((1-[.$A161])/[.F$102]+[.$A161]/[.F$103]))/[.$B161]" office:value-type="float" office:value="0.778701558825263" calcext:value-type="float">
            <text:p>0.7787015588</text:p>
          </table:table-cell>
          <table:table-cell table:formula="of:=(1/((1-[.$A161])/[.G$102]+[.$A161]/[.G$103]))/[.$B161]" office:value-type="float" office:value="0.624772888061773" calcext:value-type="float">
            <text:p>0.6247728881</text:p>
          </table:table-cell>
          <table:table-cell table:formula="of:=(1/((1-[.$A161])/[.H$102]+[.$A161]/[.H$103]))/[.$B161]" office:value-type="float" office:value="0.438949581452096" calcext:value-type="float">
            <text:p>0.4389495815</text:p>
          </table:table-cell>
          <table:table-cell table:number-columns-repeated="1016"/>
        </table:table-row>
        <table:table-row table:style-name="ro1">
          <table:table-cell table:formula="of:=[.A161]+0.01" office:value-type="float" office:value="0.58" calcext:value-type="float">
            <text:p>0.58</text:p>
          </table:table-cell>
          <table:table-cell table:formula="of:=1/((1-[.$A162])/[.B$102]+[.$A162]/[.B$103])" office:value-type="float" office:value="956144746.367647" calcext:value-type="float">
            <text:p>956144746.367647</text:p>
          </table:table-cell>
          <table:table-cell table:formula="of:=(1/((1-[.$A162])/[.C$102]+[.$A162]/[.C$103]))/[.$B162]" office:value-type="float" office:value="0.510369149672606" calcext:value-type="float">
            <text:p>0.5103691497</text:p>
          </table:table-cell>
          <table:table-cell table:formula="of:=(1/((1-[.$A162])/[.D$102]+[.$A162]/[.D$103]))/[.$B162]" office:value-type="float" office:value="0.730443222478619" calcext:value-type="float">
            <text:p>0.7304432225</text:p>
          </table:table-cell>
          <table:table-cell table:formula="of:=(1/((1-[.$A162])/[.E$102]+[.$A162]/[.E$103]))/[.$B162]" office:value-type="float" office:value="0.778765115266834" calcext:value-type="float">
            <text:p>0.7787651153</text:p>
          </table:table-cell>
          <table:table-cell table:formula="of:=(1/((1-[.$A162])/[.F$102]+[.$A162]/[.F$103]))/[.$B162]" office:value-type="float" office:value="0.785776220731791" calcext:value-type="float">
            <text:p>0.7857762207</text:p>
          </table:table-cell>
          <table:table-cell table:formula="of:=(1/((1-[.$A162])/[.G$102]+[.$A162]/[.G$103]))/[.$B162]" office:value-type="float" office:value="0.631802463917982" calcext:value-type="float">
            <text:p>0.6318024639</text:p>
          </table:table-cell>
          <table:table-cell table:formula="of:=(1/((1-[.$A162])/[.H$102]+[.$A162]/[.H$103]))/[.$B162]" office:value-type="float" office:value="0.443691467886092" calcext:value-type="float">
            <text:p>0.4436914679</text:p>
          </table:table-cell>
          <table:table-cell table:number-columns-repeated="1016"/>
        </table:table-row>
        <table:table-row table:style-name="ro1">
          <table:table-cell table:formula="of:=[.A162]+0.01" office:value-type="float" office:value="0.59" calcext:value-type="float">
            <text:p>0.59</text:p>
          </table:table-cell>
          <table:table-cell table:formula="of:=1/((1-[.$A163])/[.B$102]+[.$A163]/[.B$103])" office:value-type="float" office:value="949366807.478265" calcext:value-type="float">
            <text:p>949366807.478265</text:p>
          </table:table-cell>
          <table:table-cell table:formula="of:=(1/((1-[.$A163])/[.C$102]+[.$A163]/[.C$103]))/[.$B163]" office:value-type="float" office:value="0.507874893492098" calcext:value-type="float">
            <text:p>0.5078748935</text:p>
          </table:table-cell>
          <table:table-cell table:formula="of:=(1/((1-[.$A163])/[.D$102]+[.$A163]/[.D$103]))/[.$B163]" office:value-type="float" office:value="0.730140158989334" calcext:value-type="float">
            <text:p>0.730140159</text:p>
          </table:table-cell>
          <table:table-cell table:formula="of:=(1/((1-[.$A163])/[.E$102]+[.$A163]/[.E$103]))/[.$B163]" office:value-type="float" office:value="0.781755617937048" calcext:value-type="float">
            <text:p>0.7817556179</text:p>
          </table:table-cell>
          <table:table-cell table:formula="of:=(1/((1-[.$A163])/[.F$102]+[.$A163]/[.F$103]))/[.$B163]" office:value-type="float" office:value="0.792877546380274" calcext:value-type="float">
            <text:p>0.7928775464</text:p>
          </table:table-cell>
          <table:table-cell table:formula="of:=(1/((1-[.$A163])/[.G$102]+[.$A163]/[.G$103]))/[.$B163]" office:value-type="float" office:value="0.638888950800707" calcext:value-type="float">
            <text:p>0.6388889508</text:p>
          </table:table-cell>
          <table:table-cell table:formula="of:=(1/((1-[.$A163])/[.H$102]+[.$A163]/[.H$103]))/[.$B163]" office:value-type="float" office:value="0.448467487886948" calcext:value-type="float">
            <text:p>0.4484674879</text:p>
          </table:table-cell>
          <table:table-cell table:number-columns-repeated="1016"/>
        </table:table-row>
        <table:table-row table:style-name="ro1">
          <table:table-cell table:formula="of:=[.A163]+0.01" office:value-type="float" office:value="0.6" calcext:value-type="float">
            <text:p>0.6</text:p>
          </table:table-cell>
          <table:table-cell table:formula="of:=1/((1-[.$A164])/[.B$102]+[.$A164]/[.B$103])" office:value-type="float" office:value="942684287.372326" calcext:value-type="float">
            <text:p>942684287.372326</text:p>
          </table:table-cell>
          <table:table-cell table:formula="of:=(1/((1-[.$A164])/[.C$102]+[.$A164]/[.C$103]))/[.$B164]" office:value-type="float" office:value="0.505439503876656" calcext:value-type="float">
            <text:p>0.5054395039</text:p>
          </table:table-cell>
          <table:table-cell table:formula="of:=(1/((1-[.$A164])/[.D$102]+[.$A164]/[.D$103]))/[.$B164]" office:value-type="float" office:value="0.729841608079292" calcext:value-type="float">
            <text:p>0.7298416081</text:p>
          </table:table-cell>
          <table:table-cell table:formula="of:=(1/((1-[.$A164])/[.E$102]+[.$A164]/[.E$103]))/[.$B164]" office:value-type="float" office:value="0.784726590901894" calcext:value-type="float">
            <text:p>0.7847265909</text:p>
          </table:table-cell>
          <table:table-cell table:formula="of:=(1/((1-[.$A164])/[.F$102]+[.$A164]/[.F$103]))/[.$B164]" office:value-type="float" office:value="0.800005686795051" calcext:value-type="float">
            <text:p>0.8000056868</text:p>
          </table:table-cell>
          <table:table-cell table:formula="of:=(1/((1-[.$A164])/[.G$102]+[.$A164]/[.G$103]))/[.$B164]" office:value-type="float" office:value="0.646033042641371" calcext:value-type="float">
            <text:p>0.6460330426</text:p>
          </table:table-cell>
          <table:table-cell table:formula="of:=(1/((1-[.$A164])/[.H$102]+[.$A164]/[.H$103]))/[.$B164]" office:value-type="float" office:value="0.453278011341921" calcext:value-type="float">
            <text:p>0.4532780113</text:p>
          </table:table-cell>
          <table:table-cell table:number-columns-repeated="1016"/>
        </table:table-row>
        <table:table-row table:style-name="ro1">
          <table:table-cell table:formula="of:=[.A164]+0.01" office:value-type="float" office:value="0.61" calcext:value-type="float">
            <text:p>0.61</text:p>
          </table:table-cell>
          <table:table-cell table:formula="of:=1/((1-[.$A165])/[.B$102]+[.$A165]/[.B$103])" office:value-type="float" office:value="936095185.197194" calcext:value-type="float">
            <text:p>936095185.197194</text:p>
          </table:table-cell>
          <table:table-cell table:formula="of:=(1/((1-[.$A165])/[.C$102]+[.$A165]/[.C$103]))/[.$B165]" office:value-type="float" office:value="0.503060921179559" calcext:value-type="float">
            <text:p>0.5030609212</text:p>
          </table:table-cell>
          <table:table-cell table:formula="of:=(1/((1-[.$A165])/[.D$102]+[.$A165]/[.D$103]))/[.$B165]" office:value-type="float" office:value="0.729547469705657" calcext:value-type="float">
            <text:p>0.7295474697</text:p>
          </table:table-cell>
          <table:table-cell table:formula="of:=(1/((1-[.$A165])/[.E$102]+[.$A165]/[.E$103]))/[.$B165]" office:value-type="float" office:value="0.787678224849064" calcext:value-type="float">
            <text:p>0.7876782248</text:p>
          </table:table-cell>
          <table:table-cell table:formula="of:=(1/((1-[.$A165])/[.F$102]+[.$A165]/[.F$103]))/[.$B165]" office:value-type="float" office:value="0.80716079414316" calcext:value-type="float">
            <text:p>0.8071607941</text:p>
          </table:table-cell>
          <table:table-cell table:formula="of:=(1/((1-[.$A165])/[.G$102]+[.$A165]/[.G$103]))/[.$B165]" office:value-type="float" office:value="0.653235444699163" calcext:value-type="float">
            <text:p>0.6532354447</text:p>
          </table:table-cell>
          <table:table-cell table:formula="of:=(1/((1-[.$A165])/[.H$102]+[.$A165]/[.H$103]))/[.$B165]" office:value-type="float" office:value="0.458123413502004" calcext:value-type="float">
            <text:p>0.4581234135</text:p>
          </table:table-cell>
          <table:table-cell table:number-columns-repeated="1016"/>
        </table:table-row>
        <table:table-row table:style-name="ro1">
          <table:table-cell table:formula="of:=[.A165]+0.01" office:value-type="float" office:value="0.62" calcext:value-type="float">
            <text:p>0.62</text:p>
          </table:table-cell>
          <table:table-cell table:formula="of:=1/((1-[.$A166])/[.B$102]+[.$A166]/[.B$103])" office:value-type="float" office:value="929597555.653555" calcext:value-type="float">
            <text:p>929597555.653555</text:p>
          </table:table-cell>
          <table:table-cell table:formula="of:=(1/((1-[.$A166])/[.C$102]+[.$A166]/[.C$103]))/[.$B166]" office:value-type="float" office:value="0.500737180731368" calcext:value-type="float">
            <text:p>0.5007371807</text:p>
          </table:table-cell>
          <table:table-cell table:formula="of:=(1/((1-[.$A166])/[.D$102]+[.$A166]/[.D$103]))/[.$B166]" office:value-type="float" office:value="0.729257646761131" calcext:value-type="float">
            <text:p>0.7292576468</text:p>
          </table:table-cell>
          <table:table-cell table:formula="of:=(1/((1-[.$A166])/[.E$102]+[.$A166]/[.E$103]))/[.$B166]" office:value-type="float" office:value="0.790610707991808" calcext:value-type="float">
            <text:p>0.790610708</text:p>
          </table:table-cell>
          <table:table-cell table:formula="of:=(1/((1-[.$A166])/[.F$102]+[.$A166]/[.F$103]))/[.$B166]" office:value-type="float" office:value="0.814343021745171" calcext:value-type="float">
            <text:p>0.8143430217</text:p>
          </table:table-cell>
          <table:table-cell table:formula="of:=(1/((1-[.$A166])/[.G$102]+[.$A166]/[.G$103]))/[.$B166]" office:value-type="float" office:value="0.660496873793124" calcext:value-type="float">
            <text:p>0.6604968738</text:p>
          </table:table-cell>
          <table:table-cell table:formula="of:=(1/((1-[.$A166])/[.H$102]+[.$A166]/[.H$103]))/[.$B166]" office:value-type="float" office:value="0.463004075079503" calcext:value-type="float">
            <text:p>0.4630040751</text:p>
          </table:table-cell>
          <table:table-cell table:number-columns-repeated="1016"/>
        </table:table-row>
        <table:table-row table:style-name="ro1">
          <table:table-cell table:formula="of:=[.A166]+0.01" office:value-type="float" office:value="0.63" calcext:value-type="float">
            <text:p>0.63</text:p>
          </table:table-cell>
          <table:table-cell table:formula="of:=1/((1-[.$A167])/[.B$102]+[.$A167]/[.B$103])" office:value-type="float" office:value="923189507.080673" calcext:value-type="float">
            <text:p>923189507.080673</text:p>
          </table:table-cell>
          <table:table-cell table:formula="of:=(1/((1-[.$A167])/[.C$102]+[.$A167]/[.C$103]))/[.$B167]" office:value-type="float" office:value="0.498466407427665" calcext:value-type="float">
            <text:p>0.4984664074</text:p>
          </table:table-cell>
          <table:table-cell table:formula="of:=(1/((1-[.$A167])/[.D$102]+[.$A167]/[.D$103]))/[.$B167]" office:value-type="float" office:value="0.728972044967073" calcext:value-type="float">
            <text:p>0.728972045</text:p>
          </table:table-cell>
          <table:table-cell table:formula="of:=(1/((1-[.$A167])/[.E$102]+[.$A167]/[.E$103]))/[.$B167]" office:value-type="float" office:value="0.793524226108941" calcext:value-type="float">
            <text:p>0.7935242261</text:p>
          </table:table-cell>
          <table:table-cell table:formula="of:=(1/((1-[.$A167])/[.F$102]+[.$A167]/[.F$103]))/[.$B167]" office:value-type="float" office:value="0.821552524086128" calcext:value-type="float">
            <text:p>0.8215525241</text:p>
          </table:table-cell>
          <table:table-cell table:formula="of:=(1/((1-[.$A167])/[.G$102]+[.$A167]/[.G$103]))/[.$B167]" office:value-type="float" office:value="0.667818058539972" calcext:value-type="float">
            <text:p>0.6678180585</text:p>
          </table:table-cell>
          <table:table-cell table:formula="of:=(1/((1-[.$A167])/[.H$102]+[.$A167]/[.H$103]))/[.$B167]" office:value-type="float" office:value="0.467920382347756" calcext:value-type="float">
            <text:p>0.4679203823</text:p>
          </table:table-cell>
          <table:table-cell table:number-columns-repeated="1016"/>
        </table:table-row>
        <table:table-row table:style-name="ro1">
          <table:table-cell table:formula="of:=[.A167]+0.01" office:value-type="float" office:value="0.64" calcext:value-type="float">
            <text:p>0.64</text:p>
          </table:table-cell>
          <table:table-cell table:formula="of:=1/((1-[.$A168])/[.B$102]+[.$A168]/[.B$103])" office:value-type="float" office:value="916869199.620295" calcext:value-type="float">
            <text:p>916869199.620295</text:p>
          </table:table-cell>
          <table:table-cell table:formula="of:=(1/((1-[.$A168])/[.C$102]+[.$A168]/[.C$103]))/[.$B168]" office:value-type="float" office:value="0.496246810682721" calcext:value-type="float">
            <text:p>0.4962468107</text:p>
          </table:table-cell>
          <table:table-cell table:formula="of:=(1/((1-[.$A168])/[.D$102]+[.$A168]/[.D$103]))/[.$B168]" office:value-type="float" office:value="0.728690572771246" calcext:value-type="float">
            <text:p>0.7286905728</text:p>
          </table:table-cell>
          <table:table-cell table:formula="of:=(1/((1-[.$A168])/[.E$102]+[.$A168]/[.E$103]))/[.$B168]" office:value-type="float" office:value="0.796418962584078" calcext:value-type="float">
            <text:p>0.7964189626</text:p>
          </table:table-cell>
          <table:table-cell table:formula="of:=(1/((1-[.$A168])/[.F$102]+[.$A168]/[.F$103]))/[.$B168]" office:value-type="float" office:value="0.828789456826636" calcext:value-type="float">
            <text:p>0.8287894568</text:p>
          </table:table-cell>
          <table:table-cell table:formula="of:=(1/((1-[.$A168])/[.G$102]+[.$A168]/[.G$103]))/[.$B168]" office:value-type="float" office:value="0.675199739597813" calcext:value-type="float">
            <text:p>0.6751997396</text:p>
          </table:table-cell>
          <table:table-cell table:formula="of:=(1/((1-[.$A168])/[.H$102]+[.$A168]/[.H$103]))/[.$B168]" office:value-type="float" office:value="0.472872727243039" calcext:value-type="float">
            <text:p>0.4728727272</text:p>
          </table:table-cell>
          <table:table-cell table:number-columns-repeated="1016"/>
        </table:table-row>
        <table:table-row table:style-name="ro1">
          <table:table-cell table:formula="of:=[.A168]+0.01" office:value-type="float" office:value="0.65" calcext:value-type="float">
            <text:p>0.65</text:p>
          </table:table-cell>
          <table:table-cell table:formula="of:=1/((1-[.$A169])/[.B$102]+[.$A169]/[.B$103])" office:value-type="float" office:value="910634843.455468" calcext:value-type="float">
            <text:p>910634843.455468</text:p>
          </table:table-cell>
          <table:table-cell table:formula="of:=(1/((1-[.$A169])/[.C$102]+[.$A169]/[.C$103]))/[.$B169]" office:value-type="float" office:value="0.494076679720549" calcext:value-type="float">
            <text:p>0.4940766797</text:p>
          </table:table-cell>
          <table:table-cell table:formula="of:=(1/((1-[.$A169])/[.D$102]+[.$A169]/[.D$103]))/[.$B169]" office:value-type="float" office:value="0.72841314124997" calcext:value-type="float">
            <text:p>0.7284131412</text:p>
          </table:table-cell>
          <table:table-cell table:formula="of:=(1/((1-[.$A169])/[.E$102]+[.$A169]/[.E$103]))/[.$B169]" office:value-type="float" office:value="0.799295098444107" calcext:value-type="float">
            <text:p>0.7992950984</text:p>
          </table:table-cell>
          <table:table-cell table:formula="of:=(1/((1-[.$A169])/[.F$102]+[.$A169]/[.F$103]))/[.$B169]" office:value-type="float" office:value="0.836053976814056" calcext:value-type="float">
            <text:p>0.8360539768</text:p>
          </table:table-cell>
          <table:table-cell table:formula="of:=(1/((1-[.$A169])/[.G$102]+[.$A169]/[.G$103]))/[.$B169]" office:value-type="float" office:value="0.682642669915929" calcext:value-type="float">
            <text:p>0.6826426699</text:p>
          </table:table-cell>
          <table:table-cell table:formula="of:=(1/((1-[.$A169])/[.H$102]+[.$A169]/[.H$103]))/[.$B169]" office:value-type="float" office:value="0.477861507468725" calcext:value-type="float">
            <text:p>0.4778615075</text:p>
          </table:table-cell>
          <table:table-cell table:number-columns-repeated="1016"/>
        </table:table-row>
        <table:table-row table:style-name="ro1">
          <table:table-cell table:formula="of:=[.A169]+0.01" office:value-type="float" office:value="0.66" calcext:value-type="float">
            <text:p>0.66</text:p>
          </table:table-cell>
          <table:table-cell table:formula="of:=1/((1-[.$A170])/[.B$102]+[.$A170]/[.B$103])" office:value-type="float" office:value="904484697.120723" calcext:value-type="float">
            <text:p>904484697.120723</text:p>
          </table:table-cell>
          <table:table-cell table:formula="of:=(1/((1-[.$A170])/[.C$102]+[.$A170]/[.C$103]))/[.$B170]" office:value-type="float" office:value="0.491954379177325" calcext:value-type="float">
            <text:p>0.4919543792</text:p>
          </table:table-cell>
          <table:table-cell table:formula="of:=(1/((1-[.$A170])/[.D$102]+[.$A170]/[.D$103]))/[.$B170]" office:value-type="float" office:value="0.728139664014456" calcext:value-type="float">
            <text:p>0.728139664</text:p>
          </table:table-cell>
          <table:table-cell table:formula="of:=(1/((1-[.$A170])/[.E$102]+[.$A170]/[.E$103]))/[.$B170]" office:value-type="float" office:value="0.802152812396933" calcext:value-type="float">
            <text:p>0.8021528124</text:p>
          </table:table-cell>
          <table:table-cell table:formula="of:=(1/((1-[.$A170])/[.F$102]+[.$A170]/[.F$103]))/[.$B170]" office:value-type="float" office:value="0.843346242093841" calcext:value-type="float">
            <text:p>0.8433462421</text:p>
          </table:table-cell>
          <table:table-cell table:formula="of:=(1/((1-[.$A170])/[.G$102]+[.$A170]/[.G$103]))/[.$B170]" office:value-type="float" office:value="0.690147614990801" calcext:value-type="float">
            <text:p>0.690147615</text:p>
          </table:table-cell>
          <table:table-cell table:formula="of:=(1/((1-[.$A170])/[.H$102]+[.$A170]/[.H$103]))/[.$B170]" office:value-type="float" office:value="0.48288712660175" calcext:value-type="float">
            <text:p>0.4828871266</text:p>
          </table:table-cell>
          <table:table-cell table:number-columns-repeated="1016"/>
        </table:table-row>
        <table:table-row table:style-name="ro1">
          <table:table-cell table:formula="of:=[.A170]+0.01" office:value-type="float" office:value="0.67" calcext:value-type="float">
            <text:p>0.67</text:p>
          </table:table-cell>
          <table:table-cell table:formula="of:=1/((1-[.$A171])/[.B$102]+[.$A171]/[.B$103])" office:value-type="float" office:value="898417065.880269" calcext:value-type="float">
            <text:p>898417065.880269</text:p>
          </table:table-cell>
          <table:table-cell table:formula="of:=(1/((1-[.$A171])/[.C$102]+[.$A171]/[.C$103]))/[.$B171]" office:value-type="float" office:value="0.489878344991403" calcext:value-type="float">
            <text:p>0.489878345</text:p>
          </table:table-cell>
          <table:table-cell table:formula="of:=(1/((1-[.$A171])/[.D$102]+[.$A171]/[.D$103]))/[.$B171]" office:value-type="float" office:value="0.727870057121123" calcext:value-type="float">
            <text:p>0.7278700571</text:p>
          </table:table-cell>
          <table:table-cell table:formula="of:=(1/((1-[.$A171])/[.E$102]+[.$A171]/[.E$103]))/[.$B171]" office:value-type="float" office:value="0.804992280868486" calcext:value-type="float">
            <text:p>0.8049922809</text:p>
          </table:table-cell>
          <table:table-cell table:formula="of:=(1/((1-[.$A171])/[.F$102]+[.$A171]/[.F$103]))/[.$B171]" office:value-type="float" office:value="0.850666411920994" calcext:value-type="float">
            <text:p>0.8506664119</text:p>
          </table:table-cell>
          <table:table-cell table:formula="of:=(1/((1-[.$A171])/[.G$102]+[.$A171]/[.G$103]))/[.$B171]" office:value-type="float" office:value="0.697715353128563" calcext:value-type="float">
            <text:p>0.6977153531</text:p>
          </table:table-cell>
          <table:table-cell table:formula="of:=(1/((1-[.$A171])/[.H$102]+[.$A171]/[.H$103]))/[.$B171]" office:value-type="float" office:value="0.487949994201448" calcext:value-type="float">
            <text:p>0.4879499942</text:p>
          </table:table-cell>
          <table:table-cell table:number-columns-repeated="1016"/>
        </table:table-row>
        <table:table-row table:style-name="ro1">
          <table:table-cell table:formula="of:=[.A171]+0.01" office:value-type="float" office:value="0.68" calcext:value-type="float">
            <text:p>0.68</text:p>
          </table:table-cell>
          <table:table-cell table:formula="of:=1/((1-[.$A172])/[.B$102]+[.$A172]/[.B$103])" office:value-type="float" office:value="892430300.171039" calcext:value-type="float">
            <text:p>892430300.171039</text:p>
          </table:table-cell>
          <table:table-cell table:formula="of:=(1/((1-[.$A172])/[.C$102]+[.$A172]/[.C$103]))/[.$B172]" office:value-type="float" office:value="0.487847080559234" calcext:value-type="float">
            <text:p>0.4878470806</text:p>
          </table:table-cell>
          <table:table-cell table:formula="of:=(1/((1-[.$A172])/[.D$102]+[.$A172]/[.D$103]))/[.$B172]" office:value-type="float" office:value="0.727604238985693" calcext:value-type="float">
            <text:p>0.727604239</text:p>
          </table:table-cell>
          <table:table-cell table:formula="of:=(1/((1-[.$A172])/[.E$102]+[.$A172]/[.E$103]))/[.$B172]" office:value-type="float" office:value="0.807813678039033" calcext:value-type="float">
            <text:p>0.807813678</text:p>
          </table:table-cell>
          <table:table-cell table:formula="of:=(1/((1-[.$A172])/[.F$102]+[.$A172]/[.F$103]))/[.$B172]" office:value-type="float" office:value="0.858014646771665" calcext:value-type="float">
            <text:p>0.8580146468</text:p>
          </table:table-cell>
          <table:table-cell table:formula="of:=(1/((1-[.$A172])/[.G$102]+[.$A172]/[.G$103]))/[.$B172]" office:value-type="float" office:value="0.705346675714067" calcext:value-type="float">
            <text:p>0.7053466757</text:p>
          </table:table-cell>
          <table:table-cell table:formula="of:=(1/((1-[.$A172])/[.H$102]+[.$A172]/[.H$103]))/[.$B172]" office:value-type="float" office:value="0.493050525920809" calcext:value-type="float">
            <text:p>0.4930505259</text:p>
          </table:table-cell>
          <table:table-cell table:number-columns-repeated="1016"/>
        </table:table-row>
        <table:table-row table:style-name="ro1">
          <table:table-cell table:formula="of:=[.A172]+0.01" office:value-type="float" office:value="0.69" calcext:value-type="float">
            <text:p>0.69</text:p>
          </table:table-cell>
          <table:table-cell table:formula="of:=1/((1-[.$A173])/[.B$102]+[.$A173]/[.B$103])" office:value-type="float" office:value="886522794.107567" calcext:value-type="float">
            <text:p>886522794.107567</text:p>
          </table:table-cell>
          <table:table-cell table:formula="of:=(1/((1-[.$A173])/[.C$102]+[.$A173]/[.C$103]))/[.$B173]" office:value-type="float" office:value="0.485859153137313" calcext:value-type="float">
            <text:p>0.4858591531</text:p>
          </table:table-cell>
          <table:table-cell table:formula="of:=(1/((1-[.$A173])/[.D$102]+[.$A173]/[.D$103]))/[.$B173]" office:value-type="float" office:value="0.727342130300875" calcext:value-type="float">
            <text:p>0.7273421303</text:p>
          </table:table-cell>
          <table:table-cell table:formula="of:=(1/((1-[.$A173])/[.E$102]+[.$A173]/[.E$103]))/[.$B173]" office:value-type="float" office:value="0.810617175878793" calcext:value-type="float">
            <text:p>0.8106171759</text:p>
          </table:table-cell>
          <table:table-cell table:formula="of:=(1/((1-[.$A173])/[.F$102]+[.$A173]/[.F$103]))/[.$B173]" office:value-type="float" office:value="0.865391108354875" calcext:value-type="float">
            <text:p>0.8653911084</text:p>
          </table:table-cell>
          <table:table-cell table:formula="of:=(1/((1-[.$A173])/[.G$102]+[.$A173]/[.G$103]))/[.$B173]" office:value-type="float" office:value="0.713042387486767" calcext:value-type="float">
            <text:p>0.7130423875</text:p>
          </table:table-cell>
          <table:table-cell table:formula="of:=(1/((1-[.$A173])/[.H$102]+[.$A173]/[.H$103]))/[.$B173]" office:value-type="float" office:value="0.498189143620236" calcext:value-type="float">
            <text:p>0.4981891436</text:p>
          </table:table-cell>
          <table:table-cell table:number-columns-repeated="1016"/>
        </table:table-row>
        <table:table-row table:style-name="ro1">
          <table:table-cell table:formula="of:=[.A173]+0.01" office:value-type="float" office:value="0.7" calcext:value-type="float">
            <text:p>0.7</text:p>
          </table:table-cell>
          <table:table-cell table:formula="of:=1/((1-[.$A174])/[.B$102]+[.$A174]/[.B$103])" office:value-type="float" office:value="880692984.045862" calcext:value-type="float">
            <text:p>880692984.045862</text:p>
          </table:table-cell>
          <table:table-cell table:formula="of:=(1/((1-[.$A174])/[.C$102]+[.$A174]/[.C$103]))/[.$B174]" office:value-type="float" office:value="0.483913190472008" calcext:value-type="float">
            <text:p>0.4839131905</text:p>
          </table:table-cell>
          <table:table-cell table:formula="of:=(1/((1-[.$A174])/[.D$102]+[.$A174]/[.D$103]))/[.$B174]" office:value-type="float" office:value="0.727083653957487" calcext:value-type="float">
            <text:p>0.727083654</text:p>
          </table:table-cell>
          <table:table-cell table:formula="of:=(1/((1-[.$A174])/[.E$102]+[.$A174]/[.E$103]))/[.$B174]" office:value-type="float" office:value="0.813402944182882" calcext:value-type="float">
            <text:p>0.8134029442</text:p>
          </table:table-cell>
          <table:table-cell table:formula="of:=(1/((1-[.$A174])/[.F$102]+[.$A174]/[.F$103]))/[.$B174]" office:value-type="float" office:value="0.872795959624381" calcext:value-type="float">
            <text:p>0.8727959596</text:p>
          </table:table-cell>
          <table:table-cell table:formula="of:=(1/((1-[.$A174])/[.G$102]+[.$A174]/[.G$103]))/[.$B174]" office:value-type="float" office:value="0.720803306823608" calcext:value-type="float">
            <text:p>0.7208033068</text:p>
          </table:table-cell>
          <table:table-cell table:formula="of:=(1/((1-[.$A174])/[.H$102]+[.$A174]/[.H$103]))/[.$B174]" office:value-type="float" office:value="0.503366275483856" calcext:value-type="float">
            <text:p>0.5033662755</text:p>
          </table:table-cell>
          <table:table-cell table:number-columns-repeated="1016"/>
        </table:table-row>
        <table:table-row table:style-name="ro1">
          <table:table-cell table:formula="of:=[.A174]+0.01" office:value-type="float" office:value="0.71" calcext:value-type="float">
            <text:p>0.71</text:p>
          </table:table-cell>
          <table:table-cell table:formula="of:=1/((1-[.$A175])/[.B$102]+[.$A175]/[.B$103])" office:value-type="float" office:value="874939347.20357" calcext:value-type="float">
            <text:p>874939347.20357</text:p>
          </table:table-cell>
          <table:table-cell table:formula="of:=(1/((1-[.$A175])/[.C$102]+[.$A175]/[.C$103]))/[.$B175]" office:value-type="float" office:value="0.482007877640568" calcext:value-type="float">
            <text:p>0.4820078776</text:p>
          </table:table-cell>
          <table:table-cell table:formula="of:=(1/((1-[.$A175])/[.D$102]+[.$A175]/[.D$103]))/[.$B175]" office:value-type="float" office:value="0.72682873496882" calcext:value-type="float">
            <text:p>0.726828735</text:p>
          </table:table-cell>
          <table:table-cell table:formula="of:=(1/((1-[.$A175])/[.E$102]+[.$A175]/[.E$103]))/[.$B175]" office:value-type="float" office:value="0.816171150605587" calcext:value-type="float">
            <text:p>0.8161711506</text:p>
          </table:table-cell>
          <table:table-cell table:formula="of:=(1/((1-[.$A175])/[.F$102]+[.$A175]/[.F$103]))/[.$B175]" office:value-type="float" office:value="0.880229364790674" calcext:value-type="float">
            <text:p>0.8802293648</text:p>
          </table:table-cell>
          <table:table-cell table:formula="of:=(1/((1-[.$A175])/[.G$102]+[.$A175]/[.G$103]))/[.$B175]" office:value-type="float" office:value="0.728630266029135" calcext:value-type="float">
            <text:p>0.728630266</text:p>
          </table:table-cell>
          <table:table-cell table:formula="of:=(1/((1-[.$A175])/[.H$102]+[.$A175]/[.H$103]))/[.$B175]" office:value-type="float" office:value="0.508582356138458" calcext:value-type="float">
            <text:p>0.5085823561</text:p>
          </table:table-cell>
          <table:table-cell table:number-columns-repeated="1016"/>
        </table:table-row>
        <table:table-row table:style-name="ro1">
          <table:table-cell table:formula="of:=[.A175]+0.01" office:value-type="float" office:value="0.72" calcext:value-type="float">
            <text:p>0.72</text:p>
          </table:table-cell>
          <table:table-cell table:formula="of:=1/((1-[.$A176])/[.B$102]+[.$A176]/[.B$103])" office:value-type="float" office:value="869260400.333878" calcext:value-type="float">
            <text:p>869260400.333878</text:p>
          </table:table-cell>
          <table:table-cell table:formula="of:=(1/((1-[.$A176])/[.C$102]+[.$A176]/[.C$103]))/[.$B176]" office:value-type="float" office:value="0.480141954088071" calcext:value-type="float">
            <text:p>0.4801419541</text:p>
          </table:table-cell>
          <table:table-cell table:formula="of:=(1/((1-[.$A176])/[.D$102]+[.$A176]/[.D$103]))/[.$B176]" office:value-type="float" office:value="0.726577300398109" calcext:value-type="float">
            <text:p>0.7265773004</text:p>
          </table:table-cell>
          <table:table-cell table:formula="of:=(1/((1-[.$A176])/[.E$102]+[.$A176]/[.E$103]))/[.$B176]" office:value-type="float" office:value="0.818921960694006" calcext:value-type="float">
            <text:p>0.8189219607</text:p>
          </table:table-cell>
          <table:table-cell table:formula="of:=(1/((1-[.$A176])/[.F$102]+[.$A176]/[.F$103]))/[.$B176]" office:value-type="float" office:value="0.887691489333116" calcext:value-type="float">
            <text:p>0.8876914893</text:p>
          </table:table-cell>
          <table:table-cell table:formula="of:=(1/((1-[.$A176])/[.G$102]+[.$A176]/[.G$103]))/[.$B176]" office:value-type="float" office:value="0.736524111633053" calcext:value-type="float">
            <text:p>0.7365241116</text:p>
          </table:table-cell>
          <table:table-cell table:formula="of:=(1/((1-[.$A176])/[.H$102]+[.$A176]/[.H$103]))/[.$B176]" office:value-type="float" office:value="0.513837826775124" calcext:value-type="float">
            <text:p>0.5138378268</text:p>
          </table:table-cell>
          <table:table-cell table:number-columns-repeated="1016"/>
        </table:table-row>
        <table:table-row table:style-name="ro1">
          <table:table-cell table:formula="of:=[.A176]+0.01" office:value-type="float" office:value="0.73" calcext:value-type="float">
            <text:p>0.73</text:p>
          </table:table-cell>
          <table:table-cell table:formula="of:=1/((1-[.$A177])/[.B$102]+[.$A177]/[.B$103])" office:value-type="float" office:value="863654698.450728" calcext:value-type="float">
            <text:p>863654698.450728</text:p>
          </table:table-cell>
          <table:table-cell table:formula="of:=(1/((1-[.$A177])/[.C$102]+[.$A177]/[.C$103]))/[.$B177]" office:value-type="float" office:value="0.478314210846253" calcext:value-type="float">
            <text:p>0.4783142108</text:p>
          </table:table-cell>
          <table:table-cell table:formula="of:=(1/((1-[.$A177])/[.D$102]+[.$A177]/[.D$103]))/[.$B177]" office:value-type="float" office:value="0.726329279288963" calcext:value-type="float">
            <text:p>0.7263292793</text:p>
          </table:table-cell>
          <table:table-cell table:formula="of:=(1/((1-[.$A177])/[.E$102]+[.$A177]/[.E$103]))/[.$B177]" office:value-type="float" office:value="0.821655537921048" calcext:value-type="float">
            <text:p>0.8216555379</text:p>
          </table:table-cell>
          <table:table-cell table:formula="of:=(1/((1-[.$A177])/[.F$102]+[.$A177]/[.F$103]))/[.$B177]" office:value-type="float" office:value="0.895182500012223" calcext:value-type="float">
            <text:p>0.8951825</text:p>
          </table:table-cell>
          <table:table-cell table:formula="of:=(1/((1-[.$A177])/[.G$102]+[.$A177]/[.G$103]))/[.$B177]" office:value-type="float" office:value="0.744485704695431" calcext:value-type="float">
            <text:p>0.7444857047</text:p>
          </table:table-cell>
          <table:table-cell table:formula="of:=(1/((1-[.$A177])/[.H$102]+[.$A177]/[.H$103]))/[.$B177]" office:value-type="float" office:value="0.519133135273626" calcext:value-type="float">
            <text:p>0.5191331353</text:p>
          </table:table-cell>
          <table:table-cell table:number-columns-repeated="1016"/>
        </table:table-row>
        <table:table-row table:style-name="ro1">
          <table:table-cell table:formula="of:=[.A177]+0.01" office:value-type="float" office:value="0.74" calcext:value-type="float">
            <text:p>0.74</text:p>
          </table:table-cell>
          <table:table-cell table:formula="of:=1/((1-[.$A178])/[.B$102]+[.$A178]/[.B$103])" office:value-type="float" office:value="858120833.603035" calcext:value-type="float">
            <text:p>858120833.603035</text:p>
          </table:table-cell>
          <table:table-cell table:formula="of:=(1/((1-[.$A178])/[.C$102]+[.$A178]/[.C$103]))/[.$B178]" office:value-type="float" office:value="0.476523487921328" calcext:value-type="float">
            <text:p>0.4765234879</text:p>
          </table:table-cell>
          <table:table-cell table:formula="of:=(1/((1-[.$A178])/[.D$102]+[.$A178]/[.D$103]))/[.$B178]" office:value-type="float" office:value="0.726084602598598" calcext:value-type="float">
            <text:p>0.7260846026</text:p>
          </table:table-cell>
          <table:table-cell table:formula="of:=(1/((1-[.$A178])/[.E$102]+[.$A178]/[.E$103]))/[.$B178]" office:value-type="float" office:value="0.824372043717816" calcext:value-type="float">
            <text:p>0.8243720437</text:p>
          </table:table-cell>
          <table:table-cell table:formula="of:=(1/((1-[.$A178])/[.F$102]+[.$A178]/[.F$103]))/[.$B178]" office:value-type="float" office:value="0.902702564882087" calcext:value-type="float">
            <text:p>0.9027025649</text:p>
          </table:table-cell>
          <table:table-cell table:formula="of:=(1/((1-[.$A178])/[.G$102]+[.$A178]/[.G$103]))/[.$B178]" office:value-type="float" office:value="0.752515921119808" calcext:value-type="float">
            <text:p>0.7525159211</text:p>
          </table:table-cell>
          <table:table-cell table:formula="of:=(1/((1-[.$A178])/[.H$102]+[.$A178]/[.H$103]))/[.$B178]" office:value-type="float" office:value="0.524468736329666" calcext:value-type="float">
            <text:p>0.5244687363</text:p>
          </table:table-cell>
          <table:table-cell table:number-columns-repeated="1016"/>
        </table:table-row>
        <table:table-row table:style-name="ro1">
          <table:table-cell table:formula="of:=[.A178]+0.01" office:value-type="float" office:value="0.75" calcext:value-type="float">
            <text:p>0.75</text:p>
          </table:table-cell>
          <table:table-cell table:formula="of:=1/((1-[.$A179])/[.B$102]+[.$A179]/[.B$103])" office:value-type="float" office:value="852657433.695737" calcext:value-type="float">
            <text:p>852657433.695737</text:p>
          </table:table-cell>
          <table:table-cell table:formula="of:=(1/((1-[.$A179])/[.C$102]+[.$A179]/[.C$103]))/[.$B179]" office:value-type="float" office:value="0.474768671838951" calcext:value-type="float">
            <text:p>0.4747686718</text:p>
          </table:table-cell>
          <table:table-cell table:formula="of:=(1/((1-[.$A179])/[.D$102]+[.$A179]/[.D$103]))/[.$B179]" office:value-type="float" office:value="0.725843203133765" calcext:value-type="float">
            <text:p>0.7258432031</text:p>
          </table:table-cell>
          <table:table-cell table:formula="of:=(1/((1-[.$A179])/[.E$102]+[.$A179]/[.E$103]))/[.$B179]" office:value-type="float" office:value="0.827071637505386" calcext:value-type="float">
            <text:p>0.8270716375</text:p>
          </table:table-cell>
          <table:table-cell table:formula="of:=(1/((1-[.$A179])/[.F$102]+[.$A179]/[.F$103]))/[.$B179]" office:value-type="float" office:value="0.910251853302938" calcext:value-type="float">
            <text:p>0.9102518533</text:p>
          </table:table-cell>
          <table:table-cell table:formula="of:=(1/((1-[.$A179])/[.G$102]+[.$A179]/[.G$103]))/[.$B179]" office:value-type="float" office:value="0.760615651974433" calcext:value-type="float">
            <text:p>0.760615652</text:p>
          </table:table-cell>
          <table:table-cell table:formula="of:=(1/((1-[.$A179])/[.H$102]+[.$A179]/[.H$103]))/[.$B179]" office:value-type="float" office:value="0.529845091585026" calcext:value-type="float">
            <text:p>0.5298450916</text:p>
          </table:table-cell>
          <table:table-cell table:number-columns-repeated="1016"/>
        </table:table-row>
        <table:table-row table:style-name="ro1">
          <table:table-cell table:formula="of:=[.A179]+0.01" office:value-type="float" office:value="0.76" calcext:value-type="float">
            <text:p>0.76</text:p>
          </table:table-cell>
          <table:table-cell table:formula="of:=1/((1-[.$A180])/[.B$102]+[.$A180]/[.B$103])" office:value-type="float" office:value="847263161.355592" calcext:value-type="float">
            <text:p>847263161.355592</text:p>
          </table:table-cell>
          <table:table-cell table:formula="of:=(1/((1-[.$A180])/[.C$102]+[.$A180]/[.C$103]))/[.$B180]" office:value-type="float" office:value="0.473048693335396" calcext:value-type="float">
            <text:p>0.4730486933</text:p>
          </table:table-cell>
          <table:table-cell table:formula="of:=(1/((1-[.$A180])/[.D$102]+[.$A180]/[.D$103]))/[.$B180]" office:value-type="float" office:value="0.725605015489228" calcext:value-type="float">
            <text:p>0.7256050155</text:p>
          </table:table-cell>
          <table:table-cell table:formula="of:=(1/((1-[.$A180])/[.E$102]+[.$A180]/[.E$103]))/[.$B180]" office:value-type="float" office:value="0.829754476725996" calcext:value-type="float">
            <text:p>0.8297544767</text:p>
          </table:table-cell>
          <table:table-cell table:formula="of:=(1/((1-[.$A180])/[.F$102]+[.$A180]/[.F$103]))/[.$B180]" office:value-type="float" office:value="0.917830535953868" calcext:value-type="float">
            <text:p>0.917830536</text:p>
          </table:table-cell>
          <table:table-cell table:formula="of:=(1/((1-[.$A180])/[.G$102]+[.$A180]/[.G$103]))/[.$B180]" office:value-type="float" office:value="0.76878580382187" calcext:value-type="float">
            <text:p>0.7687858038</text:p>
          </table:table-cell>
          <table:table-cell table:formula="of:=(1/((1-[.$A180])/[.H$102]+[.$A180]/[.H$103]))/[.$B180]" office:value-type="float" office:value="0.535262669760717" calcext:value-type="float">
            <text:p>0.5352626698</text:p>
          </table:table-cell>
          <table:table-cell table:number-columns-repeated="1016"/>
        </table:table-row>
        <table:table-row table:style-name="ro1">
          <table:table-cell table:formula="of:=[.A180]+0.01" office:value-type="float" office:value="0.77" calcext:value-type="float">
            <text:p>0.77</text:p>
          </table:table-cell>
          <table:table-cell table:formula="of:=1/((1-[.$A181])/[.B$102]+[.$A181]/[.B$103])" office:value-type="float" office:value="841936712.839758" calcext:value-type="float">
            <text:p>841936712.839758</text:p>
          </table:table-cell>
          <table:table-cell table:formula="of:=(1/((1-[.$A181])/[.C$102]+[.$A181]/[.C$103]))/[.$B181]" office:value-type="float" office:value="0.471362525184882" calcext:value-type="float">
            <text:p>0.4713625252</text:p>
          </table:table-cell>
          <table:table-cell table:formula="of:=(1/((1-[.$A181])/[.D$102]+[.$A181]/[.D$103]))/[.$B181]" office:value-type="float" office:value="0.72536997598868" calcext:value-type="float">
            <text:p>0.725369976</text:p>
          </table:table-cell>
          <table:table-cell table:formula="of:=(1/((1-[.$A181])/[.E$102]+[.$A181]/[.E$103]))/[.$B181]" office:value-type="float" office:value="0.832420716873651" calcext:value-type="float">
            <text:p>0.8324207169</text:p>
          </table:table-cell>
          <table:table-cell table:formula="of:=(1/((1-[.$A181])/[.F$102]+[.$A181]/[.F$103]))/[.$B181]" office:value-type="float" office:value="0.925438784845684" calcext:value-type="float">
            <text:p>0.9254387848</text:p>
          </table:table-cell>
          <table:table-cell table:formula="of:=(1/((1-[.$A181])/[.G$102]+[.$A181]/[.G$103]))/[.$B181]" office:value-type="float" office:value="0.777027299057255" calcext:value-type="float">
            <text:p>0.7770272991</text:p>
          </table:table-cell>
          <table:table-cell table:formula="of:=(1/((1-[.$A181])/[.H$102]+[.$A181]/[.H$103]))/[.$B181]" office:value-type="float" office:value="0.540721946793197" calcext:value-type="float">
            <text:p>0.5407219468</text:p>
          </table:table-cell>
          <table:table-cell table:number-columns-repeated="1016"/>
        </table:table-row>
        <table:table-row table:style-name="ro1">
          <table:table-cell table:formula="of:=[.A181]+0.01" office:value-type="float" office:value="0.78" calcext:value-type="float">
            <text:p>0.78</text:p>
          </table:table-cell>
          <table:table-cell table:formula="of:=1/((1-[.$A182])/[.B$102]+[.$A182]/[.B$103])" office:value-type="float" office:value="836676816.985282" calcext:value-type="float">
            <text:p>836676816.985282</text:p>
          </table:table-cell>
          <table:table-cell table:formula="of:=(1/((1-[.$A182])/[.C$102]+[.$A182]/[.C$103]))/[.$B182]" office:value-type="float" office:value="0.469709180153791" calcext:value-type="float">
            <text:p>0.4697091802</text:p>
          </table:table-cell>
          <table:table-cell table:formula="of:=(1/((1-[.$A182])/[.D$102]+[.$A182]/[.D$103]))/[.$B182]" office:value-type="float" office:value="0.725138022627996" calcext:value-type="float">
            <text:p>0.7251380226</text:p>
          </table:table-cell>
          <table:table-cell table:formula="of:=(1/((1-[.$A182])/[.E$102]+[.$A182]/[.E$103]))/[.$B182]" office:value-type="float" office:value="0.835070511524171" calcext:value-type="float">
            <text:p>0.8350705115</text:p>
          </table:table-cell>
          <table:table-cell table:formula="of:=(1/((1-[.$A182])/[.F$102]+[.$A182]/[.F$103]))/[.$B182]" office:value-type="float" office:value="0.933076773333928" calcext:value-type="float">
            <text:p>0.9330767733</text:p>
          </table:table-cell>
          <table:table-cell table:formula="of:=(1/((1-[.$A182])/[.G$102]+[.$A182]/[.G$103]))/[.$B182]" office:value-type="float" office:value="0.785341076255439" calcext:value-type="float">
            <text:p>0.7853410763</text:p>
          </table:table-cell>
          <table:table-cell table:formula="of:=(1/((1-[.$A182])/[.H$102]+[.$A182]/[.H$103]))/[.$B182]" office:value-type="float" office:value="0.546223405973756" calcext:value-type="float">
            <text:p>0.546223406</text:p>
          </table:table-cell>
          <table:table-cell table:number-columns-repeated="1016"/>
        </table:table-row>
        <table:table-row table:style-name="ro1">
          <table:table-cell table:formula="of:=[.A182]+0.01" office:value-type="float" office:value="0.790000000000001" calcext:value-type="float">
            <text:p>0.79</text:p>
          </table:table-cell>
          <table:table-cell table:formula="of:=1/((1-[.$A183])/[.B$102]+[.$A183]/[.B$103])" office:value-type="float" office:value="831482234.197728" calcext:value-type="float">
            <text:p>831482234.197728</text:p>
          </table:table-cell>
          <table:table-cell table:formula="of:=(1/((1-[.$A183])/[.C$102]+[.$A183]/[.C$103]))/[.$B183]" office:value-type="float" office:value="0.4680877090732" calcext:value-type="float">
            <text:p>0.4680877091</text:p>
          </table:table-cell>
          <table:table-cell table:formula="of:=(1/((1-[.$A183])/[.D$102]+[.$A183]/[.D$103]))/[.$B183]" office:value-type="float" office:value="0.724909095020694" calcext:value-type="float">
            <text:p>0.724909095</text:p>
          </table:table-cell>
          <table:table-cell table:formula="of:=(1/((1-[.$A183])/[.E$102]+[.$A183]/[.E$103]))/[.$B183]" office:value-type="float" office:value="0.83770401236467" calcext:value-type="float">
            <text:p>0.8377040124</text:p>
          </table:table-cell>
          <table:table-cell table:formula="of:=(1/((1-[.$A183])/[.F$102]+[.$A183]/[.F$103]))/[.$B183]" office:value-type="float" office:value="0.940744676132042" calcext:value-type="float">
            <text:p>0.9407446761</text:p>
          </table:table-cell>
          <table:table-cell table:formula="of:=(1/((1-[.$A183])/[.G$102]+[.$A183]/[.G$103]))/[.$B183]" office:value-type="float" office:value="0.793728090527315" calcext:value-type="float">
            <text:p>0.7937280905</text:p>
          </table:table-cell>
          <table:table-cell table:formula="of:=(1/((1-[.$A183])/[.H$102]+[.$A183]/[.H$103]))/[.$B183]" office:value-type="float" office:value="0.551767538091131" calcext:value-type="float">
            <text:p>0.5517675381</text:p>
          </table:table-cell>
          <table:table-cell table:number-columns-repeated="1016"/>
        </table:table-row>
        <table:table-row table:style-name="ro1">
          <table:table-cell table:formula="of:=[.A183]+0.01" office:value-type="float" office:value="0.8" calcext:value-type="float">
            <text:p>0.8</text:p>
          </table:table-cell>
          <table:table-cell table:formula="of:=1/((1-[.$A184])/[.B$102]+[.$A184]/[.B$103])" office:value-type="float" office:value="826351755.477243" calcext:value-type="float">
            <text:p>826351755.477243</text:p>
          </table:table-cell>
          <table:table-cell table:formula="of:=(1/((1-[.$A184])/[.C$102]+[.$A184]/[.C$103]))/[.$B184]" office:value-type="float" office:value="0.466497199021819" calcext:value-type="float">
            <text:p>0.466497199</text:p>
          </table:table-cell>
          <table:table-cell table:formula="of:=(1/((1-[.$A184])/[.D$102]+[.$A184]/[.D$103]))/[.$B184]" office:value-type="float" office:value="0.724683134345527" calcext:value-type="float">
            <text:p>0.7246831343</text:p>
          </table:table-cell>
          <table:table-cell table:formula="of:=(1/((1-[.$A184])/[.E$102]+[.$A184]/[.E$103]))/[.$B184]" office:value-type="float" office:value="0.840321369222509" calcext:value-type="float">
            <text:p>0.8403213692</text:p>
          </table:table-cell>
          <table:table-cell table:formula="of:=(1/((1-[.$A184])/[.F$102]+[.$A184]/[.F$103]))/[.$B184]" office:value-type="float" office:value="0.948442669324689" calcext:value-type="float">
            <text:p>0.9484426693</text:p>
          </table:table-cell>
          <table:table-cell table:formula="of:=(1/((1-[.$A184])/[.G$102]+[.$A184]/[.G$103]))/[.$B184]" office:value-type="float" office:value="0.802189313885594" calcext:value-type="float">
            <text:p>0.8021893139</text:p>
          </table:table-cell>
          <table:table-cell table:formula="of:=(1/((1-[.$A184])/[.H$102]+[.$A184]/[.H$103]))/[.$B184]" office:value-type="float" office:value="0.557354841577464" calcext:value-type="float">
            <text:p>0.5573548416</text:p>
          </table:table-cell>
          <table:table-cell table:number-columns-repeated="1016"/>
        </table:table-row>
        <table:table-row table:style-name="ro1">
          <table:table-cell table:formula="of:=[.A184]+0.01" office:value-type="float" office:value="0.810000000000001" calcext:value-type="float">
            <text:p>0.81</text:p>
          </table:table-cell>
          <table:table-cell table:formula="of:=1/((1-[.$A185])/[.B$102]+[.$A185]/[.B$103])" office:value-type="float" office:value="821284201.480455" calcext:value-type="float">
            <text:p>821284201.480455</text:p>
          </table:table-cell>
          <table:table-cell table:formula="of:=(1/((1-[.$A185])/[.C$102]+[.$A185]/[.C$103]))/[.$B185]" office:value-type="float" office:value="0.464936771612041" calcext:value-type="float">
            <text:p>0.4649367716</text:p>
          </table:table-cell>
          <table:table-cell table:formula="of:=(1/((1-[.$A185])/[.D$102]+[.$A185]/[.D$103]))/[.$B185]" office:value-type="float" office:value="0.724460083296094" calcext:value-type="float">
            <text:p>0.7244600833</text:p>
          </table:table-cell>
          <table:table-cell table:formula="of:=(1/((1-[.$A185])/[.E$102]+[.$A185]/[.E$103]))/[.$B185]" office:value-type="float" office:value="0.842922730093708" calcext:value-type="float">
            <text:p>0.8429227301</text:p>
          </table:table-cell>
          <table:table-cell table:formula="of:=(1/((1-[.$A185])/[.F$102]+[.$A185]/[.F$103]))/[.$B185]" office:value-type="float" office:value="0.956170930381231" calcext:value-type="float">
            <text:p>0.9561709304</text:p>
          </table:table-cell>
          <table:table-cell table:formula="of:=(1/((1-[.$A185])/[.G$102]+[.$A185]/[.G$103]))/[.$B185]" office:value-type="float" office:value="0.810725735620345" calcext:value-type="float">
            <text:p>0.8107257356</text:p>
          </table:table-cell>
          <table:table-cell table:formula="of:=(1/((1-[.$A185])/[.H$102]+[.$A185]/[.H$103]))/[.$B185]" office:value-type="float" office:value="0.56298582265768" calcext:value-type="float">
            <text:p>0.5629858227</text:p>
          </table:table-cell>
          <table:table-cell table:number-columns-repeated="1016"/>
        </table:table-row>
        <table:table-row table:style-name="ro1">
          <table:table-cell table:formula="of:=[.A185]+0.01" office:value-type="float" office:value="0.82" calcext:value-type="float">
            <text:p>0.82</text:p>
          </table:table-cell>
          <table:table-cell table:formula="of:=1/((1-[.$A186])/[.B$102]+[.$A186]/[.B$103])" office:value-type="float" office:value="816278421.616689" calcext:value-type="float">
            <text:p>816278421.616689</text:p>
          </table:table-cell>
          <table:table-cell table:formula="of:=(1/((1-[.$A186])/[.C$102]+[.$A186]/[.C$103]))/[.$B186]" office:value-type="float" office:value="0.463405581372327" calcext:value-type="float">
            <text:p>0.4634055814</text:p>
          </table:table-cell>
          <table:table-cell table:formula="of:=(1/((1-[.$A186])/[.D$102]+[.$A186]/[.D$103]))/[.$B186]" office:value-type="float" office:value="0.724239886032385" calcext:value-type="float">
            <text:p>0.724239886</text:p>
          </table:table-cell>
          <table:table-cell table:formula="of:=(1/((1-[.$A186])/[.E$102]+[.$A186]/[.E$103]))/[.$B186]" office:value-type="float" office:value="0.84550824117084" calcext:value-type="float">
            <text:p>0.8455082412</text:p>
          </table:table-cell>
          <table:table-cell table:formula="of:=(1/((1-[.$A186])/[.F$102]+[.$A186]/[.F$103]))/[.$B186]" office:value-type="float" office:value="0.96392963816937" calcext:value-type="float">
            <text:p>0.9639296382</text:p>
          </table:table-cell>
          <table:table-cell table:formula="of:=(1/((1-[.$A186])/[.G$102]+[.$A186]/[.G$103]))/[.$B186]" office:value-type="float" office:value="0.81933836268458" calcext:value-type="float">
            <text:p>0.8193383627</text:p>
          </table:table-cell>
          <table:table-cell table:formula="of:=(1/((1-[.$A186])/[.H$102]+[.$A186]/[.H$103]))/[.$B186]" office:value-type="float" office:value="0.568660995502377" calcext:value-type="float">
            <text:p>0.5686609955</text:p>
          </table:table-cell>
          <table:table-cell table:number-columns-repeated="1016"/>
        </table:table-row>
        <table:table-row table:style-name="ro1">
          <table:table-cell table:formula="of:=[.A186]+0.01" office:value-type="float" office:value="0.83" calcext:value-type="float">
            <text:p>0.83</text:p>
          </table:table-cell>
          <table:table-cell table:formula="of:=1/((1-[.$A187])/[.B$102]+[.$A187]/[.B$103])" office:value-type="float" office:value="811333293.177025" calcext:value-type="float">
            <text:p>811333293.177025</text:p>
          </table:table-cell>
          <table:table-cell table:formula="of:=(1/((1-[.$A187])/[.C$102]+[.$A187]/[.C$103]))/[.$B187]" office:value-type="float" office:value="0.461902814219677" calcext:value-type="float">
            <text:p>0.4619028142</text:p>
          </table:table-cell>
          <table:table-cell table:formula="of:=(1/((1-[.$A187])/[.D$102]+[.$A187]/[.D$103]))/[.$B187]" office:value-type="float" office:value="0.724022488134179" calcext:value-type="float">
            <text:p>0.7240224881</text:p>
          </table:table-cell>
          <table:table-cell table:formula="of:=(1/((1-[.$A187])/[.E$102]+[.$A187]/[.E$103]))/[.$B187]" office:value-type="float" office:value="0.848078046870421" calcext:value-type="float">
            <text:p>0.8480780469</text:p>
          </table:table-cell>
          <table:table-cell table:formula="of:=(1/((1-[.$A187])/[.F$102]+[.$A187]/[.F$103]))/[.$B187]" office:value-type="float" office:value="0.971718972968946" calcext:value-type="float">
            <text:p>0.971718973</text:p>
          </table:table-cell>
          <table:table-cell table:formula="of:=(1/((1-[.$A187])/[.G$102]+[.$A187]/[.G$103]))/[.$B187]" office:value-type="float" office:value="0.828028220090221" calcext:value-type="float">
            <text:p>0.8280282201</text:p>
          </table:table-cell>
          <table:table-cell table:formula="of:=(1/((1-[.$A187])/[.H$102]+[.$A187]/[.H$103]))/[.$B187]" office:value-type="float" office:value="0.574380882384336" calcext:value-type="float">
            <text:p>0.5743808824</text:p>
          </table:table-cell>
          <table:table-cell table:number-columns-repeated="1016"/>
        </table:table-row>
        <table:table-row table:style-name="ro1">
          <table:table-cell table:formula="of:=[.A187]+0.01" office:value-type="float" office:value="0.84" calcext:value-type="float">
            <text:p>0.84</text:p>
          </table:table-cell>
          <table:table-cell table:formula="of:=1/((1-[.$A188])/[.B$102]+[.$A188]/[.B$103])" office:value-type="float" office:value="806447720.494823" calcext:value-type="float">
            <text:p>806447720.494823</text:p>
          </table:table-cell>
          <table:table-cell table:formula="of:=(1/((1-[.$A188])/[.C$102]+[.$A188]/[.C$103]))/[.$B188]" office:value-type="float" office:value="0.46042768601638" calcext:value-type="float">
            <text:p>0.460427686</text:p>
          </table:table-cell>
          <table:table-cell table:formula="of:=(1/((1-[.$A188])/[.D$102]+[.$A188]/[.D$103]))/[.$B188]" office:value-type="float" office:value="0.723807836556202" calcext:value-type="float">
            <text:p>0.7238078366</text:p>
          </table:table-cell>
          <table:table-cell table:formula="of:=(1/((1-[.$A188])/[.E$102]+[.$A188]/[.E$103]))/[.$B188]" office:value-type="float" office:value="0.850632289859797" calcext:value-type="float">
            <text:p>0.8506322899</text:p>
          </table:table-cell>
          <table:table-cell table:formula="of:=(1/((1-[.$A188])/[.F$102]+[.$A188]/[.F$103]))/[.$B188]" office:value-type="float" office:value="0.979539116485899" calcext:value-type="float">
            <text:p>0.9795391165</text:p>
          </table:table-cell>
          <table:table-cell table:formula="of:=(1/((1-[.$A188])/[.G$102]+[.$A188]/[.G$103]))/[.$B188]" office:value-type="float" office:value="0.836796351314762" calcext:value-type="float">
            <text:p>0.8367963513</text:p>
          </table:table-cell>
          <table:table-cell table:formula="of:=(1/((1-[.$A188])/[.H$102]+[.$A188]/[.H$103]))/[.$B188]" office:value-type="float" office:value="0.580146013838743" calcext:value-type="float">
            <text:p>0.5801460138</text:p>
          </table:table-cell>
          <table:table-cell table:number-columns-repeated="1016"/>
        </table:table-row>
        <table:table-row table:style-name="ro1">
          <table:table-cell table:formula="of:=[.A188]+0.01" office:value-type="float" office:value="0.850000000000001" calcext:value-type="float">
            <text:p>0.85</text:p>
          </table:table-cell>
          <table:table-cell table:formula="of:=1/((1-[.$A189])/[.B$102]+[.$A189]/[.B$103])" office:value-type="float" office:value="801620634.136403" calcext:value-type="float">
            <text:p>801620634.136403</text:p>
          </table:table-cell>
          <table:table-cell table:formula="of:=(1/((1-[.$A189])/[.C$102]+[.$A189]/[.C$103]))/[.$B189]" office:value-type="float" office:value="0.458979441205672" calcext:value-type="float">
            <text:p>0.4589794412</text:p>
          </table:table-cell>
          <table:table-cell table:formula="of:=(1/((1-[.$A189])/[.D$102]+[.$A189]/[.D$103]))/[.$B189]" office:value-type="float" office:value="0.723595879584975" calcext:value-type="float">
            <text:p>0.7235958796</text:p>
          </table:table-cell>
          <table:table-cell table:formula="of:=(1/((1-[.$A189])/[.E$102]+[.$A189]/[.E$103]))/[.$B189]" office:value-type="float" office:value="0.853171111083547" calcext:value-type="float">
            <text:p>0.8531711111</text:p>
          </table:table-cell>
          <table:table-cell table:formula="of:=(1/((1-[.$A189])/[.F$102]+[.$A189]/[.F$103]))/[.$B189]" office:value-type="float" office:value="0.987390251866402" calcext:value-type="float">
            <text:p>0.9873902519</text:p>
          </table:table-cell>
          <table:table-cell table:formula="of:=(1/((1-[.$A189])/[.G$102]+[.$A189]/[.G$103]))/[.$B189]" office:value-type="float" office:value="0.845643818718974" calcext:value-type="float">
            <text:p>0.8456438187</text:p>
          </table:table-cell>
          <table:table-cell table:formula="of:=(1/((1-[.$A189])/[.H$102]+[.$A189]/[.H$103]))/[.$B189]" office:value-type="float" office:value="0.585956928827225" calcext:value-type="float">
            <text:p>0.5859569288</text:p>
          </table:table-cell>
          <table:table-cell table:number-columns-repeated="1016"/>
        </table:table-row>
        <table:table-row table:style-name="ro1">
          <table:table-cell table:formula="of:=[.A189]+0.01" office:value-type="float" office:value="0.860000000000001" calcext:value-type="float">
            <text:p>0.86</text:p>
          </table:table-cell>
          <table:table-cell table:formula="of:=1/((1-[.$A190])/[.B$102]+[.$A190]/[.B$103])" office:value-type="float" office:value="796850990.120615" calcext:value-type="float">
            <text:p>796850990.120615</text:p>
          </table:table-cell>
          <table:table-cell table:formula="of:=(1/((1-[.$A190])/[.C$102]+[.$A190]/[.C$103]))/[.$B190]" office:value-type="float" office:value="0.45755735152132" calcext:value-type="float">
            <text:p>0.4575573515</text:p>
          </table:table-cell>
          <table:table-cell table:formula="of:=(1/((1-[.$A190])/[.D$102]+[.$A190]/[.D$103]))/[.$B190]" office:value-type="float" office:value="0.723386566797283" calcext:value-type="float">
            <text:p>0.7233865668</text:p>
          </table:table-cell>
          <table:table-cell table:formula="of:=(1/((1-[.$A190])/[.E$102]+[.$A190]/[.E$103]))/[.$B190]" office:value-type="float" office:value="0.85569464978941" calcext:value-type="float">
            <text:p>0.8556946498</text:p>
          </table:table-cell>
          <table:table-cell table:formula="of:=(1/((1-[.$A190])/[.F$102]+[.$A190]/[.F$103]))/[.$B190]" office:value-type="float" office:value="0.995272563711155" calcext:value-type="float">
            <text:p>0.9952725637</text:p>
          </table:table-cell>
          <table:table-cell table:formula="of:=(1/((1-[.$A190])/[.G$102]+[.$A190]/[.G$103]))/[.$B190]" office:value-type="float" office:value="0.854571703975994" calcext:value-type="float">
            <text:p>0.854571704</text:p>
          </table:table-cell>
          <table:table-cell table:formula="of:=(1/((1-[.$A190])/[.H$102]+[.$A190]/[.H$103]))/[.$B190]" office:value-type="float" office:value="0.591814174905818" calcext:value-type="float">
            <text:p>0.5918141749</text:p>
          </table:table-cell>
          <table:table-cell table:number-columns-repeated="1016"/>
        </table:table-row>
        <table:table-row table:style-name="ro1">
          <table:table-cell table:formula="of:=[.A190]+0.01" office:value-type="float" office:value="0.87" calcext:value-type="float">
            <text:p>0.87</text:p>
          </table:table-cell>
          <table:table-cell table:formula="of:=1/((1-[.$A191])/[.B$102]+[.$A191]/[.B$103])" office:value-type="float" office:value="792137769.166101" calcext:value-type="float">
            <text:p>792137769.166101</text:p>
          </table:table-cell>
          <table:table-cell table:formula="of:=(1/((1-[.$A191])/[.C$102]+[.$A191]/[.C$103]))/[.$B191]" office:value-type="float" office:value="0.456160714766484" calcext:value-type="float">
            <text:p>0.4561607148</text:p>
          </table:table-cell>
          <table:table-cell table:formula="of:=(1/((1-[.$A191])/[.D$102]+[.$A191]/[.D$103]))/[.$B191]" office:value-type="float" office:value="0.72317984902018" calcext:value-type="float">
            <text:p>0.723179849</text:p>
          </table:table-cell>
          <table:table-cell table:formula="of:=(1/((1-[.$A191])/[.E$102]+[.$A191]/[.E$103]))/[.$B191]" office:value-type="float" office:value="0.858203043553741" calcext:value-type="float">
            <text:p>0.8582030436</text:p>
          </table:table-cell>
          <table:table-cell table:formula="of:=(1/((1-[.$A191])/[.F$102]+[.$A191]/[.F$103]))/[.$B191]" office:value-type="float" office:value="1.00318623808985" calcext:value-type="float">
            <text:p>1.0031862381</text:p>
          </table:table-cell>
          <table:table-cell table:formula="of:=(1/((1-[.$A191])/[.G$102]+[.$A191]/[.G$103]))/[.$B191]" office:value-type="float" office:value="0.863581108512176" calcext:value-type="float">
            <text:p>0.8635811085</text:p>
          </table:table-cell>
          <table:table-cell table:formula="of:=(1/((1-[.$A191])/[.H$102]+[.$A191]/[.H$103]))/[.$B191]" office:value-type="float" office:value="0.597718308396956" calcext:value-type="float">
            <text:p>0.5977183084</text:p>
          </table:table-cell>
          <table:table-cell table:number-columns-repeated="1016"/>
        </table:table-row>
        <table:table-row table:style-name="ro1">
          <table:table-cell table:formula="of:=[.A191]+0.01" office:value-type="float" office:value="0.88" calcext:value-type="float">
            <text:p>0.88</text:p>
          </table:table-cell>
          <table:table-cell table:formula="of:=1/((1-[.$A192])/[.B$102]+[.$A192]/[.B$103])" office:value-type="float" office:value="787479975.965119" calcext:value-type="float">
            <text:p>787479975.965119</text:p>
          </table:table-cell>
          <table:table-cell table:formula="of:=(1/((1-[.$A192])/[.C$102]+[.$A192]/[.C$103]))/[.$B192]" office:value-type="float" office:value="0.454788853657575" calcext:value-type="float">
            <text:p>0.4547888537</text:p>
          </table:table-cell>
          <table:table-cell table:formula="of:=(1/((1-[.$A192])/[.D$102]+[.$A192]/[.D$103]))/[.$B192]" office:value-type="float" office:value="0.722975678292477" calcext:value-type="float">
            <text:p>0.7229756783</text:p>
          </table:table-cell>
          <table:table-cell table:formula="of:=(1/((1-[.$A192])/[.E$102]+[.$A192]/[.E$103]))/[.$B192]" office:value-type="float" office:value="0.860696428306517" calcext:value-type="float">
            <text:p>0.8606964283</text:p>
          </table:table-cell>
          <table:table-cell table:formula="of:=(1/((1-[.$A192])/[.F$102]+[.$A192]/[.F$103]))/[.$B192]" office:value-type="float" office:value="1.01113146255584" calcext:value-type="float">
            <text:p>1.0111314626</text:p>
          </table:table-cell>
          <table:table-cell table:formula="of:=(1/((1-[.$A192])/[.G$102]+[.$A192]/[.G$103]))/[.$B192]" office:value-type="float" office:value="0.872673153960061" calcext:value-type="float">
            <text:p>0.872673154</text:p>
          </table:table-cell>
          <table:table-cell table:formula="of:=(1/((1-[.$A192])/[.H$102]+[.$A192]/[.H$103]))/[.$B192]" office:value-type="float" office:value="0.60366989456562" calcext:value-type="float">
            <text:p>0.6036698946</text:p>
          </table:table-cell>
          <table:table-cell table:number-columns-repeated="1016"/>
        </table:table-row>
        <table:table-row table:style-name="ro1">
          <table:table-cell table:formula="of:=[.A192]+0.01" office:value-type="float" office:value="0.890000000000001" calcext:value-type="float">
            <text:p>0.89</text:p>
          </table:table-cell>
          <table:table-cell table:formula="of:=1/((1-[.$A193])/[.B$102]+[.$A193]/[.B$103])" office:value-type="float" office:value="782876638.482838" calcext:value-type="float">
            <text:p>782876638.482838</text:p>
          </table:table-cell>
          <table:table-cell table:formula="of:=(1/((1-[.$A193])/[.C$102]+[.$A193]/[.C$103]))/[.$B193]" office:value-type="float" office:value="0.453441114729095" calcext:value-type="float">
            <text:p>0.4534411147</text:p>
          </table:table-cell>
          <table:table-cell table:formula="of:=(1/((1-[.$A193])/[.D$102]+[.$A193]/[.D$103]))/[.$B193]" office:value-type="float" office:value="0.722774007827645" calcext:value-type="float">
            <text:p>0.7227740078</text:p>
          </table:table-cell>
          <table:table-cell table:formula="of:=(1/((1-[.$A193])/[.E$102]+[.$A193]/[.E$103]))/[.$B193]" office:value-type="float" office:value="0.863174938355887" calcext:value-type="float">
            <text:p>0.8631749384</text:p>
          </table:table-cell>
          <table:table-cell table:formula="of:=(1/((1-[.$A193])/[.F$102]+[.$A193]/[.F$103]))/[.$B193]" office:value-type="float" office:value="1.01910842616089" calcext:value-type="float">
            <text:p>1.0191084262</text:p>
          </table:table-cell>
          <table:table-cell table:formula="of:=(1/((1-[.$A193])/[.G$102]+[.$A193]/[.G$103]))/[.$B193]" office:value-type="float" office:value="0.881848982623886" calcext:value-type="float">
            <text:p>0.8818489826</text:p>
          </table:table-cell>
          <table:table-cell table:formula="of:=(1/((1-[.$A193])/[.H$102]+[.$A193]/[.H$103]))/[.$B193]" office:value-type="float" office:value="0.609669507799743" calcext:value-type="float">
            <text:p>0.6096695078</text:p>
          </table:table-cell>
          <table:table-cell table:number-columns-repeated="1016"/>
        </table:table-row>
        <table:table-row table:style-name="ro1">
          <table:table-cell table:formula="of:=[.A193]+0.01" office:value-type="float" office:value="0.900000000000001" calcext:value-type="float">
            <text:p>0.9</text:p>
          </table:table-cell>
          <table:table-cell table:formula="of:=1/((1-[.$A194])/[.B$102]+[.$A194]/[.B$103])" office:value-type="float" office:value="778326807.28106" calcext:value-type="float">
            <text:p>778326807.28106</text:p>
          </table:table-cell>
          <table:table-cell table:formula="of:=(1/((1-[.$A194])/[.C$102]+[.$A194]/[.C$103]))/[.$B194]" office:value-type="float" office:value="0.452116867295748" calcext:value-type="float">
            <text:p>0.4521168673</text:p>
          </table:table-cell>
          <table:table-cell table:formula="of:=(1/((1-[.$A194])/[.D$102]+[.$A194]/[.D$103]))/[.$B194]" office:value-type="float" office:value="0.722574791978074" calcext:value-type="float">
            <text:p>0.722574792</text:p>
          </table:table-cell>
          <table:table-cell table:formula="of:=(1/((1-[.$A194])/[.E$102]+[.$A194]/[.E$103]))/[.$B194]" office:value-type="float" office:value="0.865638706412292" calcext:value-type="float">
            <text:p>0.8656387064</text:p>
          </table:table-cell>
          <table:table-cell table:formula="of:=(1/((1-[.$A194])/[.F$102]+[.$A194]/[.F$103]))/[.$B194]" office:value-type="float" office:value="1.02711731947026" calcext:value-type="float">
            <text:p>1.0271173195</text:p>
          </table:table-cell>
          <table:table-cell table:formula="of:=(1/((1-[.$A194])/[.G$102]+[.$A194]/[.G$103]))/[.$B194]" office:value-type="float" office:value="0.891109757958007" calcext:value-type="float">
            <text:p>0.891109758</text:p>
          </table:table-cell>
          <table:table-cell table:formula="of:=(1/((1-[.$A194])/[.H$102]+[.$A194]/[.H$103]))/[.$B194]" office:value-type="float" office:value="0.615717731795" calcext:value-type="float">
            <text:p>0.6157177318</text:p>
          </table:table-cell>
          <table:table-cell table:number-columns-repeated="1016"/>
        </table:table-row>
        <table:table-row table:style-name="ro1">
          <table:table-cell table:formula="of:=[.A194]+0.01" office:value-type="float" office:value="0.910000000000001" calcext:value-type="float">
            <text:p>0.91</text:p>
          </table:table-cell>
          <table:table-cell table:formula="of:=1/((1-[.$A195])/[.B$102]+[.$A195]/[.B$103])" office:value-type="float" office:value="773829554.865396" calcext:value-type="float">
            <text:p>773829554.865396</text:p>
          </table:table-cell>
          <table:table-cell table:formula="of:=(1/((1-[.$A195])/[.C$102]+[.$A195]/[.C$103]))/[.$B195]" office:value-type="float" office:value="0.450815502468349" calcext:value-type="float">
            <text:p>0.4508155025</text:p>
          </table:table-cell>
          <table:table-cell table:formula="of:=(1/((1-[.$A195])/[.D$102]+[.$A195]/[.D$103]))/[.$B195]" office:value-type="float" office:value="0.722377986200622" calcext:value-type="float">
            <text:p>0.7223779862</text:p>
          </table:table-cell>
          <table:table-cell table:formula="of:=(1/((1-[.$A195])/[.E$102]+[.$A195]/[.E$103]))/[.$B195]" office:value-type="float" office:value="0.868087863612149" calcext:value-type="float">
            <text:p>0.8680878636</text:p>
          </table:table-cell>
          <table:table-cell table:formula="of:=(1/((1-[.$A195])/[.F$102]+[.$A195]/[.F$103]))/[.$B195]" office:value-type="float" office:value="1.0351583345778" calcext:value-type="float">
            <text:p>1.0351583346</text:p>
          </table:table-cell>
          <table:table-cell table:formula="of:=(1/((1-[.$A195])/[.G$102]+[.$A195]/[.G$103]))/[.$B195]" office:value-type="float" office:value="0.900456665058678" calcext:value-type="float">
            <text:p>0.9004566651</text:p>
          </table:table-cell>
          <table:table-cell table:formula="of:=(1/((1-[.$A195])/[.H$102]+[.$A195]/[.H$103]))/[.$B195]" office:value-type="float" office:value="0.621815159744118" calcext:value-type="float">
            <text:p>0.6218151597</text:p>
          </table:table-cell>
          <table:table-cell table:number-columns-repeated="1016"/>
        </table:table-row>
        <table:table-row table:style-name="ro1">
          <table:table-cell table:formula="of:=[.A195]+0.01" office:value-type="float" office:value="0.92" calcext:value-type="float">
            <text:p>0.92</text:p>
          </table:table-cell>
          <table:table-cell table:formula="of:=1/((1-[.$A196])/[.B$102]+[.$A196]/[.B$103])" office:value-type="float" office:value="769383975.054935" calcext:value-type="float">
            <text:p>769383975.054935</text:p>
          </table:table-cell>
          <table:table-cell table:formula="of:=(1/((1-[.$A196])/[.C$102]+[.$A196]/[.C$103]))/[.$B196]" office:value-type="float" office:value="0.449536432220316" calcext:value-type="float">
            <text:p>0.4495364322</text:p>
          </table:table-cell>
          <table:table-cell table:formula="of:=(1/((1-[.$A196])/[.D$102]+[.$A196]/[.D$103]))/[.$B196]" office:value-type="float" office:value="0.722183547023414" calcext:value-type="float">
            <text:p>0.722183547</text:p>
          </table:table-cell>
          <table:table-cell table:formula="of:=(1/((1-[.$A196])/[.E$102]+[.$A196]/[.E$103]))/[.$B196]" office:value-type="float" office:value="0.87052253954112" calcext:value-type="float">
            <text:p>0.8705225395</text:p>
          </table:table-cell>
          <table:table-cell table:formula="of:=(1/((1-[.$A196])/[.F$102]+[.$A196]/[.F$103]))/[.$B196]" office:value-type="float" office:value="1.04323166512138" calcext:value-type="float">
            <text:p>1.0432316651</text:p>
          </table:table-cell>
          <table:table-cell table:formula="of:=(1/((1-[.$A196])/[.G$102]+[.$A196]/[.G$103]))/[.$B196]" office:value-type="float" office:value="0.909890911169617" calcext:value-type="float">
            <text:p>0.9098909112</text:p>
          </table:table-cell>
          <table:table-cell table:formula="of:=(1/((1-[.$A196])/[.H$102]+[.$A196]/[.H$103]))/[.$B196]" office:value-type="float" office:value="0.62796239453081" calcext:value-type="float">
            <text:p>0.6279623945</text:p>
          </table:table-cell>
          <table:table-cell table:number-columns-repeated="1016"/>
        </table:table-row>
        <table:table-row table:style-name="ro1">
          <table:table-cell table:formula="of:=[.A196]+0.01" office:value-type="float" office:value="0.930000000000001" calcext:value-type="float">
            <text:p>0.93</text:p>
          </table:table-cell>
          <table:table-cell table:formula="of:=1/((1-[.$A197])/[.B$102]+[.$A197]/[.B$103])" office:value-type="float" office:value="764989182.373525" calcext:value-type="float">
            <text:p>764989182.373525</text:p>
          </table:table-cell>
          <table:table-cell table:formula="of:=(1/((1-[.$A197])/[.C$102]+[.$A197]/[.C$103]))/[.$B197]" office:value-type="float" office:value="0.44827908850173" calcext:value-type="float">
            <text:p>0.4482790885</text:p>
          </table:table-cell>
          <table:table-cell table:formula="of:=(1/((1-[.$A197])/[.D$102]+[.$A197]/[.D$103]))/[.$B197]" office:value-type="float" office:value="0.721991432013833" calcext:value-type="float">
            <text:p>0.721991432</text:p>
          </table:table-cell>
          <table:table-cell table:formula="of:=(1/((1-[.$A197])/[.E$102]+[.$A197]/[.E$103]))/[.$B197]" office:value-type="float" office:value="0.872942862256968" calcext:value-type="float">
            <text:p>0.8729428623</text:p>
          </table:table-cell>
          <table:table-cell table:formula="of:=(1/((1-[.$A197])/[.F$102]+[.$A197]/[.F$103]))/[.$B197]" office:value-type="float" office:value="1.05133750629836" calcext:value-type="float">
            <text:p>1.0513375063</text:p>
          </table:table-cell>
          <table:table-cell table:formula="of:=(1/((1-[.$A197])/[.G$102]+[.$A197]/[.G$103]))/[.$B197]" office:value-type="float" office:value="0.919413726201802" calcext:value-type="float">
            <text:p>0.9194137262</text:p>
          </table:table-cell>
          <table:table-cell table:formula="of:=(1/((1-[.$A197])/[.H$102]+[.$A197]/[.H$103]))/[.$B197]" office:value-type="float" office:value="0.634160048928493" calcext:value-type="float">
            <text:p>0.6341600489</text:p>
          </table:table-cell>
          <table:table-cell table:number-columns-repeated="1016"/>
        </table:table-row>
        <table:table-row table:style-name="ro1">
          <table:table-cell table:formula="of:=[.A197]+0.01" office:value-type="float" office:value="0.940000000000001" calcext:value-type="float">
            <text:p>0.94</text:p>
          </table:table-cell>
          <table:table-cell table:formula="of:=1/((1-[.$A198])/[.B$102]+[.$A198]/[.B$103])" office:value-type="float" office:value="760644311.461794" calcext:value-type="float">
            <text:p>760644311.461794</text:p>
          </table:table-cell>
          <table:table-cell table:formula="of:=(1/((1-[.$A198])/[.C$102]+[.$A198]/[.C$103]))/[.$B198]" office:value-type="float" office:value="0.447042922398156" calcext:value-type="float">
            <text:p>0.4470429224</text:p>
          </table:table-cell>
          <table:table-cell table:formula="of:=(1/((1-[.$A198])/[.D$102]+[.$A198]/[.D$103]))/[.$B198]" office:value-type="float" office:value="0.721801599747642" calcext:value-type="float">
            <text:p>0.7218015997</text:p>
          </table:table-cell>
          <table:table-cell table:formula="of:=(1/((1-[.$A198])/[.E$102]+[.$A198]/[.E$103]))/[.$B198]" office:value-type="float" office:value="0.875348958312006" calcext:value-type="float">
            <text:p>0.8753489583</text:p>
          </table:table-cell>
          <table:table-cell table:formula="of:=(1/((1-[.$A198])/[.F$102]+[.$A198]/[.F$103]))/[.$B198]" office:value-type="float" office:value="1.05947605488138" calcext:value-type="float">
            <text:p>1.0594760549</text:p>
          </table:table-cell>
          <table:table-cell table:formula="of:=(1/((1-[.$A198])/[.G$102]+[.$A198]/[.G$103]))/[.$B198]" office:value-type="float" office:value="0.929026363267991" calcext:value-type="float">
            <text:p>0.9290263633</text:p>
          </table:table-cell>
          <table:table-cell table:formula="of:=(1/((1-[.$A198])/[.H$102]+[.$A198]/[.H$103]))/[.$B198]" office:value-type="float" office:value="0.64040874580391" calcext:value-type="float">
            <text:p>0.6404087458</text:p>
          </table:table-cell>
          <table:table-cell table:number-columns-repeated="1016"/>
        </table:table-row>
        <table:table-row table:style-name="ro1">
          <table:table-cell table:formula="of:=[.A198]+0.01" office:value-type="float" office:value="0.950000000000001" calcext:value-type="float">
            <text:p>0.95</text:p>
          </table:table-cell>
          <table:table-cell table:formula="of:=1/((1-[.$A199])/[.B$102]+[.$A199]/[.B$103])" office:value-type="float" office:value="756348516.509093" calcext:value-type="float">
            <text:p>756348516.509093</text:p>
          </table:table-cell>
          <table:table-cell table:formula="of:=(1/((1-[.$A199])/[.C$102]+[.$A199]/[.C$103]))/[.$B199]" office:value-type="float" office:value="0.445827403331624" calcext:value-type="float">
            <text:p>0.4458274033</text:p>
          </table:table-cell>
          <table:table-cell table:formula="of:=(1/((1-[.$A199])/[.D$102]+[.$A199]/[.D$103]))/[.$B199]" office:value-type="float" office:value="0.721614009779212" calcext:value-type="float">
            <text:p>0.7216140098</text:p>
          </table:table-cell>
          <table:table-cell table:formula="of:=(1/((1-[.$A199])/[.E$102]+[.$A199]/[.E$103]))/[.$B199]" office:value-type="float" office:value="0.87774095277516" calcext:value-type="float">
            <text:p>0.8777409528</text:p>
          </table:table-cell>
          <table:table-cell table:formula="of:=(1/((1-[.$A199])/[.F$102]+[.$A199]/[.F$103]))/[.$B199]" office:value-type="float" office:value="1.06764750923426" calcext:value-type="float">
            <text:p>1.0676475092</text:p>
          </table:table-cell>
          <table:table-cell table:formula="of:=(1/((1-[.$A199])/[.G$102]+[.$A199]/[.G$103]))/[.$B199]" office:value-type="float" office:value="0.93873009923242" calcext:value-type="float">
            <text:p>0.9387300992</text:p>
          </table:table-cell>
          <table:table-cell table:formula="of:=(1/((1-[.$A199])/[.H$102]+[.$A199]/[.H$103]))/[.$B199]" office:value-type="float" office:value="0.646709118325804" calcext:value-type="float">
            <text:p>0.6467091183</text:p>
          </table:table-cell>
          <table:table-cell table:number-columns-repeated="1016"/>
        </table:table-row>
        <table:table-row table:style-name="ro1">
          <table:table-cell table:formula="of:=[.A199]+0.01" office:value-type="float" office:value="0.960000000000001" calcext:value-type="float">
            <text:p>0.96</text:p>
          </table:table-cell>
          <table:table-cell table:formula="of:=1/((1-[.$A200])/[.B$102]+[.$A200]/[.B$103])" office:value-type="float" office:value="752100970.704582" calcext:value-type="float">
            <text:p>752100970.704582</text:p>
          </table:table-cell>
          <table:table-cell table:formula="of:=(1/((1-[.$A200])/[.C$102]+[.$A200]/[.C$103]))/[.$B200]" office:value-type="float" office:value="0.444632018301307" calcext:value-type="float">
            <text:p>0.4446320183</text:p>
          </table:table-cell>
          <table:table-cell table:formula="of:=(1/((1-[.$A200])/[.D$102]+[.$A200]/[.D$103]))/[.$B200]" office:value-type="float" office:value="0.72142862261279" calcext:value-type="float">
            <text:p>0.7214286226</text:p>
          </table:table-cell>
          <table:table-cell table:formula="of:=(1/((1-[.$A200])/[.E$102]+[.$A200]/[.E$103]))/[.$B200]" office:value-type="float" office:value="0.880118969253637" calcext:value-type="float">
            <text:p>0.8801189693</text:p>
          </table:table-cell>
          <table:table-cell table:formula="of:=(1/((1-[.$A200])/[.F$102]+[.$A200]/[.F$103]))/[.$B200]" office:value-type="float" office:value="1.07585206932811" calcext:value-type="float">
            <text:p>1.0758520693</text:p>
          </table:table-cell>
          <table:table-cell table:formula="of:=(1/((1-[.$A200])/[.G$102]+[.$A200]/[.G$103]))/[.$B200]" office:value-type="float" office:value="0.948526235276222" calcext:value-type="float">
            <text:p>0.9485262353</text:p>
          </table:table-cell>
          <table:table-cell table:formula="of:=(1/((1-[.$A200])/[.H$102]+[.$A200]/[.H$103]))/[.$B200]" office:value-type="float" office:value="0.653061810178794" calcext:value-type="float">
            <text:p>0.6530618102</text:p>
          </table:table-cell>
          <table:table-cell table:number-columns-repeated="1016"/>
        </table:table-row>
        <table:table-row table:style-name="ro1">
          <table:table-cell table:formula="of:=[.A200]+0.01" office:value-type="float" office:value="0.970000000000001" calcext:value-type="float">
            <text:p>0.97</text:p>
          </table:table-cell>
          <table:table-cell table:formula="of:=1/((1-[.$A201])/[.B$102]+[.$A201]/[.B$103])" office:value-type="float" office:value="747900865.706711" calcext:value-type="float">
            <text:p>747900865.706711</text:p>
          </table:table-cell>
          <table:table-cell table:formula="of:=(1/((1-[.$A201])/[.C$102]+[.$A201]/[.C$103]))/[.$B201]" office:value-type="float" office:value="0.443456271161622" calcext:value-type="float">
            <text:p>0.4434562712</text:p>
          </table:table-cell>
          <table:table-cell table:formula="of:=(1/((1-[.$A201])/[.D$102]+[.$A201]/[.D$103]))/[.$B201]" office:value-type="float" office:value="0.721245399674778" calcext:value-type="float">
            <text:p>0.7212453997</text:p>
          </table:table-cell>
          <table:table-cell table:formula="of:=(1/((1-[.$A201])/[.E$102]+[.$A201]/[.E$103]))/[.$B201]" office:value-type="float" office:value="0.882483129914215" calcext:value-type="float">
            <text:p>0.8824831299</text:p>
          </table:table-cell>
          <table:table-cell table:formula="of:=(1/((1-[.$A201])/[.F$102]+[.$A201]/[.F$103]))/[.$B201]" office:value-type="float" office:value="1.08408993675766" calcext:value-type="float">
            <text:p>1.0840899368</text:p>
          </table:table-cell>
          <table:table-cell table:formula="of:=(1/((1-[.$A201])/[.G$102]+[.$A201]/[.G$103]))/[.$B201]" office:value-type="float" office:value="0.95841609747906" calcext:value-type="float">
            <text:p>0.9584160975</text:p>
          </table:table-cell>
          <table:table-cell table:formula="of:=(1/((1-[.$A201])/[.H$102]+[.$A201]/[.H$103]))/[.$B201]" office:value-type="float" office:value="0.659467475782599" calcext:value-type="float">
            <text:p>0.6594674758</text:p>
          </table:table-cell>
          <table:table-cell table:number-columns-repeated="1016"/>
        </table:table-row>
        <table:table-row table:style-name="ro1">
          <table:table-cell table:formula="of:=[.A201]+0.01" office:value-type="float" office:value="0.980000000000001" calcext:value-type="float">
            <text:p>0.98</text:p>
          </table:table-cell>
          <table:table-cell table:formula="of:=1/((1-[.$A202])/[.B$102]+[.$A202]/[.B$103])" office:value-type="float" office:value="743747411.130371" calcext:value-type="float">
            <text:p>743747411.130371</text:p>
          </table:table-cell>
          <table:table-cell table:formula="of:=(1/((1-[.$A202])/[.C$102]+[.$A202]/[.C$103]))/[.$B202]" office:value-type="float" office:value="0.442299681935625" calcext:value-type="float">
            <text:p>0.4422996819</text:p>
          </table:table-cell>
          <table:table-cell table:formula="of:=(1/((1-[.$A202])/[.D$102]+[.$A202]/[.D$103]))/[.$B202]" office:value-type="float" office:value="0.721064303286974" calcext:value-type="float">
            <text:p>0.7210643033</text:p>
          </table:table-cell>
          <table:table-cell table:formula="of:=(1/((1-[.$A202])/[.E$102]+[.$A202]/[.E$103]))/[.$B202]" office:value-type="float" office:value="0.88483355550417" calcext:value-type="float">
            <text:p>0.8848335555</text:p>
          </table:table-cell>
          <table:table-cell table:formula="of:=(1/((1-[.$A202])/[.F$102]+[.$A202]/[.F$103]))/[.$B202]" office:value-type="float" office:value="1.09236131475776" calcext:value-type="float">
            <text:p>1.0923613148</text:p>
          </table:table-cell>
          <table:table-cell table:formula="of:=(1/((1-[.$A202])/[.G$102]+[.$A202]/[.G$103]))/[.$B202]" office:value-type="float" office:value="0.968401037417548" calcext:value-type="float">
            <text:p>0.9684010374</text:p>
          </table:table-cell>
          <table:table-cell table:formula="of:=(1/((1-[.$A202])/[.H$102]+[.$A202]/[.H$103]))/[.$B202]" office:value-type="float" office:value="0.665926780516767" calcext:value-type="float">
            <text:p>0.6659267805</text:p>
          </table:table-cell>
          <table:table-cell table:number-columns-repeated="1016"/>
        </table:table-row>
        <table:table-row table:style-name="ro1">
          <table:table-cell table:formula="of:=[.A202]+0.01" office:value-type="float" office:value="0.990000000000001" calcext:value-type="float">
            <text:p>0.99</text:p>
          </table:table-cell>
          <table:table-cell table:formula="of:=1/((1-[.$A203])/[.B$102]+[.$A203]/[.B$103])" office:value-type="float" office:value="739639834.051049" calcext:value-type="float">
            <text:p>739639834.051049</text:p>
          </table:table-cell>
          <table:table-cell table:formula="of:=(1/((1-[.$A203])/[.C$102]+[.$A203]/[.C$103]))/[.$B203]" office:value-type="float" office:value="0.441161786161689" calcext:value-type="float">
            <text:p>0.4411617862</text:p>
          </table:table-cell>
          <table:table-cell table:formula="of:=(1/((1-[.$A203])/[.D$102]+[.$A203]/[.D$103]))/[.$B203]" office:value-type="float" office:value="0.720885296640748" calcext:value-type="float">
            <text:p>0.7208852966</text:p>
          </table:table-cell>
          <table:table-cell table:formula="of:=(1/((1-[.$A203])/[.E$102]+[.$A203]/[.E$103]))/[.$B203]" office:value-type="float" office:value="0.887170365371828" calcext:value-type="float">
            <text:p>0.8871703654</text:p>
          </table:table-cell>
          <table:table-cell table:formula="of:=(1/((1-[.$A203])/[.F$102]+[.$A203]/[.F$103]))/[.$B203]" office:value-type="float" office:value="1.10066640822008" calcext:value-type="float">
            <text:p>1.1006664082</text:p>
          </table:table-cell>
          <table:table-cell table:formula="of:=(1/((1-[.$A203])/[.G$102]+[.$A203]/[.G$103]))/[.$B203]" office:value-type="float" office:value="0.978482432781005" calcext:value-type="float">
            <text:p>0.9784824328</text:p>
          </table:table-cell>
          <table:table-cell table:formula="of:=(1/((1-[.$A203])/[.H$102]+[.$A203]/[.H$103]))/[.$B203]" office:value-type="float" office:value="0.672440400951079" calcext:value-type="float">
            <text:p>0.672440401</text:p>
          </table:table-cell>
          <table:table-cell table:number-columns-repeated="1016"/>
        </table:table-row>
        <table:table-row table:style-name="ro1">
          <table:table-cell table:formula="of:=[.A203]+0.01" office:value-type="float" office:value="1" calcext:value-type="float">
            <text:p>1</text:p>
          </table:table-cell>
          <table:table-cell table:formula="of:=1/((1-[.$A204])/[.B$102]+[.$A204]/[.B$103])" office:value-type="float" office:value="735577378.525312" calcext:value-type="float">
            <text:p>735577378.525312</text:p>
          </table:table-cell>
          <table:table-cell table:formula="of:=(1/((1-[.$A204])/[.C$102]+[.$A204]/[.C$103]))/[.$B204]" office:value-type="float" office:value="0.440042134271617" calcext:value-type="float">
            <text:p>0.4400421343</text:p>
          </table:table-cell>
          <table:table-cell table:formula="of:=(1/((1-[.$A204])/[.D$102]+[.$A204]/[.D$103]))/[.$B204]" office:value-type="float" office:value="0.720708343772088" calcext:value-type="float">
            <text:p>0.7207083438</text:p>
          </table:table-cell>
          <table:table-cell table:formula="of:=(1/((1-[.$A204])/[.E$102]+[.$A204]/[.E$103]))/[.$B204]" office:value-type="float" office:value="0.889493677486769" calcext:value-type="float">
            <text:p>0.8894936775</text:p>
          </table:table-cell>
          <table:table-cell table:formula="of:=(1/((1-[.$A204])/[.F$102]+[.$A204]/[.F$103]))/[.$B204]" office:value-type="float" office:value="1.10900542371008" calcext:value-type="float">
            <text:p>1.1090054237</text:p>
          </table:table-cell>
          <table:table-cell table:formula="of:=(1/((1-[.$A204])/[.G$102]+[.$A204]/[.G$103]))/[.$B204]" office:value-type="float" office:value="0.988661688005141" calcext:value-type="float">
            <text:p>0.988661688</text:p>
          </table:table-cell>
          <table:table-cell table:formula="of:=(1/((1-[.$A204])/[.H$102]+[.$A204]/[.H$103]))/[.$B204]" office:value-type="float" office:value="0.679009025081781" calcext:value-type="float">
            <text:p>0.6790090251</text:p>
          </table:table-cell>
          <table:table-cell table:number-columns-repeated="1016"/>
        </table:table-row>
        <table:table-row table:style-name="ro1" table:number-rows-repeated="57">
          <table:table-cell table:number-columns-repeated="1024"/>
        </table:table-row>
        <table:table-row table:style-name="ro2" table:number-rows-repeated="10483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4">00/00/0000</text:date>, <text:time style:data-style-name="N2" text:time-value="17:02:07.641018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rial-Parallel" style:display-name="PageStyle_Serial-Parall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sDynamicBetter" style:display-name="PageStyle_IsDynamicBet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ing" style:display-name="PageStyle_Switch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equency" style:display-name="PageStyle_Frequenc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McNeil</meta:initial-creator>
    <meta:editing-cycles>3</meta:editing-cycles>
    <meta:creation-date>2015-02-12T15:34:23</meta:creation-date>
    <dc:date>2015-02-14T17:12:23.841120857</dc:date>
    <dc:language>en-US</dc:language>
    <meta:editing-duration>PT31M49S</meta:editing-duration>
    <meta:generator>LibreOffice/4.2.7.2$Linux_X86_64 LibreOffice_project/420m0$Build-2</meta:generator>
    <meta:document-statistic meta:table-count="5" meta:cell-count="1604" meta:object-count="8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4.059cm" svg:height="17.474cm" xlink:href=".." xlink:type="simple" chart:class="chart:bar" chart:style-name="ch1">
        <chart:title svg:x="0.802cm" svg:y="0.484cm" chart:style-name="ch2">
          <text:p>Serial and Parallel Benchmark Performance for Various Models</text:p>
        </chart:title>
        <chart:legend chart:legend-position="end" svg:x="21.664cm" svg:y="8.136cm" style:legend-expansion="high" chart:style-name="ch3"/>
        <chart:plot-area chart:style-name="ch4" table:cell-range-address="Sheet1.A63:Sheet1.C69 Sheet1.B62:Sheet1.C62" chart:data-source-has-labels="both" svg:x="4.606cm" svg:y="1.984cm" svg:width="16.577cm" svg:height="15.141cm">
          <chartooo:coordinate-region svg:x="6.711cm" svg:y="2.21cm" svg:width="14.472cm" svg:height="11.297cm"/>
          <chart:axis chart:dimension="x" chart:name="primary-x" chart:style-name="ch5" chartooo:axis-type="auto">
            <chartooo:date-scale/>
            <chart:categories table:cell-range-address="Sheet1.A63:Sheet1.A69"/>
          </chart:axis>
          <chart:axis chart:dimension="y" chart:name="primary-y" chart:style-name="ch6">
            <chart:title svg:x="0.451cm" svg:y="9.223cm" chart:style-name="ch7">
              <text:p>Latency (seconds)</text:p>
            </chart:title>
            <chart:grid chart:style-name="ch8" chart:class="major"/>
          </chart:axis>
          <chart:series chart:style-name="ch9" chart:values-cell-range-address="Sheet1.B63:Sheet1.B69" chart:label-cell-address="Sheet1.B62:Sheet1.B62" chart:class="chart:bar">
            <chart:data-point chart:repeated="7"/>
          </chart:series>
          <chart:series chart:style-name="ch10" chart:values-cell-range-address="Sheet1.C63:Sheet1.C69" chart:label-cell-address="Sheet1.C62:Sheet1.C62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  <draw:g>
                  <svg:desc>Sheet1.B62:Sheet1.B62</svg:desc>
                </draw:g>
              </table:table-cell>
              <table:table-cell office:value-type="string">
                <text:p>PARALLEL</text:p>
                <draw:g>
                  <svg:desc>Sheet1.C62:Sheet1.C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PHA_SYMM_1GHZ_P1</text:p>
                <draw:g>
                  <svg:desc>Sheet1.A63:Sheet1.A69</svg:desc>
                </draw:g>
              </table:table-cell>
              <table:table-cell office:value-type="float" office:value="0.3933135">
                <text:p>0.3933135</text:p>
                <draw:g>
                  <svg:desc>Sheet1.B63:Sheet1.B69</svg:desc>
                </draw:g>
              </table:table-cell>
              <table:table-cell office:value-type="float" office:value="0.31194875">
                <text:p>0.31194875</text:p>
                <draw:g>
                  <svg:desc>Sheet1.C63:Sheet1.C69</svg:desc>
                </draw:g>
              </table:table-cell>
            </table:table-row>
            <table:table-row>
              <table:table-cell office:value-type="string">
                <text:p>ALPHA_SYMM_1GHZ_P2</text:p>
              </table:table-cell>
              <table:table-cell office:value-type="float" office:value="0.391129">
                <text:p>0.391129</text:p>
              </table:table-cell>
              <table:table-cell office:value-type="float" office:value="0.17323725">
                <text:p>0.17323725</text:p>
              </table:table-cell>
            </table:table-row>
            <table:table-row>
              <table:table-cell office:value-type="string">
                <text:p>ALPHA_SYMM_1GHZ_P4</text:p>
              </table:table-cell>
              <table:table-cell office:value-type="float" office:value="0.38873425">
                <text:p>0.38873425</text:p>
              </table:table-cell>
              <table:table-cell office:value-type="float" office:value="0.12365025">
                <text:p>0.12365025</text:p>
              </table:table-cell>
            </table:table-row>
            <table:table-row>
              <table:table-cell office:value-type="string">
                <text:p>ALPHA_SYMM_1GHZ_P8</text:p>
              </table:table-cell>
              <table:table-cell office:value-type="float" office:value="0.38903775">
                <text:p>0.38903775</text:p>
              </table:table-cell>
              <table:table-cell office:value-type="float" office:value="0.09122375">
                <text:p>0.09122375</text:p>
              </table:table-cell>
            </table:table-row>
            <table:table-row>
              <table:table-cell office:value-type="string">
                <text:p>ALPHA_SYMM_1GHZ_P16</text:p>
              </table:table-cell>
              <table:table-cell office:value-type="float" office:value="0.38887825">
                <text:p>0.38887825</text:p>
              </table:table-cell>
              <table:table-cell office:value-type="float" office:value="0.11654225">
                <text:p>0.11654225</text:p>
              </table:table-cell>
            </table:table-row>
            <table:table-row>
              <table:table-cell office:value-type="string">
                <text:p>ALPHA_SYMM_1GHZ_P32</text:p>
              </table:table-cell>
              <table:table-cell office:value-type="float" office:value="0.3895615">
                <text:p>0.3895615</text:p>
              </table:table-cell>
              <table:table-cell office:value-type="float" office:value="0.18810025">
                <text:p>0.18810025</text:p>
              </table:table-cell>
            </table:table-row>
            <table:table-row>
              <table:table-cell office:value-type="string">
                <text:p>ALPHA_OoO_1GHZ_P1</text:p>
              </table:table-cell>
              <table:table-cell office:value-type="float" office:value="0.05931">
                <text:p>0.05931</text:p>
              </table:table-cell>
              <table:table-cell office:value-type="float" office:value="0.14571725">
                <text:p>0.145717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d32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4.059cm" svg:height="17.474cm" xlink:href=".." xlink:type="simple" chart:class="chart:bar" chart:style-name="ch1">
        <chart:title svg:x="8.546cm" svg:y="0.485cm" chart:style-name="ch2">
          <text:p>Average Latency per Benchmark</text:p>
        </chart:title>
        <chart:legend chart:legend-position="end" svg:x="21.664cm" svg:y="7.86cm" style:legend-expansion="high" chart:style-name="ch3"/>
        <chart:plot-area chart:style-name="ch4" table:cell-range-address="Sheet1.A76:Sheet1.D78 Sheet1.B62:Sheet1.D62" chart:data-source-has-labels="both" svg:x="4.606cm" svg:y="1.639cm" svg:width="16.577cm" svg:height="15.486cm">
          <chartooo:coordinate-region svg:x="5.707cm" svg:y="1.865cm" svg:width="15.476cm" svg:height="11.343cm"/>
          <chart:axis chart:dimension="x" chart:name="primary-x" chart:style-name="ch5" chartooo:axis-type="auto">
            <chartooo:date-scale/>
            <chart:categories table:cell-range-address="Sheet1.A76:Sheet1.A78"/>
          </chart:axis>
          <chart:axis chart:dimension="y" chart:name="primary-y" chart:style-name="ch6">
            <chart:title svg:x="0.451cm" svg:y="9.051cm" chart:style-name="ch7">
              <text:p>Latency (seconds)</text:p>
            </chart:title>
            <chart:grid chart:style-name="ch8" chart:class="major"/>
          </chart:axis>
          <chart:series chart:style-name="ch9" chart:values-cell-range-address="Sheet1.B76:Sheet1.B78" chart:label-cell-address="Sheet1.B62:Sheet1.B62" chart:class="chart:bar">
            <chart:data-point chart:repeated="3"/>
          </chart:series>
          <chart:series chart:style-name="ch10" chart:values-cell-range-address="Sheet1.C76:Sheet1.C78" chart:label-cell-address="Sheet1.C62:Sheet1.C62" chart:class="chart:bar">
            <chart:data-point chart:repeated="3"/>
          </chart:series>
          <chart:series chart:style-name="ch11" chart:values-cell-range-address="Sheet1.D76:Sheet1.D78" chart:label-cell-address="Sheet1.D62:Sheet1.D6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  <draw:g>
                  <svg:desc>Sheet1.B62:Sheet1.B62</svg:desc>
                </draw:g>
              </table:table-cell>
              <table:table-cell office:value-type="string">
                <text:p>PARALLEL</text:p>
                <draw:g>
                  <svg:desc>Sheet1.C62:Sheet1.C62</svg:desc>
                </draw:g>
              </table:table-cell>
              <table:table-cell office:value-type="string">
                <text:p>DYNAMIC</text:p>
                <draw:g>
                  <svg:desc>Sheet1.D62:Sheet1.D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YMMETRIC CORE (P = 16)</text:p>
                <draw:g>
                  <svg:desc>Sheet1.A76:Sheet1.A78</svg:desc>
                </draw:g>
              </table:table-cell>
              <table:table-cell office:value-type="float" office:value="0.38887825">
                <text:p>0.38887825</text:p>
                <draw:g>
                  <svg:desc>Sheet1.B76:Sheet1.B78</svg:desc>
                </draw:g>
              </table:table-cell>
              <table:table-cell office:value-type="float" office:value="0.11654225">
                <text:p>0.11654225</text:p>
                <draw:g>
                  <svg:desc>Sheet1.C76:Sheet1.C78</svg:desc>
                </draw:g>
              </table:table-cell>
              <table:table-cell office:value-type="float" office:value="0.252717187">
                <text:p>0.252717187</text:p>
                <draw:g>
                  <svg:desc>Sheet1.D76:Sheet1.D78</svg:desc>
                </draw:g>
              </table:table-cell>
            </table:table-row>
            <table:table-row>
              <table:table-cell office:value-type="string">
                <text:p>MODERN OoO CORE (P = 1)</text:p>
              </table:table-cell>
              <table:table-cell office:value-type="float" office:value="0.05931">
                <text:p>0.05931</text:p>
              </table:table-cell>
              <table:table-cell office:value-type="float" office:value="0.14571725">
                <text:p>0.14571725</text:p>
              </table:table-cell>
              <table:table-cell office:value-type="float" office:value="0.102520562">
                <text:p>0.102520562</text:p>
              </table:table-cell>
            </table:table-row>
            <table:table-row>
              <table:table-cell office:value-type="string">
                <text:p>DYNAMIC CORE (P = 16 / 1)</text:p>
              </table:table-cell>
              <table:table-cell office:value-type="float" office:value="0.05931">
                <text:p>0.05931</text:p>
              </table:table-cell>
              <table:table-cell office:value-type="float" office:value="0.11654225">
                <text:p>0.11654225</text:p>
              </table:table-cell>
              <table:table-cell office:value-type="float" office:value="0.087933062">
                <text:p>0.0879330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4.059cm" svg:height="17.474cm" xlink:href=".." xlink:type="simple" chart:class="chart:scatter" chart:style-name="ch1">
        <chart:title svg:x="5.021cm" svg:y="0.485cm" chart:style-name="ch2">
          <text:p>Dynamic Core Speedup Relative to a Modern Processor</text:p>
        </chart:title>
        <chart:plot-area chart:style-name="ch3" table:cell-range-address="Sheet1.A81:Sheet1.A90 Sheet1.F80:Sheet1.F90" chart:data-source-has-labels="row" svg:x="2.543cm" svg:y="1.739cm" svg:width="21.035cm" svg:height="14.303cm">
          <chartooo:coordinate-region svg:x="4.02cm" svg:y="1.938cm" svg:width="19.239cm" svg:height="13.607cm"/>
          <chart:axis chart:dimension="x" chart:name="primary-x" chart:style-name="ch4">
            <chart:title svg:x="10.548cm" svg:y="16.391cm" chart:style-name="ch5">
              <text:p>Number of Context Switches</text:p>
            </chart:title>
            <chart:grid chart:style-name="ch6" chart:class="major"/>
          </chart:axis>
          <chart:axis chart:dimension="y" chart:name="primary-y" chart:style-name="ch4">
            <chart:title svg:x="0.451cm" svg:y="8.559cm" chart:style-name="ch5">
              <text:p>Speedup</text:p>
            </chart:title>
            <chart:grid chart:style-name="ch6" chart:class="major"/>
          </chart:axis>
          <chart:series chart:style-name="ch7" chart:values-cell-range-address="Sheet1.F81:Sheet1.F90" chart:label-cell-address="Sheet1.F80:Sheet1.F80" chart:class="chart:scatter">
            <chart:domain table:cell-range-address="Sheet1.A81:Sheet1.A90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fference</text:p>
                <draw:g>
                  <svg:desc>Sheet1.F80:Sheet1.F8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81:Sheet1.A90</svg:desc>
                </draw:g>
              </table:table-cell>
              <table:table-cell office:value-type="float" office:value="0.999999734647652">
                <text:p>0.999999734647652</text:p>
                <draw:g>
                  <svg:desc>Sheet1.F81:Sheet1.F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99999469295446">
                <text:p>0.999999469295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99998938591455">
                <text:p>0.999998938591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99997877185162">
                <text:p>0.999997877185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999995754379337">
                <text:p>0.999995754379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999991508794725">
                <text:p>0.9999915087947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99998301773365">
                <text:p>0.99998301773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999966036044085">
                <text:p>0.999966036044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999932074395193">
                <text:p>0.9999320743951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999864158017535">
                <text:p>0.9998641580175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4.059cm" svg:height="17.474cm" xlink:href=".." xlink:type="simple" chart:class="chart:scatter" chart:style-name="ch1">
        <chart:title svg:x="1.938cm" svg:y="0.485cm" chart:style-name="ch2">
          <text:p>Dynamic Core Speedup Relative to a Modern Processor (with frequency scaling)</text:p>
        </chart:title>
        <chart:plot-area chart:style-name="ch3" table:cell-range-address="Sheet1.A93:Sheet1.A98 Sheet1.E92:Sheet1.E98" chart:data-source-has-labels="row" svg:x="2.543cm" svg:y="1.739cm" svg:width="21.035cm" svg:height="14.303cm">
          <chartooo:coordinate-region svg:x="3.173cm" svg:y="1.938cm" svg:width="20.192cm" svg:height="13.607cm"/>
          <chart:axis chart:dimension="x" chart:name="primary-x" chart:style-name="ch4">
            <chart:title svg:x="11.554cm" svg:y="16.391cm" chart:style-name="ch5">
              <text:p>Number of Cores</text:p>
            </chart:title>
            <chart:grid chart:style-name="ch6" chart:class="major"/>
          </chart:axis>
          <chart:axis chart:dimension="y" chart:name="primary-y" chart:style-name="ch4">
            <chart:title svg:x="0.451cm" svg:y="8.559cm" chart:style-name="ch5">
              <text:p>Speedup</text:p>
            </chart:title>
            <chart:grid chart:style-name="ch6" chart:class="major"/>
          </chart:axis>
          <chart:series chart:style-name="ch7" chart:values-cell-range-address="Sheet1.E93:Sheet1.E98" chart:label-cell-address="Sheet1.E92:Sheet1.E92" chart:class="chart:scatter">
            <chart:domain table:cell-range-address="Sheet1.A93:Sheet1.A98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E92:Sheet1.E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93:Sheet1.A98</svg:desc>
                </draw:g>
              </table:table-cell>
              <table:table-cell office:value-type="float" office:value="0.552265668798678">
                <text:p>0.552265668798678</text:p>
                <draw:g>
                  <svg:desc>Sheet1.E93:Sheet1.E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09302446452152">
                <text:p>0.809302446452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87386014701926">
                <text:p>0.87386014701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838586140393438">
                <text:p>0.838586140393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617571659500347">
                <text:p>0.617571659500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17579576954698">
                <text:p>0.4175795769546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d32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79d1c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e002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3caff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314004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ecf00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1f6f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950e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5000b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84d1"/>
      <style:text-properties fo:color="#000000" style:text-position="0% 100%" fo:font-family="Calibri" fo:font-size="10pt" style:font-size-asian="10pt" style:font-size-complex="10pt"/>
    </style:style>
    <style:style style:name="ch19" style:family="chart">
      <style:graphic-properties draw:stroke="solid" svg:stroke-color="#b3b3b3"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43.982cm" svg:height="24.226cm" xlink:href=".." xlink:type="simple" chart:class="chart:bar" chart:style-name="ch1">
        <chart:legend chart:legend-position="end" svg:x="38.015cm" svg:y="8.481cm" style:legend-expansion="high" chart:style-name="ch2"/>
        <chart:plot-area chart:style-name="ch3" table:cell-range-address="Sheet1.C1:Sheet1.J14 Sheet1.A2:Sheet1.A14" chart:data-source-has-labels="both" svg:x="0.879cm" svg:y="0.484cm" svg:width="36.257cm" svg:height="23.258cm">
          <chartooo:coordinate-region svg:x="1.659cm" svg:y="0.711cm" svg:width="35.477cm" svg:height="22.331cm"/>
          <chart:axis chart:dimension="x" chart:name="primary-x" chart:style-name="ch4" chartooo:axis-type="auto">
            <chartooo:date-scale/>
            <chart:categories table:cell-range-address="Sheet1.C1:Sheet1.J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J2" chart:label-cell-address="Sheet1.A2:Sheet1.A2" chart:class="chart:bar">
            <chart:data-point chart:repeated="8"/>
          </chart:series>
          <chart:series chart:style-name="ch8" chart:values-cell-range-address="Sheet1.C3:Sheet1.J3" chart:label-cell-address="Sheet1.A3:Sheet1.A3" chart:class="chart:bar">
            <chart:data-point chart:repeated="8"/>
          </chart:series>
          <chart:series chart:style-name="ch9" chart:values-cell-range-address="Sheet1.C4:Sheet1.J4" chart:label-cell-address="Sheet1.A4:Sheet1.A4" chart:class="chart:bar">
            <chart:data-point chart:repeated="8"/>
          </chart:series>
          <chart:series chart:style-name="ch10" chart:values-cell-range-address="Sheet1.C5:Sheet1.J5" chart:label-cell-address="Sheet1.A5:Sheet1.A5" chart:class="chart:bar">
            <chart:data-point chart:repeated="8"/>
          </chart:series>
          <chart:series chart:style-name="ch11" chart:values-cell-range-address="Sheet1.C6:Sheet1.J6" chart:label-cell-address="Sheet1.A6:Sheet1.A6" chart:class="chart:bar">
            <chart:data-point chart:repeated="8"/>
          </chart:series>
          <chart:series chart:style-name="ch12" chart:values-cell-range-address="Sheet1.C7:Sheet1.J7" chart:label-cell-address="Sheet1.A7:Sheet1.A7" chart:class="chart:bar">
            <chart:data-point chart:repeated="8"/>
          </chart:series>
          <chart:series chart:style-name="ch13" chart:values-cell-range-address="Sheet1.C8:Sheet1.J8" chart:label-cell-address="Sheet1.A8:Sheet1.A8" chart:class="chart:bar">
            <chart:data-point chart:repeated="8"/>
          </chart:series>
          <chart:series chart:style-name="ch14" chart:values-cell-range-address="Sheet1.C9:Sheet1.J9" chart:label-cell-address="Sheet1.A9:Sheet1.A9" chart:class="chart:bar">
            <chart:data-point chart:repeated="8"/>
          </chart:series>
          <chart:series chart:style-name="ch15" chart:values-cell-range-address="Sheet1.C10:Sheet1.J10" chart:label-cell-address="Sheet1.A10:Sheet1.A10" chart:class="chart:bar">
            <chart:data-point chart:repeated="8"/>
          </chart:series>
          <chart:series chart:style-name="ch16" chart:values-cell-range-address="Sheet1.C11:Sheet1.J11" chart:label-cell-address="Sheet1.A11:Sheet1.A11" chart:class="chart:bar">
            <chart:data-point chart:repeated="8"/>
          </chart:series>
          <chart:series chart:style-name="ch17" chart:values-cell-range-address="Sheet1.C12:Sheet1.J12" chart:label-cell-address="Sheet1.A12:Sheet1.A12" chart:class="chart:bar">
            <chart:data-point chart:repeated="8"/>
          </chart:series>
          <chart:series chart:style-name="ch18" chart:values-cell-range-address="Sheet1.C13:Sheet1.J13" chart:label-cell-address="Sheet1.A13:Sheet1.A13" chart:class="chart:bar">
            <chart:data-point chart:repeated="8"/>
          </chart:series>
          <chart:series chart:style-name="ch7" chart:values-cell-range-address="Sheet1.C14:Sheet1.J14" chart:label-cell-address="Sheet1.A14:Sheet1.A14" chart:class="chart:bar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EG</text:p>
                <draw:g>
                  <svg:desc>Sheet1.C1:Sheet1.J1</svg:desc>
                </draw:g>
              </table:table-cell>
              <table:table-cell office:value-type="string">
                <text:p>OCEAN</text:p>
              </table:table-cell>
              <table:table-cell office:value-type="string">
                <text:p>EPIC</text:p>
              </table:table-cell>
              <table:table-cell office:value-type="string">
                <text:p>FFT</text:p>
              </table:table-cell>
              <table:table-cell office:value-type="string">
                <text:p>GSM</text:p>
              </table:table-cell>
              <table:table-cell office:value-type="string">
                <text:p>LU</text:p>
              </table:table-cell>
              <table:table-cell office:value-type="string">
                <text:p>ADPCM</text:p>
              </table:table-cell>
              <table:table-cell office:value-type="string">
                <text:p>RADIX</text:p>
              </table:table-cell>
            </table:table-row>
          </table:table-header-rows>
          <table:table-rows>
            <table:table-row>
              <table:table-cell office:value-type="string">
                <text:p>ALPHA_TIMING_1GHZ_P1</text:p>
                <draw:g>
                  <svg:desc>Sheet1.A2:Sheet1.A2</svg:desc>
                </draw:g>
              </table:table-cell>
              <table:table-cell office:value-type="float" office:value="0.166533">
                <text:p>0.166533</text:p>
                <draw:g>
                  <svg:desc>Sheet1.C2:Sheet1.J2</svg:desc>
                </draw:g>
              </table:table-cell>
              <table:table-cell office:value-type="float" office:value="0.562807">
                <text:p>0.562807</text:p>
              </table:table-cell>
              <table:table-cell office:value-type="float" office:value="0.19999">
                <text:p>0.19999</text:p>
              </table:table-cell>
              <table:table-cell office:value-type="float" office:value="0.050469">
                <text:p>0.050469</text:p>
              </table:table-cell>
              <table:table-cell office:value-type="float" office:value="1.149645">
                <text:p>1.149645</text:p>
              </table:table-cell>
              <table:table-cell office:value-type="float" office:value="0.302047">
                <text:p>0.302047</text:p>
              </table:table-cell>
              <table:table-cell office:value-type="float" office:value="0.057086">
                <text:p>0.057086</text:p>
              </table:table-cell>
              <table:table-cell office:value-type="float" office:value="0.332472">
                <text:p>0.332472</text:p>
              </table:table-cell>
            </table:table-row>
            <table:table-row>
              <table:table-cell office:value-type="string">
                <text:p>ALPHA_TIMING_1GHZ_P2</text:p>
                <draw:g>
                  <svg:desc>Sheet1.A3:Sheet1.A3</svg:desc>
                </draw:g>
              </table:table-cell>
              <table:table-cell office:value-type="float" office:value="0.166266">
                <text:p>0.166266</text:p>
                <draw:g>
                  <svg:desc>Sheet1.C3:Sheet1.J3</svg:desc>
                </draw:g>
              </table:table-cell>
              <table:table-cell office:value-type="float" office:value="0.304376">
                <text:p>0.304376</text:p>
              </table:table-cell>
              <table:table-cell office:value-type="float" office:value="0.199012">
                <text:p>0.199012</text:p>
              </table:table-cell>
              <table:table-cell office:value-type="float" office:value="0.041039">
                <text:p>0.041039</text:p>
              </table:table-cell>
              <table:table-cell office:value-type="float" office:value="1.145191">
                <text:p>1.145191</text:p>
              </table:table-cell>
              <table:table-cell office:value-type="float" office:value="0.171297">
                <text:p>0.171297</text:p>
              </table:table-cell>
              <table:table-cell office:value-type="float" office:value="0.054047">
                <text:p>0.054047</text:p>
              </table:table-cell>
              <table:table-cell office:value-type="float" office:value="0.176237">
                <text:p>0.176237</text:p>
              </table:table-cell>
            </table:table-row>
            <table:table-row>
              <table:table-cell office:value-type="string">
                <text:p>ALPHA_TIMING_1GHZ_P4</text:p>
                <draw:g>
                  <svg:desc>Sheet1.A4:Sheet1.A4</svg:desc>
                </draw:g>
              </table:table-cell>
              <table:table-cell office:value-type="float" office:value="0.165115">
                <text:p>0.165115</text:p>
                <draw:g>
                  <svg:desc>Sheet1.C4:Sheet1.J4</svg:desc>
                </draw:g>
              </table:table-cell>
              <table:table-cell office:value-type="float" office:value="0.183811">
                <text:p>0.183811</text:p>
              </table:table-cell>
              <table:table-cell office:value-type="float" office:value="0.196449">
                <text:p>0.196449</text:p>
              </table:table-cell>
              <table:table-cell office:value-type="float" office:value="0.041886">
                <text:p>0.041886</text:p>
              </table:table-cell>
              <table:table-cell office:value-type="float" office:value="1.139537">
                <text:p>1.139537</text:p>
              </table:table-cell>
              <table:table-cell office:value-type="float" office:value="0.171196">
                <text:p>0.171196</text:p>
              </table:table-cell>
              <table:table-cell office:value-type="float" office:value="0.053836">
                <text:p>0.053836</text:p>
              </table:table-cell>
              <table:table-cell office:value-type="float" office:value="0.097708">
                <text:p>0.097708</text:p>
              </table:table-cell>
            </table:table-row>
            <table:table-row>
              <table:table-cell office:value-type="string">
                <text:p>ALPHA_TIMING_1GHZ_P8</text:p>
                <draw:g>
                  <svg:desc>Sheet1.A5:Sheet1.A5</svg:desc>
                </draw:g>
              </table:table-cell>
              <table:table-cell office:value-type="float" office:value="0.165428">
                <text:p>0.165428</text:p>
                <draw:g>
                  <svg:desc>Sheet1.C5:Sheet1.J5</svg:desc>
                </draw:g>
              </table:table-cell>
              <table:table-cell office:value-type="float" office:value="0.149851">
                <text:p>0.149851</text:p>
              </table:table-cell>
              <table:table-cell office:value-type="float" office:value="0.196385">
                <text:p>0.196385</text:p>
              </table:table-cell>
              <table:table-cell office:value-type="float" office:value="0.039361">
                <text:p>0.039361</text:p>
              </table:table-cell>
              <table:table-cell office:value-type="float" office:value="1.140717">
                <text:p>1.140717</text:p>
              </table:table-cell>
              <table:table-cell office:value-type="float" office:value="0.114112">
                <text:p>0.114112</text:p>
              </table:table-cell>
              <table:table-cell office:value-type="float" office:value="0.053621">
                <text:p>0.053621</text:p>
              </table:table-cell>
              <table:table-cell office:value-type="float" office:value="0.061571">
                <text:p>0.061571</text:p>
              </table:table-cell>
            </table:table-row>
            <table:table-row>
              <table:table-cell office:value-type="string">
                <text:p>ALPHA_TIMING_1GHZ_P16</text:p>
                <draw:g>
                  <svg:desc>Sheet1.A6:Sheet1.A6</svg:desc>
                </draw:g>
              </table:table-cell>
              <table:table-cell office:value-type="float" office:value="0.16547">
                <text:p>0.16547</text:p>
                <draw:g>
                  <svg:desc>Sheet1.C6:Sheet1.J6</svg:desc>
                </draw:g>
              </table:table-cell>
              <table:table-cell office:value-type="float" office:value="0.285939">
                <text:p>0.285939</text:p>
              </table:table-cell>
              <table:table-cell office:value-type="float" office:value="0.196483">
                <text:p>0.196483</text:p>
              </table:table-cell>
              <table:table-cell office:value-type="float" office:value="0.040046">
                <text:p>0.040046</text:p>
              </table:table-cell>
              <table:table-cell office:value-type="float" office:value="1.139262">
                <text:p>1.139262</text:p>
              </table:table-cell>
              <table:table-cell office:value-type="float" office:value="0.094397">
                <text:p>0.094397</text:p>
              </table:table-cell>
              <table:table-cell office:value-type="float" office:value="0.054298">
                <text:p>0.054298</text:p>
              </table:table-cell>
              <table:table-cell office:value-type="float" office:value="0.045787">
                <text:p>0.045787</text:p>
              </table:table-cell>
            </table:table-row>
            <table:table-row>
              <table:table-cell office:value-type="string">
                <text:p>ALPHA_TIMING_1GHZ_P32</text:p>
                <draw:g>
                  <svg:desc>Sheet1.A7:Sheet1.A7</svg:desc>
                </draw:g>
              </table:table-cell>
              <table:table-cell office:value-type="float" office:value="0.166497">
                <text:p>0.166497</text:p>
                <draw:g>
                  <svg:desc>Sheet1.C7:Sheet1.J7</svg:desc>
                </draw:g>
              </table:table-cell>
              <table:table-cell office:value-type="float" office:value="0.545637">
                <text:p>0.545637</text:p>
              </table:table-cell>
              <table:table-cell office:value-type="float" office:value="0.197058">
                <text:p>0.197058</text:p>
              </table:table-cell>
              <table:table-cell office:value-type="float" office:value="0.051812">
                <text:p>0.051812</text:p>
              </table:table-cell>
              <table:table-cell office:value-type="float" office:value="1.140334">
                <text:p>1.140334</text:p>
              </table:table-cell>
              <table:table-cell office:value-type="float" office:value="0.101961">
                <text:p>0.101961</text:p>
              </table:table-cell>
              <table:table-cell office:value-type="float" office:value="0.054357">
                <text:p>0.054357</text:p>
              </table:table-cell>
              <table:table-cell office:value-type="float" office:value="0.052991">
                <text:p>0.052991</text:p>
              </table:table-cell>
            </table:table-row>
            <table:table-row>
              <table:table-cell office:value-type="string">
                <text:p>ALPHA_DETAILED_1GHZ_P1</text:p>
                <draw:g>
                  <svg:desc>Sheet1.A8:Sheet1.A8</svg:desc>
                </draw:g>
              </table:table-cell>
              <table:table-cell office:value-type="float" office:value="0.034472">
                <text:p>0.034472</text:p>
                <draw:g>
                  <svg:desc>Sheet1.C8:Sheet1.J8</svg:desc>
                </draw:g>
              </table:table-cell>
              <table:table-cell office:value-type="float" office:value="0.205836">
                <text:p>0.205836</text:p>
              </table:table-cell>
              <table:table-cell office:value-type="float" office:value="0.04115">
                <text:p>0.04115</text:p>
              </table:table-cell>
              <table:table-cell office:value-type="float" office:value="0.011854">
                <text:p>0.011854</text:p>
              </table:table-cell>
              <table:table-cell office:value-type="float" office:value="0.14331">
                <text:p>0.14331</text:p>
              </table:table-cell>
              <table:table-cell office:value-type="float" office:value="0.062448">
                <text:p>0.062448</text:p>
              </table:table-cell>
              <table:table-cell office:value-type="float" office:value="0.018308">
                <text:p>0.018308</text:p>
              </table:table-cell>
              <table:table-cell office:value-type="float" office:value="0.302731">
                <text:p>0.302731</text:p>
              </table:table-cell>
            </table:table-row>
            <table:table-row>
              <table:table-cell office:value-type="string">
                <text:p>ALPHA_DETAILED_1GHZ_P2</text:p>
                <draw:g>
                  <svg:desc>Sheet1.A9:Sheet1.A9</svg:desc>
                </draw:g>
              </table:table-cell>
              <table:table-cell office:value-type="float" office:value="0.036534">
                <text:p>0.036534</text:p>
                <draw:g>
                  <svg:desc>Sheet1.C9:Sheet1.J9</svg:desc>
                </draw:g>
              </table:table-cell>
              <table:table-cell office:value-type="float" office:value="0.077144">
                <text:p>0.077144</text:p>
              </table:table-cell>
              <table:table-cell office:value-type="float" office:value="0.04575">
                <text:p>0.04575</text:p>
              </table:table-cell>
              <table:table-cell office:value-type="float" office:value="0.013471">
                <text:p>0.013471</text:p>
              </table:table-cell>
              <table:table-cell office:value-type="float" office:value="0.142983">
                <text:p>0.142983</text:p>
              </table:table-cell>
              <table:table-cell office:value-type="float" office:value="0.037224">
                <text:p>0.037224</text:p>
              </table:table-cell>
              <table:table-cell office:value-type="float" office:value="0.022251">
                <text:p>0.022251</text:p>
              </table:table-cell>
              <table:table-cell office:value-type="float" office:value="0.158377">
                <text:p>0.158377</text:p>
              </table:table-cell>
            </table:table-row>
            <table:table-row>
              <table:table-cell office:value-type="string">
                <text:p>ALPHA_DETAILED_710MHZ_P1</text:p>
                <draw:g>
                  <svg:desc>Sheet1.A10:Sheet1.A10</svg:desc>
                </draw:g>
              </table:table-cell>
              <table:table-cell office:value-type="float" office:value="0.045702">
                <text:p>0.045702</text:p>
                <draw:g>
                  <svg:desc>Sheet1.C10:Sheet1.J10</svg:desc>
                </draw:g>
              </table:table-cell>
              <table:table-cell office:value-type="float" office:value="0.263836">
                <text:p>0.263836</text:p>
              </table:table-cell>
              <table:table-cell office:value-type="float" office:value="0.054326">
                <text:p>0.054326</text:p>
              </table:table-cell>
              <table:table-cell office:value-type="float" office:value="0.014965">
                <text:p>0.014965</text:p>
              </table:table-cell>
              <table:table-cell office:value-type="float" office:value="0.196993">
                <text:p>0.196993</text:p>
              </table:table-cell>
              <table:table-cell office:value-type="float" office:value="0.084814">
                <text:p>0.084814</text:p>
              </table:table-cell>
              <table:table-cell office:value-type="float" office:value="0.023396">
                <text:p>0.023396</text:p>
              </table:table-cell>
              <table:table-cell office:value-type="float" office:value="0.412919">
                <text:p>0.412919</text:p>
              </table:table-cell>
            </table:table-row>
            <table:table-row>
              <table:table-cell office:value-type="string">
                <text:p>ALPHA_DETAILED_500MHZ_P1</text:p>
                <draw:g>
                  <svg:desc>Sheet1.A11:Sheet1.A11</svg:desc>
                </draw:g>
              </table:table-cell>
              <table:table-cell office:value-type="float" office:value="0.062392">
                <text:p>0.062392</text:p>
                <draw:g>
                  <svg:desc>Sheet1.C11:Sheet1.J11</svg:desc>
                </draw:g>
              </table:table-cell>
              <table:table-cell office:value-type="float" office:value="0.350258">
                <text:p>0.350258</text:p>
              </table:table-cell>
              <table:table-cell office:value-type="float" office:value="0.073801">
                <text:p>0.073801</text:p>
              </table:table-cell>
              <table:table-cell office:value-type="float" office:value="0.019539">
                <text:p>0.019539</text:p>
              </table:table-cell>
              <table:table-cell office:value-type="float" office:value="0.276853">
                <text:p>0.276853</text:p>
              </table:table-cell>
              <table:table-cell office:value-type="float" office:value="0.117099">
                <text:p>0.117099</text:p>
              </table:table-cell>
              <table:table-cell office:value-type="float" office:value="0.030851">
                <text:p>0.030851</text:p>
              </table:table-cell>
              <table:table-cell office:value-type="float" office:value="0.564644">
                <text:p>0.564644</text:p>
              </table:table-cell>
            </table:table-row>
            <table:table-row>
              <table:table-cell office:value-type="string">
                <text:p>ALPHA_DETAILED_354MHZ_P1</text:p>
                <draw:g>
                  <svg:desc>Sheet1.A12:Sheet1.A12</svg:desc>
                </draw:g>
              </table:table-cell>
              <table:table-cell office:value-type="float" office:value="0.085169">
                <text:p>0.085169</text:p>
                <draw:g>
                  <svg:desc>Sheet1.C12:Sheet1.J12</svg:desc>
                </draw:g>
              </table:table-cell>
              <table:table-cell office:value-type="float" office:value="0.471994">
                <text:p>0.471994</text:p>
              </table:table-cell>
              <table:table-cell office:value-type="float" office:value="0.100414">
                <text:p>0.100414</text:p>
              </table:table-cell>
              <table:table-cell office:value-type="float" office:value="0.025954">
                <text:p>0.025954</text:p>
              </table:table-cell>
              <table:table-cell office:value-type="float" office:value="0.386243">
                <text:p>0.386243</text:p>
              </table:table-cell>
              <table:table-cell office:value-type="float" office:value="0.16207">
                <text:p>0.16207</text:p>
              </table:table-cell>
              <table:table-cell office:value-type="float" office:value="0.041256">
                <text:p>0.041256</text:p>
              </table:table-cell>
              <table:table-cell office:value-type="float" office:value="0.781018">
                <text:p>0.781018</text:p>
              </table:table-cell>
            </table:table-row>
            <table:table-row>
              <table:table-cell office:value-type="string">
                <text:p>ALPHA_DETAILED_250MHZ_P1</text:p>
                <draw:g>
                  <svg:desc>Sheet1.A13:Sheet1.A13</svg:desc>
                </draw:g>
              </table:table-cell>
              <table:table-cell office:value-type="float" office:value="0.118512">
                <text:p>0.118512</text:p>
                <draw:g>
                  <svg:desc>Sheet1.C13:Sheet1.J13</svg:desc>
                </draw:g>
              </table:table-cell>
              <table:table-cell office:value-type="float" office:value="0.650373">
                <text:p>0.650373</text:p>
              </table:table-cell>
              <table:table-cell office:value-type="float" office:value="0.139346">
                <text:p>0.139346</text:p>
              </table:table-cell>
              <table:table-cell office:value-type="float" office:value="0.035128">
                <text:p>0.035128</text:p>
              </table:table-cell>
              <table:table-cell office:value-type="float" office:value="0.547806">
                <text:p>0.547806</text:p>
              </table:table-cell>
              <table:table-cell office:value-type="float" office:value="0.227037">
                <text:p>0.227037</text:p>
              </table:table-cell>
              <table:table-cell office:value-type="float" office:value="0.056159">
                <text:p>0.056159</text:p>
              </table:table-cell>
              <table:table-cell office:value-type="float" office:value="1.094857">
                <text:p>1.094857</text:p>
              </table:table-cell>
            </table:table-row>
            <table:table-row>
              <table:table-cell office:value-type="string">
                <text:p>ALPHA_DETAILED_177MHZ_P1</text:p>
                <draw:g>
                  <svg:desc>Sheet1.A14:Sheet1.A14</svg:desc>
                </draw:g>
              </table:table-cell>
              <table:table-cell office:value-type="float" office:value="0.165748">
                <text:p>0.165748</text:p>
                <draw:g>
                  <svg:desc>Sheet1.C14:Sheet1.J14</svg:desc>
                </draw:g>
              </table:table-cell>
              <table:table-cell office:value-type="float" office:value="0.901321">
                <text:p>0.901321</text:p>
              </table:table-cell>
              <table:table-cell office:value-type="float" office:value="0.19493">
                <text:p>0.19493</text:p>
              </table:table-cell>
              <table:table-cell office:value-type="float" office:value="0.048486">
                <text:p>0.048486</text:p>
              </table:table-cell>
              <table:table-cell office:value-type="float" office:value="0.773445">
                <text:p>0.773445</text:p>
              </table:table-cell>
              <table:table-cell office:value-type="float" office:value="0.31874">
                <text:p>0.31874</text:p>
              </table:table-cell>
              <table:table-cell office:value-type="float" office:value="0.077512">
                <text:p>0.077512</text:p>
              </table:table-cell>
              <table:table-cell office:value-type="float" office:value="1.535642">
                <text:p>1.5356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d32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79d1c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e002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3caff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314004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ecf00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1f6f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950e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5000b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84d1"/>
      <style:text-properties fo:color="#000000" style:text-position="0% 100%" fo:font-family="Calibri" fo:font-size="10pt" style:font-size-asian="10pt" style:font-size-complex="10pt"/>
    </style:style>
    <style:style style:name="ch19" style:family="chart">
      <style:graphic-properties draw:stroke="solid" svg:stroke-color="#b3b3b3"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43.799cm" svg:height="22.753cm" xlink:href=".." xlink:type="simple" chart:class="chart:bar" chart:style-name="ch1">
        <chart:legend chart:legend-position="end" svg:x="37.832cm" svg:y="7.744cm" style:legend-expansion="high" chart:style-name="ch2"/>
        <chart:plot-area chart:style-name="ch3" table:cell-range-address="Sheet1.B32:Sheet1.K45 Sheet1.A33:Sheet1.A45" chart:data-source-has-labels="both" svg:x="0.875cm" svg:y="0.455cm" svg:width="36.082cm" svg:height="21.843cm">
          <chartooo:coordinate-region svg:x="3.243cm" svg:y="0.681cm" svg:width="33.714cm" svg:height="20.917cm"/>
          <chart:axis chart:dimension="x" chart:name="primary-x" chart:style-name="ch4" chartooo:axis-type="auto">
            <chartooo:date-scale/>
            <chart:categories table:cell-range-address="Sheet1.B32:Sheet1.K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3:Sheet1.K33" chart:label-cell-address="Sheet1.A33:Sheet1.A33" chart:class="chart:bar">
            <chart:data-point chart:repeated="10"/>
          </chart:series>
          <chart:series chart:style-name="ch8" chart:values-cell-range-address="Sheet1.B34:Sheet1.K34" chart:label-cell-address="Sheet1.A34:Sheet1.A34" chart:class="chart:bar">
            <chart:data-point chart:repeated="10"/>
          </chart:series>
          <chart:series chart:style-name="ch9" chart:values-cell-range-address="Sheet1.B35:Sheet1.K35" chart:label-cell-address="Sheet1.A35:Sheet1.A35" chart:class="chart:bar">
            <chart:data-point chart:repeated="10"/>
          </chart:series>
          <chart:series chart:style-name="ch10" chart:values-cell-range-address="Sheet1.B36:Sheet1.K36" chart:label-cell-address="Sheet1.A36:Sheet1.A36" chart:class="chart:bar">
            <chart:data-point chart:repeated="10"/>
          </chart:series>
          <chart:series chart:style-name="ch11" chart:values-cell-range-address="Sheet1.B37:Sheet1.K37" chart:label-cell-address="Sheet1.A37:Sheet1.A37" chart:class="chart:bar">
            <chart:data-point chart:repeated="10"/>
          </chart:series>
          <chart:series chart:style-name="ch12" chart:values-cell-range-address="Sheet1.B38:Sheet1.K38" chart:label-cell-address="Sheet1.A38:Sheet1.A38" chart:class="chart:bar">
            <chart:data-point chart:repeated="10"/>
          </chart:series>
          <chart:series chart:style-name="ch13" chart:values-cell-range-address="Sheet1.B39:Sheet1.K39" chart:label-cell-address="Sheet1.A39:Sheet1.A39" chart:class="chart:bar">
            <chart:data-point chart:repeated="10"/>
          </chart:series>
          <chart:series chart:style-name="ch14" chart:values-cell-range-address="Sheet1.B40:Sheet1.K40" chart:label-cell-address="Sheet1.A40:Sheet1.A40" chart:class="chart:bar">
            <chart:data-point chart:repeated="10"/>
          </chart:series>
          <chart:series chart:style-name="ch15" chart:values-cell-range-address="Sheet1.B41:Sheet1.K41" chart:label-cell-address="Sheet1.A41:Sheet1.A41" chart:class="chart:bar">
            <chart:data-point chart:repeated="10"/>
          </chart:series>
          <chart:series chart:style-name="ch16" chart:values-cell-range-address="Sheet1.B42:Sheet1.K42" chart:label-cell-address="Sheet1.A42:Sheet1.A42" chart:class="chart:bar">
            <chart:data-point chart:repeated="10"/>
          </chart:series>
          <chart:series chart:style-name="ch17" chart:values-cell-range-address="Sheet1.B43:Sheet1.K43" chart:label-cell-address="Sheet1.A43:Sheet1.A43" chart:class="chart:bar">
            <chart:data-point chart:repeated="10"/>
          </chart:series>
          <chart:series chart:style-name="ch18" chart:values-cell-range-address="Sheet1.B44:Sheet1.K44" chart:label-cell-address="Sheet1.A44:Sheet1.A44" chart:class="chart:bar">
            <chart:data-point chart:repeated="10"/>
          </chart:series>
          <chart:series chart:style-name="ch7" chart:values-cell-range-address="Sheet1.B45:Sheet1.K45" chart:label-cell-address="Sheet1.A45:Sheet1.A45" chart:class="chart:ba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OT</text:p>
                <draw:g>
                  <svg:desc>Sheet1.B32:Sheet1.K32</svg:desc>
                </draw:g>
              </table:table-cell>
              <table:table-cell office:value-type="string">
                <text:p>JPEG</text:p>
              </table:table-cell>
              <table:table-cell office:value-type="string">
                <text:p>OCEAN</text:p>
              </table:table-cell>
              <table:table-cell office:value-type="string">
                <text:p>EPIC</text:p>
              </table:table-cell>
              <table:table-cell office:value-type="string">
                <text:p>FFT</text:p>
              </table:table-cell>
              <table:table-cell office:value-type="string">
                <text:p>GSM</text:p>
              </table:table-cell>
              <table:table-cell office:value-type="string">
                <text:p>LU</text:p>
              </table:table-cell>
              <table:table-cell office:value-type="string">
                <text:p>ADPCM</text:p>
              </table:table-cell>
              <table:table-cell office:value-type="string">
                <text:p>RADIX</text:p>
              </table:table-cell>
              <table:table-cell office:value-type="string">
                <text:p>SHUTDOWN</text:p>
              </table:table-cell>
            </table:table-row>
          </table:table-header-rows>
          <table:table-rows>
            <table:table-row>
              <table:table-cell office:value-type="string">
                <text:p>ALPHA_TIMING_1GHZ_P1</text:p>
                <draw:g>
                  <svg:desc>Sheet1.A33:Sheet1.A33</svg:desc>
                </draw:g>
              </table:table-cell>
              <table:table-cell office:value-type="float" office:value="90145783">
                <text:p>90145783</text:p>
                <draw:g>
                  <svg:desc>Sheet1.B33:Sheet1.K33</svg:desc>
                </draw:g>
              </table:table-cell>
              <table:table-cell office:value-type="float" office:value="60515282">
                <text:p>60515282</text:p>
              </table:table-cell>
              <table:table-cell office:value-type="float" office:value="155381520">
                <text:p>155381520</text:p>
              </table:table-cell>
              <table:table-cell office:value-type="float" office:value="76759933">
                <text:p>76759933</text:p>
              </table:table-cell>
              <table:table-cell office:value-type="float" office:value="16715585">
                <text:p>16715585</text:p>
              </table:table-cell>
              <table:table-cell office:value-type="float" office:value="463683043">
                <text:p>463683043</text:p>
              </table:table-cell>
              <table:table-cell office:value-type="float" office:value="110675818">
                <text:p>110675818</text:p>
              </table:table-cell>
              <table:table-cell office:value-type="float" office:value="19484490">
                <text:p>19484490</text:p>
              </table:table-cell>
              <table:table-cell office:value-type="float" office:value="111298811">
                <text:p>111298811</text:p>
              </table:table-cell>
              <table:table-cell office:value-type="float" office:value="766211">
                <text:p>766211</text:p>
              </table:table-cell>
            </table:table-row>
            <table:table-row>
              <table:table-cell office:value-type="string">
                <text:p>ALPHA_TIMING_1GHZ_P2</text:p>
                <draw:g>
                  <svg:desc>Sheet1.A34:Sheet1.A34</svg:desc>
                </draw:g>
              </table:table-cell>
              <table:table-cell office:value-type="float" office:value="98251995">
                <text:p>98251995</text:p>
                <draw:g>
                  <svg:desc>Sheet1.B34:Sheet1.K34</svg:desc>
                </draw:g>
              </table:table-cell>
              <table:table-cell office:value-type="float" office:value="60826837">
                <text:p>60826837</text:p>
              </table:table-cell>
              <table:table-cell office:value-type="float" office:value="151407745">
                <text:p>151407745</text:p>
              </table:table-cell>
              <table:table-cell office:value-type="float" office:value="77096491">
                <text:p>77096491</text:p>
              </table:table-cell>
              <table:table-cell office:value-type="float" office:value="16916255">
                <text:p>16916255</text:p>
              </table:table-cell>
              <table:table-cell office:value-type="float" office:value="465385467">
                <text:p>465385467</text:p>
              </table:table-cell>
              <table:table-cell office:value-type="float" office:value="111129564">
                <text:p>111129564</text:p>
              </table:table-cell>
              <table:table-cell office:value-type="float" office:value="19560405">
                <text:p>19560405</text:p>
              </table:table-cell>
              <table:table-cell office:value-type="float" office:value="111664597">
                <text:p>111664597</text:p>
              </table:table-cell>
              <table:table-cell office:value-type="float" office:value="784950">
                <text:p>784950</text:p>
              </table:table-cell>
            </table:table-row>
            <table:table-row>
              <table:table-cell office:value-type="string">
                <text:p>ALPHA_TIMING_1GHZ_P4</text:p>
                <draw:g>
                  <svg:desc>Sheet1.A35:Sheet1.A35</svg:desc>
                </draw:g>
              </table:table-cell>
              <table:table-cell office:value-type="float" office:value="134959449">
                <text:p>134959449</text:p>
                <draw:g>
                  <svg:desc>Sheet1.B35:Sheet1.K35</svg:desc>
                </draw:g>
              </table:table-cell>
              <table:table-cell office:value-type="float" office:value="61304800">
                <text:p>61304800</text:p>
              </table:table-cell>
              <table:table-cell office:value-type="float" office:value="170113072">
                <text:p>170113072</text:p>
              </table:table-cell>
              <table:table-cell office:value-type="float" office:value="77749640">
                <text:p>77749640</text:p>
              </table:table-cell>
              <table:table-cell office:value-type="float" office:value="17444049">
                <text:p>17444049</text:p>
              </table:table-cell>
              <table:table-cell office:value-type="float" office:value="469150558">
                <text:p>469150558</text:p>
              </table:table-cell>
              <table:table-cell office:value-type="float" office:value="113198576">
                <text:p>113198576</text:p>
              </table:table-cell>
              <table:table-cell office:value-type="float" office:value="19747141">
                <text:p>19747141</text:p>
              </table:table-cell>
              <table:table-cell office:value-type="float" office:value="112616040">
                <text:p>112616040</text:p>
              </table:table-cell>
              <table:table-cell office:value-type="float" office:value="804600">
                <text:p>804600</text:p>
              </table:table-cell>
            </table:table-row>
            <table:table-row>
              <table:table-cell office:value-type="string">
                <text:p>ALPHA_TIMING_1GHZ_P8</text:p>
                <draw:g>
                  <svg:desc>Sheet1.A36:Sheet1.A36</svg:desc>
                </draw:g>
              </table:table-cell>
              <table:table-cell office:value-type="float" office:value="188581636">
                <text:p>188581636</text:p>
                <draw:g>
                  <svg:desc>Sheet1.B36:Sheet1.K36</svg:desc>
                </draw:g>
              </table:table-cell>
              <table:table-cell office:value-type="float" office:value="62306934">
                <text:p>62306934</text:p>
              </table:table-cell>
              <table:table-cell office:value-type="float" office:value="212399873">
                <text:p>212399873</text:p>
              </table:table-cell>
              <table:table-cell office:value-type="float" office:value="78940114">
                <text:p>78940114</text:p>
              </table:table-cell>
              <table:table-cell office:value-type="float" office:value="18472148">
                <text:p>18472148</text:p>
              </table:table-cell>
              <table:table-cell office:value-type="float" office:value="477723910">
                <text:p>477723910</text:p>
              </table:table-cell>
              <table:table-cell office:value-type="float" office:value="116847855">
                <text:p>116847855</text:p>
              </table:table-cell>
              <table:table-cell office:value-type="float" office:value="20134562">
                <text:p>20134562</text:p>
              </table:table-cell>
              <table:table-cell office:value-type="float" office:value="114751525">
                <text:p>114751525</text:p>
              </table:table-cell>
              <table:table-cell office:value-type="float" office:value="846591">
                <text:p>846591</text:p>
              </table:table-cell>
            </table:table-row>
            <table:table-row>
              <table:table-cell office:value-type="string">
                <text:p>ALPHA_TIMING_1GHZ_P16</text:p>
                <draw:g>
                  <svg:desc>Sheet1.A37:Sheet1.A37</svg:desc>
                </draw:g>
              </table:table-cell>
              <table:table-cell office:value-type="float" office:value="328375486">
                <text:p>328375486</text:p>
                <draw:g>
                  <svg:desc>Sheet1.B37:Sheet1.K37</svg:desc>
                </draw:g>
              </table:table-cell>
              <table:table-cell office:value-type="float" office:value="65240774">
                <text:p>65240774</text:p>
              </table:table-cell>
              <table:table-cell office:value-type="float" office:value="380752372">
                <text:p>380752372</text:p>
              </table:table-cell>
              <table:table-cell office:value-type="float" office:value="82386813">
                <text:p>82386813</text:p>
              </table:table-cell>
              <table:table-cell office:value-type="float" office:value="21427114">
                <text:p>21427114</text:p>
              </table:table-cell>
              <table:table-cell office:value-type="float" office:value="500818757">
                <text:p>500818757</text:p>
              </table:table-cell>
              <table:table-cell office:value-type="float" office:value="126491644">
                <text:p>126491644</text:p>
              </table:table-cell>
              <table:table-cell office:value-type="float" office:value="21227839">
                <text:p>21227839</text:p>
              </table:table-cell>
              <table:table-cell office:value-type="float" office:value="120519724">
                <text:p>120519724</text:p>
              </table:table-cell>
              <table:table-cell office:value-type="float" office:value="904171">
                <text:p>904171</text:p>
              </table:table-cell>
            </table:table-row>
            <table:table-row>
              <table:table-cell office:value-type="string">
                <text:p>ALPHA_TIMING_1GHZ_P32</text:p>
                <draw:g>
                  <svg:desc>Sheet1.A38:Sheet1.A38</svg:desc>
                </draw:g>
              </table:table-cell>
              <table:table-cell office:value-type="float" office:value="88439290">
                <text:p>88439290</text:p>
                <draw:g>
                  <svg:desc>Sheet1.B38:Sheet1.K38</svg:desc>
                </draw:g>
              </table:table-cell>
              <table:table-cell office:value-type="float" office:value="73331932">
                <text:p>73331932</text:p>
              </table:table-cell>
              <table:table-cell office:value-type="float" office:value="869524475">
                <text:p>869524475</text:p>
              </table:table-cell>
              <table:table-cell office:value-type="float" office:value="91498384">
                <text:p>91498384</text:p>
              </table:table-cell>
              <table:table-cell office:value-type="float" office:value="29862992">
                <text:p>29862992</text:p>
              </table:table-cell>
              <table:table-cell office:value-type="float" office:value="565996348">
                <text:p>565996348</text:p>
              </table:table-cell>
              <table:table-cell office:value-type="float" office:value="155608004">
                <text:p>155608004</text:p>
              </table:table-cell>
              <table:table-cell office:value-type="float" office:value="24018905">
                <text:p>24018905</text:p>
              </table:table-cell>
              <table:table-cell office:value-type="float" office:value="139176786">
                <text:p>139176786</text:p>
              </table:table-cell>
              <table:table-cell office:value-type="float" office:value="1052666">
                <text:p>1052666</text:p>
              </table:table-cell>
            </table:table-row>
            <table:table-row>
              <table:table-cell office:value-type="string">
                <text:p>ALPHA_DETAILED_1GHZ_P1</text:p>
                <draw:g>
                  <svg:desc>Sheet1.A39:Sheet1.A39</svg:desc>
                </draw:g>
              </table:table-cell>
              <table:table-cell office:value-type="float" office:value="96800828">
                <text:p>96800828</text:p>
                <draw:g>
                  <svg:desc>Sheet1.B39:Sheet1.K39</svg:desc>
                </draw:g>
              </table:table-cell>
              <table:table-cell office:value-type="float" office:value="60176679">
                <text:p>60176679</text:p>
              </table:table-cell>
              <table:table-cell office:value-type="float" office:value="152709493">
                <text:p>152709493</text:p>
              </table:table-cell>
              <table:table-cell office:value-type="float" office:value="68132654">
                <text:p>68132654</text:p>
              </table:table-cell>
              <table:table-cell office:value-type="float" office:value="16085640">
                <text:p>16085640</text:p>
              </table:table-cell>
              <table:table-cell office:value-type="float" office:value="439441872">
                <text:p>439441872</text:p>
              </table:table-cell>
              <table:table-cell office:value-type="float" office:value="109126499">
                <text:p>109126499</text:p>
              </table:table-cell>
              <table:table-cell office:value-type="float" office:value="19307875">
                <text:p>19307875</text:p>
              </table:table-cell>
              <table:table-cell office:value-type="float" office:value="108863595">
                <text:p>108863595</text:p>
              </table:table-cell>
              <table:table-cell office:value-type="float" office:value="745275">
                <text:p>745275</text:p>
              </table:table-cell>
            </table:table-row>
            <table:table-row>
              <table:table-cell office:value-type="string">
                <text:p>ALPHA_DETAILED_1GHZ_P2</text:p>
                <draw:g>
                  <svg:desc>Sheet1.A40:Sheet1.A40</svg:desc>
                </draw:g>
              </table:table-cell>
              <table:table-cell office:value-type="float" office:value="96800828">
                <text:p>96800828</text:p>
                <draw:g>
                  <svg:desc>Sheet1.B40:Sheet1.K40</svg:desc>
                </draw:g>
              </table:table-cell>
              <table:table-cell office:value-type="float" office:value="60435755">
                <text:p>60435755</text:p>
              </table:table-cell>
              <table:table-cell office:value-type="float" office:value="151523384">
                <text:p>151523384</text:p>
              </table:table-cell>
              <table:table-cell office:value-type="float" office:value="68265737">
                <text:p>68265737</text:p>
              </table:table-cell>
              <table:table-cell office:value-type="float" office:value="16282414">
                <text:p>16282414</text:p>
              </table:table-cell>
              <table:table-cell office:value-type="float" office:value="439766103">
                <text:p>439766103</text:p>
              </table:table-cell>
              <table:table-cell office:value-type="float" office:value="109675985">
                <text:p>109675985</text:p>
              </table:table-cell>
              <table:table-cell office:value-type="float" office:value="19408967">
                <text:p>19408967</text:p>
              </table:table-cell>
              <table:table-cell office:value-type="float" office:value="109329770">
                <text:p>109329770</text:p>
              </table:table-cell>
              <table:table-cell office:value-type="float" office:value="759260">
                <text:p>759260</text:p>
              </table:table-cell>
            </table:table-row>
            <table:table-row>
              <table:table-cell office:value-type="string">
                <text:p>ALPHA_DETAILED_710MHZ_P1</text:p>
                <draw:g>
                  <svg:desc>Sheet1.A41:Sheet1.A41</svg:desc>
                </draw:g>
              </table:table-cell>
              <table:table-cell office:value-type="float" office:value="96800828">
                <text:p>96800828</text:p>
                <draw:g>
                  <svg:desc>Sheet1.B41:Sheet1.K41</svg:desc>
                </draw:g>
              </table:table-cell>
              <table:table-cell office:value-type="float" office:value="60200560">
                <text:p>60200560</text:p>
              </table:table-cell>
              <table:table-cell office:value-type="float" office:value="152818448">
                <text:p>152818448</text:p>
              </table:table-cell>
              <table:table-cell office:value-type="float" office:value="68158455">
                <text:p>68158455</text:p>
              </table:table-cell>
              <table:table-cell office:value-type="float" office:value="16089981">
                <text:p>16089981</text:p>
              </table:table-cell>
              <table:table-cell office:value-type="float" office:value="439548449">
                <text:p>439548449</text:p>
              </table:table-cell>
              <table:table-cell office:value-type="float" office:value="109183576">
                <text:p>109183576</text:p>
              </table:table-cell>
              <table:table-cell office:value-type="float" office:value="19312167">
                <text:p>19312167</text:p>
              </table:table-cell>
              <table:table-cell office:value-type="float" office:value="109048192">
                <text:p>109048192</text:p>
              </table:table-cell>
              <table:table-cell office:value-type="float" office:value="745347">
                <text:p>745347</text:p>
              </table:table-cell>
            </table:table-row>
            <table:table-row>
              <table:table-cell office:value-type="string">
                <text:p>ALPHA_DETAILED_500MHZ_P1</text:p>
                <draw:g>
                  <svg:desc>Sheet1.A42:Sheet1.A42</svg:desc>
                </draw:g>
              </table:table-cell>
              <table:table-cell office:value-type="float" office:value="96800828">
                <text:p>96800828</text:p>
                <draw:g>
                  <svg:desc>Sheet1.B42:Sheet1.K42</svg:desc>
                </draw:g>
              </table:table-cell>
              <table:table-cell office:value-type="float" office:value="60231713">
                <text:p>60231713</text:p>
              </table:table-cell>
              <table:table-cell office:value-type="float" office:value="152981011">
                <text:p>152981011</text:p>
              </table:table-cell>
              <table:table-cell office:value-type="float" office:value="68191707">
                <text:p>68191707</text:p>
              </table:table-cell>
              <table:table-cell office:value-type="float" office:value="16104600">
                <text:p>16104600</text:p>
              </table:table-cell>
              <table:table-cell office:value-type="float" office:value="439717565">
                <text:p>439717565</text:p>
              </table:table-cell>
              <table:table-cell office:value-type="float" office:value="109225286">
                <text:p>109225286</text:p>
              </table:table-cell>
              <table:table-cell office:value-type="float" office:value="19332515">
                <text:p>19332515</text:p>
              </table:table-cell>
              <table:table-cell office:value-type="float" office:value="109325303">
                <text:p>109325303</text:p>
              </table:table-cell>
              <table:table-cell office:value-type="float" office:value="748510">
                <text:p>748510</text:p>
              </table:table-cell>
            </table:table-row>
            <table:table-row>
              <table:table-cell office:value-type="string">
                <text:p>ALPHA_DETAILED_354MHZ_P1</text:p>
                <draw:g>
                  <svg:desc>Sheet1.A43:Sheet1.A43</svg:desc>
                </draw:g>
              </table:table-cell>
              <table:table-cell office:value-type="float" office:value="96800829">
                <text:p>96800829</text:p>
                <draw:g>
                  <svg:desc>Sheet1.B43:Sheet1.K43</svg:desc>
                </draw:g>
              </table:table-cell>
              <table:table-cell office:value-type="float" office:value="60275183">
                <text:p>60275183</text:p>
              </table:table-cell>
              <table:table-cell office:value-type="float" office:value="153229908">
                <text:p>153229908</text:p>
              </table:table-cell>
              <table:table-cell office:value-type="float" office:value="68239580">
                <text:p>68239580</text:p>
              </table:table-cell>
              <table:table-cell office:value-type="float" office:value="16118564">
                <text:p>16118564</text:p>
              </table:table-cell>
              <table:table-cell office:value-type="float" office:value="439899763">
                <text:p>439899763</text:p>
              </table:table-cell>
              <table:table-cell office:value-type="float" office:value="109295576">
                <text:p>109295576</text:p>
              </table:table-cell>
              <table:table-cell office:value-type="float" office:value="19357428">
                <text:p>19357428</text:p>
              </table:table-cell>
              <table:table-cell office:value-type="float" office:value="109746504">
                <text:p>109746504</text:p>
              </table:table-cell>
              <table:table-cell office:value-type="float" office:value="754628">
                <text:p>754628</text:p>
              </table:table-cell>
            </table:table-row>
            <table:table-row>
              <table:table-cell office:value-type="string">
                <text:p>ALPHA_DETAILED_250MHZ_P1</text:p>
                <draw:g>
                  <svg:desc>Sheet1.A44:Sheet1.A44</svg:desc>
                </draw:g>
              </table:table-cell>
              <table:table-cell office:value-type="float" office:value="96800830">
                <text:p>96800830</text:p>
                <draw:g>
                  <svg:desc>Sheet1.B44:Sheet1.K44</svg:desc>
                </draw:g>
              </table:table-cell>
              <table:table-cell office:value-type="float" office:value="60344902">
                <text:p>60344902</text:p>
              </table:table-cell>
              <table:table-cell office:value-type="float" office:value="153573713">
                <text:p>153573713</text:p>
              </table:table-cell>
              <table:table-cell office:value-type="float" office:value="68309624">
                <text:p>68309624</text:p>
              </table:table-cell>
              <table:table-cell office:value-type="float" office:value="16135053">
                <text:p>16135053</text:p>
              </table:table-cell>
              <table:table-cell office:value-type="float" office:value="440204390">
                <text:p>440204390</text:p>
              </table:table-cell>
              <table:table-cell office:value-type="float" office:value="109439810">
                <text:p>109439810</text:p>
              </table:table-cell>
              <table:table-cell office:value-type="float" office:value="19380770">
                <text:p>19380770</text:p>
              </table:table-cell>
              <table:table-cell office:value-type="float" office:value="110523224">
                <text:p>110523224</text:p>
              </table:table-cell>
              <table:table-cell office:value-type="float" office:value="753732">
                <text:p>753732</text:p>
              </table:table-cell>
            </table:table-row>
            <table:table-row>
              <table:table-cell office:value-type="string">
                <text:p>ALPHA_DETAILED_177MHZ_P1</text:p>
                <draw:g>
                  <svg:desc>Sheet1.A45:Sheet1.A45</svg:desc>
                </draw:g>
              </table:table-cell>
              <table:table-cell office:value-type="float" office:value="96800831">
                <text:p>96800831</text:p>
                <draw:g>
                  <svg:desc>Sheet1.B45:Sheet1.K45</svg:desc>
                </draw:g>
              </table:table-cell>
              <table:table-cell office:value-type="float" office:value="60425899">
                <text:p>60425899</text:p>
              </table:table-cell>
              <table:table-cell office:value-type="float" office:value="154046287">
                <text:p>154046287</text:p>
              </table:table-cell>
              <table:table-cell office:value-type="float" office:value="68464033">
                <text:p>68464033</text:p>
              </table:table-cell>
              <table:table-cell office:value-type="float" office:value="16168365">
                <text:p>16168365</text:p>
              </table:table-cell>
              <table:table-cell office:value-type="float" office:value="440637884">
                <text:p>440637884</text:p>
              </table:table-cell>
              <table:table-cell office:value-type="float" office:value="109661447">
                <text:p>109661447</text:p>
              </table:table-cell>
              <table:table-cell office:value-type="float" office:value="19429235">
                <text:p>19429235</text:p>
              </table:table-cell>
              <table:table-cell office:value-type="float" office:value="111253878">
                <text:p>111253878</text:p>
              </table:table-cell>
              <table:table-cell office:value-type="float" office:value="755966">
                <text:p>7559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d32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79d1c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e002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3caff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314004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ecf00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1f6f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950e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5000b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84d1"/>
      <style:text-properties fo:color="#000000" style:text-position="0% 100%" fo:font-family="Calibri" fo:font-size="10pt" style:font-size-asian="10pt" style:font-size-complex="10pt"/>
    </style:style>
    <style:style style:name="ch19" style:family="chart">
      <style:graphic-properties draw:stroke="solid" svg:stroke-color="#b3b3b3"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43.86cm" svg:height="27.132cm" xlink:href=".." xlink:type="simple" chart:class="chart:bar" chart:style-name="ch1">
        <chart:legend chart:legend-position="end" svg:x="37.893cm" svg:y="9.934cm" style:legend-expansion="high" chart:style-name="ch2"/>
        <chart:plot-area chart:style-name="ch3" table:cell-range-address="Sheet1.B47:Sheet1.K60 Sheet1.A48:Sheet1.A60" chart:data-source-has-labels="both" svg:x="0.877cm" svg:y="0.542cm" svg:width="36.139cm" svg:height="26.048cm">
          <chartooo:coordinate-region svg:x="3.245cm" svg:y="0.768cm" svg:width="33.771cm" svg:height="25.122cm"/>
          <chart:axis chart:dimension="x" chart:name="primary-x" chart:style-name="ch4" chartooo:axis-type="auto">
            <chartooo:date-scale/>
            <chart:categories table:cell-range-address="Sheet1.B47:Sheet1.K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8:Sheet1.K48" chart:label-cell-address="Sheet1.A48:Sheet1.A48" chart:class="chart:bar">
            <chart:data-point chart:repeated="10"/>
          </chart:series>
          <chart:series chart:style-name="ch8" chart:values-cell-range-address="Sheet1.B49:Sheet1.K49" chart:label-cell-address="Sheet1.A49:Sheet1.A49" chart:class="chart:bar">
            <chart:data-point chart:repeated="10"/>
          </chart:series>
          <chart:series chart:style-name="ch9" chart:values-cell-range-address="Sheet1.B50:Sheet1.K50" chart:label-cell-address="Sheet1.A50:Sheet1.A50" chart:class="chart:bar">
            <chart:data-point chart:repeated="10"/>
          </chart:series>
          <chart:series chart:style-name="ch10" chart:values-cell-range-address="Sheet1.B51:Sheet1.K51" chart:label-cell-address="Sheet1.A51:Sheet1.A51" chart:class="chart:bar">
            <chart:data-point chart:repeated="10"/>
          </chart:series>
          <chart:series chart:style-name="ch11" chart:values-cell-range-address="Sheet1.B52:Sheet1.K52" chart:label-cell-address="Sheet1.A52:Sheet1.A52" chart:class="chart:bar">
            <chart:data-point chart:repeated="10"/>
          </chart:series>
          <chart:series chart:style-name="ch12" chart:values-cell-range-address="Sheet1.B53:Sheet1.K53" chart:label-cell-address="Sheet1.A53:Sheet1.A53" chart:class="chart:bar">
            <chart:data-point chart:repeated="10"/>
          </chart:series>
          <chart:series chart:style-name="ch13" chart:values-cell-range-address="Sheet1.B54:Sheet1.K54" chart:label-cell-address="Sheet1.A54:Sheet1.A54" chart:class="chart:bar">
            <chart:data-point chart:repeated="10"/>
          </chart:series>
          <chart:series chart:style-name="ch14" chart:values-cell-range-address="Sheet1.B55:Sheet1.K55" chart:label-cell-address="Sheet1.A55:Sheet1.A55" chart:class="chart:bar">
            <chart:data-point chart:repeated="10"/>
          </chart:series>
          <chart:series chart:style-name="ch15" chart:values-cell-range-address="Sheet1.B56:Sheet1.K56" chart:label-cell-address="Sheet1.A56:Sheet1.A56" chart:class="chart:bar">
            <chart:data-point chart:repeated="10"/>
          </chart:series>
          <chart:series chart:style-name="ch16" chart:values-cell-range-address="Sheet1.B57:Sheet1.K57" chart:label-cell-address="Sheet1.A57:Sheet1.A57" chart:class="chart:bar">
            <chart:data-point chart:repeated="10"/>
          </chart:series>
          <chart:series chart:style-name="ch17" chart:values-cell-range-address="Sheet1.B58:Sheet1.K58" chart:label-cell-address="Sheet1.A58:Sheet1.A58" chart:class="chart:bar">
            <chart:data-point chart:repeated="10"/>
          </chart:series>
          <chart:series chart:style-name="ch18" chart:values-cell-range-address="Sheet1.B59:Sheet1.K59" chart:label-cell-address="Sheet1.A59:Sheet1.A59" chart:class="chart:bar">
            <chart:data-point chart:repeated="10"/>
          </chart:series>
          <chart:series chart:style-name="ch7" chart:values-cell-range-address="Sheet1.B60:Sheet1.K60" chart:label-cell-address="Sheet1.A60:Sheet1.A60" chart:class="chart:ba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OT</text:p>
                <draw:g>
                  <svg:desc>Sheet1.B47:Sheet1.K47</svg:desc>
                </draw:g>
              </table:table-cell>
              <table:table-cell office:value-type="string">
                <text:p>JPEG</text:p>
              </table:table-cell>
              <table:table-cell office:value-type="string">
                <text:p>OCEAN</text:p>
              </table:table-cell>
              <table:table-cell office:value-type="string">
                <text:p>EPIC</text:p>
              </table:table-cell>
              <table:table-cell office:value-type="string">
                <text:p>FFT</text:p>
              </table:table-cell>
              <table:table-cell office:value-type="string">
                <text:p>GSM</text:p>
              </table:table-cell>
              <table:table-cell office:value-type="string">
                <text:p>LU</text:p>
              </table:table-cell>
              <table:table-cell office:value-type="string">
                <text:p>ADPCM</text:p>
              </table:table-cell>
              <table:table-cell office:value-type="string">
                <text:p>RADIX</text:p>
              </table:table-cell>
              <table:table-cell office:value-type="string">
                <text:p>SHUTDOWN</text:p>
              </table:table-cell>
            </table:table-row>
          </table:table-header-rows>
          <table:table-rows>
            <table:table-row>
              <table:table-cell office:value-type="string">
                <text:p>ALPHA_TIMING_1GHZ_P1</text:p>
                <draw:g>
                  <svg:desc>Sheet1.A48:Sheet1.A48</svg:desc>
                </draw:g>
              </table:table-cell>
              <table:table-cell office:value-type="float" office:value="34120048.7657541">
                <text:p>34120048.7657541</text:p>
                <draw:g>
                  <svg:desc>Sheet1.B48:Sheet1.K48</svg:desc>
                </draw:g>
              </table:table-cell>
              <table:table-cell office:value-type="float" office:value="363383125.266464">
                <text:p>363383125.266464</text:p>
              </table:table-cell>
              <table:table-cell office:value-type="float" office:value="276083133.294362">
                <text:p>276083133.294362</text:p>
              </table:table-cell>
              <table:table-cell office:value-type="float" office:value="383818855.942797">
                <text:p>383818855.942797</text:p>
              </table:table-cell>
              <table:table-cell office:value-type="float" office:value="331204997.126949">
                <text:p>331204997.126949</text:p>
              </table:table-cell>
              <table:table-cell office:value-type="float" office:value="403327151.425005">
                <text:p>403327151.425005</text:p>
              </table:table-cell>
              <table:table-cell office:value-type="float" office:value="366419193.039494">
                <text:p>366419193.039494</text:p>
              </table:table-cell>
              <table:table-cell office:value-type="float" office:value="341318186.595663">
                <text:p>341318186.595663</text:p>
              </table:table-cell>
              <table:table-cell office:value-type="float" office:value="334761456.603864">
                <text:p>334761456.603864</text:p>
              </table:table-cell>
              <table:table-cell office:value-type="float" office:value="219607623.96102">
                <text:p>219607623.96102</text:p>
              </table:table-cell>
            </table:table-row>
            <table:table-row>
              <table:table-cell office:value-type="string">
                <text:p>ALPHA_TIMING_1GHZ_P2</text:p>
                <draw:g>
                  <svg:desc>Sheet1.A49:Sheet1.A49</svg:desc>
                </draw:g>
              </table:table-cell>
              <table:table-cell office:value-type="float" office:value="37307998.7104795">
                <text:p>37307998.7104795</text:p>
                <draw:g>
                  <svg:desc>Sheet1.B49:Sheet1.K49</svg:desc>
                </draw:g>
              </table:table-cell>
              <table:table-cell office:value-type="float" office:value="365840502.568174">
                <text:p>365840502.568174</text:p>
              </table:table-cell>
              <table:table-cell office:value-type="float" office:value="497436542.302941">
                <text:p>497436542.302941</text:p>
              </table:table-cell>
              <table:table-cell office:value-type="float" office:value="387396192.189416">
                <text:p>387396192.189416</text:p>
              </table:table-cell>
              <table:table-cell office:value-type="float" office:value="412199493.165038">
                <text:p>412199493.165038</text:p>
              </table:table-cell>
              <table:table-cell office:value-type="float" office:value="406382399.966468">
                <text:p>406382399.966468</text:p>
              </table:table-cell>
              <table:table-cell office:value-type="float" office:value="648753708.471252">
                <text:p>648753708.471252</text:p>
              </table:table-cell>
              <table:table-cell office:value-type="float" office:value="361914722.371269">
                <text:p>361914722.371269</text:p>
              </table:table-cell>
              <table:table-cell office:value-type="float" office:value="633604731.129105">
                <text:p>633604731.129105</text:p>
              </table:table-cell>
              <table:table-cell office:value-type="float" office:value="233199643.493761">
                <text:p>233199643.493761</text:p>
              </table:table-cell>
            </table:table-row>
            <table:table-row>
              <table:table-cell office:value-type="string">
                <text:p>ALPHA_TIMING_1GHZ_P4</text:p>
                <draw:g>
                  <svg:desc>Sheet1.A50:Sheet1.A50</svg:desc>
                </draw:g>
              </table:table-cell>
              <table:table-cell office:value-type="float" office:value="51475168.1645992">
                <text:p>51475168.1645992</text:p>
                <draw:g>
                  <svg:desc>Sheet1.B50:Sheet1.K50</svg:desc>
                </draw:g>
              </table:table-cell>
              <table:table-cell office:value-type="float" office:value="371285467.704327">
                <text:p>371285467.704327</text:p>
              </table:table-cell>
              <table:table-cell office:value-type="float" office:value="925478192.273585">
                <text:p>925478192.273585</text:p>
              </table:table-cell>
              <table:table-cell office:value-type="float" office:value="395775188.471308">
                <text:p>395775188.471308</text:p>
              </table:table-cell>
              <table:table-cell office:value-type="float" office:value="416464904.741441">
                <text:p>416464904.741441</text:p>
              </table:table-cell>
              <table:table-cell office:value-type="float" office:value="411702786.30707">
                <text:p>411702786.30707</text:p>
              </table:table-cell>
              <table:table-cell office:value-type="float" office:value="661222084.628146">
                <text:p>661222084.628146</text:p>
              </table:table-cell>
              <table:table-cell office:value-type="float" office:value="366801786.908389">
                <text:p>366801786.908389</text:p>
              </table:table-cell>
              <table:table-cell office:value-type="float" office:value="1152577475.74405">
                <text:p>1152577475.74405</text:p>
              </table:table-cell>
              <table:table-cell office:value-type="float" office:value="235607613.469985">
                <text:p>235607613.469985</text:p>
              </table:table-cell>
            </table:table-row>
            <table:table-row>
              <table:table-cell office:value-type="string">
                <text:p>ALPHA_TIMING_1GHZ_P8</text:p>
                <draw:g>
                  <svg:desc>Sheet1.A51:Sheet1.A51</svg:desc>
                </draw:g>
              </table:table-cell>
              <table:table-cell office:value-type="float" office:value="71668727.501581">
                <text:p>71668727.501581</text:p>
                <draw:g>
                  <svg:desc>Sheet1.B51:Sheet1.K51</svg:desc>
                </draw:g>
              </table:table-cell>
              <table:table-cell office:value-type="float" office:value="376640798.413811">
                <text:p>376640798.413811</text:p>
              </table:table-cell>
              <table:table-cell office:value-type="float" office:value="1417407111.06366">
                <text:p>1417407111.06366</text:p>
              </table:table-cell>
              <table:table-cell office:value-type="float" office:value="401966107.391094">
                <text:p>401966107.391094</text:p>
              </table:table-cell>
              <table:table-cell office:value-type="float" office:value="469300779.959859">
                <text:p>469300779.959859</text:p>
              </table:table-cell>
              <table:table-cell office:value-type="float" office:value="418792662.860289">
                <text:p>418792662.860289</text:p>
              </table:table-cell>
              <table:table-cell office:value-type="float" office:value="1023975173.51374">
                <text:p>1023975173.51374</text:p>
              </table:table-cell>
              <table:table-cell office:value-type="float" office:value="375497696.797896">
                <text:p>375497696.797896</text:p>
              </table:table-cell>
              <table:table-cell office:value-type="float" office:value="1863726835.68563">
                <text:p>1863726835.68563</text:p>
              </table:table-cell>
              <table:table-cell office:value-type="float" office:value="249290636.042403">
                <text:p>249290636.042403</text:p>
              </table:table-cell>
            </table:table-row>
            <table:table-row>
              <table:table-cell office:value-type="string">
                <text:p>ALPHA_TIMING_1GHZ_P16</text:p>
                <draw:g>
                  <svg:desc>Sheet1.A52:Sheet1.A52</svg:desc>
                </draw:g>
              </table:table-cell>
              <table:table-cell office:value-type="float" office:value="123968373.624175">
                <text:p>123968373.624175</text:p>
                <draw:g>
                  <svg:desc>Sheet1.B52:Sheet1.K52</svg:desc>
                </draw:g>
              </table:table-cell>
              <table:table-cell office:value-type="float" office:value="394275542.394392">
                <text:p>394275542.394392</text:p>
              </table:table-cell>
              <table:table-cell office:value-type="float" office:value="1331586009.60345">
                <text:p>1331586009.60345</text:p>
              </table:table-cell>
              <table:table-cell office:value-type="float" office:value="419307588.951716">
                <text:p>419307588.951716</text:p>
              </table:table-cell>
              <table:table-cell office:value-type="float" office:value="535062528.092693">
                <text:p>535062528.092693</text:p>
              </table:table-cell>
              <table:table-cell office:value-type="float" office:value="439599281.815772">
                <text:p>439599281.815772</text:p>
              </table:table-cell>
              <table:table-cell office:value-type="float" office:value="1339996440.56485">
                <text:p>1339996440.56485</text:p>
              </table:table-cell>
              <table:table-cell office:value-type="float" office:value="390950661.166157">
                <text:p>390950661.166157</text:p>
              </table:table-cell>
              <table:table-cell office:value-type="float" office:value="2632182147.7712">
                <text:p>2632182147.7712</text:p>
              </table:table-cell>
              <table:table-cell office:value-type="float" office:value="266559846.698113">
                <text:p>266559846.698113</text:p>
              </table:table-cell>
            </table:table-row>
            <table:table-row>
              <table:table-cell office:value-type="string">
                <text:p>ALPHA_TIMING_1GHZ_P32</text:p>
                <draw:g>
                  <svg:desc>Sheet1.A53:Sheet1.A53</svg:desc>
                </draw:g>
              </table:table-cell>
              <table:table-cell office:value-type="float" office:value="32821190.2490148">
                <text:p>32821190.2490148</text:p>
                <draw:g>
                  <svg:desc>Sheet1.B53:Sheet1.K53</svg:desc>
                </draw:g>
              </table:table-cell>
              <table:table-cell office:value-type="float" office:value="440439959.879157">
                <text:p>440439959.879157</text:p>
              </table:table-cell>
              <table:table-cell office:value-type="float" office:value="1593595146.59013">
                <text:p>1593595146.59013</text:p>
              </table:table-cell>
              <table:table-cell office:value-type="float" office:value="464322098.062499">
                <text:p>464322098.062499</text:p>
              </table:table-cell>
              <table:table-cell office:value-type="float" office:value="576372114.568054">
                <text:p>576372114.568054</text:p>
              </table:table-cell>
              <table:table-cell office:value-type="float" office:value="496342604.885937">
                <text:p>496342604.885937</text:p>
              </table:table-cell>
              <table:table-cell office:value-type="float" office:value="1526152195.44728">
                <text:p>1526152195.44728</text:p>
              </table:table-cell>
              <table:table-cell office:value-type="float" office:value="441873263.793072">
                <text:p>441873263.793072</text:p>
              </table:table-cell>
              <table:table-cell office:value-type="float" office:value="2626423090.71352">
                <text:p>2626423090.71352</text:p>
              </table:table-cell>
              <table:table-cell office:value-type="float" office:value="300847670.763075">
                <text:p>300847670.763075</text:p>
              </table:table-cell>
            </table:table-row>
            <table:table-row>
              <table:table-cell office:value-type="string">
                <text:p>ALPHA_DETAILED_1GHZ_P1</text:p>
                <draw:g>
                  <svg:desc>Sheet1.A54:Sheet1.A54</svg:desc>
                </draw:g>
              </table:table-cell>
              <table:table-cell office:value-type="float" office:value="39216339.4615092">
                <text:p>39216339.4615092</text:p>
                <draw:g>
                  <svg:desc>Sheet1.B54:Sheet1.K54</svg:desc>
                </draw:g>
              </table:table-cell>
              <table:table-cell office:value-type="float" office:value="1745668339.52193">
                <text:p>1745668339.52193</text:p>
              </table:table-cell>
              <table:table-cell office:value-type="float" office:value="741898856.371092">
                <text:p>741898856.371092</text:p>
              </table:table-cell>
              <table:table-cell office:value-type="float" office:value="1655714556.50061">
                <text:p>1655714556.50061</text:p>
              </table:table-cell>
              <table:table-cell office:value-type="float" office:value="1356979922.38907">
                <text:p>1356979922.38907</text:p>
              </table:table-cell>
              <table:table-cell office:value-type="float" office:value="3066372702.53297">
                <text:p>3066372702.53297</text:p>
              </table:table-cell>
              <table:table-cell office:value-type="float" office:value="1747477885.60082">
                <text:p>1747477885.60082</text:p>
              </table:table-cell>
              <table:table-cell office:value-type="float" office:value="1054614103.12432">
                <text:p>1054614103.12432</text:p>
              </table:table-cell>
              <table:table-cell office:value-type="float" office:value="359605045.403345">
                <text:p>359605045.403345</text:p>
              </table:table-cell>
              <table:table-cell office:value-type="float" office:value="541624273.255814">
                <text:p>541624273.255814</text:p>
              </table:table-cell>
            </table:table-row>
            <table:table-row>
              <table:table-cell office:value-type="string">
                <text:p>ALPHA_DETAILED_1GHZ_P2</text:p>
                <draw:g>
                  <svg:desc>Sheet1.A55:Sheet1.A55</svg:desc>
                </draw:g>
              </table:table-cell>
              <table:table-cell office:value-type="float" office:value="39015160.9684061">
                <text:p>39015160.9684061</text:p>
                <draw:g>
                  <svg:desc>Sheet1.B55:Sheet1.K55</svg:desc>
                </draw:g>
              </table:table-cell>
              <table:table-cell office:value-type="float" office:value="1654233180.05146">
                <text:p>1654233180.05146</text:p>
              </table:table-cell>
              <table:table-cell office:value-type="float" office:value="1964162916.10495">
                <text:p>1964162916.10495</text:p>
              </table:table-cell>
              <table:table-cell office:value-type="float" office:value="1492147256.8306">
                <text:p>1492147256.8306</text:p>
              </table:table-cell>
              <table:table-cell office:value-type="float" office:value="1208701210.00668">
                <text:p>1208701210.00668</text:p>
              </table:table-cell>
              <table:table-cell office:value-type="float" office:value="3075653070.64476">
                <text:p>3075653070.64476</text:p>
              </table:table-cell>
              <table:table-cell office:value-type="float" office:value="2946378277.4554">
                <text:p>2946378277.4554</text:p>
              </table:table-cell>
              <table:table-cell office:value-type="float" office:value="872273920.273246">
                <text:p>872273920.273246</text:p>
              </table:table-cell>
              <table:table-cell office:value-type="float" office:value="690313429.348959">
                <text:p>690313429.348959</text:p>
              </table:table-cell>
              <table:table-cell office:value-type="float" office:value="570872180.451128">
                <text:p>570872180.451128</text:p>
              </table:table-cell>
            </table:table-row>
            <table:table-row>
              <table:table-cell office:value-type="string">
                <text:p>ALPHA_DETAILED_710MHZ_P1</text:p>
                <draw:g>
                  <svg:desc>Sheet1.A56:Sheet1.A56</svg:desc>
                </draw:g>
              </table:table-cell>
              <table:table-cell office:value-type="float" office:value="38857420.1783894">
                <text:p>38857420.1783894</text:p>
                <draw:g>
                  <svg:desc>Sheet1.B56:Sheet1.K56</svg:desc>
                </draw:g>
              </table:table-cell>
              <table:table-cell office:value-type="float" office:value="1317241258.58825">
                <text:p>1317241258.58825</text:p>
              </table:table-cell>
              <table:table-cell office:value-type="float" office:value="579217574.55389">
                <text:p>579217574.55389</text:p>
              </table:table-cell>
              <table:table-cell office:value-type="float" office:value="1254619427.16195">
                <text:p>1254619427.16195</text:p>
              </table:table-cell>
              <table:table-cell office:value-type="float" office:value="1075174139.65921">
                <text:p>1075174139.65921</text:p>
              </table:table-cell>
              <table:table-cell office:value-type="float" office:value="2231289685.42029">
                <text:p>2231289685.42029</text:p>
              </table:table-cell>
              <table:table-cell office:value-type="float" office:value="1287329638.9747">
                <text:p>1287329638.9747</text:p>
              </table:table-cell>
              <table:table-cell office:value-type="float" office:value="825447384.168234">
                <text:p>825447384.168234</text:p>
              </table:table-cell>
              <table:table-cell office:value-type="float" office:value="264091000.898481">
                <text:p>264091000.898481</text:p>
              </table:table-cell>
              <table:table-cell office:value-type="float" office:value="459806909.315238">
                <text:p>459806909.315238</text:p>
              </table:table-cell>
            </table:table-row>
            <table:table-row>
              <table:table-cell office:value-type="string">
                <text:p>ALPHA_DETAILED_500MHZ_P1</text:p>
                <draw:g>
                  <svg:desc>Sheet1.A57:Sheet1.A57</svg:desc>
                </draw:g>
              </table:table-cell>
              <table:table-cell office:value-type="float" office:value="38311334.7151153">
                <text:p>38311334.7151153</text:p>
                <draw:g>
                  <svg:desc>Sheet1.B57:Sheet1.K57</svg:desc>
                </draw:g>
              </table:table-cell>
              <table:table-cell office:value-type="float" office:value="965375576.997051">
                <text:p>965375576.997051</text:p>
              </table:table-cell>
              <table:table-cell office:value-type="float" office:value="436766643.445689">
                <text:p>436766643.445689</text:p>
              </table:table-cell>
              <table:table-cell office:value-type="float" office:value="923994349.670059">
                <text:p>923994349.670059</text:p>
              </table:table-cell>
              <table:table-cell office:value-type="float" office:value="824228466.144634">
                <text:p>824228466.144634</text:p>
              </table:table-cell>
              <table:table-cell office:value-type="float" office:value="1588270905.49859">
                <text:p>1588270905.49859</text:p>
              </table:table-cell>
              <table:table-cell office:value-type="float" office:value="932760194.365451">
                <text:p>932760194.365451</text:p>
              </table:table-cell>
              <table:table-cell office:value-type="float" office:value="626641437.878837">
                <text:p>626641437.878837</text:p>
              </table:table-cell>
              <table:table-cell office:value-type="float" office:value="193618108.04684">
                <text:p>193618108.04684</text:p>
              </table:table-cell>
              <table:table-cell office:value-type="float" office:value="355755703.422053">
                <text:p>355755703.422053</text:p>
              </table:table-cell>
            </table:table-row>
            <table:table-row>
              <table:table-cell office:value-type="string">
                <text:p>ALPHA_DETAILED_354MHZ_P1</text:p>
                <draw:g>
                  <svg:desc>Sheet1.A58:Sheet1.A58</svg:desc>
                </draw:g>
              </table:table-cell>
              <table:table-cell office:value-type="float" office:value="37557724.719755">
                <text:p>37557724.719755</text:p>
                <draw:g>
                  <svg:desc>Sheet1.B58:Sheet1.K58</svg:desc>
                </draw:g>
              </table:table-cell>
              <table:table-cell office:value-type="float" office:value="707712700.630511">
                <text:p>707712700.630511</text:p>
              </table:table-cell>
              <table:table-cell office:value-type="float" office:value="324643762.420709">
                <text:p>324643762.420709</text:p>
              </table:table-cell>
              <table:table-cell office:value-type="float" office:value="679582329.157289">
                <text:p>679582329.157289</text:p>
              </table:table-cell>
              <table:table-cell office:value-type="float" office:value="621043538.568236">
                <text:p>621043538.568236</text:p>
              </table:table-cell>
              <table:table-cell office:value-type="float" office:value="1138919703.39916">
                <text:p>1138919703.39916</text:p>
              </table:table-cell>
              <table:table-cell office:value-type="float" office:value="674372653.791572">
                <text:p>674372653.791572</text:p>
              </table:table-cell>
              <table:table-cell office:value-type="float" office:value="469202734.14776">
                <text:p>469202734.14776</text:p>
              </table:table-cell>
              <table:table-cell office:value-type="float" office:value="140517253.123488">
                <text:p>140517253.123488</text:p>
              </table:table-cell>
              <table:table-cell office:value-type="float" office:value="285843939.393939">
                <text:p>285843939.393939</text:p>
              </table:table-cell>
            </table:table-row>
            <table:table-row>
              <table:table-cell office:value-type="string">
                <text:p>ALPHA_DETAILED_250MHZ_P1</text:p>
                <draw:g>
                  <svg:desc>Sheet1.A59:Sheet1.A59</svg:desc>
                </draw:g>
              </table:table-cell>
              <table:table-cell office:value-type="float" office:value="36511971.1467376">
                <text:p>36511971.1467376</text:p>
                <draw:g>
                  <svg:desc>Sheet1.B59:Sheet1.K59</svg:desc>
                </draw:g>
              </table:table-cell>
              <table:table-cell office:value-type="float" office:value="509188115.971378">
                <text:p>509188115.971378</text:p>
              </table:table-cell>
              <table:table-cell office:value-type="float" office:value="236131747.474142">
                <text:p>236131747.474142</text:p>
              </table:table-cell>
              <table:table-cell office:value-type="float" office:value="490215894.248848">
                <text:p>490215894.248848</text:p>
              </table:table-cell>
              <table:table-cell office:value-type="float" office:value="459321709.177864">
                <text:p>459321709.177864</text:p>
              </table:table-cell>
              <table:table-cell office:value-type="float" office:value="803577160.527632">
                <text:p>803577160.527632</text:p>
              </table:table-cell>
              <table:table-cell office:value-type="float" office:value="482035130.837705">
                <text:p>482035130.837705</text:p>
              </table:table-cell>
              <table:table-cell office:value-type="float" office:value="345105325.949536">
                <text:p>345105325.949536</text:p>
              </table:table-cell>
              <table:table-cell office:value-type="float" office:value="100947634.257259">
                <text:p>100947634.257259</text:p>
              </table:table-cell>
              <table:table-cell office:value-type="float" office:value="218346465.816918">
                <text:p>218346465.816918</text:p>
              </table:table-cell>
            </table:table-row>
            <table:table-row>
              <table:table-cell office:value-type="string">
                <text:p>ALPHA_DETAILED_177MHZ_P1</text:p>
                <draw:g>
                  <svg:desc>Sheet1.A60:Sheet1.A60</svg:desc>
                </draw:g>
              </table:table-cell>
              <table:table-cell office:value-type="float" office:value="35055884.6845124">
                <text:p>35055884.6845124</text:p>
                <draw:g>
                  <svg:desc>Sheet1.B60:Sheet1.K60</svg:desc>
                </draw:g>
              </table:table-cell>
              <table:table-cell office:value-type="float" office:value="364564875.594276">
                <text:p>364564875.594276</text:p>
              </table:table-cell>
              <table:table-cell office:value-type="float" office:value="170911680.744152">
                <text:p>170911680.744152</text:p>
              </table:table-cell>
              <table:table-cell office:value-type="float" office:value="351223685.425537">
                <text:p>351223685.425537</text:p>
              </table:table-cell>
              <table:table-cell office:value-type="float" office:value="333464608.340552">
                <text:p>333464608.340552</text:p>
              </table:table-cell>
              <table:table-cell office:value-type="float" office:value="569708103.355765">
                <text:p>569708103.355765</text:p>
              </table:table-cell>
              <table:table-cell office:value-type="float" office:value="344046705.779005">
                <text:p>344046705.779005</text:p>
              </table:table-cell>
              <table:table-cell office:value-type="float" office:value="250660994.426669">
                <text:p>250660994.426669</text:p>
              </table:table-cell>
              <table:table-cell office:value-type="float" office:value="72447795.7753174">
                <text:p>72447795.7753174</text:p>
              </table:table-cell>
              <table:table-cell office:value-type="float" office:value="159789896.427817">
                <text:p>159789896.4278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739cm" svg:height="20.296cm" xlink:href=".." xlink:type="simple" chart:class="chart:scatter" chart:style-name="ch1">
        <chart:legend chart:legend-position="end" svg:x="30.86cm" svg:y="8.604cm" style:legend-expansion="high" chart:style-name="ch2"/>
        <chart:plot-area chart:style-name="ch3" table:cell-range-address="Sheet1.A104:Sheet1.A204 Sheet1.C104:Sheet1.H204" svg:x="1.685cm" svg:y="0.405cm" svg:width="28.501cm" svg:height="18.505cm">
          <chartooo:coordinate-region svg:x="2.412cm" svg:y="0.605cm" svg:width="27.534cm" svg:height="17.658cm"/>
          <chart:axis chart:dimension="x" chart:name="primary-x" chart:style-name="ch4">
            <chart:title svg:x="14.7cm" svg:y="19.315cm" chart:style-name="ch5">
              <text:p>Fraction Parallel</text:p>
            </chart:title>
          </chart:axis>
          <chart:axis chart:dimension="y" chart:name="primary-y" chart:style-name="ch4">
            <chart:title svg:x="0.451cm" svg:y="10.376cm" chart:style-name="ch6">
              <text:p>Speedup</text:p>
            </chart:title>
            <chart:grid chart:style-name="ch7" chart:class="major"/>
          </chart:axis>
          <chart:series chart:style-name="ch8" chart:values-cell-range-address="Sheet1.C104:Sheet1.C204" chart:class="chart:scatter">
            <chart:domain table:cell-range-address="Sheet1.A104:Sheet1.A204"/>
            <chart:data-point chart:repeated="101"/>
          </chart:series>
          <chart:series chart:style-name="ch9" chart:values-cell-range-address="Sheet1.D104:Sheet1.D204" chart:class="chart:scatter">
            <chart:data-point chart:repeated="101"/>
          </chart:series>
          <chart:series chart:style-name="ch10" chart:values-cell-range-address="Sheet1.E104:Sheet1.E204" chart:class="chart:scatter">
            <chart:data-point chart:repeated="101"/>
          </chart:series>
          <chart:series chart:style-name="ch11" chart:values-cell-range-address="Sheet1.F104:Sheet1.F204" chart:class="chart:scatter">
            <chart:data-point chart:repeated="101"/>
          </chart:series>
          <chart:series chart:style-name="ch12" chart:values-cell-range-address="Sheet1.G104:Sheet1.G204" chart:class="chart:scatter">
            <chart:data-point chart:repeated="101"/>
          </chart:series>
          <chart:series chart:style-name="ch13" chart:values-cell-range-address="Sheet1.H104:Sheet1.H204" chart:class="chart:scatter"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04:Sheet1.A204</svg:desc>
                </draw:g>
              </table:table-cell>
              <table:table-cell office:value-type="float" office:value="1">
                <text:p>1</text:p>
                <draw:g>
                  <svg:desc>Sheet1.C104:Sheet1.C204</svg:desc>
                </draw:g>
              </table:table-cell>
              <table:table-cell office:value-type="float" office:value="0.761975311513209">
                <text:p>0.761975311513209</text:p>
                <draw:g>
                  <svg:desc>Sheet1.D104:Sheet1.D204</svg:desc>
                </draw:g>
              </table:table-cell>
              <table:table-cell office:value-type="float" office:value="0.563758885207782">
                <text:p>0.563758885207782</text:p>
                <draw:g>
                  <svg:desc>Sheet1.E104:Sheet1.E204</svg:desc>
                </draw:g>
              </table:table-cell>
              <table:table-cell office:value-type="float" office:value="0.415110921543487">
                <text:p>0.415110921543487</text:p>
                <draw:g>
                  <svg:desc>Sheet1.F104:Sheet1.F204</svg:desc>
                </draw:g>
              </table:table-cell>
              <table:table-cell office:value-type="float" office:value="0.300024770542825">
                <text:p>0.300024770542825</text:p>
                <draw:g>
                  <svg:desc>Sheet1.G104:Sheet1.G204</svg:desc>
                </draw:g>
              </table:table-cell>
              <table:table-cell office:value-type="float" office:value="0.215202063587139">
                <text:p>0.215202063587139</text:p>
                <draw:g>
                  <svg:desc>Sheet1.H104:Sheet1.H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972865849139597">
                <text:p>0.972865849139597</text:p>
              </table:table-cell>
              <table:table-cell office:value-type="float" office:value="0.761020227889338">
                <text:p>0.761020227889338</text:p>
              </table:table-cell>
              <table:table-cell office:value-type="float" office:value="0.568320480797885">
                <text:p>0.568320480797885</text:p>
              </table:table-cell>
              <table:table-cell office:value-type="float" office:value="0.420882880404362">
                <text:p>0.420882880404362</text:p>
              </table:table-cell>
              <table:table-cell office:value-type="float" office:value="0.304676166037379">
                <text:p>0.304676166037379</text:p>
              </table:table-cell>
              <table:table-cell office:value-type="float" office:value="0.218472920302512">
                <text:p>0.218472920302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94776097272309">
                <text:p>0.94776097272309</text:p>
              </table:table-cell>
              <table:table-cell office:value-type="float" office:value="0.760090172856022">
                <text:p>0.760090172856022</text:p>
              </table:table-cell>
              <table:table-cell office:value-type="float" office:value="0.572845326623846">
                <text:p>0.572845326623846</text:p>
              </table:table-cell>
              <table:table-cell office:value-type="float" office:value="0.426674483209147">
                <text:p>0.426674483209147</text:p>
              </table:table-cell>
              <table:table-cell office:value-type="float" office:value="0.309358159054327">
                <text:p>0.309358159054327</text:p>
              </table:table-cell>
              <table:table-cell office:value-type="float" office:value="0.221763313676221">
                <text:p>0.221763313676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924465932097032">
                <text:p>0.924465932097032</text:p>
              </table:table-cell>
              <table:table-cell office:value-type="float" office:value="0.759184175301709">
                <text:p>0.759184175301709</text:p>
              </table:table-cell>
              <table:table-cell office:value-type="float" office:value="0.577333865006802">
                <text:p>0.577333865006802</text:p>
              </table:table-cell>
              <table:table-cell office:value-type="float" office:value="0.432485830411338">
                <text:p>0.432485830411338</text:p>
              </table:table-cell>
              <table:table-cell office:value-type="float" office:value="0.314071052502054">
                <text:p>0.314071052502054</text:p>
              </table:table-cell>
              <table:table-cell office:value-type="float" office:value="0.225073419269754">
                <text:p>0.225073419269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902791826944729">
                <text:p>0.902791826944729</text:p>
              </table:table-cell>
              <table:table-cell office:value-type="float" office:value="0.758301313712337">
                <text:p>0.758301313712337</text:p>
              </table:table-cell>
              <table:table-cell office:value-type="float" office:value="0.58178653119787">
                <text:p>0.58178653119787</text:p>
              </table:table-cell>
              <table:table-cell office:value-type="float" office:value="0.438317023150523">
                <text:p>0.438317023150523</text:p>
              </table:table-cell>
              <table:table-cell office:value-type="float" office:value="0.318815153300477">
                <text:p>0.318815153300477</text:p>
              </table:table-cell>
              <table:table-cell office:value-type="float" office:value="0.228403414754439">
                <text:p>0.228403414754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882575161535009">
                <text:p>0.882575161535009</text:p>
              </table:table-cell>
              <table:table-cell office:value-type="float" office:value="0.757440713044894">
                <text:p>0.757440713044894</text:p>
              </table:table-cell>
              <table:table-cell office:value-type="float" office:value="0.586203753518843">
                <text:p>0.586203753518843</text:p>
              </table:table-cell>
              <table:table-cell office:value-type="float" office:value="0.444168163258246">
                <text:p>0.444168163258246</text:p>
              </table:table-cell>
              <table:table-cell office:value-type="float" office:value="0.323590772447677">
                <text:p>0.323590772447677</text:p>
              </table:table-cell>
              <table:table-cell office:value-type="float" office:value="0.231753479943237">
                <text:p>0.2317534799432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86367371291601">
                <text:p>0.86367371291601</text:p>
              </table:table-cell>
              <table:table-cell office:value-type="float" office:value="0.756601541834529">
                <text:p>0.756601541834529</text:p>
              </table:table-cell>
              <table:table-cell office:value-type="float" office:value="0.590585953499538">
                <text:p>0.590585953499538</text:p>
              </table:table-cell>
              <table:table-cell office:value-type="float" office:value="0.450039353263935">
                <text:p>0.450039353263935</text:p>
              </table:table-cell>
              <table:table-cell office:value-type="float" office:value="0.32839822508786">
                <text:p>0.32839822508786</text:p>
              </table:table-cell>
              <table:table-cell office:value-type="float" office:value="0.235123796823106">
                <text:p>0.235123796823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845963180102024">
                <text:p>0.845963180102024</text:p>
              </table:table-cell>
              <table:table-cell office:value-type="float" office:value="0.755783009515106">
                <text:p>0.755783009515106</text:p>
              </table:table-cell>
              <table:table-cell office:value-type="float" office:value="0.594933546011893">
                <text:p>0.594933546011893</text:p>
              </table:table-cell>
              <table:table-cell office:value-type="float" office:value="0.455930696400894">
                <text:p>0.455930696400894</text:p>
              </table:table-cell>
              <table:table-cell office:value-type="float" office:value="0.333237830580679">
                <text:p>0.333237830580679</text:p>
              </table:table-cell>
              <table:table-cell office:value-type="float" office:value="0.238514549587954">
                <text:p>0.238514549587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829334447286419">
                <text:p>0.829334447286419</text:p>
              </table:table-cell>
              <table:table-cell office:value-type="float" office:value="0.754984363935055">
                <text:p>0.754984363935055</text:p>
              </table:table-cell>
              <table:table-cell office:value-type="float" office:value="0.599246939400897">
                <text:p>0.599246939400897</text:p>
              </table:table-cell>
              <table:table-cell office:value-type="float" office:value="0.461842296612351">
                <text:p>0.461842296612351</text:p>
              </table:table-cell>
              <table:table-cell office:value-type="float" office:value="0.338109912571959">
                <text:p>0.338109912571959</text:p>
              </table:table-cell>
              <table:table-cell office:value-type="float" office:value="0.241925924672202">
                <text:p>0.2419259246722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813691333699569">
                <text:p>0.813691333699569</text:p>
              </table:table-cell>
              <table:table-cell office:value-type="float" office:value="0.754204889052118">
                <text:p>0.754204889052118</text:p>
              </table:table-cell>
              <table:table-cell office:value-type="float" office:value="0.603526535612445">
                <text:p>0.603526535612445</text:p>
              </table:table-cell>
              <table:table-cell office:value-type="float" office:value="0.467774258557571">
                <text:p>0.467774258557571</text:p>
              </table:table-cell>
              <table:table-cell office:value-type="float" office:value="0.34301479906584">
                <text:p>0.34301479906584</text:p>
              </table:table-cell>
              <table:table-cell office:value-type="float" office:value="0.245358110784946">
                <text:p>0.2453581107849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798948732062028">
                <text:p>0.798948732062028</text:p>
              </table:table-cell>
              <table:table-cell office:value-type="float" office:value="0.753443902792123">
                <text:p>0.753443902792123</text:p>
              </table:table-cell>
              <table:table-cell office:value-type="float" office:value="0.607772730318193">
                <text:p>0.607772730318193</text:p>
              </table:table-cell>
              <table:table-cell office:value-type="float" office:value="0.473726687618034">
                <text:p>0.473726687618034</text:p>
              </table:table-cell>
              <table:table-cell office:value-type="float" office:value="0.347952822498391">
                <text:p>0.347952822498391</text:p>
              </table:table-cell>
              <table:table-cell office:value-type="float" office:value="0.248811298944763">
                <text:p>0.248811298944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785031059528846">
                <text:p>0.785031059528846</text:p>
              </table:table-cell>
              <table:table-cell office:value-type="float" office:value="0.752700755058341">
                <text:p>0.752700755058341</text:p>
              </table:table-cell>
              <table:table-cell office:value-type="float" office:value="0.611985913037513">
                <text:p>0.611985913037513</text:p>
              </table:table-cell>
              <table:table-cell office:value-type="float" office:value="0.479699689903675">
                <text:p>0.479699689903675</text:p>
              </table:table-cell>
              <table:table-cell office:value-type="float" office:value="0.352924319812718">
                <text:p>0.352924319812718</text:p>
              </table:table-cell>
              <table:table-cell office:value-type="float" office:value="0.252285682515141">
                <text:p>0.252285682515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771870961591106">
                <text:p>0.771870961591106</text:p>
              </table:table-cell>
              <table:table-cell office:value-type="float" office:value="0.751974825879215">
                <text:p>0.751974825879215</text:p>
              </table:table-cell>
              <table:table-cell office:value-type="float" office:value="0.616166467256597">
                <text:p>0.616166467256597</text:p>
              </table:table-cell>
              <table:table-cell office:value-type="float" office:value="0.485693372259187">
                <text:p>0.485693372259187</text:p>
              </table:table-cell>
              <table:table-cell office:value-type="float" office:value="0.357929632535603">
                <text:p>0.357929632535603</text:p>
              </table:table-cell>
              <table:table-cell office:value-type="float" office:value="0.255781457240581">
                <text:p>0.2557814572405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759408222019638">
                <text:p>0.759408222019638</text:p>
              </table:table-cell>
              <table:table-cell office:value-type="float" office:value="0.75126552368336">
                <text:p>0.75126552368336</text:p>
              </table:table-cell>
              <table:table-cell office:value-type="float" office:value="0.620314770544826">
                <text:p>0.620314770544826</text:p>
              </table:table-cell>
              <table:table-cell office:value-type="float" office:value="0.491707842270395">
                <text:p>0.491707842270395</text:p>
              </table:table-cell>
              <table:table-cell office:value-type="float" office:value="0.362969106855717">
                <text:p>0.362969106855717</text:p>
              </table:table-cell>
              <table:table-cell office:value-type="float" office:value="0.259298821283352">
                <text:p>0.2592988212833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747588841623399">
                <text:p>0.747588841623399</text:p>
              </table:table-cell>
              <table:table-cell office:value-type="float" office:value="0.750572283691752">
                <text:p>0.750572283691752</text:p>
              </table:table-cell>
              <table:table-cell office:value-type="float" office:value="0.624431194668435">
                <text:p>0.624431194668435</text:p>
              </table:table-cell>
              <table:table-cell office:value-type="float" office:value="0.497743208270691">
                <text:p>0.497743208270691</text:p>
              </table:table-cell>
              <table:table-cell office:value-type="float" office:value="0.36804309370343">
                <text:p>0.36804309370343</text:p>
              </table:table-cell>
              <table:table-cell office:value-type="float" office:value="0.262837975260937">
                <text:p>0.2628379752609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736364256088688">
                <text:p>0.736364256088688</text:p>
              </table:table-cell>
              <table:table-cell office:value-type="float" office:value="0.749894566417921">
                <text:p>0.749894566417921</text:p>
              </table:table-cell>
              <table:table-cell office:value-type="float" office:value="0.628516105701582">
                <text:p>0.628516105701582</text:p>
              </table:table-cell>
              <table:table-cell office:value-type="float" office:value="0.50379957934754">
                <text:p>0.50379957934754</text:p>
              </table:table-cell>
              <table:table-cell office:value-type="float" office:value="0.373151948832282">
                <text:p>0.373151948832282</text:p>
              </table:table-cell>
              <table:table-cell office:value-type="float" office:value="0.266399122284179">
                <text:p>0.2663991222841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725690669003742">
                <text:p>0.725690669003742</text:p>
              </table:table-cell>
              <table:table-cell office:value-type="float" office:value="0.749231856267781">
                <text:p>0.749231856267781</text:p>
              </table:table-cell>
              <table:table-cell office:value-type="float" office:value="0.632569864134873">
                <text:p>0.632569864134873</text:p>
              </table:table-cell>
              <table:table-cell office:value-type="float" office:value="0.509877065349051">
                <text:p>0.509877065349051</text:p>
              </table:table-cell>
              <table:table-cell office:value-type="float" office:value="0.378296032902123">
                <text:p>0.378296032902123</text:p>
              </table:table-cell>
              <table:table-cell office:value-type="float" office:value="0.269982467996137">
                <text:p>0.2699824679961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715528480752821">
                <text:p>0.715528480752821</text:p>
              </table:table-cell>
              <table:table-cell office:value-type="float" office:value="0.748583660231453">
                <text:p>0.748583660231453</text:p>
              </table:table-cell>
              <table:table-cell office:value-type="float" office:value="0.636592824981406">
                <text:p>0.636592824981406</text:p>
              </table:table-cell>
              <table:table-cell office:value-type="float" office:value="0.515975776890621">
                <text:p>0.515975776890621</text:p>
              </table:table-cell>
              <table:table-cell office:value-type="float" office:value="0.383475711563989">
                <text:p>0.383475711563989</text:p>
              </table:table-cell>
              <table:table-cell office:value-type="float" office:value="0.273588220611666">
                <text:p>0.2735882206116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705841797579173">
                <text:p>0.705841797579173</text:p>
              </table:table-cell>
              <table:table-cell office:value-type="float" office:value="0.747949506660105">
                <text:p>0.747949506660105</text:p>
              </table:table-cell>
              <table:table-cell office:value-type="float" office:value="0.640585337880418">
                <text:p>0.640585337880418</text:p>
              </table:table-cell>
              <table:table-cell office:value-type="float" office:value="0.522095825361642">
                <text:p>0.522095825361642</text:p>
              </table:table-cell>
              <table:table-cell office:value-type="float" office:value="0.388691355546746">
                <text:p>0.388691355546746</text:p>
              </table:table-cell>
              <table:table-cell office:value-type="float" office:value="0.277216590957755">
                <text:p>0.277216590957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696598007987729">
                <text:p>0.696598007987729</text:p>
              </table:table-cell>
              <table:table-cell office:value-type="float" office:value="0.747328944121445">
                <text:p>0.747328944121445</text:p>
              </table:table-cell>
              <table:table-cell office:value-type="float" office:value="0.64454774719858">
                <text:p>0.64454774719858</text:p>
              </table:table-cell>
              <table:table-cell office:value-type="float" office:value="0.528237322932286">
                <text:p>0.528237322932286</text:p>
              </table:table-cell>
              <table:table-cell office:value-type="float" office:value="0.393943340745535">
                <text:p>0.393943340745535</text:p>
              </table:table-cell>
              <table:table-cell office:value-type="float" office:value="0.280867792514613">
                <text:p>0.2808677925146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68776741595222">
                <text:p>0.68776741595222</text:p>
              </table:table-cell>
              <table:table-cell office:value-type="float" office:value="0.746721540328011">
                <text:p>0.746721540328011</text:p>
              </table:table-cell>
              <table:table-cell office:value-type="float" office:value="0.64848039212901">
                <text:p>0.64848039212901</text:p>
              </table:table-cell>
              <table:table-cell office:value-type="float" office:value="0.534400382560356">
                <text:p>0.534400382560356</text:p>
              </table:table-cell>
              <table:table-cell office:value-type="float" office:value="0.399232048312089">
                <text:p>0.399232048312089</text:p>
              </table:table-cell>
              <table:table-cell office:value-type="float" office:value="0.28454204145754">
                <text:p>0.284542041457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679322922233931">
                <text:p>0.679322922233931</text:p>
              </table:table-cell>
              <table:table-cell office:value-type="float" office:value="0.746126881132925">
                <text:p>0.746126881132925</text:p>
              </table:table-cell>
              <table:table-cell office:value-type="float" office:value="0.652383606788071">
                <text:p>0.652383606788071</text:p>
              </table:table-cell>
              <table:table-cell office:value-type="float" office:value="0.540585117998214">
                <text:p>0.540585117998214</text:p>
              </table:table-cell>
              <table:table-cell office:value-type="float" office:value="0.404557864746935">
                <text:p>0.404557864746935</text:p>
              </table:table-cell>
              <table:table-cell office:value-type="float" office:value="0.288239556699593">
                <text:p>0.2882395566995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671239746607118">
                <text:p>0.671239746607118</text:p>
              </table:table-cell>
              <table:table-cell office:value-type="float" office:value="0.745544569588208">
                <text:p>0.745544569588208</text:p>
              </table:table-cell>
              <table:table-cell office:value-type="float" office:value="0.65625772030999">
                <text:p>0.65625772030999</text:p>
              </table:table-cell>
              <table:table-cell office:value-type="float" office:value="0.546791643799775">
                <text:p>0.546791643799775</text:p>
              </table:table-cell>
              <table:table-cell office:value-type="float" office:value="0.409921181993553">
                <text:p>0.409921181993553</text:p>
              </table:table-cell>
              <table:table-cell office:value-type="float" office:value="0.291960559935064">
                <text:p>0.2919605599350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663495184993348">
                <text:p>0.663495184993348</text:p>
              </table:table-cell>
              <table:table-cell office:value-type="float" office:value="0.744974225061143">
                <text:p>0.744974225061143</text:p>
              </table:table-cell>
              <table:table-cell office:value-type="float" office:value="0.660103056939381">
                <text:p>0.660103056939381</text:p>
              </table:table-cell>
              <table:table-cell office:value-type="float" office:value="0.553020075327586">
                <text:p>0.553020075327586</text:p>
              </table:table-cell>
              <table:table-cell office:value-type="float" office:value="0.415322397534528">
                <text:p>0.415322397534528</text:p>
              </table:table-cell>
              <table:table-cell office:value-type="float" office:value="0.295705275683787">
                <text:p>0.2957052756837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656068396491479">
                <text:p>0.656068396491479</text:p>
              </table:table-cell>
              <table:table-cell office:value-type="float" office:value="0.744415482404572">
                <text:p>0.744415482404572</text:p>
              </table:table-cell>
              <table:table-cell office:value-type="float" office:value="0.663919936121709">
                <text:p>0.663919936121709</text:p>
              </table:table-cell>
              <table:table-cell office:value-type="float" office:value="0.559270528759968">
                <text:p>0.559270528759968</text:p>
              </table:table-cell>
              <table:table-cell office:value-type="float" office:value="0.420761914489748">
                <text:p>0.420761914489748</text:p>
              </table:table-cell>
              <table:table-cell office:value-type="float" office:value="0.2994739313363">
                <text:p>0.29947393133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648940216096222">
                <text:p>0.648940216096222</text:p>
              </table:table-cell>
              <table:table-cell office:value-type="float" office:value="0.743867991177309">
                <text:p>0.743867991177309</text:p>
              </table:table-cell>
              <table:table-cell office:value-type="float" office:value="0.66770867259175">
                <text:p>0.66770867259175</text:p>
              </table:table-cell>
              <table:table-cell office:value-type="float" office:value="0.565543121098242">
                <text:p>0.565543121098242</text:p>
              </table:table-cell>
              <table:table-cell office:value-type="float" office:value="0.4262401417167">
                <text:p>0.4262401417167</text:p>
              </table:table-cell>
              <table:table-cell office:value-type="float" office:value="0.303266757199872">
                <text:p>0.3032667571998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642092989561536">
                <text:p>0.642092989561536</text:p>
              </table:table-cell>
              <table:table-cell office:value-type="float" office:value="0.743331414911186">
                <text:p>0.743331414911186</text:p>
              </table:table-cell>
              <table:table-cell office:value-type="float" office:value="0.671469576460108">
                <text:p>0.671469576460108</text:p>
              </table:table-cell>
              <table:table-cell office:value-type="float" office:value="0.571837970174029">
                <text:p>0.571837970174029</text:p>
              </table:table-cell>
              <table:table-cell office:value-type="float" office:value="0.431757493912912">
                <text:p>0.431757493912912</text:p>
              </table:table-cell>
              <table:table-cell office:value-type="float" office:value="0.307083986545421">
                <text:p>0.3070839865454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635510427412989">
                <text:p>0.635510427412989</text:p>
              </table:table-cell>
              <table:table-cell office:value-type="float" office:value="0.742805430421499">
                <text:p>0.742805430421499</text:p>
              </table:table-cell>
              <table:table-cell office:value-type="float" office:value="0.675202953297825">
                <text:p>0.675202953297825</text:p>
              </table:table-cell>
              <table:table-cell office:value-type="float" office:value="0.578155194656629">
                <text:p>0.578155194656629</text:p>
              </table:table-cell>
              <table:table-cell office:value-type="float" office:value="0.437314391720599">
                <text:p>0.437314391720599</text:p>
              </table:table-cell>
              <table:table-cell office:value-type="float" office:value="0.310925855655334">
                <text:p>0.3109258556553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629177475567646">
                <text:p>0.629177475567646</text:p>
              </table:table-cell>
              <table:table-cell office:value-type="float" office:value="0.742289727157888">
                <text:p>0.742289727157888</text:p>
              </table:table-cell>
              <table:table-cell office:value-type="float" office:value="0.678909104219148">
                <text:p>0.678909104219148</text:p>
              </table:table-cell>
              <table:table-cell office:value-type="float" office:value="0.584494914060479">
                <text:p>0.584494914060479</text:p>
              </table:table-cell>
              <table:table-cell office:value-type="float" office:value="0.442911261833569">
                <text:p>0.442911261833569</text:p>
              </table:table-cell>
              <table:table-cell office:value-type="float" office:value="0.314792603872226">
                <text:p>0.3147926038722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623080200398346">
                <text:p>0.623080200398346</text:p>
              </table:table-cell>
              <table:table-cell office:value-type="float" office:value="0.741784006592918">
                <text:p>0.741784006592918</text:p>
              </table:table-cell>
              <table:table-cell office:value-type="float" office:value="0.682588325962485">
                <text:p>0.682588325962485</text:p>
              </table:table-cell>
              <table:table-cell office:value-type="float" office:value="0.590857248752687">
                <text:p>0.590857248752687</text:p>
              </table:table-cell>
              <table:table-cell office:value-type="float" office:value="0.448548537106439">
                <text:p>0.448548537106439</text:p>
              </table:table-cell>
              <table:table-cell office:value-type="float" office:value="0.318684473648645">
                <text:p>0.3186844736486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617205686395349">
                <text:p>0.617205686395349</text:p>
              </table:table-cell>
              <table:table-cell office:value-type="float" office:value="0.741287981645824">
                <text:p>0.741287981645824</text:p>
              </table:table-cell>
              <table:table-cell office:value-type="float" office:value="0.686240910969604">
                <text:p>0.686240910969604</text:p>
              </table:table-cell>
              <table:table-cell office:value-type="float" office:value="0.597242319960653">
                <text:p>0.597242319960653</text:p>
              </table:table-cell>
              <table:table-cell office:value-type="float" office:value="0.454226656666235">
                <text:p>0.454226656666235</text:p>
              </table:table-cell>
              <table:table-cell office:value-type="float" office:value="0.322601710597743">
                <text:p>0.3226017105977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611541944843417">
                <text:p>0.611541944843417</text:p>
              </table:table-cell>
              <table:table-cell office:value-type="float" office:value="0.740801376139082">
                <text:p>0.740801376139082</text:p>
              </table:table-cell>
              <table:table-cell office:value-type="float" office:value="0.689867147463124">
                <text:p>0.689867147463124</text:p>
              </table:table-cell>
              <table:table-cell office:value-type="float" office:value="0.603650249779767">
                <text:p>0.603650249779767</text:p>
              </table:table-cell>
              <table:table-cell office:value-type="float" office:value="0.459946066026414">
                <text:p>0.459946066026414</text:p>
              </table:table-cell>
              <table:table-cell office:value-type="float" office:value="0.326544563544951">
                <text:p>0.3265445635449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606077832155426">
                <text:p>0.606077832155426</text:p>
              </table:table-cell>
              <table:table-cell office:value-type="float" office:value="0.740323924285653">
                <text:p>0.740323924285653</text:p>
              </table:table-cell>
              <table:table-cell office:value-type="float" office:value="0.693467319522323">
                <text:p>0.693467319522323</text:p>
              </table:table-cell>
              <table:table-cell office:value-type="float" office:value="0.610081161181192">
                <text:p>0.610081161181192</text:p>
              </table:table-cell>
              <table:table-cell office:value-type="float" office:value="0.465707217203394">
                <text:p>0.465707217203394</text:p>
              </table:table-cell>
              <table:table-cell office:value-type="float" office:value="0.330513284580664">
                <text:p>0.3305132845806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600802976691863">
                <text:p>0.600802976691863</text:p>
              </table:table-cell>
              <table:table-cell office:value-type="float" office:value="0.739855370204889">
                <text:p>0.739855370204889</text:p>
              </table:table-cell>
              <table:table-cell office:value-type="float" office:value="0.697041707157332">
                <text:p>0.697041707157332</text:p>
              </table:table-cell>
              <table:table-cell office:value-type="float" office:value="0.616535178019729">
                <text:p>0.616535178019729</text:p>
              </table:table-cell>
              <table:table-cell office:value-type="float" office:value="0.471510568835635">
                <text:p>0.471510568835635</text:p>
              </table:table-cell>
              <table:table-cell office:value-type="float" office:value="0.334508129113972">
                <text:p>0.3345081291139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595707713055008">
                <text:p>0.595707713055008</text:p>
              </table:table-cell>
              <table:table-cell office:value-type="float" office:value="0.739395467465258">
                <text:p>0.739395467465258</text:p>
              </table:table-cell>
              <table:table-cell office:value-type="float" office:value="0.700590586381729">
                <text:p>0.700590586381729</text:p>
              </table:table-cell>
              <table:table-cell office:value-type="float" office:value="0.623012425041771">
                <text:p>0.623012425041771</text:p>
              </table:table-cell>
              <table:table-cell office:value-type="float" office:value="0.477356586305355">
                <text:p>0.477356586305355</text:p>
              </table:table-cell>
              <table:table-cell office:value-type="float" office:value="0.338529355927446">
                <text:p>0.3385293559274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590783022981987">
                <text:p>0.590783022981987</text:p>
              </table:table-cell>
              <table:table-cell office:value-type="float" office:value="0.738943978652164">
                <text:p>0.738943978652164</text:p>
              </table:table-cell>
              <table:table-cell office:value-type="float" office:value="0.704114229283589">
                <text:p>0.704114229283589</text:p>
              </table:table-cell>
              <table:table-cell office:value-type="float" office:value="0.629513027893337">
                <text:p>0.629513027893337</text:p>
              </table:table-cell>
              <table:table-cell office:value-type="float" office:value="0.483245741862932">
                <text:p>0.483245741862932</text:p>
              </table:table-cell>
              <table:table-cell office:value-type="float" office:value="0.342577227233028">
                <text:p>0.3425772272330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586020482076263">
                <text:p>0.586020482076263</text:p>
              </table:table-cell>
              <table:table-cell office:value-type="float" office:value="0.738500674959274">
                <text:p>0.738500674959274</text:p>
              </table:table-cell>
              <table:table-cell office:value-type="float" office:value="0.707612904095023">
                <text:p>0.707612904095023</text:p>
              </table:table-cell>
              <table:table-cell office:value-type="float" office:value="0.6360371131282">
                <text:p>0.6360371131282</text:p>
              </table:table-cell>
              <table:table-cell office:value-type="float" office:value="0.489178514754079">
                <text:p>0.489178514754079</text:p>
              </table:table-cell>
              <table:table-cell office:value-type="float" office:value="0.346652008729019">
                <text:p>0.3466520087290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581412211715609">
                <text:p>0.581412211715609</text:p>
              </table:table-cell>
              <table:table-cell office:value-type="float" office:value="0.738065335801868">
                <text:p>0.738065335801868</text:p>
              </table:table-cell>
              <table:table-cell office:value-type="float" office:value="0.711086875260244">
                <text:p>0.711086875260244</text:p>
              </table:table-cell>
              <table:table-cell office:value-type="float" office:value="0.642584808216097">
                <text:p>0.642584808216097</text:p>
              </table:table-cell>
              <table:table-cell office:value-type="float" office:value="0.495155391349849">
                <text:p>0.495155391349849</text:p>
              </table:table-cell>
              <table:table-cell office:value-type="float" office:value="0.350753969658222">
                <text:p>0.3507539696582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576950835559067">
                <text:p>0.576950835559067</text:p>
              </table:table-cell>
              <table:table-cell office:value-type="float" office:value="0.737637748450851">
                <text:p>0.737637748450851</text:p>
              </table:table-cell>
              <table:table-cell office:value-type="float" office:value="0.714536403502198">
                <text:p>0.714536403502198</text:p>
              </table:table-cell>
              <table:table-cell office:value-type="float" office:value="0.64915624155103">
                <text:p>0.64915624155103</text:p>
              </table:table-cell>
              <table:table-cell office:value-type="float" office:value="0.501176865279551">
                <text:p>0.501176865279551</text:p>
              </table:table-cell>
              <table:table-cell office:value-type="float" office:value="0.354883382867238">
                <text:p>0.3548833828672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572629440147837">
                <text:p>0.572629440147837</text:p>
              </table:table-cell>
              <table:table-cell office:value-type="float" office:value="0.737217707686133">
                <text:p>0.737217707686133</text:p>
              </table:table-cell>
              <table:table-cell office:value-type="float" office:value="0.717961745887789">
                <text:p>0.717961745887789</text:p>
              </table:table-cell>
              <table:table-cell office:value-type="float" office:value="0.655751542459663">
                <text:p>0.655751542459663</text:p>
              </table:table-cell>
              <table:table-cell office:value-type="float" office:value="0.507243437566653">
                <text:p>0.507243437566653</text:p>
              </table:table-cell>
              <table:table-cell office:value-type="float" office:value="0.359040524866975">
                <text:p>0.3590405248669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568441539157449">
                <text:p>0.568441539157449</text:p>
              </table:table-cell>
              <table:table-cell office:value-type="float" office:value="0.736805015468214">
                <text:p>0.736805015468214</text:p>
              </table:table-cell>
              <table:table-cell office:value-type="float" office:value="0.721363155891741">
                <text:p>0.721363155891741</text:p>
              </table:table-cell>
              <table:table-cell office:value-type="float" office:value="0.662370841209801">
                <text:p>0.662370841209801</text:p>
              </table:table-cell>
              <table:table-cell office:value-type="float" office:value="0.513355616767754">
                <text:p>0.513355616767754</text:p>
              </table:table-cell>
              <table:table-cell office:value-type="float" office:value="0.363225675894357">
                <text:p>0.3632256758943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564381040912475">
                <text:p>0.564381040912475</text:p>
              </table:table-cell>
              <table:table-cell office:value-type="float" office:value="0.736399480626842">
                <text:p>0.736399480626842</text:p>
              </table:table-cell>
              <table:table-cell office:value-type="float" office:value="0.724740883459125">
                <text:p>0.724740883459125</text:p>
              </table:table-cell>
              <table:table-cell office:value-type="float" office:value="0.669014269018969">
                <text:p>0.669014269018969</text:p>
              </table:table-cell>
              <table:table-cell office:value-type="float" office:value="0.519513919114694">
                <text:p>0.519513919114694</text:p>
              </table:table-cell>
              <table:table-cell office:value-type="float" office:value="0.367439119975308">
                <text:p>0.3674391199753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560442218821565">
                <text:p>0.560442218821565</text:p>
              </table:table-cell>
              <table:table-cell office:value-type="float" office:value="0.736000918565742">
                <text:p>0.736000918565742</text:p>
              </table:table-cell>
              <table:table-cell office:value-type="float" office:value="0.728095175066585">
                <text:p>0.728095175066585</text:p>
              </table:table-cell>
              <table:table-cell office:value-type="float" office:value="0.675681958063084">
                <text:p>0.675681958063084</text:p>
              </table:table-cell>
              <table:table-cell office:value-type="float" office:value="0.525718868659899">
                <text:p>0.525718868659899</text:p>
              </table:table-cell>
              <table:table-cell office:value-type="float" office:value="0.371681144988999">
                <text:p>0.371681144988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556619684431081">
                <text:p>0.556619684431081</text:p>
              </table:table-cell>
              <table:table-cell office:value-type="float" office:value="0.735609150982442">
                <text:p>0.735609150982442</text:p>
              </table:table-cell>
              <table:table-cell office:value-type="float" office:value="0.731426273782289">
                <text:p>0.731426273782289</text:p>
              </table:table-cell>
              <table:table-cell office:value-type="float" office:value="0.682374041485217">
                <text:p>0.682374041485217</text:p>
              </table:table-cell>
              <table:table-cell office:value-type="float" office:value="0.531970997425044">
                <text:p>0.531970997425044</text:p>
              </table:table-cell>
              <table:table-cell office:value-type="float" office:value="0.375952042733418">
                <text:p>0.3759520427334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552908362830652">
                <text:p>0.552908362830652</text:p>
              </table:table-cell>
              <table:table-cell office:value-type="float" office:value="0.735224005602303">
                <text:p>0.735224005602303</text:p>
              </table:table-cell>
              <table:table-cell office:value-type="float" office:value="0.734734419324652">
                <text:p>0.734734419324652</text:p>
              </table:table-cell>
              <table:table-cell office:value-type="float" office:value="0.68909065340446">
                <text:p>0.68909065340446</text:p>
              </table:table-cell>
              <table:table-cell office:value-type="float" office:value="0.53827084555311">
                <text:p>0.53827084555311</text:p>
              </table:table-cell>
              <table:table-cell office:value-type="float" office:value="0.380252108992277">
                <text:p>0.3802521089922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549303470174608">
                <text:p>0.549303470174608</text:p>
              </table:table-cell>
              <table:table-cell office:value-type="float" office:value="0.734845315925931">
                <text:p>0.734845315925931</text:p>
              </table:table-cell>
              <table:table-cell office:value-type="float" office:value="0.738019848119835">
                <text:p>0.738019848119835</text:p>
              </table:table-cell>
              <table:table-cell office:value-type="float" office:value="0.695831928924882">
                <text:p>0.695831928924882</text:p>
              </table:table-cell>
              <table:table-cell office:value-type="float" office:value="0.544618961463949">
                <text:p>0.544618961463949</text:p>
              </table:table-cell>
              <table:table-cell office:value-type="float" office:value="0.384581643603303">
                <text:p>0.3845816436033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545800493109914">
                <text:p>0.545800493109914</text:p>
              </table:table-cell>
              <table:table-cell office:value-type="float" office:value="0.734472920989177">
                <text:p>0.734472920989177</text:p>
              </table:table-cell>
              <table:table-cell office:value-type="float" office:value="0.741282793358074">
                <text:p>0.741282793358074</text:p>
              </table:table-cell>
              <table:table-cell office:value-type="float" office:value="0.702598004144591">
                <text:p>0.702598004144591</text:p>
              </table:table-cell>
              <table:table-cell office:value-type="float" office:value="0.551015902013424">
                <text:p>0.551015902013424</text:p>
              </table:table-cell>
              <table:table-cell office:value-type="float" office:value="0.388940950527924">
                <text:p>0.3889409505279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542395169924598">
                <text:p>0.542395169924598</text:p>
              </table:table-cell>
              <table:table-cell office:value-type="float" office:value="0.734106665135012">
                <text:p>0.734106665135012</text:p>
              </table:table-cell>
              <table:table-cell office:value-type="float" office:value="0.744523485048854">
                <text:p>0.744523485048854</text:p>
              </table:table-cell>
              <table:table-cell office:value-type="float" office:value="0.70938901616489">
                <text:p>0.70938901616489</text:p>
              </table:table-cell>
              <table:table-cell office:value-type="float" office:value="0.557462232656251">
                <text:p>0.557462232656251</text:p>
              </table:table-cell>
              <table:table-cell office:value-type="float" office:value="0.393330337922414">
                <text:p>0.3933303379224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539083473251097">
                <text:p>0.539083473251097</text:p>
              </table:table-cell>
              <table:table-cell office:value-type="float" office:value="0.733746397796588">
                <text:p>0.733746397796588</text:p>
              </table:table-cell>
              <table:table-cell office:value-type="float" office:value="0.747742150074957">
                <text:p>0.747742150074957</text:p>
              </table:table-cell>
              <table:table-cell office:value-type="float" office:value="0.71620510309954">
                <text:p>0.71620510309954</text:p>
              </table:table-cell>
              <table:table-cell office:value-type="float" office:value="0.563958527612612">
                <text:p>0.563958527612612</text:p>
              </table:table-cell>
              <table:table-cell office:value-type="float" office:value="0.397750118210503">
                <text:p>0.3977501182105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535861594176931">
                <text:p>0.535861594176931</text:p>
              </table:table-cell>
              <table:table-cell office:value-type="float" office:value="0.733391973290859">
                <text:p>0.733391973290859</text:p>
              </table:table-cell>
              <table:table-cell office:value-type="float" office:value="0.750939012245407">
                <text:p>0.750939012245407</text:p>
              </table:table-cell>
              <table:table-cell office:value-type="float" office:value="0.723046404084122">
                <text:p>0.723046404084122</text:p>
              </table:table-cell>
              <table:table-cell office:value-type="float" office:value="0.57050537003867">
                <text:p>0.57050537003867</text:p>
              </table:table-cell>
              <table:table-cell office:value-type="float" office:value="0.402200608157505">
                <text:p>0.4022006081575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5327259276309">
                <text:p>0.5327259276309</text:p>
              </table:table-cell>
              <table:table-cell office:value-type="float" office:value="0.733043250622158">
                <text:p>0.733043250622158</text:p>
              </table:table-cell>
              <table:table-cell office:value-type="float" office:value="0.754114292347354">
                <text:p>0.754114292347354</text:p>
              </table:table-cell>
              <table:table-cell office:value-type="float" office:value="0.729913059285503">
                <text:p>0.729913059285503</text:p>
              </table:table-cell>
              <table:table-cell office:value-type="float" office:value="0.577103352201071">
                <text:p>0.577103352201071</text:p>
              </table:table-cell>
              <table:table-cell office:value-type="float" office:value="0.406682128945998">
                <text:p>0.4066821289459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529673058926915">
                <text:p>0.529673058926915</text:p>
              </table:table-cell>
              <table:table-cell office:value-type="float" office:value="0.73270009329518">
                <text:p>0.73270009329518</text:p>
              </table:table-cell>
              <table:table-cell office:value-type="float" office:value="0.757268208196903">
                <text:p>0.757268208196903</text:p>
              </table:table-cell>
              <table:table-cell office:value-type="float" office:value="0.736805209911413">
                <text:p>0.736805209911413</text:p>
              </table:table-cell>
              <table:table-cell office:value-type="float" office:value="0.583753075655558">
                <text:p>0.583753075655558</text:p>
              </table:table-cell>
              <table:table-cell office:value-type="float" office:value="0.411195006253092">
                <text:p>0.4111950062530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526699751359886">
                <text:p>0.526699751359886</text:p>
              </table:table-cell>
              <table:table-cell office:value-type="float" office:value="0.732362369136846">
                <text:p>0.732362369136846</text:p>
              </table:table-cell>
              <table:table-cell office:value-type="float" office:value="0.760400974688917">
                <text:p>0.760400974688917</text:p>
              </table:table-cell>
              <table:table-cell office:value-type="float" office:value="0.743722998220118">
                <text:p>0.743722998220118</text:p>
              </table:table-cell>
              <table:table-cell office:value-type="float" office:value="0.590455151429797">
                <text:p>0.590455151429797</text:p>
              </table:table-cell>
              <table:table-cell office:value-type="float" office:value="0.415739570329323">
                <text:p>0.4157395703293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523802934758923">
                <text:p>0.523802934758923</text:p>
              </table:table-cell>
              <table:table-cell office:value-type="float" office:value="0.732029950126565">
                <text:p>0.732029950126565</text:p>
              </table:table-cell>
              <table:table-cell office:value-type="float" office:value="0.76351280384583">
                <text:p>0.76351280384583</text:p>
              </table:table-cell>
              <table:table-cell office:value-type="float" office:value="0.750666567530215">
                <text:p>0.750666567530215</text:p>
              </table:table-cell>
              <table:table-cell office:value-type="float" office:value="0.59721020021054">
                <text:p>0.59721020021054</text:p>
              </table:table-cell>
              <table:table-cell office:value-type="float" office:value="0.420316156079216">
                <text:p>0.4203161560792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520979694912756">
                <text:p>0.520979694912756</text:p>
              </table:table-cell>
              <table:table-cell office:value-type="float" office:value="0.731702712234434">
                <text:p>0.731702712234434</text:p>
              </table:table-cell>
              <table:table-cell office:value-type="float" office:value="0.766603904865482">
                <text:p>0.766603904865482</text:p>
              </table:table-cell>
              <table:table-cell office:value-type="float" office:value="0.757636062230523">
                <text:p>0.757636062230523</text:p>
              </table:table-cell>
              <table:table-cell office:value-type="float" office:value="0.604018852535254">
                <text:p>0.604018852535254</text:p>
              </table:table-cell>
              <table:table-cell office:value-type="float" office:value="0.424925103143555">
                <text:p>0.4249251031435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518227263790812">
                <text:p>0.518227263790812</text:p>
              </table:table-cell>
              <table:table-cell office:value-type="float" office:value="0.731380535266936">
                <text:p>0.731380535266936</text:p>
              </table:table-cell>
              <table:table-cell office:value-type="float" office:value="0.769674484167996">
                <text:p>0.769674484167996</text:p>
              </table:table-cell>
              <table:table-cell office:value-type="float" office:value="0.764631627790097">
                <text:p>0.764631627790097</text:p>
              </table:table-cell>
              <table:table-cell office:value-type="float" office:value="0.61088174898831">
                <text:p>0.61088174898831</text:p>
              </table:table-cell>
              <table:table-cell office:value-type="float" office:value="0.429566755983408">
                <text:p>0.4295667559834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515543010490961">
                <text:p>0.515543010490961</text:p>
              </table:table-cell>
              <table:table-cell office:value-type="float" office:value="0.731063302719753">
                <text:p>0.731063302719753</text:p>
              </table:table-cell>
              <table:table-cell office:value-type="float" office:value="0.772724745441731">
                <text:p>0.772724745441731</text:p>
              </table:table-cell>
              <table:table-cell office:value-type="float" office:value="0.771653410768344">
                <text:p>0.771653410768344</text:p>
              </table:table-cell>
              <table:table-cell office:value-type="float" office:value="0.617799540401898">
                <text:p>0.617799540401898</text:p>
              </table:table-cell>
              <table:table-cell office:value-type="float" office:value="0.434241463965946">
                <text:p>0.4342414639659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512924432851706">
                <text:p>0.512924432851706</text:p>
              </table:table-cell>
              <table:table-cell office:value-type="float" office:value="0.730750901637298">
                <text:p>0.730750901637298</text:p>
              </table:table-cell>
              <table:table-cell office:value-type="float" office:value="0.775754889688322">
                <text:p>0.775754889688322</text:p>
              </table:table-cell>
              <table:table-cell office:value-type="float" office:value="0.778701558825263">
                <text:p>0.778701558825263</text:p>
              </table:table-cell>
              <table:table-cell office:value-type="float" office:value="0.624772888061773">
                <text:p>0.624772888061773</text:p>
              </table:table-cell>
              <table:table-cell office:value-type="float" office:value="0.438949581452096">
                <text:p>0.4389495814520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510369149672606">
                <text:p>0.510369149672606</text:p>
              </table:table-cell>
              <table:table-cell office:value-type="float" office:value="0.730443222478619">
                <text:p>0.730443222478619</text:p>
              </table:table-cell>
              <table:table-cell office:value-type="float" office:value="0.778765115266834">
                <text:p>0.778765115266834</text:p>
              </table:table-cell>
              <table:table-cell office:value-type="float" office:value="0.785776220731791">
                <text:p>0.785776220731791</text:p>
              </table:table-cell>
              <table:table-cell office:value-type="float" office:value="0.631802463917982">
                <text:p>0.631802463917982</text:p>
              </table:table-cell>
              <table:table-cell office:value-type="float" office:value="0.443691467886092">
                <text:p>0.4436914678860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507874893492098">
                <text:p>0.507874893492098</text:p>
              </table:table-cell>
              <table:table-cell office:value-type="float" office:value="0.730140158989334">
                <text:p>0.730140158989334</text:p>
              </table:table-cell>
              <table:table-cell office:value-type="float" office:value="0.781755617937048">
                <text:p>0.781755617937048</text:p>
              </table:table-cell>
              <table:table-cell office:value-type="float" office:value="0.792877546380274">
                <text:p>0.792877546380274</text:p>
              </table:table-cell>
              <table:table-cell office:value-type="float" office:value="0.638888950800707">
                <text:p>0.638888950800707</text:p>
              </table:table-cell>
              <table:table-cell office:value-type="float" office:value="0.448467487886948">
                <text:p>0.4484674878869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505439503876656">
                <text:p>0.505439503876656</text:p>
              </table:table-cell>
              <table:table-cell office:value-type="float" office:value="0.729841608079292">
                <text:p>0.729841608079292</text:p>
              </table:table-cell>
              <table:table-cell office:value-type="float" office:value="0.784726590901894">
                <text:p>0.784726590901894</text:p>
              </table:table-cell>
              <table:table-cell office:value-type="float" office:value="0.800005686795051">
                <text:p>0.800005686795051</text:p>
              </table:table-cell>
              <table:table-cell office:value-type="float" office:value="0.646033042641371">
                <text:p>0.646033042641371</text:p>
              </table:table-cell>
              <table:table-cell office:value-type="float" office:value="0.453278011341921">
                <text:p>0.4532780113419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503060921179559">
                <text:p>0.503060921179559</text:p>
              </table:table-cell>
              <table:table-cell office:value-type="float" office:value="0.729547469705657">
                <text:p>0.729547469705657</text:p>
              </table:table-cell>
              <table:table-cell office:value-type="float" office:value="0.787678224849064">
                <text:p>0.787678224849064</text:p>
              </table:table-cell>
              <table:table-cell office:value-type="float" office:value="0.80716079414316">
                <text:p>0.80716079414316</text:p>
              </table:table-cell>
              <table:table-cell office:value-type="float" office:value="0.653235444699163">
                <text:p>0.653235444699163</text:p>
              </table:table-cell>
              <table:table-cell office:value-type="float" office:value="0.458123413502004">
                <text:p>0.4581234135020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500737180731368">
                <text:p>0.500737180731368</text:p>
              </table:table-cell>
              <table:table-cell office:value-type="float" office:value="0.729257646761131">
                <text:p>0.729257646761131</text:p>
              </table:table-cell>
              <table:table-cell office:value-type="float" office:value="0.790610707991808">
                <text:p>0.790610707991808</text:p>
              </table:table-cell>
              <table:table-cell office:value-type="float" office:value="0.814343021745171">
                <text:p>0.814343021745171</text:p>
              </table:table-cell>
              <table:table-cell office:value-type="float" office:value="0.660496873793124">
                <text:p>0.660496873793124</text:p>
              </table:table-cell>
              <table:table-cell office:value-type="float" office:value="0.463004075079503">
                <text:p>0.4630040750795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498466407427665">
                <text:p>0.498466407427665</text:p>
              </table:table-cell>
              <table:table-cell office:value-type="float" office:value="0.728972044967073">
                <text:p>0.728972044967073</text:p>
              </table:table-cell>
              <table:table-cell office:value-type="float" office:value="0.793524226108941">
                <text:p>0.793524226108941</text:p>
              </table:table-cell>
              <table:table-cell office:value-type="float" office:value="0.821552524086128">
                <text:p>0.821552524086128</text:p>
              </table:table-cell>
              <table:table-cell office:value-type="float" office:value="0.667818058539972">
                <text:p>0.667818058539972</text:p>
              </table:table-cell>
              <table:table-cell office:value-type="float" office:value="0.467920382347756">
                <text:p>0.4679203823477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496246810682721">
                <text:p>0.496246810682721</text:p>
              </table:table-cell>
              <table:table-cell office:value-type="float" office:value="0.728690572771246">
                <text:p>0.728690572771246</text:p>
              </table:table-cell>
              <table:table-cell office:value-type="float" office:value="0.796418962584078">
                <text:p>0.796418962584078</text:p>
              </table:table-cell>
              <table:table-cell office:value-type="float" office:value="0.828789456826636">
                <text:p>0.828789456826636</text:p>
              </table:table-cell>
              <table:table-cell office:value-type="float" office:value="0.675199739597813">
                <text:p>0.675199739597813</text:p>
              </table:table-cell>
              <table:table-cell office:value-type="float" office:value="0.472872727243039">
                <text:p>0.4728727272430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494076679720549">
                <text:p>0.494076679720549</text:p>
              </table:table-cell>
              <table:table-cell office:value-type="float" office:value="0.72841314124997">
                <text:p>0.72841314124997</text:p>
              </table:table-cell>
              <table:table-cell office:value-type="float" office:value="0.799295098444107">
                <text:p>0.799295098444107</text:p>
              </table:table-cell>
              <table:table-cell office:value-type="float" office:value="0.836053976814056">
                <text:p>0.836053976814056</text:p>
              </table:table-cell>
              <table:table-cell office:value-type="float" office:value="0.682642669915929">
                <text:p>0.682642669915929</text:p>
              </table:table-cell>
              <table:table-cell office:value-type="float" office:value="0.477861507468725">
                <text:p>0.4778615074687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491954379177325">
                <text:p>0.491954379177325</text:p>
              </table:table-cell>
              <table:table-cell office:value-type="float" office:value="0.728139664014456">
                <text:p>0.728139664014456</text:p>
              </table:table-cell>
              <table:table-cell office:value-type="float" office:value="0.802152812396933">
                <text:p>0.802152812396933</text:p>
              </table:table-cell>
              <table:table-cell office:value-type="float" office:value="0.843346242093841">
                <text:p>0.843346242093841</text:p>
              </table:table-cell>
              <table:table-cell office:value-type="float" office:value="0.690147614990801">
                <text:p>0.690147614990801</text:p>
              </table:table-cell>
              <table:table-cell office:value-type="float" office:value="0.48288712660175">
                <text:p>0.482887126601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489878344991403">
                <text:p>0.489878344991403</text:p>
              </table:table-cell>
              <table:table-cell office:value-type="float" office:value="0.727870057121123">
                <text:p>0.727870057121123</text:p>
              </table:table-cell>
              <table:table-cell office:value-type="float" office:value="0.804992280868486">
                <text:p>0.804992280868486</text:p>
              </table:table-cell>
              <table:table-cell office:value-type="float" office:value="0.850666411920994">
                <text:p>0.850666411920994</text:p>
              </table:table-cell>
              <table:table-cell office:value-type="float" office:value="0.697715353128563">
                <text:p>0.697715353128563</text:p>
              </table:table-cell>
              <table:table-cell office:value-type="float" office:value="0.487949994201448">
                <text:p>0.4879499942014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487847080559234">
                <text:p>0.487847080559234</text:p>
              </table:table-cell>
              <table:table-cell office:value-type="float" office:value="0.727604238985693">
                <text:p>0.727604238985693</text:p>
              </table:table-cell>
              <table:table-cell office:value-type="float" office:value="0.807813678039033">
                <text:p>0.807813678039033</text:p>
              </table:table-cell>
              <table:table-cell office:value-type="float" office:value="0.858014646771665">
                <text:p>0.858014646771665</text:p>
              </table:table-cell>
              <table:table-cell office:value-type="float" office:value="0.705346675714067">
                <text:p>0.705346675714067</text:p>
              </table:table-cell>
              <table:table-cell office:value-type="float" office:value="0.493050525920809">
                <text:p>0.4930505259208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485859153137313">
                <text:p>0.485859153137313</text:p>
              </table:table-cell>
              <table:table-cell office:value-type="float" office:value="0.727342130300875">
                <text:p>0.727342130300875</text:p>
              </table:table-cell>
              <table:table-cell office:value-type="float" office:value="0.810617175878793">
                <text:p>0.810617175878793</text:p>
              </table:table-cell>
              <table:table-cell office:value-type="float" office:value="0.865391108354875">
                <text:p>0.865391108354875</text:p>
              </table:table-cell>
              <table:table-cell office:value-type="float" office:value="0.713042387486767">
                <text:p>0.713042387486767</text:p>
              </table:table-cell>
              <table:table-cell office:value-type="float" office:value="0.498189143620236">
                <text:p>0.4981891436202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483913190472008">
                <text:p>0.483913190472008</text:p>
              </table:table-cell>
              <table:table-cell office:value-type="float" office:value="0.727083653957487">
                <text:p>0.727083653957487</text:p>
              </table:table-cell>
              <table:table-cell office:value-type="float" office:value="0.813402944182882">
                <text:p>0.813402944182882</text:p>
              </table:table-cell>
              <table:table-cell office:value-type="float" office:value="0.872795959624381">
                <text:p>0.872795959624381</text:p>
              </table:table-cell>
              <table:table-cell office:value-type="float" office:value="0.720803306823608">
                <text:p>0.720803306823608</text:p>
              </table:table-cell>
              <table:table-cell office:value-type="float" office:value="0.503366275483856">
                <text:p>0.5033662754838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482007877640568">
                <text:p>0.482007877640568</text:p>
              </table:table-cell>
              <table:table-cell office:value-type="float" office:value="0.72682873496882">
                <text:p>0.72682873496882</text:p>
              </table:table-cell>
              <table:table-cell office:value-type="float" office:value="0.816171150605587">
                <text:p>0.816171150605587</text:p>
              </table:table-cell>
              <table:table-cell office:value-type="float" office:value="0.880229364790674">
                <text:p>0.880229364790674</text:p>
              </table:table-cell>
              <table:table-cell office:value-type="float" office:value="0.728630266029135">
                <text:p>0.728630266029135</text:p>
              </table:table-cell>
              <table:table-cell office:value-type="float" office:value="0.508582356138458">
                <text:p>0.5085823561384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480141954088071">
                <text:p>0.480141954088071</text:p>
              </table:table-cell>
              <table:table-cell office:value-type="float" office:value="0.726577300398109">
                <text:p>0.726577300398109</text:p>
              </table:table-cell>
              <table:table-cell office:value-type="float" office:value="0.818921960694006">
                <text:p>0.818921960694006</text:p>
              </table:table-cell>
              <table:table-cell office:value-type="float" office:value="0.887691489333116">
                <text:p>0.887691489333116</text:p>
              </table:table-cell>
              <table:table-cell office:value-type="float" office:value="0.736524111633053">
                <text:p>0.736524111633053</text:p>
              </table:table-cell>
              <table:table-cell office:value-type="float" office:value="0.513837826775124">
                <text:p>0.5138378267751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478314210846253">
                <text:p>0.478314210846253</text:p>
              </table:table-cell>
              <table:table-cell office:value-type="float" office:value="0.726329279288963">
                <text:p>0.726329279288963</text:p>
              </table:table-cell>
              <table:table-cell office:value-type="float" office:value="0.821655537921048">
                <text:p>0.821655537921048</text:p>
              </table:table-cell>
              <table:table-cell office:value-type="float" office:value="0.895182500012223">
                <text:p>0.895182500012223</text:p>
              </table:table-cell>
              <table:table-cell office:value-type="float" office:value="0.744485704695431">
                <text:p>0.744485704695431</text:p>
              </table:table-cell>
              <table:table-cell office:value-type="float" office:value="0.519133135273626">
                <text:p>0.5191331352736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476523487921328">
                <text:p>0.476523487921328</text:p>
              </table:table-cell>
              <table:table-cell office:value-type="float" office:value="0.726084602598598">
                <text:p>0.726084602598598</text:p>
              </table:table-cell>
              <table:table-cell office:value-type="float" office:value="0.824372043717816">
                <text:p>0.824372043717816</text:p>
              </table:table-cell>
              <table:table-cell office:value-type="float" office:value="0.902702564882087">
                <text:p>0.902702564882087</text:p>
              </table:table-cell>
              <table:table-cell office:value-type="float" office:value="0.752515921119808">
                <text:p>0.752515921119808</text:p>
              </table:table-cell>
              <table:table-cell office:value-type="float" office:value="0.524468736329666">
                <text:p>0.5244687363296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474768671838951">
                <text:p>0.474768671838951</text:p>
              </table:table-cell>
              <table:table-cell office:value-type="float" office:value="0.725843203133765">
                <text:p>0.725843203133765</text:p>
              </table:table-cell>
              <table:table-cell office:value-type="float" office:value="0.827071637505386">
                <text:p>0.827071637505386</text:p>
              </table:table-cell>
              <table:table-cell office:value-type="float" office:value="0.910251853302938">
                <text:p>0.910251853302938</text:p>
              </table:table-cell>
              <table:table-cell office:value-type="float" office:value="0.760615651974433">
                <text:p>0.760615651974433</text:p>
              </table:table-cell>
              <table:table-cell office:value-type="float" office:value="0.529845091585026">
                <text:p>0.5298450915850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473048693335396">
                <text:p>0.473048693335396</text:p>
              </table:table-cell>
              <table:table-cell office:value-type="float" office:value="0.725605015489228">
                <text:p>0.725605015489228</text:p>
              </table:table-cell>
              <table:table-cell office:value-type="float" office:value="0.829754476725996">
                <text:p>0.829754476725996</text:p>
              </table:table-cell>
              <table:table-cell office:value-type="float" office:value="0.917830535953868">
                <text:p>0.917830535953868</text:p>
              </table:table-cell>
              <table:table-cell office:value-type="float" office:value="0.76878580382187">
                <text:p>0.76878580382187</text:p>
              </table:table-cell>
              <table:table-cell office:value-type="float" office:value="0.535262669760717">
                <text:p>0.5352626697607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471362525184882">
                <text:p>0.471362525184882</text:p>
              </table:table-cell>
              <table:table-cell office:value-type="float" office:value="0.72536997598868">
                <text:p>0.72536997598868</text:p>
              </table:table-cell>
              <table:table-cell office:value-type="float" office:value="0.832420716873651">
                <text:p>0.832420716873651</text:p>
              </table:table-cell>
              <table:table-cell office:value-type="float" office:value="0.925438784845684">
                <text:p>0.925438784845684</text:p>
              </table:table-cell>
              <table:table-cell office:value-type="float" office:value="0.777027299057255">
                <text:p>0.777027299057255</text:p>
              </table:table-cell>
              <table:table-cell office:value-type="float" office:value="0.540721946793197">
                <text:p>0.5407219467931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469709180153791">
                <text:p>0.469709180153791</text:p>
              </table:table-cell>
              <table:table-cell office:value-type="float" office:value="0.725138022627996">
                <text:p>0.725138022627996</text:p>
              </table:table-cell>
              <table:table-cell office:value-type="float" office:value="0.835070511524171">
                <text:p>0.835070511524171</text:p>
              </table:table-cell>
              <table:table-cell office:value-type="float" office:value="0.933076773333928">
                <text:p>0.933076773333928</text:p>
              </table:table-cell>
              <table:table-cell office:value-type="float" office:value="0.785341076255439">
                <text:p>0.785341076255439</text:p>
              </table:table-cell>
              <table:table-cell office:value-type="float" office:value="0.546223405973756">
                <text:p>0.5462234059737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4680877090732">
                <text:p>0.4680877090732</text:p>
              </table:table-cell>
              <table:table-cell office:value-type="float" office:value="0.724909095020694">
                <text:p>0.724909095020694</text:p>
              </table:table-cell>
              <table:table-cell office:value-type="float" office:value="0.83770401236467">
                <text:p>0.83770401236467</text:p>
              </table:table-cell>
              <table:table-cell office:value-type="float" office:value="0.940744676132042">
                <text:p>0.940744676132042</text:p>
              </table:table-cell>
              <table:table-cell office:value-type="float" office:value="0.793728090527315">
                <text:p>0.793728090527315</text:p>
              </table:table-cell>
              <table:table-cell office:value-type="float" office:value="0.551767538091131">
                <text:p>0.5517675380911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466497199021819">
                <text:p>0.466497199021819</text:p>
              </table:table-cell>
              <table:table-cell office:value-type="float" office:value="0.724683134345527">
                <text:p>0.724683134345527</text:p>
              </table:table-cell>
              <table:table-cell office:value-type="float" office:value="0.840321369222509">
                <text:p>0.840321369222509</text:p>
              </table:table-cell>
              <table:table-cell office:value-type="float" office:value="0.948442669324689">
                <text:p>0.948442669324689</text:p>
              </table:table-cell>
              <table:table-cell office:value-type="float" office:value="0.802189313885594">
                <text:p>0.802189313885594</text:p>
              </table:table-cell>
              <table:table-cell office:value-type="float" office:value="0.557354841577464">
                <text:p>0.5573548415774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464936771612041">
                <text:p>0.464936771612041</text:p>
              </table:table-cell>
              <table:table-cell office:value-type="float" office:value="0.724460083296094">
                <text:p>0.724460083296094</text:p>
              </table:table-cell>
              <table:table-cell office:value-type="float" office:value="0.842922730093708">
                <text:p>0.842922730093708</text:p>
              </table:table-cell>
              <table:table-cell office:value-type="float" office:value="0.956170930381231">
                <text:p>0.956170930381231</text:p>
              </table:table-cell>
              <table:table-cell office:value-type="float" office:value="0.810725735620345">
                <text:p>0.810725735620345</text:p>
              </table:table-cell>
              <table:table-cell office:value-type="float" office:value="0.56298582265768">
                <text:p>0.562985822657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463405581372327">
                <text:p>0.463405581372327</text:p>
              </table:table-cell>
              <table:table-cell office:value-type="float" office:value="0.724239886032385">
                <text:p>0.724239886032385</text:p>
              </table:table-cell>
              <table:table-cell office:value-type="float" office:value="0.84550824117084">
                <text:p>0.84550824117084</text:p>
              </table:table-cell>
              <table:table-cell office:value-type="float" office:value="0.96392963816937">
                <text:p>0.96392963816937</text:p>
              </table:table-cell>
              <table:table-cell office:value-type="float" office:value="0.81933836268458">
                <text:p>0.81933836268458</text:p>
              </table:table-cell>
              <table:table-cell office:value-type="float" office:value="0.568660995502377">
                <text:p>0.5686609955023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461902814219677">
                <text:p>0.461902814219677</text:p>
              </table:table-cell>
              <table:table-cell office:value-type="float" office:value="0.724022488134179">
                <text:p>0.724022488134179</text:p>
              </table:table-cell>
              <table:table-cell office:value-type="float" office:value="0.848078046870421">
                <text:p>0.848078046870421</text:p>
              </table:table-cell>
              <table:table-cell office:value-type="float" office:value="0.971718972968946">
                <text:p>0.971718972968946</text:p>
              </table:table-cell>
              <table:table-cell office:value-type="float" office:value="0.828028220090221">
                <text:p>0.828028220090221</text:p>
              </table:table-cell>
              <table:table-cell office:value-type="float" office:value="0.574380882384336">
                <text:p>0.5743808823843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46042768601638">
                <text:p>0.46042768601638</text:p>
              </table:table-cell>
              <table:table-cell office:value-type="float" office:value="0.723807836556202">
                <text:p>0.723807836556202</text:p>
              </table:table-cell>
              <table:table-cell office:value-type="float" office:value="0.850632289859797">
                <text:p>0.850632289859797</text:p>
              </table:table-cell>
              <table:table-cell office:value-type="float" office:value="0.979539116485899">
                <text:p>0.979539116485899</text:p>
              </table:table-cell>
              <table:table-cell office:value-type="float" office:value="0.836796351314762">
                <text:p>0.836796351314762</text:p>
              </table:table-cell>
              <table:table-cell office:value-type="float" office:value="0.580146013838743">
                <text:p>0.5801460138387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458979441205672">
                <text:p>0.458979441205672</text:p>
              </table:table-cell>
              <table:table-cell office:value-type="float" office:value="0.723595879584975">
                <text:p>0.723595879584975</text:p>
              </table:table-cell>
              <table:table-cell office:value-type="float" office:value="0.853171111083547">
                <text:p>0.853171111083547</text:p>
              </table:table-cell>
              <table:table-cell office:value-type="float" office:value="0.987390251866402">
                <text:p>0.987390251866402</text:p>
              </table:table-cell>
              <table:table-cell office:value-type="float" office:value="0.845643818718974">
                <text:p>0.845643818718974</text:p>
              </table:table-cell>
              <table:table-cell office:value-type="float" office:value="0.585956928827225">
                <text:p>0.5859569288272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45755735152132">
                <text:p>0.45755735152132</text:p>
              </table:table-cell>
              <table:table-cell office:value-type="float" office:value="0.723386566797283">
                <text:p>0.723386566797283</text:p>
              </table:table-cell>
              <table:table-cell office:value-type="float" office:value="0.85569464978941">
                <text:p>0.85569464978941</text:p>
              </table:table-cell>
              <table:table-cell office:value-type="float" office:value="0.995272563711155">
                <text:p>0.995272563711155</text:p>
              </table:table-cell>
              <table:table-cell office:value-type="float" office:value="0.854571703975994">
                <text:p>0.854571703975994</text:p>
              </table:table-cell>
              <table:table-cell office:value-type="float" office:value="0.591814174905818">
                <text:p>0.5918141749058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456160714766484">
                <text:p>0.456160714766484</text:p>
              </table:table-cell>
              <table:table-cell office:value-type="float" office:value="0.72317984902018">
                <text:p>0.72317984902018</text:p>
              </table:table-cell>
              <table:table-cell office:value-type="float" office:value="0.858203043553741">
                <text:p>0.858203043553741</text:p>
              </table:table-cell>
              <table:table-cell office:value-type="float" office:value="1.00318623808985">
                <text:p>1.00318623808985</text:p>
              </table:table-cell>
              <table:table-cell office:value-type="float" office:value="0.863581108512176">
                <text:p>0.863581108512176</text:p>
              </table:table-cell>
              <table:table-cell office:value-type="float" office:value="0.597718308396956">
                <text:p>0.5977183083969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454788853657575">
                <text:p>0.454788853657575</text:p>
              </table:table-cell>
              <table:table-cell office:value-type="float" office:value="0.722975678292477">
                <text:p>0.722975678292477</text:p>
              </table:table-cell>
              <table:table-cell office:value-type="float" office:value="0.860696428306517">
                <text:p>0.860696428306517</text:p>
              </table:table-cell>
              <table:table-cell office:value-type="float" office:value="1.01113146255584">
                <text:p>1.01113146255584</text:p>
              </table:table-cell>
              <table:table-cell office:value-type="float" office:value="0.872673153960061">
                <text:p>0.872673153960061</text:p>
              </table:table-cell>
              <table:table-cell office:value-type="float" office:value="0.60366989456562">
                <text:p>0.603669894565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453441114729095">
                <text:p>0.453441114729095</text:p>
              </table:table-cell>
              <table:table-cell office:value-type="float" office:value="0.722774007827645">
                <text:p>0.722774007827645</text:p>
              </table:table-cell>
              <table:table-cell office:value-type="float" office:value="0.863174938355887">
                <text:p>0.863174938355887</text:p>
              </table:table-cell>
              <table:table-cell office:value-type="float" office:value="1.01910842616089">
                <text:p>1.01910842616089</text:p>
              </table:table-cell>
              <table:table-cell office:value-type="float" office:value="0.881848982623886">
                <text:p>0.881848982623886</text:p>
              </table:table-cell>
              <table:table-cell office:value-type="float" office:value="0.609669507799743">
                <text:p>0.6096695077997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452116867295748">
                <text:p>0.452116867295748</text:p>
              </table:table-cell>
              <table:table-cell office:value-type="float" office:value="0.722574791978074">
                <text:p>0.722574791978074</text:p>
              </table:table-cell>
              <table:table-cell office:value-type="float" office:value="0.865638706412292">
                <text:p>0.865638706412292</text:p>
              </table:table-cell>
              <table:table-cell office:value-type="float" office:value="1.02711731947026">
                <text:p>1.02711731947026</text:p>
              </table:table-cell>
              <table:table-cell office:value-type="float" office:value="0.891109757958007">
                <text:p>0.891109757958007</text:p>
              </table:table-cell>
              <table:table-cell office:value-type="float" office:value="0.615717731795">
                <text:p>0.6157177317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450815502468349">
                <text:p>0.450815502468349</text:p>
              </table:table-cell>
              <table:table-cell office:value-type="float" office:value="0.722377986200622">
                <text:p>0.722377986200622</text:p>
              </table:table-cell>
              <table:table-cell office:value-type="float" office:value="0.868087863612149">
                <text:p>0.868087863612149</text:p>
              </table:table-cell>
              <table:table-cell office:value-type="float" office:value="1.0351583345778">
                <text:p>1.0351583345778</text:p>
              </table:table-cell>
              <table:table-cell office:value-type="float" office:value="0.900456665058678">
                <text:p>0.900456665058678</text:p>
              </table:table-cell>
              <table:table-cell office:value-type="float" office:value="0.621815159744118">
                <text:p>0.6218151597441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449536432220316">
                <text:p>0.449536432220316</text:p>
              </table:table-cell>
              <table:table-cell office:value-type="float" office:value="0.722183547023414">
                <text:p>0.722183547023414</text:p>
              </table:table-cell>
              <table:table-cell office:value-type="float" office:value="0.87052253954112">
                <text:p>0.87052253954112</text:p>
              </table:table-cell>
              <table:table-cell office:value-type="float" office:value="1.04323166512138">
                <text:p>1.04323166512138</text:p>
              </table:table-cell>
              <table:table-cell office:value-type="float" office:value="0.909890911169617">
                <text:p>0.909890911169617</text:p>
              </table:table-cell>
              <table:table-cell office:value-type="float" office:value="0.62796239453081">
                <text:p>0.627962394530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44827908850173">
                <text:p>0.44827908850173</text:p>
              </table:table-cell>
              <table:table-cell office:value-type="float" office:value="0.721991432013833">
                <text:p>0.721991432013833</text:p>
              </table:table-cell>
              <table:table-cell office:value-type="float" office:value="0.872942862256968">
                <text:p>0.872942862256968</text:p>
              </table:table-cell>
              <table:table-cell office:value-type="float" office:value="1.05133750629836">
                <text:p>1.05133750629836</text:p>
              </table:table-cell>
              <table:table-cell office:value-type="float" office:value="0.919413726201802">
                <text:p>0.919413726201802</text:p>
              </table:table-cell>
              <table:table-cell office:value-type="float" office:value="0.634160048928493">
                <text:p>0.6341600489284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447042922398156">
                <text:p>0.447042922398156</text:p>
              </table:table-cell>
              <table:table-cell office:value-type="float" office:value="0.721801599747642">
                <text:p>0.721801599747642</text:p>
              </table:table-cell>
              <table:table-cell office:value-type="float" office:value="0.875348958312006">
                <text:p>0.875348958312006</text:p>
              </table:table-cell>
              <table:table-cell office:value-type="float" office:value="1.05947605488138">
                <text:p>1.05947605488138</text:p>
              </table:table-cell>
              <table:table-cell office:value-type="float" office:value="0.929026363267991">
                <text:p>0.929026363267991</text:p>
              </table:table-cell>
              <table:table-cell office:value-type="float" office:value="0.64040874580391">
                <text:p>0.640408745803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445827403331624">
                <text:p>0.445827403331624</text:p>
              </table:table-cell>
              <table:table-cell office:value-type="float" office:value="0.721614009779212">
                <text:p>0.721614009779212</text:p>
              </table:table-cell>
              <table:table-cell office:value-type="float" office:value="0.87774095277516">
                <text:p>0.87774095277516</text:p>
              </table:table-cell>
              <table:table-cell office:value-type="float" office:value="1.06764750923426">
                <text:p>1.06764750923426</text:p>
              </table:table-cell>
              <table:table-cell office:value-type="float" office:value="0.93873009923242">
                <text:p>0.93873009923242</text:p>
              </table:table-cell>
              <table:table-cell office:value-type="float" office:value="0.646709118325804">
                <text:p>0.6467091183258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444632018301307">
                <text:p>0.444632018301307</text:p>
              </table:table-cell>
              <table:table-cell office:value-type="float" office:value="0.72142862261279">
                <text:p>0.72142862261279</text:p>
              </table:table-cell>
              <table:table-cell office:value-type="float" office:value="0.880118969253637">
                <text:p>0.880118969253637</text:p>
              </table:table-cell>
              <table:table-cell office:value-type="float" office:value="1.07585206932811">
                <text:p>1.07585206932811</text:p>
              </table:table-cell>
              <table:table-cell office:value-type="float" office:value="0.948526235276222">
                <text:p>0.948526235276222</text:p>
              </table:table-cell>
              <table:table-cell office:value-type="float" office:value="0.653061810178794">
                <text:p>0.6530618101787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443456271161622">
                <text:p>0.443456271161622</text:p>
              </table:table-cell>
              <table:table-cell office:value-type="float" office:value="0.721245399674778">
                <text:p>0.721245399674778</text:p>
              </table:table-cell>
              <table:table-cell office:value-type="float" office:value="0.882483129914215">
                <text:p>0.882483129914215</text:p>
              </table:table-cell>
              <table:table-cell office:value-type="float" office:value="1.08408993675766">
                <text:p>1.08408993675766</text:p>
              </table:table-cell>
              <table:table-cell office:value-type="float" office:value="0.95841609747906">
                <text:p>0.95841609747906</text:p>
              </table:table-cell>
              <table:table-cell office:value-type="float" office:value="0.659467475782599">
                <text:p>0.6594674757825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442299681935625">
                <text:p>0.442299681935625</text:p>
              </table:table-cell>
              <table:table-cell office:value-type="float" office:value="0.721064303286974">
                <text:p>0.721064303286974</text:p>
              </table:table-cell>
              <table:table-cell office:value-type="float" office:value="0.88483355550417">
                <text:p>0.88483355550417</text:p>
              </table:table-cell>
              <table:table-cell office:value-type="float" office:value="1.09236131475776">
                <text:p>1.09236131475776</text:p>
              </table:table-cell>
              <table:table-cell office:value-type="float" office:value="0.968401037417548">
                <text:p>0.968401037417548</text:p>
              </table:table-cell>
              <table:table-cell office:value-type="float" office:value="0.665926780516767">
                <text:p>0.6659267805167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441161786161689">
                <text:p>0.441161786161689</text:p>
              </table:table-cell>
              <table:table-cell office:value-type="float" office:value="0.720885296640748">
                <text:p>0.720885296640748</text:p>
              </table:table-cell>
              <table:table-cell office:value-type="float" office:value="0.887170365371828">
                <text:p>0.887170365371828</text:p>
              </table:table-cell>
              <table:table-cell office:value-type="float" office:value="1.10066640822008">
                <text:p>1.10066640822008</text:p>
              </table:table-cell>
              <table:table-cell office:value-type="float" office:value="0.978482432781005">
                <text:p>0.978482432781005</text:p>
              </table:table-cell>
              <table:table-cell office:value-type="float" office:value="0.672440400951079">
                <text:p>0.6724404009510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440042134271617">
                <text:p>0.440042134271617</text:p>
              </table:table-cell>
              <table:table-cell office:value-type="float" office:value="0.720708343772088">
                <text:p>0.720708343772088</text:p>
              </table:table-cell>
              <table:table-cell office:value-type="float" office:value="0.889493677486769">
                <text:p>0.889493677486769</text:p>
              </table:table-cell>
              <table:table-cell office:value-type="float" office:value="1.10900542371008">
                <text:p>1.10900542371008</text:p>
              </table:table-cell>
              <table:table-cell office:value-type="float" office:value="0.988661688005141">
                <text:p>0.988661688005141</text:p>
              </table:table-cell>
              <table:table-cell office:value-type="float" office:value="0.679009025081781">
                <text:p>0.67900902508178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